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2" svg:font-family="'Times New Roman'"/>
    <style:font-face style:name="Verdana2" svg:font-family="Verdana, sans-serif"/>
    <style:font-face style:name="inherit" svg:font-family="inherit"/>
    <style:font-face style:name="sans-serif" svg:font-family="sans-serif"/>
    <style:font-face style:name="serif" svg:font-family="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Table1" style:family="table">
      <style:table-properties style:width="6.925in" table:align="margins" style:writing-mode="lr-tb"/>
    </style:style>
    <style:style style:name="Table1.A" style:family="table-column">
      <style:table-column-properties style:column-width="3.4618in" style:rel-column-width="32762*"/>
    </style:style>
    <style:style style:name="Table1.B" style:family="table-column">
      <style:table-column-properties style:column-width="0.0076in" style:rel-column-width="73*"/>
    </style:style>
    <style:style style:name="Table1.C" style:family="table-column">
      <style:table-column-properties style:column-width="3.4556in" style:rel-column-width="32700*"/>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background-color="#ffff99" fo:padding="0.0382in" fo:border-left="0.05pt solid #000000" fo:border-right="none" fo:border-top="none" fo:border-bottom="0.05pt solid #000000">
        <style:background-image/>
      </style:table-cell-properties>
    </style:style>
    <style:style style:name="Table1.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15" style:family="table-row">
      <style:table-row-properties style:min-row-height="0.2243in"/>
    </style:style>
    <style:style style:name="Table1.A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3" style:family="table">
      <style:table-properties style:width="3.3931in" table:align="margins" style:writing-mode="lr-tb"/>
    </style:style>
    <style:style style:name="Table3.A" style:family="table-column">
      <style:table-column-properties style:column-width="1.6965in" style:rel-column-width="32767*"/>
    </style:style>
    <style:style style:name="Table3.B" style:family="table-column">
      <style:table-column-properties style:column-width="1.6965in" style:rel-column-width="32768*"/>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6.925in" style:page-number="auto" table:align="margins" style:writing-mode="lr-tb"/>
    </style:style>
    <style:style style:name="Table4.A" style:family="table-column">
      <style:table-column-properties style:column-width="3.484in" style:rel-column-width="32972*"/>
    </style:style>
    <style:style style:name="Table4.B" style:family="table-column">
      <style:table-column-properties style:column-width="3.441in" style:rel-column-width="32563*"/>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background-color="#ffff99" fo:padding="0.0382in" fo:border-left="0.05pt solid #000000" fo:border-right="none" fo:border-top="none" fo:border-bottom="0.05pt solid #000000">
        <style:background-image/>
      </style:table-cell-properties>
    </style:style>
    <style:style style:name="Table4.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6.925in" style:page-number="auto" fo:break-before="page" table:align="margins" style:writing-mode="lr-tb"/>
    </style:style>
    <style:style style:name="Table5.A" style:family="table-column">
      <style:table-column-properties style:column-width="3.4618in" style:rel-column-width="32762*"/>
    </style:style>
    <style:style style:name="Table5.B" style:family="table-column">
      <style:table-column-properties style:column-width="3.4632in" style:rel-column-width="32773*"/>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background-color="#ffff99" fo:padding="0.0382in" fo:border-left="0.05pt solid #000000" fo:border-right="none" fo:border-top="none" fo:border-bottom="0.05pt solid #000000">
        <style:background-image/>
      </style:table-cell-properties>
    </style:style>
    <style:style style:name="Table5.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text-properties officeooo:paragraph-rsid="005a6f7a"/>
    </style:style>
    <style:style style:name="P4" style:family="paragraph" style:parent-style-name="Standard">
      <style:text-properties fo:font-size="30.75pt"/>
    </style:style>
    <style:style style:name="P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50a51a" style:font-size-asian="12pt" style:font-size-complex="12pt"/>
    </style:style>
    <style:style style:name="P10"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12"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3" style:family="paragraph" style:parent-style-name="Text_20_body">
      <style:paragraph-properties fo:margin-left="0in" fo:margin-right="0in" fo:margin-top="0in" fo:margin-bottom="0in" style:contextual-spacing="false" fo:line-height="100%" fo:text-indent="0in" style:auto-text-indent="false"/>
      <style:text-properties style:font-name="Times New Roman" fo:font-size="9pt" officeooo:rsid="00455067" officeooo:paragraph-rsid="009265d3" style:font-size-asian="9pt" style:font-size-complex="9pt"/>
    </style:style>
    <style:style style:name="P14" style:family="paragraph" style:parent-style-name="Text_20_body">
      <style:paragraph-properties fo:margin-left="0in" fo:margin-right="0in" fo:text-indent="0in" style:auto-text-indent="false"/>
      <style:text-properties style:font-name="Times New Roman" fo:font-size="12pt" officeooo:paragraph-rsid="009265d3" style:font-size-asian="12pt" style:font-size-complex="12pt"/>
    </style:style>
    <style:style style:name="P15" style:family="paragraph" style:parent-style-name="Text_20_body">
      <style:text-properties fo:color="#000000" fo:font-size="10pt" fo:font-weight="bold" officeooo:paragraph-rsid="00209bab" fo:background-color="#ffffff"/>
    </style:style>
    <style:style style:name="P16" style:family="paragraph" style:parent-style-name="Text_20_body">
      <style:text-properties fo:color="#000000" officeooo:paragraph-rsid="00209bab" fo:background-color="#ffffff"/>
    </style:style>
    <style:style style:name="P17"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18" style:family="paragraph" style:parent-style-name="Text_20_body">
      <style:text-properties fo:color="#000000" style:font-name="Times New Roman" fo:font-size="12pt" officeooo:paragraph-rsid="00516e8f" style:font-size-asian="12pt" style:font-size-complex="12pt"/>
    </style:style>
    <style:style style:name="P19" style:family="paragraph" style:parent-style-name="Text_20_body">
      <style:paragraph-properties style:line-height-at-least="0.1465in"/>
      <style:text-properties fo:color="#000000" fo:font-size="12pt" officeooo:paragraph-rsid="001ec0b9" style:font-size-asian="12pt" style:font-size-complex="12pt"/>
    </style:style>
    <style:style style:name="P20" style:family="paragraph" style:parent-style-name="Text_20_body">
      <style:paragraph-properties style:line-height-at-least="0.1465in"/>
      <style:text-properties fo:color="#000000" fo:font-size="12pt" officeooo:paragraph-rsid="00209bab" style:font-size-asian="12pt" style:font-size-complex="12pt"/>
    </style:style>
    <style:style style:name="P21" style:family="paragraph" style:parent-style-name="Text_20_body">
      <style:paragraph-properties style:line-height-at-least="0.1465in"/>
      <style:text-properties fo:color="#000000" fo:font-size="12pt" officeooo:paragraph-rsid="003a2ac6" style:font-size-asian="12pt" style:font-size-complex="12pt"/>
    </style:style>
    <style:style style:name="P22" style:family="paragraph" style:parent-style-name="Text_20_body">
      <style:paragraph-properties style:line-height-at-least="0.1465in"/>
      <style:text-properties fo:color="#000000" fo:font-size="12pt" officeooo:paragraph-rsid="003c09bf" style:font-size-asian="12pt" style:font-size-complex="12pt"/>
    </style:style>
    <style:style style:name="P23" style:family="paragraph" style:parent-style-name="Text_20_body">
      <style:paragraph-properties style:line-height-at-least="0.1465in">
        <style:tab-stops/>
      </style:paragraph-properties>
      <style:text-properties fo:color="#000000" fo:font-size="12pt" officeooo:paragraph-rsid="0051b3a5" style:font-size-asian="12pt" style:font-size-complex="12pt"/>
    </style:style>
    <style:style style:name="P24"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5"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6"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7" style:family="paragraph" style:parent-style-name="Text_20_body">
      <style:text-properties fo:color="#000000" fo:font-size="12pt" fo:font-weight="normal" officeooo:rsid="0072bfa4" officeooo:paragraph-rsid="00ac2ee4" style:font-size-asian="12pt" style:font-weight-asian="normal" style:font-size-complex="12pt" style:font-weight-complex="normal"/>
    </style:style>
    <style:style style:name="P28" style:family="paragraph" style:parent-style-name="Text_20_body">
      <style:text-properties fo:color="#000000" fo:font-size="12pt" fo:font-weight="normal" officeooo:rsid="0072bfa4" officeooo:paragraph-rsid="00b33e37" style:font-size-asian="12pt" style:font-weight-asian="normal" style:font-size-complex="12pt" style:font-weight-complex="normal"/>
    </style:style>
    <style:style style:name="P29" style:family="paragraph" style:parent-style-name="Text_20_body">
      <style:text-properties fo:color="#000000" fo:font-weight="bold" officeooo:paragraph-rsid="00209bab" fo:background-color="#ffffff" style:font-weight-asian="bold" style:font-weight-complex="bold"/>
    </style:style>
    <style:style style:name="P30"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31"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32"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33" style:family="paragraph" style:parent-style-name="Text_20_body">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34"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italic" style:text-underline-style="none" fo:font-weight="normal" officeooo:rsid="00be2e21" officeooo:paragraph-rsid="009265d3" style:font-size-asian="10pt" style:font-style-asian="italic" style:font-weight-asian="normal" style:font-name-complex="Verdana1" style:font-size-complex="10pt" style:font-style-complex="italic" style:font-weight-complex="normal"/>
    </style:style>
    <style:style style:name="P35" style:family="paragraph" style:parent-style-name="Text_20_body">
      <style:text-properties fo:font-size="10.5pt" officeooo:paragraph-rsid="00209bab" style:font-size-asian="10.5pt" style:font-size-complex="10.5pt"/>
    </style:style>
    <style:style style:name="P36" style:family="paragraph" style:parent-style-name="Text_20_body">
      <style:text-properties fo:font-size="10.5pt" fo:font-style="italic" officeooo:paragraph-rsid="00209bab" style:font-size-asian="10.5pt" style:font-size-complex="10.5pt"/>
    </style:style>
    <style:style style:name="P37" style:family="paragraph" style:parent-style-name="Text_20_body">
      <style:text-properties fo:font-size="10.5pt" fo:font-style="italic" officeooo:paragraph-rsid="00209bab" style:font-size-asian="10.5pt" style:font-style-asian="italic" style:font-size-complex="10.5pt" style:font-style-complex="italic"/>
    </style:style>
    <style:style style:name="P38" style:family="paragraph" style:parent-style-name="Text_20_body">
      <style:text-properties style:font-name="Times New Roman" fo:font-size="10.5pt" officeooo:paragraph-rsid="00209bab" style:font-size-asian="10.5pt" style:font-size-complex="10.5pt"/>
    </style:style>
    <style:style style:name="P39" style:family="paragraph" style:parent-style-name="Text_20_body">
      <style:text-properties style:font-name="Times New Roman" fo:font-size="10.5pt" fo:font-style="italic" officeooo:paragraph-rsid="00209bab" style:font-size-asian="10.5pt" style:font-size-complex="10.5pt"/>
    </style:style>
    <style:style style:name="P40" style:family="paragraph" style:parent-style-name="Text_20_body">
      <style:text-properties style:font-name="Times New Roman" fo:font-size="11pt" officeooo:paragraph-rsid="00209bab" style:font-size-asian="11pt" style:font-size-complex="11pt"/>
    </style:style>
    <style:style style:name="P41" style:family="paragraph" style:parent-style-name="Text_20_body">
      <style:text-properties style:font-name="Times New Roman" fo:font-size="12pt" fo:font-weight="bold" officeooo:paragraph-rsid="001cb90b" style:font-size-asian="12pt" style:font-size-complex="12pt"/>
    </style:style>
    <style:style style:name="P42" style:family="paragraph" style:parent-style-name="Text_20_body">
      <style:text-properties style:font-name="Times New Roman" fo:font-size="12pt" fo:font-weight="bold" officeooo:rsid="000c7811" officeooo:paragraph-rsid="009265d3" style:font-size-asian="12pt" style:font-weight-asian="bold" style:font-size-complex="12pt" style:font-weight-complex="bold"/>
    </style:style>
    <style:style style:name="P43" style:family="paragraph" style:parent-style-name="Text_20_body">
      <style:text-properties style:font-name="Times New Roman" fo:font-size="12pt" fo:font-weight="bold" officeooo:rsid="000c7811" officeooo:paragraph-rsid="0094a30d" style:font-size-asian="12pt" style:font-weight-asian="bold" style:font-size-complex="12pt" style:font-weight-complex="bold"/>
    </style:style>
    <style:style style:name="P44" style:family="paragraph" style:parent-style-name="Text_20_body">
      <style:text-properties style:font-name="Times New Roman" fo:font-size="12pt" fo:font-weight="bold" officeooo:rsid="0055dea6" officeooo:paragraph-rsid="009265d3" style:font-size-asian="12pt" style:font-weight-asian="bold" style:font-size-complex="12pt" style:font-weight-complex="bold"/>
    </style:style>
    <style:style style:name="P45" style:family="paragraph" style:parent-style-name="Text_20_body">
      <style:text-properties style:font-name="Times New Roman" fo:font-size="12pt" fo:font-weight="bold" officeooo:paragraph-rsid="009265d3" style:font-size-asian="12pt" style:font-weight-asian="bold" style:font-size-complex="12pt" style:font-weight-complex="bold"/>
    </style:style>
    <style:style style:name="P46" style:family="paragraph" style:parent-style-name="Text_20_body">
      <style:text-properties style:font-name="Times New Roman" fo:font-size="12pt" style:font-size-asian="12pt" style:font-size-complex="12pt"/>
    </style:style>
    <style:style style:name="P47" style:family="paragraph" style:parent-style-name="Text_20_body">
      <style:text-properties style:font-name="Times New Roman" fo:font-size="12pt" officeooo:paragraph-rsid="00bbc477"/>
    </style:style>
    <style:style style:name="P48" style:family="paragraph" style:parent-style-name="Text_20_body">
      <style:text-properties officeooo:paragraph-rsid="00209bab"/>
    </style:style>
    <style:style style:name="P49" style:family="paragraph" style:parent-style-name="Text_20_body">
      <style:text-properties fo:font-size="12pt" style:font-size-asian="12pt" style:font-size-complex="12pt"/>
    </style:style>
    <style:style style:name="P50" style:family="paragraph" style:parent-style-name="Text_20_body">
      <style:paragraph-properties style:line-height-at-least="0.1465in"/>
      <style:text-properties fo:font-size="12pt" officeooo:paragraph-rsid="00209bab" style:font-size-asian="12pt" style:font-size-complex="12pt"/>
    </style:style>
    <style:style style:name="P51" style:family="paragraph" style:parent-style-name="Text_20_body">
      <style:text-properties fo:font-size="12pt" officeooo:paragraph-rsid="00209bab" style:font-size-asian="12pt" style:font-size-complex="12pt"/>
    </style:style>
    <style:style style:name="P52" style:family="paragraph" style:parent-style-name="Text_20_body">
      <style:text-properties fo:font-size="12pt" officeooo:paragraph-rsid="0059ab37" style:font-size-asian="12pt" style:font-size-complex="12pt"/>
    </style:style>
    <style:style style:name="P53" style:family="paragraph" style:parent-style-name="Text_20_body">
      <style:paragraph-properties fo:text-align="justify" style:justify-single-word="false"/>
      <style:text-properties fo:font-size="12pt" fo:font-weight="bold" officeooo:rsid="0026a7d1" officeooo:paragraph-rsid="0026a7d1" style:font-size-asian="12pt" style:font-weight-asian="bold" style:font-size-complex="12pt" style:font-weight-complex="bold"/>
    </style:style>
    <style:style style:name="P54" style:family="paragraph" style:parent-style-name="Text_20_body">
      <style:text-properties fo:font-size="11pt" style:font-size-asian="11pt" style:font-size-complex="11pt"/>
    </style:style>
    <style:style style:name="P55" style:family="paragraph" style:parent-style-name="Text_20_body">
      <style:text-properties officeooo:paragraph-rsid="004bb187"/>
    </style:style>
    <style:style style:name="P56" style:family="paragraph" style:parent-style-name="Text_20_body">
      <style:text-properties fo:font-size="10pt" fo:font-weight="bold" officeooo:paragraph-rsid="001cb90b"/>
    </style:style>
    <style:style style:name="P57" style:family="paragraph" style:parent-style-name="Text_20_body">
      <style:text-properties officeooo:paragraph-rsid="0044d38a"/>
    </style:style>
    <style:style style:name="P58" style:family="paragraph" style:parent-style-name="Text_20_body">
      <style:text-properties fo:font-weight="bold" officeooo:paragraph-rsid="0089cbf0" style:font-weight-asian="bold" style:font-weight-complex="bold"/>
    </style:style>
    <style:style style:name="P59" style:family="paragraph" style:parent-style-name="Text_20_body">
      <style:text-properties fo:font-weight="bold" officeooo:rsid="0089cbf0" officeooo:paragraph-rsid="0089cbf0" style:font-weight-asian="bold" style:font-weight-complex="bold"/>
    </style:style>
    <style:style style:name="P60" style:family="paragraph" style:parent-style-name="Text_20_body">
      <style:text-properties officeooo:paragraph-rsid="00762866"/>
    </style:style>
    <style:style style:name="P61" style:family="paragraph" style:parent-style-name="Text_20_body">
      <style:text-properties officeooo:paragraph-rsid="007708f4"/>
    </style:style>
    <style:style style:name="P62" style:family="paragraph" style:parent-style-name="Text_20_body">
      <style:text-properties officeooo:paragraph-rsid="0089cbf0"/>
    </style:style>
    <style:style style:name="P63" style:family="paragraph" style:parent-style-name="Text_20_body">
      <style:text-properties officeooo:paragraph-rsid="008b7867"/>
    </style:style>
    <style:style style:name="P64" style:family="paragraph" style:parent-style-name="Text_20_body">
      <style:text-properties officeooo:paragraph-rsid="0090bb5a"/>
    </style:style>
    <style:style style:name="P65" style:family="paragraph" style:parent-style-name="Text_20_body">
      <style:text-properties officeooo:paragraph-rsid="009768f0"/>
    </style:style>
    <style:style style:name="P66" style:family="paragraph" style:parent-style-name="Text_20_body">
      <style:paragraph-properties fo:margin-top="0in" fo:margin-bottom="0in" style:contextual-spacing="false"/>
      <style:text-properties fo:color="#000000" fo:font-size="10pt" officeooo:paragraph-rsid="00209bab"/>
    </style:style>
    <style:style style:name="P67" style:family="paragraph" style:parent-style-name="Text_20_body">
      <style:paragraph-properties fo:margin-top="0in" fo:margin-bottom="0in" style:contextual-spacing="false"/>
      <style:text-properties fo:color="#000000" officeooo:paragraph-rsid="00209bab"/>
    </style:style>
    <style:style style:name="P68"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69"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70"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71"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72" style:family="paragraph" style:parent-style-name="Text_20_body">
      <style:paragraph-properties fo:margin-top="0in" fo:margin-bottom="0in" style:contextual-spacing="false"/>
      <style:text-properties fo:color="#000000" fo:font-size="12pt" officeooo:paragraph-rsid="003c5446" style:font-size-asian="12pt" style:font-size-complex="12pt"/>
    </style:style>
    <style:style style:name="P73" style:family="paragraph" style:parent-style-name="Text_20_body">
      <style:paragraph-properties fo:margin-top="0in" fo:margin-bottom="0in" style:contextual-spacing="false"/>
      <style:text-properties fo:color="#000000" fo:font-size="12pt" officeooo:paragraph-rsid="00340b17" style:font-size-asian="12pt" style:font-size-complex="12pt"/>
    </style:style>
    <style:style style:name="P74" style:family="paragraph" style:parent-style-name="Text_20_body">
      <style:paragraph-properties fo:margin-top="0in" fo:margin-bottom="0in" style:contextual-spacing="false"/>
      <style:text-properties fo:color="#000000" fo:font-size="12pt" officeooo:paragraph-rsid="0059ab37" style:font-size-asian="12pt" style:font-size-complex="12pt"/>
    </style:style>
    <style:style style:name="P75" style:family="paragraph" style:parent-style-name="Text_20_body">
      <style:paragraph-properties fo:margin-top="0in" fo:margin-bottom="0in" style:contextual-spacing="false"/>
      <style:text-properties fo:color="#000000" fo:font-size="12pt" officeooo:paragraph-rsid="00a57641" style:font-size-asian="12pt" style:font-size-complex="12pt"/>
    </style:style>
    <style:style style:name="P76" style:family="paragraph" style:parent-style-name="Text_20_body">
      <style:paragraph-properties fo:margin-top="0in" fo:margin-bottom="0in" style:contextual-spacing="false"/>
      <style:text-properties fo:color="#000000" fo:font-size="12pt" officeooo:paragraph-rsid="00a9b97e" style:font-size-asian="12pt" style:font-size-complex="12pt"/>
    </style:style>
    <style:style style:name="P77" style:family="paragraph" style:parent-style-name="Text_20_body">
      <style:paragraph-properties fo:margin-top="0in" fo:margin-bottom="0in" style:contextual-spacing="false"/>
      <style:text-properties fo:color="#000000" fo:font-size="12pt" officeooo:rsid="00a9b97e" officeooo:paragraph-rsid="00a9b97e" style:font-size-asian="12pt" style:font-size-complex="12pt"/>
    </style:style>
    <style:style style:name="P78"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79" style:family="paragraph" style:parent-style-name="Text_20_body">
      <style:paragraph-properties fo:margin-top="0in" fo:margin-bottom="0in" style:contextual-spacing="false"/>
      <style:text-properties fo:color="#000000" fo:font-size="12pt" fo:font-weight="bold" officeooo:paragraph-rsid="001cb90b" style:font-size-asian="12pt" style:font-size-complex="12pt"/>
    </style:style>
    <style:style style:name="P80"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81"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82" style:family="paragraph" style:parent-style-name="Text_20_body">
      <style:paragraph-properties fo:margin-top="0in" fo:margin-bottom="0in" style:contextual-spacing="false" fo:line-height="100%"/>
      <style:text-properties fo:color="#000000" style:font-name="Times New Roman" fo:font-size="9pt" officeooo:rsid="00455067" officeooo:paragraph-rsid="009265d3" style:font-size-asian="9pt" style:font-name-complex="Verdana1" style:font-size-complex="9pt"/>
    </style:style>
    <style:style style:name="P83" style:family="paragraph" style:parent-style-name="Text_20_body">
      <style:paragraph-properties fo:margin-top="0in" fo:margin-bottom="0in" style:contextual-spacing="false" fo:line-height="100%"/>
      <style:text-properties officeooo:paragraph-rsid="00209bab"/>
    </style:style>
    <style:style style:name="P84"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85" style:family="paragraph" style:parent-style-name="Text_20_body">
      <style:paragraph-properties fo:margin-top="0in" fo:margin-bottom="0in" style:contextual-spacing="false" fo:line-height="100%"/>
      <style:text-properties style:font-name="Times New Roman" fo:font-size="12pt" fo:font-weight="bold" officeooo:paragraph-rsid="009265d3" style:font-size-asian="12pt" style:font-weight-asian="bold" style:font-size-complex="12pt" style:font-weight-complex="bold"/>
    </style:style>
    <style:style style:name="P86" style:family="paragraph" style:parent-style-name="Text_20_body">
      <style:paragraph-properties fo:margin-top="0in" fo:margin-bottom="0in" style:contextual-spacing="false"/>
      <style:text-properties style:font-name="Times New Roman" fo:font-size="12pt" fo:font-weight="bold" officeooo:paragraph-rsid="009265d3" style:font-size-asian="12pt" style:font-weight-asian="bold" style:font-size-complex="12pt" style:font-weight-complex="bold"/>
    </style:style>
    <style:style style:name="P87" style:family="paragraph" style:parent-style-name="Text_20_body">
      <style:paragraph-properties fo:margin-top="0in" fo:margin-bottom="0in" style:contextual-spacing="false" fo:line-height="100%"/>
      <style:text-properties style:font-name="Times New Roman" fo:font-size="9pt" officeooo:paragraph-rsid="009265d3" style:font-size-asian="9pt" style:font-size-complex="9pt"/>
    </style:style>
    <style:style style:name="P88" style:family="paragraph" style:parent-style-name="Text_20_body">
      <style:paragraph-properties fo:margin-top="0in" fo:margin-bottom="0in" style:contextual-spacing="false" fo:line-height="100%"/>
      <style:text-properties style:font-name="Times New Roman" fo:font-size="9pt" officeooo:rsid="00499880" officeooo:paragraph-rsid="009265d3" style:font-size-asian="9pt" style:font-style-asian="normal" style:font-weight-asian="normal" style:font-size-complex="9pt" style:font-style-complex="normal" style:font-weight-complex="normal"/>
    </style:style>
    <style:style style:name="P89" style:family="paragraph" style:parent-style-name="Text_20_body">
      <style:paragraph-properties fo:margin-top="0in" fo:margin-bottom="0in" style:contextual-spacing="false" fo:line-height="100%"/>
      <style:text-properties style:font-name="Times New Roman" officeooo:rsid="00455067" officeooo:paragraph-rsid="009265d3"/>
    </style:style>
    <style:style style:name="P90"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91" style:family="paragraph" style:parent-style-name="Text_20_body">
      <style:paragraph-properties fo:margin-top="0in" fo:margin-bottom="0in" style:contextual-spacing="false"/>
      <style:text-properties officeooo:paragraph-rsid="00340b17"/>
    </style:style>
    <style:style style:name="P92" style:family="paragraph" style:parent-style-name="Text_20_body">
      <style:paragraph-properties fo:margin-top="0in" fo:margin-bottom="0in" style:contextual-spacing="false"/>
      <style:text-properties officeooo:paragraph-rsid="003c5446"/>
    </style:style>
    <style:style style:name="P93" style:family="paragraph" style:parent-style-name="Text_20_body">
      <style:paragraph-properties fo:margin-top="0in" fo:margin-bottom="0in" style:contextual-spacing="false"/>
      <style:text-properties fo:font-size="12pt" officeooo:paragraph-rsid="0059ab37" style:font-size-asian="12pt" style:font-size-complex="12pt"/>
    </style:style>
    <style:style style:name="P94"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9265d3" style:font-size-asian="9pt" style:font-style-asian="normal" style:font-weight-asian="normal" style:font-name-complex="Verdana1" style:font-size-complex="9pt" style:font-style-complex="normal" style:font-weight-complex="normal"/>
    </style:style>
    <style:style style:name="P95"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9265d3" style:font-size-asian="12pt" style:font-style-asian="normal" style:font-weight-asian="bold" style:font-name-complex="Verdana1" style:font-size-complex="12pt" style:font-style-complex="normal" style:font-weight-complex="bold"/>
    </style:style>
    <style:style style:name="P96"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9265d3" style:font-size-asian="12pt" style:font-style-asian="normal" style:font-weight-asian="bold" style:font-name-complex="Verdana1" style:font-size-complex="12pt" style:font-style-complex="normal" style:font-weight-complex="bold"/>
    </style:style>
    <style:style style:name="P97" style:family="paragraph" style:parent-style-name="Text_20_body">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98" style:family="paragraph" style:parent-style-name="Text_20_body">
      <style:paragraph-properties fo:margin-top="0in" fo:margin-bottom="0in" style:contextual-spacing="false"/>
      <style:text-properties fo:font-weight="bold" officeooo:paragraph-rsid="009265d3" style:font-weight-asian="bold" style:font-weight-complex="bold"/>
    </style:style>
    <style:style style:name="P99" style:family="paragraph" style:parent-style-name="Text_20_body">
      <style:paragraph-properties fo:margin-top="0in" fo:margin-bottom="0in" style:contextual-spacing="false"/>
      <style:text-properties officeooo:paragraph-rsid="00a1cd8f"/>
    </style:style>
    <style:style style:name="P100" style:family="paragraph" style:parent-style-name="Text_20_body">
      <style:paragraph-properties fo:margin-top="0in" fo:margin-bottom="0in" style:contextual-spacing="false"/>
      <style:text-properties officeooo:paragraph-rsid="00a396e7"/>
    </style:style>
    <style:style style:name="P101" style:family="paragraph" style:parent-style-name="Text_20_body">
      <style:paragraph-properties fo:margin-top="0in" fo:margin-bottom="0in" style:contextual-spacing="false"/>
      <style:text-properties officeooo:paragraph-rsid="00bd2f95"/>
    </style:style>
    <style:style style:name="P102" style:family="paragraph" style:parent-style-name="Standard">
      <style:paragraph-properties fo:margin-top="0in" fo:margin-bottom="0in" style:contextual-spacing="false"/>
      <style:text-properties fo:color="#000000" fo:font-size="12pt" officeooo:rsid="001cb90b" officeooo:paragraph-rsid="001cb90b" style:font-size-asian="12pt" style:font-size-complex="12pt"/>
    </style:style>
    <style:style style:name="P103" style:family="paragraph" style:parent-style-name="Standard">
      <style:paragraph-properties fo:margin-top="0in" fo:margin-bottom="0in" style:contextual-spacing="false"/>
      <style:text-properties fo:color="#000000" style:font-name="serif" fo:font-size="31.5pt" officeooo:rsid="00a9b97e" officeooo:paragraph-rsid="00a9b97e" style:font-size-asian="12pt" style:font-size-complex="12pt"/>
    </style:style>
    <style:style style:name="P104" style:family="paragraph" style:parent-style-name="Horizontal_20_Line">
      <style:paragraph-properties fo:margin-top="0in" fo:margin-bottom="0in" style:contextual-spacing="false"/>
      <style:text-properties fo:color="#000000" fo:font-size="12pt" officeooo:rsid="001cb90b" officeooo:paragraph-rsid="001cb90b" style:font-size-asian="12pt" style:font-size-complex="12pt"/>
    </style:style>
    <style:style style:name="P105"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2pt" fo:letter-spacing="normal" fo:font-weight="bold" officeooo:rsid="009265d3" officeooo:paragraph-rsid="009265d3" style:font-size-asian="12pt" style:font-weight-asian="bold" style:font-size-complex="12pt" style:font-weight-complex="bold"/>
    </style:style>
    <style:style style:name="P106"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2pt" fo:letter-spacing="normal" fo:font-weight="bold" officeooo:paragraph-rsid="009265d3" style:font-size-asian="12pt" style:font-weight-asian="bold" style:font-size-complex="12pt" style:font-weight-complex="bold"/>
    </style:style>
    <style:style style:name="P107"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9265d3" style:font-size-asian="20pt" style:font-weight-asian="bold" style:font-size-complex="20pt" style:font-weight-complex="bold"/>
    </style:style>
    <style:style style:name="P108" style:family="paragraph" style:parent-style-name="Text_20_body">
      <style:paragraph-properties fo:margin-top="0in" fo:margin-bottom="0in" style:contextual-spacing="false" fo:text-align="start" style:justify-single-word="false" text:number-lines="true" text:line-number="21"/>
      <style:text-properties style:font-name="Times New Roman" fo:font-size="9pt" officeooo:paragraph-rsid="009265d3" style:font-size-asian="9pt" style:font-size-complex="9pt"/>
    </style:style>
    <style:style style:name="P109"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110"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111"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112" style:family="paragraph" style:parent-style-name="Text_20_body">
      <style:paragraph-properties fo:margin-top="0in" fo:margin-bottom="0.1043in" style:contextual-spacing="false" style:line-height-at-least="0.1665in"/>
      <style:text-properties officeooo:paragraph-rsid="003c5446"/>
    </style:style>
    <style:style style:name="P113"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114"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115" style:family="paragraph" style:parent-style-name="Text_20_body">
      <style:paragraph-properties fo:background-color="#ffffff">
        <style:background-image/>
      </style:paragraph-properties>
      <style:text-properties fo:font-weight="bold" officeooo:rsid="0089cbf0" officeooo:paragraph-rsid="0089cbf0" style:font-weight-asian="bold" style:font-weight-complex="bold"/>
    </style:style>
    <style:style style:name="P116" style:family="paragraph" style:parent-style-name="Text_20_body">
      <style:paragraph-properties fo:background-color="#ffffff">
        <style:background-image/>
      </style:paragraph-properties>
      <style:text-properties fo:font-weight="bold" officeooo:rsid="0089cbf0" officeooo:paragraph-rsid="0090bb5a" style:font-weight-asian="bold" style:font-weight-complex="bold"/>
    </style:style>
    <style:style style:name="P117" style:family="paragraph" style:parent-style-name="Table_20_Contents">
      <style:text-properties style:font-name="Times New Roman" fo:font-size="12pt" fo:font-weight="bold" officeooo:rsid="004a3afa" officeooo:paragraph-rsid="009265d3" style:font-size-asian="12pt" style:font-weight-asian="bold" style:font-size-complex="12pt" style:font-weight-complex="bold"/>
    </style:style>
    <style:style style:name="P118" style:family="paragraph" style:parent-style-name="Standard">
      <style:text-properties officeooo:paragraph-rsid="00c84cfc"/>
    </style:style>
    <style:style style:name="P119" style:family="paragraph" style:parent-style-name="Standard">
      <style:text-properties fo:font-size="30.75pt"/>
    </style:style>
    <style:style style:name="P120" style:family="paragraph" style:parent-style-name="Standard" style:list-style-name="L17">
      <style:paragraph-properties fo:margin-top="0in" fo:margin-bottom="0in" style:contextual-spacing="false" fo:line-height="100%"/>
      <style:text-properties style:font-name="Times New Roman" fo:font-size="9pt" officeooo:paragraph-rsid="009265d3" style:font-size-asian="9pt" style:font-size-complex="9pt"/>
    </style:style>
    <style:style style:name="P121" style:family="paragraph" style:parent-style-name="Standard" style:list-style-name="L52">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13351a" officeooo:paragraph-rsid="009265d3" style:font-size-asian="9pt" style:font-style-asian="normal" style:font-weight-asian="normal" style:font-name-complex="Verdana1" style:font-size-complex="9pt" style:font-style-complex="normal" style:font-weight-complex="normal"/>
    </style:style>
    <style:style style:name="P122" style:family="paragraph" style:parent-style-name="Standard"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9265d3" style:font-size-asian="9pt" style:font-style-asian="normal" style:font-weight-asian="normal" style:font-name-complex="Verdana1" style:font-size-complex="9pt" style:font-style-complex="normal" style:font-weight-complex="normal"/>
    </style:style>
    <style:style style:name="P123" style:family="paragraph" style:parent-style-name="Standard"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normal" style:font-weight-asian="normal" style:font-name-complex="Verdana1" style:font-size-complex="9pt" style:font-style-complex="normal" style:font-weight-complex="normal"/>
    </style:style>
    <style:style style:name="P124" style:family="paragraph" style:parent-style-name="Standard" style:list-style-name="L52">
      <style:paragraph-properties fo:margin-top="0in" fo:margin-bottom="0in" style:contextual-spacing="false" fo:line-height="100%" fo:text-align="start" style:justify-single-word="false"/>
      <style:text-properties fo:font-size="10pt" fo:font-weight="normal" officeooo:paragraph-rsid="009265d3"/>
    </style:style>
    <style:style style:name="P125" style:family="paragraph" style:parent-style-name="Standard" style:list-style-name="L52">
      <style:paragraph-properties fo:margin-top="0in" fo:margin-bottom="0in" style:contextual-spacing="false" fo:line-height="100%" fo:text-align="start" style:justify-single-word="false"/>
      <style:text-properties fo:font-size="10pt" fo:font-weight="normal" officeooo:rsid="00217b5f" officeooo:paragraph-rsid="009265d3" style:font-size-asian="10pt" style:font-weight-asian="bold" style:font-size-complex="10pt" style:font-weight-complex="bold"/>
    </style:style>
    <style:style style:name="P126" style:family="paragraph" style:parent-style-name="Standard">
      <style:paragraph-properties fo:margin-top="0in" fo:margin-bottom="0in" style:contextual-spacing="false"/>
      <style:text-properties fo:color="#000000" fo:font-size="12pt" officeooo:rsid="001cb90b" officeooo:paragraph-rsid="009265d3" style:font-size-asian="12pt" style:font-size-complex="12pt"/>
    </style:style>
    <style:style style:name="P127" style:family="paragraph" style:parent-style-name="Standard">
      <style:paragraph-properties fo:margin-top="0in" fo:margin-bottom="0in" style:contextual-spacing="false"/>
      <style:text-properties officeooo:rsid="00deccff" officeooo:paragraph-rsid="010429f7"/>
    </style:style>
    <style:style style:name="P128" style:family="paragraph" style:parent-style-name="Standard">
      <style:paragraph-properties fo:margin-top="0in" fo:margin-bottom="0in" style:contextual-spacing="false"/>
      <style:text-properties officeooo:rsid="00deccff" officeooo:paragraph-rsid="01067e06"/>
    </style:style>
    <style:style style:name="P129" style:family="paragraph" style:parent-style-name="Standard">
      <style:paragraph-properties fo:margin-top="0in" fo:margin-bottom="0in" style:contextual-spacing="false"/>
      <style:text-properties officeooo:rsid="00deccff" officeooo:paragraph-rsid="010ed6cd"/>
    </style:style>
    <style:style style:name="P130" style:family="paragraph" style:parent-style-name="Standard" style:list-style-name="L40">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131" style:family="paragraph" style:parent-style-name="Standard">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9265d3" officeooo:paragraph-rsid="009265d3" style:font-size-asian="12pt" style:font-size-complex="12pt"/>
    </style:style>
    <style:style style:name="P132" style:family="paragraph" style:parent-style-name="Standard" style:list-style-name="L60">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1c2003" officeooo:paragraph-rsid="009265d3" style:font-size-asian="12pt" style:font-style-asian="normal" style:font-weight-asian="bold" style:font-name-complex="Verdana1" style:font-size-complex="12pt" style:font-style-complex="normal" style:font-weight-complex="bold"/>
    </style:style>
    <style:style style:name="P133" style:family="paragraph" style:parent-style-name="Table_20_Contents">
      <style:paragraph-properties fo:text-align="center" style:justify-single-word="false"/>
      <style:text-properties style:font-name="Arial1" fo:font-size="9pt" officeooo:rsid="00e8bd22" officeooo:paragraph-rsid="00e8bd22" style:font-size-asian="12pt" style:font-size-complex="12pt"/>
    </style:style>
    <style:style style:name="P134" style:family="paragraph" style:parent-style-name="Table_20_Contents" style:list-style-name="L119">
      <style:paragraph-properties fo:text-align="start" style:justify-single-word="false"/>
      <style:text-properties fo:color="#000000" style:font-name="Times New Roman" fo:font-size="12pt" officeooo:rsid="00e8bd22" officeooo:paragraph-rsid="00e8bd22" style:font-size-asian="12pt" style:font-size-complex="12pt"/>
    </style:style>
    <style:style style:name="P135" style:family="paragraph" style:parent-style-name="Table_20_Contents" style:list-style-name="L119">
      <style:paragraph-properties fo:text-align="start" style:justify-single-word="false"/>
      <style:text-properties fo:color="#000000" style:font-name="Times New Roman" fo:font-size="12pt" officeooo:rsid="00e8bd22" officeooo:paragraph-rsid="00feab39" style:font-size-asian="12pt" style:font-size-complex="12pt"/>
    </style:style>
    <style:style style:name="P136" style:family="paragraph" style:parent-style-name="Table_20_Contents">
      <style:paragraph-properties fo:text-align="start" style:justify-single-word="false"/>
      <style:text-properties fo:color="#000000" style:font-name="Times New Roman" fo:font-size="12pt" officeooo:rsid="00e8bd22" officeooo:paragraph-rsid="00feab39" style:font-size-asian="12pt" style:font-size-complex="12pt"/>
    </style:style>
    <style:style style:name="P137" style:family="paragraph" style:parent-style-name="Table_20_Contents" style:list-style-name="L18">
      <style:paragraph-properties fo:margin-top="0in" fo:margin-bottom="0in" style:contextual-spacing="false" fo:line-height="100%"/>
      <style:text-properties officeooo:paragraph-rsid="009265d3"/>
    </style:style>
    <style:style style:name="P138" style:family="paragraph" style:parent-style-name="Table_20_Contents"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normal" style:font-weight-asian="bold" style:font-name-complex="Verdana1" style:font-size-complex="10pt" style:font-style-complex="normal" style:font-weight-complex="bold"/>
    </style:style>
    <style:style style:name="P139" style:family="paragraph" style:parent-style-name="Table_20_Contents"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140" style:family="paragraph" style:parent-style-name="Table_20_Contents"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141" style:family="paragraph" style:parent-style-name="Table_20_Contents" style:list-style-name="L6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8ddd6" officeooo:paragraph-rsid="009265d3" style:font-size-asian="9pt" style:font-style-asian="normal" style:font-weight-asian="normal" style:font-name-complex="Verdana1" style:font-size-complex="9pt" style:font-style-complex="normal" style:font-weight-complex="normal"/>
    </style:style>
    <style:style style:name="P142" style:family="paragraph" style:parent-style-name="Table_20_Contents" style:list-style-name="L6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143" style:family="paragraph" style:parent-style-name="Table_20_Contents" style:list-style-name="L62">
      <style:paragraph-properties fo:margin-top="0in" fo:margin-bottom="0in" style:contextual-spacing="false" fo:line-height="100%" fo:text-align="start" style:justify-single-word="false"/>
      <style:text-properties style:font-name="Times New Roman" fo:font-size="9pt" fo:font-style="normal" fo:font-weight="bold" officeooo:rsid="001ca995" officeooo:paragraph-rsid="009265d3" style:font-size-asian="9pt" style:font-style-asian="normal" style:font-weight-asian="bold" style:font-name-complex="Verdana1" style:font-size-complex="9pt" style:font-style-complex="normal" style:font-weight-complex="bold"/>
    </style:style>
    <style:style style:name="P144" style:family="paragraph" style:parent-style-name="Table_20_Contents" style:list-style-name="L20">
      <style:paragraph-properties fo:margin-left="0.5in" fo:margin-right="0in" fo:margin-top="0in" fo:margin-bottom="0in" style:contextual-spacing="false" fo:line-height="100%" fo:text-indent="-0.25in" style:auto-text-indent="false"/>
      <style:text-properties style:font-name="Times New Roman" fo:font-size="9pt" officeooo:rsid="003b9fbe" officeooo:paragraph-rsid="009265d3" style:font-size-asian="9pt" style:font-size-complex="9pt"/>
    </style:style>
    <style:style style:name="P145" style:family="paragraph" style:parent-style-name="Table_20_Contents" style:list-style-name="L2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6" style:family="paragraph" style:parent-style-name="Table_20_Contents" style:list-style-name="L61">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7" style:family="paragraph" style:parent-style-name="Table_20_Contents" style:list-style-name="L31">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8" style:family="paragraph" style:parent-style-name="Table_20_Contents" style:list-style-name="L41">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49" style:family="paragraph" style:parent-style-name="Table_20_Contents" style:list-style-name="L44">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50" style:family="paragraph" style:parent-style-name="Table_20_Contents" style:list-style-name="L45">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51" style:family="paragraph" style:parent-style-name="Table_20_Contents" style:list-style-name="L51">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52" style:family="paragraph" style:parent-style-name="Table_20_Contents" style:list-style-name="L24">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53" style:family="paragraph" style:parent-style-name="Table_20_Contents" style:list-style-name="L53">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9265d3" style:font-size-asian="12pt" style:font-style-asian="normal" style:font-weight-asian="bold" style:font-name-complex="Verdana1" style:font-size-complex="12pt" style:font-style-complex="normal" style:font-weight-complex="bold"/>
    </style:style>
    <style:style style:name="P154" style:family="paragraph" style:parent-style-name="Text_20_body">
      <style:paragraph-properties fo:margin-top="0in" fo:margin-bottom="0in" style:contextual-spacing="false"/>
      <style:text-properties fo:color="#000000" fo:font-size="12pt" fo:font-weight="normal" officeooo:rsid="009ec881" officeooo:paragraph-rsid="00a1cd8f" style:font-size-asian="12pt" style:font-weight-asian="normal" style:font-size-complex="12pt" style:font-weight-complex="normal"/>
    </style:style>
    <style:style style:name="P155" style:family="paragraph" style:parent-style-name="Text_20_body">
      <style:paragraph-properties fo:margin-top="0in" fo:margin-bottom="0in" style:contextual-spacing="false"/>
      <style:text-properties fo:color="#000000" fo:font-size="12pt" fo:font-weight="normal" officeooo:rsid="00a2d9fe" officeooo:paragraph-rsid="00a396e7" style:font-size-asian="12pt" style:font-weight-asian="normal" style:font-size-complex="12pt" style:font-weight-complex="normal"/>
    </style:style>
    <style:style style:name="P156" style:family="paragraph" style:parent-style-name="Text_20_body">
      <style:paragraph-properties fo:margin-top="0in" fo:margin-bottom="0in" style:contextual-spacing="false"/>
      <style:text-properties fo:color="#000000" fo:font-size="12pt" fo:font-weight="normal" officeooo:rsid="009af1a5" officeooo:paragraph-rsid="009af1a5" style:font-size-asian="12pt" style:font-weight-asian="normal" style:font-size-complex="12pt" style:font-weight-complex="normal"/>
    </style:style>
    <style:style style:name="P157"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158" style:family="paragraph" style:parent-style-name="Text_20_body">
      <style:paragraph-properties fo:margin-top="0in" fo:margin-bottom="0in" style:contextual-spacing="false"/>
      <style:text-properties fo:color="#000000" fo:font-size="12pt" officeooo:paragraph-rsid="00eaa34b" style:font-size-asian="12pt" style:font-size-complex="12pt"/>
    </style:style>
    <style:style style:name="P159" style:family="paragraph" style:parent-style-name="Text_20_body">
      <style:paragraph-properties fo:margin-top="0in" fo:margin-bottom="0in" style:contextual-spacing="false"/>
      <style:text-properties fo:color="#000000" fo:font-size="12pt" officeooo:paragraph-rsid="00eb4006" style:font-size-asian="12pt" style:font-size-complex="12pt"/>
    </style:style>
    <style:style style:name="P160" style:family="paragraph" style:parent-style-name="Text_20_body">
      <style:paragraph-properties fo:margin-top="0in" fo:margin-bottom="0in" style:contextual-spacing="false"/>
      <style:text-properties fo:color="#000000" fo:font-size="12pt" officeooo:paragraph-rsid="00ecc137" style:font-size-asian="12pt" style:font-size-complex="12pt"/>
    </style:style>
    <style:style style:name="P161" style:family="paragraph" style:parent-style-name="Text_20_body">
      <style:paragraph-properties fo:margin-top="0in" fo:margin-bottom="0in" style:contextual-spacing="false"/>
      <style:text-properties fo:color="#000000" fo:font-size="12pt" officeooo:paragraph-rsid="00fbda40" style:font-size-asian="12pt" style:font-size-complex="12pt"/>
    </style:style>
    <style:style style:name="P162"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163" style:family="paragraph" style:parent-style-name="Text_20_body">
      <style:paragraph-properties fo:margin-top="0in" fo:margin-bottom="0in" style:contextual-spacing="false"/>
      <style:text-properties fo:color="#000000" fo:font-size="10pt" officeooo:paragraph-rsid="00eaa34b"/>
    </style:style>
    <style:style style:name="P164"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165"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166"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167"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168"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169"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170"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171"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172"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173" style:family="paragraph" style:parent-style-name="Text_20_body" style:list-style-name="L17">
      <style:paragraph-properties fo:margin-top="0in" fo:margin-bottom="0in" style:contextual-spacing="false" fo:line-height="100%"/>
      <style:text-properties style:font-name="Times New Roman" fo:font-size="9pt" officeooo:paragraph-rsid="009265d3" style:font-size-asian="9pt" style:font-size-complex="9pt"/>
    </style:style>
    <style:style style:name="P174" style:family="paragraph" style:parent-style-name="Text_20_body" style:list-style-name="L18">
      <style:paragraph-properties fo:margin-top="0in" fo:margin-bottom="0in" style:contextual-spacing="false" fo:line-height="100%"/>
      <style:text-properties style:font-name="Times New Roman" fo:font-size="9pt" officeooo:paragraph-rsid="009265d3" style:font-size-asian="9pt" style:font-size-complex="9pt"/>
    </style:style>
    <style:style style:name="P175" style:family="paragraph" style:parent-style-name="Text_20_body" style:list-style-name="L21">
      <style:paragraph-properties fo:margin-top="0in" fo:margin-bottom="0in" style:contextual-spacing="false" fo:line-height="100%"/>
      <style:text-properties style:font-name="Times New Roman" fo:font-size="9pt" officeooo:paragraph-rsid="009265d3" style:font-size-asian="9pt" style:font-size-complex="9pt"/>
    </style:style>
    <style:style style:name="P176" style:family="paragraph" style:parent-style-name="Text_20_body" style:list-style-name="L25">
      <style:paragraph-properties fo:margin-top="0in" fo:margin-bottom="0in" style:contextual-spacing="false" fo:line-height="100%"/>
      <style:text-properties style:font-name="Times New Roman" fo:font-size="9pt" officeooo:paragraph-rsid="009265d3" style:font-size-asian="9pt" style:font-size-complex="9pt"/>
    </style:style>
    <style:style style:name="P177" style:family="paragraph" style:parent-style-name="Text_20_body" style:list-style-name="L26">
      <style:paragraph-properties fo:margin-top="0in" fo:margin-bottom="0in" style:contextual-spacing="false" fo:line-height="100%"/>
      <style:text-properties style:font-name="Times New Roman" fo:font-size="9pt" officeooo:paragraph-rsid="009265d3" style:font-size-asian="9pt" style:font-size-complex="9pt"/>
    </style:style>
    <style:style style:name="P178" style:family="paragraph" style:parent-style-name="Text_20_body" style:list-style-name="L29">
      <style:paragraph-properties fo:margin-top="0in" fo:margin-bottom="0in" style:contextual-spacing="false" fo:line-height="100%"/>
      <style:text-properties style:font-name="Times New Roman" fo:font-size="9pt" officeooo:paragraph-rsid="009265d3" style:font-size-asian="9pt" style:font-size-complex="9pt"/>
    </style:style>
    <style:style style:name="P179" style:family="paragraph" style:parent-style-name="Text_20_body" style:list-style-name="L30">
      <style:paragraph-properties fo:margin-top="0in" fo:margin-bottom="0in" style:contextual-spacing="false" fo:line-height="100%"/>
      <style:text-properties style:font-name="Times New Roman" fo:font-size="9pt" officeooo:paragraph-rsid="009265d3" style:font-size-asian="9pt" style:font-size-complex="9pt"/>
    </style:style>
    <style:style style:name="P180" style:family="paragraph" style:parent-style-name="Text_20_body" style:list-style-name="L36">
      <style:paragraph-properties fo:margin-top="0in" fo:margin-bottom="0in" style:contextual-spacing="false" fo:line-height="100%"/>
      <style:text-properties style:font-name="Times New Roman" fo:font-size="9pt" officeooo:paragraph-rsid="009265d3" style:font-size-asian="9pt" style:font-size-complex="9pt"/>
    </style:style>
    <style:style style:name="P181" style:family="paragraph" style:parent-style-name="Text_20_body" style:list-style-name="L37">
      <style:paragraph-properties fo:margin-top="0in" fo:margin-bottom="0in" style:contextual-spacing="false" fo:line-height="100%"/>
      <style:text-properties style:font-name="Times New Roman" fo:font-size="9pt" officeooo:paragraph-rsid="009265d3" style:font-size-asian="9pt" style:font-size-complex="9pt"/>
    </style:style>
    <style:style style:name="P182" style:family="paragraph" style:parent-style-name="Text_20_body" style:list-style-name="L38">
      <style:paragraph-properties fo:margin-top="0in" fo:margin-bottom="0in" style:contextual-spacing="false" fo:line-height="100%"/>
      <style:text-properties style:font-name="Times New Roman" fo:font-size="9pt" officeooo:paragraph-rsid="009265d3" style:font-size-asian="9pt" style:font-size-complex="9pt"/>
    </style:style>
    <style:style style:name="P183" style:family="paragraph" style:parent-style-name="Text_20_body" style:list-style-name="L40">
      <style:paragraph-properties fo:margin-top="0in" fo:margin-bottom="0in" style:contextual-spacing="false" fo:line-height="100%"/>
      <style:text-properties style:font-name="Times New Roman" fo:font-size="9pt" officeooo:paragraph-rsid="009265d3" style:font-size-asian="9pt" style:font-size-complex="9pt"/>
    </style:style>
    <style:style style:name="P184" style:family="paragraph" style:parent-style-name="Text_20_body" style:list-style-name="L60">
      <style:paragraph-properties fo:margin-top="0in" fo:margin-bottom="0in" style:contextual-spacing="false" fo:line-height="100%"/>
      <style:text-properties style:font-name="Times New Roman" fo:font-size="9pt" officeooo:paragraph-rsid="009265d3" style:font-size-asian="9pt" style:font-size-complex="9pt"/>
    </style:style>
    <style:style style:name="P185" style:family="paragraph" style:parent-style-name="Text_20_body" style:list-style-name="L18">
      <style:paragraph-properties fo:margin-top="0in" fo:margin-bottom="0in" style:contextual-spacing="false" fo:line-height="100%"/>
      <style:text-properties style:font-name="Times New Roman" fo:font-size="9pt" officeooo:rsid="003b9fbe" officeooo:paragraph-rsid="009265d3" style:font-size-asian="9pt" style:font-size-complex="9pt"/>
    </style:style>
    <style:style style:name="P186" style:family="paragraph" style:parent-style-name="Text_20_body" style:list-style-name="L21">
      <style:paragraph-properties fo:margin-top="0in" fo:margin-bottom="0in" style:contextual-spacing="false" fo:line-height="100%"/>
      <style:text-properties style:font-name="Times New Roman" fo:font-size="9pt" officeooo:rsid="00286522" officeooo:paragraph-rsid="009265d3" style:font-size-asian="9pt" style:font-size-complex="9pt"/>
    </style:style>
    <style:style style:name="P187" style:family="paragraph" style:parent-style-name="Text_20_body" style:list-style-name="L29">
      <style:paragraph-properties fo:margin-top="0in" fo:margin-bottom="0in" style:contextual-spacing="false" fo:line-height="100%"/>
      <style:text-properties style:font-name="Times New Roman" fo:font-size="9pt" officeooo:rsid="0114b06d" officeooo:paragraph-rsid="009265d3" style:font-size-asian="9pt" style:font-size-complex="9pt"/>
    </style:style>
    <style:style style:name="P188" style:family="paragraph" style:parent-style-name="Text_20_body" style:list-style-name="L30">
      <style:paragraph-properties fo:margin-top="0in" fo:margin-bottom="0in" style:contextual-spacing="false" fo:line-height="100%"/>
      <style:text-properties style:font-name="Times New Roman" fo:font-size="9pt" officeooo:rsid="0049943f" officeooo:paragraph-rsid="009265d3" style:font-size-asian="9pt" style:font-size-complex="9pt"/>
    </style:style>
    <style:style style:name="P189" style:family="paragraph" style:parent-style-name="Text_20_body" style:list-style-name="L30">
      <style:paragraph-properties fo:margin-top="0in" fo:margin-bottom="0in" style:contextual-spacing="false" fo:line-height="100%"/>
      <style:text-properties style:font-name="Times New Roman" fo:font-size="9pt" officeooo:rsid="004b60c7" officeooo:paragraph-rsid="009265d3" style:font-size-asian="9pt" style:font-size-complex="9pt"/>
    </style:style>
    <style:style style:name="P190" style:family="paragraph" style:parent-style-name="Text_20_body" style:list-style-name="L32">
      <style:paragraph-properties fo:margin-top="0in" fo:margin-bottom="0in" style:contextual-spacing="false"/>
      <style:text-properties style:font-name="Times New Roman" fo:font-size="9pt" officeooo:paragraph-rsid="009265d3" style:font-size-asian="9pt" style:font-size-complex="9pt"/>
    </style:style>
    <style:style style:name="P191" style:family="paragraph" style:parent-style-name="Text_20_body" style:list-style-name="L32">
      <style:paragraph-properties fo:margin-top="0in" fo:margin-bottom="0in" style:contextual-spacing="false"/>
      <style:text-properties style:font-name="Times New Roman" fo:font-size="9pt" officeooo:rsid="00612769" officeooo:paragraph-rsid="009265d3" style:font-size-asian="9pt" style:font-size-complex="9pt"/>
    </style:style>
    <style:style style:name="P192" style:family="paragraph" style:parent-style-name="Text_20_body" style:list-style-name="L33">
      <style:paragraph-properties fo:margin-top="0in" fo:margin-bottom="0in" style:contextual-spacing="false"/>
      <style:text-properties style:font-name="Times New Roman" fo:font-size="9pt" officeooo:rsid="00612769" officeooo:paragraph-rsid="009265d3" style:font-size-asian="9pt" style:font-size-complex="9pt"/>
    </style:style>
    <style:style style:name="P193" style:family="paragraph" style:parent-style-name="Text_20_body" style:list-style-name="L32">
      <style:paragraph-properties fo:margin-top="0in" fo:margin-bottom="0in" style:contextual-spacing="false"/>
      <style:text-properties style:font-name="Times New Roman" fo:font-size="9pt" officeooo:rsid="004b6800" officeooo:paragraph-rsid="009265d3" style:font-size-asian="9pt" style:font-size-complex="9pt"/>
    </style:style>
    <style:style style:name="P194" style:family="paragraph" style:parent-style-name="Text_20_body" style:list-style-name="L33">
      <style:paragraph-properties fo:margin-top="0in" fo:margin-bottom="0in" style:contextual-spacing="false"/>
      <style:text-properties style:font-name="Times New Roman" fo:font-size="9pt" officeooo:rsid="004b6800" officeooo:paragraph-rsid="009265d3" style:font-size-asian="9pt" style:font-size-complex="9pt"/>
    </style:style>
    <style:style style:name="P195" style:family="paragraph" style:parent-style-name="Text_20_body" style:list-style-name="L32">
      <style:paragraph-properties fo:margin-top="0in" fo:margin-bottom="0in" style:contextual-spacing="false"/>
      <style:text-properties style:font-name="Times New Roman" fo:font-size="9pt" officeooo:rsid="002504c6" officeooo:paragraph-rsid="009265d3" style:font-size-asian="9pt" style:font-size-complex="9pt"/>
    </style:style>
    <style:style style:name="P196" style:family="paragraph" style:parent-style-name="Text_20_body" style:list-style-name="L33">
      <style:paragraph-properties fo:margin-top="0in" fo:margin-bottom="0in" style:contextual-spacing="false"/>
      <style:text-properties style:font-name="Times New Roman" fo:font-size="9pt" officeooo:paragraph-rsid="009265d3" style:font-size-asian="9pt" style:font-size-complex="9pt"/>
    </style:style>
    <style:style style:name="P197" style:family="paragraph" style:parent-style-name="Text_20_body" style:list-style-name="L33">
      <style:paragraph-properties fo:margin-top="0in" fo:margin-bottom="0in" style:contextual-spacing="false"/>
      <style:text-properties style:font-name="Times New Roman" fo:font-size="9pt" officeooo:rsid="005df246" officeooo:paragraph-rsid="009265d3" style:font-size-asian="9pt" style:font-size-complex="9pt"/>
    </style:style>
    <style:style style:name="P198" style:family="paragraph" style:parent-style-name="Text_20_body" style:list-style-name="L40">
      <style:paragraph-properties fo:margin-top="0in" fo:margin-bottom="0in" style:contextual-spacing="false" fo:line-height="100%"/>
      <style:text-properties style:font-name="Times New Roman" fo:font-size="9pt" officeooo:rsid="0069029e" officeooo:paragraph-rsid="009265d3" style:font-size-asian="9pt" style:font-size-complex="9pt"/>
    </style:style>
    <style:style style:name="P199" style:family="paragraph" style:parent-style-name="Text_20_body" style:list-style-name="L60">
      <style:paragraph-properties fo:margin-top="0in" fo:margin-bottom="0in" style:contextual-spacing="false" fo:line-height="100%"/>
      <style:text-properties style:font-name="Times New Roman" fo:font-size="9pt" officeooo:rsid="00b967ae" officeooo:paragraph-rsid="009265d3" style:font-size-asian="9pt" style:font-size-complex="9pt"/>
    </style:style>
    <style:style style:name="P200" style:family="paragraph" style:parent-style-name="Text_20_body" style:list-style-name="L30">
      <style:paragraph-properties fo:margin-top="0in" fo:margin-bottom="0in" style:contextual-spacing="false" fo:line-height="100%"/>
      <style:text-properties style:font-name="Times New Roman" fo:font-size="9pt" officeooo:paragraph-rsid="009265d3" style:font-size-asian="9pt" style:font-style-asian="normal" style:font-weight-asian="normal" style:font-size-complex="9pt" style:font-style-complex="normal" style:font-weight-complex="normal"/>
    </style:style>
    <style:style style:name="P201" style:family="paragraph" style:parent-style-name="Text_20_body" style:list-style-name="L19">
      <style:paragraph-properties fo:margin-top="0in" fo:margin-bottom="0in" style:contextual-spacing="false" fo:line-height="100%" fo:text-align="start" style:justify-single-word="false"/>
      <style:text-properties style:font-name="Times New Roman" fo:font-size="9pt" fo:font-style="normal" fo:font-weight="normal" officeooo:paragraph-rsid="009265d3" style:font-size-asian="9pt" style:font-style-asian="normal" style:font-weight-asian="normal" style:font-size-complex="9pt" style:font-style-complex="normal" style:font-weight-complex="normal"/>
    </style:style>
    <style:style style:name="P202" style:family="paragraph" style:parent-style-name="Text_20_body" style:list-style-name="L26">
      <style:paragraph-properties fo:margin-top="0in" fo:margin-bottom="0in" style:contextual-spacing="false" fo:line-height="100%" fo:text-align="start" style:justify-single-word="false"/>
      <style:text-properties style:font-name="Times New Roman" fo:font-size="9pt" fo:font-style="normal" fo:font-weight="normal" officeooo:rsid="0026045b" officeooo:paragraph-rsid="009265d3" style:font-size-asian="9pt" style:font-style-asian="italic" style:font-weight-asian="normal" style:font-size-complex="9pt" style:font-style-complex="italic" style:font-weight-complex="normal"/>
    </style:style>
    <style:style style:name="P203" style:family="paragraph" style:parent-style-name="Text_20_body" style:list-style-name="L42">
      <style:paragraph-properties fo:margin-top="0in" fo:margin-bottom="0in" style:contextual-spacing="false" fo:line-height="100%" fo:text-align="start" style:justify-single-word="false"/>
      <style:text-properties style:font-name="Times New Roman" fo:font-size="9pt" fo:font-style="normal" fo:font-weight="normal" officeooo:rsid="006e109e" officeooo:paragraph-rsid="009265d3" style:font-size-asian="9pt" style:font-style-asian="italic" style:font-weight-asian="bold" style:font-size-complex="9pt" style:font-style-complex="italic" style:font-weight-complex="bold"/>
    </style:style>
    <style:style style:name="P204" style:family="paragraph" style:parent-style-name="Text_20_body" style:list-style-name="L25">
      <style:paragraph-properties fo:margin-top="0in" fo:margin-bottom="0in" style:contextual-spacing="false" fo:line-height="100%"/>
      <style:text-properties style:font-name="Times New Roman" fo:font-size="9pt" fo:font-style="normal" officeooo:paragraph-rsid="009265d3" style:font-size-asian="9pt" style:font-style-asian="normal" style:font-size-complex="9pt" style:font-style-complex="normal"/>
    </style:style>
    <style:style style:name="P205" style:family="paragraph" style:parent-style-name="Text_20_body" style:list-style-name="L62">
      <style:paragraph-properties fo:margin-top="0in" fo:margin-bottom="0in" style:contextual-spacing="false" fo:line-height="100%"/>
      <style:text-properties style:font-name="Times New Roman" fo:font-size="9pt" fo:font-style="normal" officeooo:paragraph-rsid="009265d3" style:font-size-asian="9pt" style:font-style-asian="normal" style:font-size-complex="9pt" style:font-style-complex="normal"/>
    </style:style>
    <style:style style:name="P206" style:family="paragraph" style:parent-style-name="Text_20_body" style:list-style-name="L32">
      <style:paragraph-properties fo:margin-top="0in" fo:margin-bottom="0in" style:contextual-spacing="false"/>
      <style:text-properties style:font-name="Times New Roman" fo:font-size="9pt" fo:font-style="normal" officeooo:rsid="00464c92" officeooo:paragraph-rsid="009265d3" style:font-size-asian="9pt" style:font-style-asian="normal" style:font-size-complex="9pt" style:font-style-complex="normal"/>
    </style:style>
    <style:style style:name="P207" style:family="paragraph" style:parent-style-name="Text_20_body" style:list-style-name="L33">
      <style:paragraph-properties fo:margin-top="0in" fo:margin-bottom="0in" style:contextual-spacing="false"/>
      <style:text-properties style:font-name="Times New Roman" fo:font-size="9pt" fo:font-style="normal" officeooo:paragraph-rsid="009265d3" style:font-size-asian="9pt" style:font-style-asian="normal" style:font-size-complex="9pt" style:font-style-complex="normal"/>
    </style:style>
    <style:style style:name="P208" style:family="paragraph" style:parent-style-name="Text_20_body" style:list-style-name="L56">
      <style:paragraph-properties fo:margin-top="0in" fo:margin-bottom="0in" style:contextual-spacing="false" fo:line-height="100%"/>
      <style:text-properties style:font-name="Times New Roman" fo:font-size="9pt" fo:font-style="normal" officeooo:rsid="0077737f" officeooo:paragraph-rsid="009265d3" style:font-size-asian="9pt" style:font-style-asian="normal" style:font-size-complex="9pt" style:font-style-complex="normal"/>
    </style:style>
    <style:style style:name="P209" style:family="paragraph" style:parent-style-name="Text_20_body" style:list-style-name="L56">
      <style:paragraph-properties fo:margin-top="0in" fo:margin-bottom="0in" style:contextual-spacing="false" fo:line-height="100%"/>
      <style:text-properties style:font-name="Times New Roman" fo:font-size="9pt" fo:font-style="normal" officeooo:rsid="00adb8ab" officeooo:paragraph-rsid="009265d3" style:font-size-asian="9pt" style:font-style-asian="normal" style:font-size-complex="9pt" style:font-style-complex="normal"/>
    </style:style>
    <style:style style:name="P210" style:family="paragraph" style:parent-style-name="Text_20_body" style:list-style-name="L25">
      <style:paragraph-properties fo:margin-top="0in" fo:margin-bottom="0in" style:contextual-spacing="false" fo:line-height="100%"/>
      <style:text-properties style:font-name="Times New Roman" fo:font-size="9pt" fo:font-style="normal" fo:font-weight="bold" officeooo:paragraph-rsid="009265d3" style:font-size-asian="9pt" style:font-style-asian="normal" style:font-weight-asian="bold" style:font-size-complex="9pt" style:font-style-complex="normal" style:font-weight-complex="bold"/>
    </style:style>
    <style:style style:name="P211" style:family="paragraph" style:parent-style-name="Text_20_body" style:list-style-name="L25">
      <style:paragraph-properties fo:margin-top="0in" fo:margin-bottom="0in" style:contextual-spacing="false" fo:line-height="100%"/>
      <style:text-properties style:font-name="Times New Roman" fo:font-size="9pt" fo:font-style="normal" fo:font-weight="bold" officeooo:rsid="0044f8df" officeooo:paragraph-rsid="009265d3" style:font-size-asian="9pt" style:font-style-asian="normal" style:font-weight-asian="bold" style:font-size-complex="9pt" style:font-style-complex="normal" style:font-weight-complex="bold"/>
    </style:style>
    <style:style style:name="P212" style:family="paragraph" style:parent-style-name="Text_20_body" style:list-style-name="L26">
      <style:paragraph-properties fo:margin-top="0in" fo:margin-bottom="0in" style:contextual-spacing="false" fo:line-height="100%" fo:text-align="start" style:justify-single-word="false"/>
      <style:text-properties style:font-name="Times New Roman" fo:font-size="9pt" fo:font-weight="normal" officeooo:rsid="0026045b" officeooo:paragraph-rsid="009265d3" style:font-size-asian="9pt" style:font-weight-asian="normal" style:font-size-complex="9pt" style:font-weight-complex="normal"/>
    </style:style>
    <style:style style:name="P213" style:family="paragraph" style:parent-style-name="Text_20_body" style:list-style-name="L26">
      <style:paragraph-properties fo:margin-top="0in" fo:margin-bottom="0in" style:contextual-spacing="false" fo:line-height="100%"/>
      <style:text-properties style:font-name="Times New Roman" fo:font-size="9pt" fo:font-weight="normal" officeooo:rsid="0027cb70" officeooo:paragraph-rsid="009265d3" style:font-size-asian="9pt" style:font-weight-asian="normal" style:font-size-complex="9pt" style:font-weight-complex="normal"/>
    </style:style>
    <style:style style:name="P214" style:family="paragraph" style:parent-style-name="Text_20_body" style:list-style-name="L63">
      <style:paragraph-properties fo:margin-top="0in" fo:margin-bottom="0in" style:contextual-spacing="false" fo:line-height="100%"/>
      <style:text-properties style:font-name="Times New Roman" fo:font-size="9pt" fo:font-weight="normal" officeooo:rsid="0027cb70" officeooo:paragraph-rsid="009265d3" style:font-size-asian="9pt" style:font-weight-asian="normal" style:font-size-complex="9pt" style:font-weight-complex="normal"/>
    </style:style>
    <style:style style:name="P215" style:family="paragraph" style:parent-style-name="Text_20_body" style:list-style-name="L43">
      <style:paragraph-properties fo:margin-top="0in" fo:margin-bottom="0in" style:contextual-spacing="false" fo:line-height="100%" fo:text-align="start" style:justify-single-word="false"/>
      <style:text-properties style:font-name="Times New Roman" fo:font-size="9pt" fo:font-weight="normal" officeooo:rsid="00a5b3ec" officeooo:paragraph-rsid="009265d3" style:font-size-asian="9pt" style:font-weight-asian="normal" style:font-size-complex="9pt" style:font-weight-complex="normal"/>
    </style:style>
    <style:style style:name="P216" style:family="paragraph" style:parent-style-name="Text_20_body" style:list-style-name="L55">
      <style:paragraph-properties fo:margin-top="0in" fo:margin-bottom="0in" style:contextual-spacing="false" fo:line-height="100%"/>
      <style:text-properties style:font-name="Times New Roman" fo:font-size="9pt" fo:font-weight="normal" officeooo:rsid="003642d2" officeooo:paragraph-rsid="009265d3" style:font-size-asian="9pt" style:font-weight-asian="normal" style:font-size-complex="9pt" style:font-weight-complex="normal"/>
    </style:style>
    <style:style style:name="P217" style:family="paragraph" style:parent-style-name="Text_20_body" style:list-style-name="L55">
      <style:paragraph-properties fo:margin-top="0in" fo:margin-bottom="0in" style:contextual-spacing="false" fo:line-height="100%"/>
      <style:text-properties style:font-name="Times New Roman" fo:font-size="9pt" fo:font-weight="normal" officeooo:paragraph-rsid="009265d3" style:font-size-asian="9pt" style:font-weight-asian="normal" style:font-size-complex="9pt" style:font-weight-complex="normal"/>
    </style:style>
    <style:style style:name="P218" style:family="paragraph" style:parent-style-name="Text_20_body" style:list-style-name="L42">
      <style:paragraph-properties fo:margin-top="0in" fo:margin-bottom="0in" style:contextual-spacing="false" fo:line-height="100%" fo:text-align="start" style:justify-single-word="false"/>
      <style:text-properties style:font-name="Times New Roman" fo:font-size="9pt" fo:font-weight="normal" officeooo:paragraph-rsid="009265d3" style:font-size-asian="9pt" style:font-weight-asian="bold" style:font-size-complex="9pt" style:font-weight-complex="bold"/>
    </style:style>
    <style:style style:name="P219" style:family="paragraph" style:parent-style-name="Text_20_body" style:list-style-name="L19">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20" style:family="paragraph" style:parent-style-name="Text_20_body" style:list-style-name="L22">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21" style:family="paragraph" style:parent-style-name="Text_20_body" style:list-style-name="L58">
      <style:paragraph-properties fo:margin-top="0in" fo:margin-bottom="0in" style:contextual-spacing="false" fo:line-height="100%" fo:text-align="start" style:justify-single-word="false"/>
      <style:text-properties style:font-name="Times New Roman" fo:font-size="10pt" officeooo:paragraph-rsid="009265d3" style:font-size-asian="10pt" style:font-size-complex="10pt"/>
    </style:style>
    <style:style style:name="P222" style:family="paragraph" style:parent-style-name="Text_20_body" style:list-style-name="L59">
      <style:paragraph-properties fo:margin-top="0in" fo:margin-bottom="0in" style:contextual-spacing="false" fo:line-height="100%"/>
      <style:text-properties style:font-name="Times New Roman" fo:font-size="10pt" officeooo:rsid="007dc076" officeooo:paragraph-rsid="009265d3" style:font-size-asian="10pt" style:font-size-complex="10pt"/>
    </style:style>
    <style:style style:name="P223" style:family="paragraph" style:parent-style-name="Text_20_body" style:list-style-name="L28">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 fo:font-size="10pt" fo:font-style="normal" fo:font-weight="bold" officeooo:rsid="00ba021d" officeooo:paragraph-rsid="009265d3" style:font-size-asian="10pt" style:font-style-asian="normal" style:font-weight-asian="bold" style:font-name-complex="Verdana1" style:font-size-complex="10pt" style:font-style-complex="normal" style:font-weight-complex="bold"/>
    </style:style>
    <style:style style:name="P224" style:family="paragraph" style:parent-style-name="Text_20_body" style:list-style-name="L29">
      <style:paragraph-properties fo:margin-top="0in" fo:margin-bottom="0in" style:contextual-spacing="false" fo:line-height="100%"/>
      <style:text-properties style:font-name="Times New Roman" officeooo:paragraph-rsid="009265d3"/>
    </style:style>
    <style:style style:name="P225" style:family="paragraph" style:parent-style-name="Text_20_body" style:list-style-name="L117">
      <style:paragraph-properties fo:margin-top="0in" fo:margin-bottom="0in" style:contextual-spacing="false"/>
      <style:text-properties style:font-name="Times New Roman" fo:font-size="12pt" officeooo:rsid="007b97ab" officeooo:paragraph-rsid="00dbd349" style:font-size-asian="12pt" style:font-size-complex="12pt"/>
    </style:style>
    <style:style style:name="P226" style:family="paragraph" style:parent-style-name="Text_20_body">
      <style:paragraph-properties fo:margin-top="0in" fo:margin-bottom="0in" style:contextual-spacing="false"/>
      <style:text-properties style:font-name="Times New Roman" fo:font-size="12pt" officeooo:rsid="00e3922a" officeooo:paragraph-rsid="01163226" style:font-size-asian="12pt" style:font-size-complex="12pt"/>
    </style:style>
    <style:style style:name="P227" style:family="paragraph" style:parent-style-name="Text_20_body">
      <style:paragraph-properties fo:margin-top="0in" fo:margin-bottom="0in" style:contextual-spacing="false"/>
      <style:text-properties style:font-name="Times New Roman" fo:font-size="12pt" officeooo:rsid="00e3922a" officeooo:paragraph-rsid="011b3075" style:font-size-asian="12pt" style:font-size-complex="12pt"/>
    </style:style>
    <style:style style:name="P228" style:family="paragraph" style:parent-style-name="Text_20_body">
      <style:paragraph-properties fo:margin-top="0in" fo:margin-bottom="0in" style:contextual-spacing="false"/>
      <style:text-properties style:font-name="Times New Roman" fo:font-size="12pt" officeooo:rsid="011c9b26" officeooo:paragraph-rsid="011c9b26" style:font-size-asian="12pt" style:font-size-complex="12pt"/>
    </style:style>
    <style:style style:name="P229" style:family="paragraph" style:parent-style-name="Text_20_body">
      <style:paragraph-properties fo:margin-top="0in" fo:margin-bottom="0in" style:contextual-spacing="false"/>
      <style:text-properties style:font-name="Times New Roman" fo:font-size="12pt" officeooo:rsid="011ced4a" officeooo:paragraph-rsid="011ced4a" style:font-size-asian="12pt" style:font-size-complex="12pt"/>
    </style:style>
    <style:style style:name="P230" style:family="paragraph" style:parent-style-name="Text_20_body">
      <style:paragraph-properties fo:margin-top="0in" fo:margin-bottom="0in" style:contextual-spacing="false"/>
      <style:text-properties style:font-name="Times New Roman" fo:font-size="12pt" officeooo:rsid="011e41e0" officeooo:paragraph-rsid="011e41e0" style:font-size-asian="12pt" style:font-size-complex="12pt"/>
    </style:style>
    <style:style style:name="P231" style:family="paragraph" style:parent-style-name="Text_20_body" style:list-style-name="L118">
      <style:paragraph-properties fo:margin-top="0in" fo:margin-bottom="0in" style:contextual-spacing="false" fo:line-height="100%"/>
      <style:text-properties style:font-name="Times New Roman" fo:font-size="12pt" fo:font-style="normal" fo:font-weight="normal" officeooo:paragraph-rsid="00e7ec4c" style:font-size-asian="12pt" style:font-style-asian="normal" style:font-weight-asian="normal" style:font-size-complex="12pt" style:font-style-complex="normal" style:font-weight-complex="normal"/>
    </style:style>
    <style:style style:name="P232" style:family="paragraph" style:parent-style-name="Text_20_body" style:list-style-name="L118">
      <style:paragraph-properties fo:margin-top="0in" fo:margin-bottom="0in" style:contextual-spacing="false" fo:line-height="100%"/>
      <style:text-properties style:font-name="Times New Roman" fo:font-size="12pt" fo:font-style="normal" fo:font-weight="normal" officeooo:paragraph-rsid="00e86225" style:font-size-asian="12pt" style:font-style-asian="normal" style:font-weight-asian="normal" style:font-size-complex="12pt" style:font-style-complex="normal" style:font-weight-complex="normal"/>
    </style:style>
    <style:style style:name="P233" style:family="paragraph" style:parent-style-name="Text_20_body" style:list-style-name="L10">
      <style:paragraph-properties fo:margin-top="0in" fo:margin-bottom="0in" style:contextual-spacing="false"/>
      <style:text-properties officeooo:paragraph-rsid="00209bab"/>
    </style:style>
    <style:style style:name="P234"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235" style:family="paragraph" style:parent-style-name="Text_20_body" style:list-style-name="L18">
      <style:paragraph-properties fo:margin-top="0in" fo:margin-bottom="0in" style:contextual-spacing="false" fo:line-height="100%"/>
      <style:text-properties officeooo:paragraph-rsid="009265d3"/>
    </style:style>
    <style:style style:name="P236" style:family="paragraph" style:parent-style-name="Text_20_body" style:list-style-name="L21">
      <style:paragraph-properties fo:margin-top="0in" fo:margin-bottom="0in" style:contextual-spacing="false" fo:line-height="100%"/>
      <style:text-properties officeooo:paragraph-rsid="009265d3"/>
    </style:style>
    <style:style style:name="P237" style:family="paragraph" style:parent-style-name="Text_20_body" style:list-style-name="L21">
      <style:paragraph-properties fo:margin-top="0in" fo:margin-bottom="0in" style:contextual-spacing="false" fo:line-height="100%" fo:text-align="start" style:justify-single-word="false"/>
      <style:text-properties officeooo:paragraph-rsid="009265d3"/>
    </style:style>
    <style:style style:name="P238" style:family="paragraph" style:parent-style-name="Text_20_body">
      <style:paragraph-properties fo:margin-top="0in" fo:margin-bottom="0in" style:contextual-spacing="false" fo:line-height="100%" fo:text-align="start" style:justify-single-word="false"/>
      <style:text-properties officeooo:paragraph-rsid="00e57760"/>
    </style:style>
    <style:style style:name="P239" style:family="paragraph" style:parent-style-name="Text_20_body" style:list-style-name="L27">
      <style:paragraph-properties fo:margin-top="0in" fo:margin-bottom="0in" style:contextual-spacing="false" fo:line-height="100%"/>
      <style:text-properties officeooo:paragraph-rsid="009265d3"/>
    </style:style>
    <style:style style:name="P240" style:family="paragraph" style:parent-style-name="Text_20_body" style:list-style-name="L28">
      <style:paragraph-properties fo:margin-top="0in" fo:margin-bottom="0in" style:contextual-spacing="false" fo:line-height="100%"/>
      <style:text-properties officeooo:paragraph-rsid="009265d3"/>
    </style:style>
    <style:style style:name="P241" style:family="paragraph" style:parent-style-name="Text_20_body" style:list-style-name="L29">
      <style:paragraph-properties fo:margin-top="0in" fo:margin-bottom="0in" style:contextual-spacing="false" fo:line-height="100%"/>
      <style:text-properties officeooo:paragraph-rsid="009265d3"/>
    </style:style>
    <style:style style:name="P242" style:family="paragraph" style:parent-style-name="Text_20_body" style:list-style-name="L31">
      <style:paragraph-properties fo:margin-top="0in" fo:margin-bottom="0in" style:contextual-spacing="false" fo:line-height="100%"/>
      <style:text-properties officeooo:paragraph-rsid="009265d3"/>
    </style:style>
    <style:style style:name="P243" style:family="paragraph" style:parent-style-name="Text_20_body" style:list-style-name="L40">
      <style:paragraph-properties fo:margin-top="0in" fo:margin-bottom="0in" style:contextual-spacing="false" fo:line-height="100%"/>
      <style:text-properties officeooo:paragraph-rsid="009265d3"/>
    </style:style>
    <style:style style:name="P244" style:family="paragraph" style:parent-style-name="Text_20_body" style:list-style-name="L55">
      <style:paragraph-properties fo:margin-top="0in" fo:margin-bottom="0in" style:contextual-spacing="false" fo:line-height="100%"/>
      <style:text-properties officeooo:paragraph-rsid="009265d3"/>
    </style:style>
    <style:style style:name="P245" style:family="paragraph" style:parent-style-name="Text_20_body" style:list-style-name="L56">
      <style:paragraph-properties fo:margin-top="0in" fo:margin-bottom="0in" style:contextual-spacing="false" fo:line-height="100%"/>
      <style:text-properties officeooo:paragraph-rsid="009265d3"/>
    </style:style>
    <style:style style:name="P246" style:family="paragraph" style:parent-style-name="Text_20_body" style:list-style-name="L64">
      <style:paragraph-properties fo:margin-top="0in" fo:margin-bottom="0in" style:contextual-spacing="false" fo:line-height="100%"/>
      <style:text-properties officeooo:paragraph-rsid="009265d3"/>
    </style:style>
    <style:style style:name="P247" style:family="paragraph" style:parent-style-name="Text_20_body" style:list-style-name="L118">
      <style:paragraph-properties fo:margin-top="0in" fo:margin-bottom="0in" style:contextual-spacing="false" fo:line-height="100%"/>
      <style:text-properties officeooo:paragraph-rsid="00e7ec4c"/>
    </style:style>
    <style:style style:name="P248" style:family="paragraph" style:parent-style-name="Text_20_body" style:list-style-name="L21">
      <style:paragraph-properties fo:margin-top="0in" fo:margin-bottom="0in" style:contextual-spacing="false" fo:line-height="100%"/>
      <style:text-properties fo:font-size="9pt" officeooo:rsid="00131ee1" officeooo:paragraph-rsid="009265d3" style:font-size-asian="9pt" style:font-size-complex="9pt"/>
    </style:style>
    <style:style style:name="P249" style:family="paragraph" style:parent-style-name="Text_20_body" style:list-style-name="L32">
      <style:paragraph-properties fo:margin-top="0in" fo:margin-bottom="0in" style:contextual-spacing="false"/>
      <style:text-properties fo:font-size="9pt" officeooo:paragraph-rsid="009265d3" style:font-size-asian="9pt" style:font-size-complex="9pt"/>
    </style:style>
    <style:style style:name="P250" style:family="paragraph" style:parent-style-name="Text_20_body" style:list-style-name="L32">
      <style:paragraph-properties fo:margin-top="0in" fo:margin-bottom="0in" style:contextual-spacing="false"/>
      <style:text-properties fo:font-size="9pt" officeooo:rsid="00612769" officeooo:paragraph-rsid="009265d3" style:font-size-asian="9pt" style:font-size-complex="9pt"/>
    </style:style>
    <style:style style:name="P251" style:family="paragraph" style:parent-style-name="Text_20_body" style:list-style-name="L33">
      <style:paragraph-properties fo:margin-top="0in" fo:margin-bottom="0in" style:contextual-spacing="false" style:line-height-at-least="0.1465in" fo:text-align="start" style:justify-single-word="false"/>
      <style:text-properties fo:font-size="9pt" officeooo:paragraph-rsid="009265d3" style:font-size-asian="9pt" style:font-size-complex="9pt"/>
    </style:style>
    <style:style style:name="P252" style:family="paragraph" style:parent-style-name="Text_20_body" style:list-style-name="L33">
      <style:paragraph-properties fo:margin-top="0in" fo:margin-bottom="0in" style:contextual-spacing="false" style:line-height-at-least="0.1465in" fo:text-align="start" style:justify-single-word="false"/>
      <style:text-properties fo:font-size="9pt" officeooo:rsid="006246cf" officeooo:paragraph-rsid="009265d3" style:font-size-asian="9pt" style:font-size-complex="9pt"/>
    </style:style>
    <style:style style:name="P253" style:family="paragraph" style:parent-style-name="Text_20_body" style:list-style-name="L40">
      <style:paragraph-properties fo:margin-top="0in" fo:margin-bottom="0in" style:contextual-spacing="false" fo:line-height="100%"/>
      <style:text-properties fo:font-size="9pt" officeooo:paragraph-rsid="009265d3" style:font-size-asian="9pt" style:font-size-complex="9pt"/>
    </style:style>
    <style:style style:name="P254" style:family="paragraph" style:parent-style-name="Text_20_body" style:list-style-name="L24">
      <style:paragraph-properties fo:margin-top="0in" fo:margin-bottom="0in" style:contextual-spacing="false" style:line-height-at-least="0.1465in" fo:text-align="start" style:justify-single-word="false"/>
      <style:text-properties fo:font-size="9pt" fo:font-weight="normal" officeooo:rsid="00409db7" officeooo:paragraph-rsid="009265d3" style:font-size-asian="9pt" style:font-weight-asian="normal" style:font-size-complex="9pt" style:font-weight-complex="normal"/>
    </style:style>
    <style:style style:name="P255" style:family="paragraph" style:parent-style-name="Text_20_body" style:list-style-name="L24">
      <style:paragraph-properties fo:margin-top="0in" fo:margin-bottom="0in" style:contextual-spacing="false" style:line-height-at-least="0.1465in" fo:text-align="start" style:justify-single-word="false"/>
      <style:text-properties fo:font-size="9pt" fo:font-weight="normal" officeooo:paragraph-rsid="009265d3" style:font-size-asian="9pt" style:font-weight-asian="normal" style:font-size-complex="9pt" style:font-weight-complex="normal"/>
    </style:style>
    <style:style style:name="P256" style:family="paragraph" style:parent-style-name="Text_20_body" style:list-style-name="L24">
      <style:paragraph-properties fo:margin-top="0in" fo:margin-bottom="0in" style:contextual-spacing="false" fo:line-height="100%" fo:text-align="start" style:justify-single-word="false"/>
      <style:text-properties fo:font-size="9pt" fo:font-weight="normal" officeooo:paragraph-rsid="009265d3" style:font-size-asian="9pt" style:font-weight-asian="normal" style:font-size-complex="9pt" style:font-weight-complex="normal"/>
    </style:style>
    <style:style style:name="P257" style:family="paragraph" style:parent-style-name="Text_20_body" style:list-style-name="L36">
      <style:paragraph-properties fo:margin-top="0in" fo:margin-bottom="0in" style:contextual-spacing="false" fo:line-height="100%"/>
      <style:text-properties fo:font-size="9pt" fo:font-style="normal" officeooo:paragraph-rsid="009265d3" style:font-size-asian="9pt" style:font-style-asian="normal" style:font-size-complex="9pt" style:font-style-complex="normal"/>
    </style:style>
    <style:style style:name="P258" style:family="paragraph" style:parent-style-name="Text_20_body" style:list-style-name="L36">
      <style:paragraph-properties fo:margin-top="0in" fo:margin-bottom="0in" style:contextual-spacing="false" fo:line-height="100%"/>
      <style:text-properties fo:font-size="9pt" fo:font-style="normal" officeooo:rsid="0064019c" officeooo:paragraph-rsid="009265d3" style:font-size-asian="9pt" style:font-style-asian="normal" style:font-size-complex="9pt" style:font-style-complex="normal"/>
    </style:style>
    <style:style style:name="P259" style:family="paragraph" style:parent-style-name="Text_20_body" style:list-style-name="L2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60" style:family="paragraph" style:parent-style-name="Text_20_body" style:list-style-name="L44">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61" style:family="paragraph" style:parent-style-name="Text_20_body" style:list-style-name="L50">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62" style:family="paragraph" style:parent-style-name="Text_20_body" style:list-style-name="L5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263" style:family="paragraph" style:parent-style-name="Text_20_body" style:list-style-name="L2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09265d3" style:font-size-asian="9pt" style:font-style-asian="normal" style:font-weight-asian="normal" style:font-name-complex="Verdana1" style:font-size-complex="9pt" style:font-style-complex="normal" style:font-weight-complex="normal"/>
    </style:style>
    <style:style style:name="P264" style:family="paragraph" style:parent-style-name="Text_20_body" style:list-style-name="L2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dfd82" officeooo:paragraph-rsid="009265d3" style:font-size-asian="9pt" style:font-style-asian="normal" style:font-weight-asian="normal" style:font-name-complex="Verdana1" style:font-size-complex="9pt" style:font-style-complex="normal" style:font-weight-complex="normal"/>
    </style:style>
    <style:style style:name="P265" style:family="paragraph" style:parent-style-name="Text_20_body" style:list-style-name="L2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9265d3" style:font-size-asian="9pt" style:font-style-asian="normal" style:font-weight-asian="normal" style:font-name-complex="Verdana1" style:font-size-complex="9pt" style:font-style-complex="normal" style:font-weight-complex="normal"/>
    </style:style>
    <style:style style:name="P266" style:family="paragraph" style:parent-style-name="Text_20_body" style:list-style-name="L2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9265d3" style:font-size-asian="9pt" style:font-style-asian="normal" style:font-weight-asian="normal" style:font-name-complex="Verdana1" style:font-size-complex="9pt" style:font-style-complex="normal" style:font-weight-complex="normal"/>
    </style:style>
    <style:style style:name="P267" style:family="paragraph" style:parent-style-name="Text_20_body" style:list-style-name="L24">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23132" officeooo:paragraph-rsid="009265d3" style:font-size-asian="9pt" style:font-style-asian="normal" style:font-weight-asian="normal" style:font-name-complex="Verdana1" style:font-size-complex="9pt" style:font-style-complex="normal" style:font-weight-complex="normal"/>
    </style:style>
    <style:style style:name="P268"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09db7" officeooo:paragraph-rsid="009265d3" style:font-size-asian="9pt" style:font-style-asian="normal" style:font-weight-asian="normal" style:font-name-complex="Verdana1" style:font-size-complex="9pt" style:font-style-complex="normal" style:font-weight-complex="normal"/>
    </style:style>
    <style:style style:name="P269" style:family="paragraph" style:parent-style-name="Text_20_body" style:list-style-name="L3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12769" officeooo:paragraph-rsid="009265d3" style:font-size-asian="9pt" style:font-style-asian="normal" style:font-weight-asian="normal" style:font-name-complex="Verdana1" style:font-size-complex="9pt" style:font-style-complex="normal" style:font-weight-complex="normal"/>
    </style:style>
    <style:style style:name="P270"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25f92" officeooo:paragraph-rsid="009265d3" style:font-size-asian="9pt" style:font-style-asian="normal" style:font-weight-asian="normal" style:font-name-complex="Verdana1" style:font-size-complex="9pt" style:font-style-complex="normal" style:font-weight-complex="normal"/>
    </style:style>
    <style:style style:name="P271"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9265d3" style:font-size-asian="9pt" style:font-style-asian="normal" style:font-weight-asian="normal" style:font-name-complex="Verdana1" style:font-size-complex="9pt" style:font-style-complex="normal" style:font-weight-complex="normal"/>
    </style:style>
    <style:style style:name="P272"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9265d3" style:font-size-asian="9pt" style:font-style-asian="normal" style:font-weight-asian="normal" style:font-name-complex="Verdana1" style:font-size-complex="9pt" style:font-style-complex="normal" style:font-weight-complex="normal"/>
    </style:style>
    <style:style style:name="P273"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d37c2" officeooo:paragraph-rsid="009265d3" style:font-size-asian="9pt" style:font-style-asian="normal" style:font-weight-asian="normal" style:font-name-complex="Verdana1" style:font-size-complex="9pt" style:font-style-complex="normal" style:font-weight-complex="normal"/>
    </style:style>
    <style:style style:name="P274"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5fa77" officeooo:paragraph-rsid="009265d3" style:font-size-asian="9pt" style:font-style-asian="normal" style:font-weight-asian="normal" style:font-name-complex="Verdana1" style:font-size-complex="9pt" style:font-style-complex="normal" style:font-weight-complex="normal"/>
    </style:style>
    <style:style style:name="P275"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9265d3" style:font-size-asian="9pt" style:font-style-asian="normal" style:font-weight-asian="normal" style:font-name-complex="Verdana1" style:font-size-complex="9pt" style:font-style-complex="normal" style:font-weight-complex="normal"/>
    </style:style>
    <style:style style:name="P276"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name-complex="Verdana1" style:font-size-complex="9pt" style:font-style-complex="normal" style:font-weight-complex="normal"/>
    </style:style>
    <style:style style:name="P277"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name-complex="Verdana1" style:font-size-complex="9pt" style:font-style-complex="normal" style:font-weight-complex="normal"/>
    </style:style>
    <style:style style:name="P278"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9265d3" style:font-size-asian="9pt" style:font-style-asian="normal" style:font-weight-asian="normal" style:font-name-complex="Verdana1" style:font-size-complex="9pt" style:font-style-complex="normal" style:font-weight-complex="normal"/>
    </style:style>
    <style:style style:name="P279" style:family="paragraph" style:parent-style-name="Text_20_body" style:list-style-name="L3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9265d3" style:font-size-asian="9pt" style:font-style-asian="normal" style:font-weight-asian="normal" style:font-name-complex="Verdana1" style:font-size-complex="9pt" style:font-style-complex="normal" style:font-weight-complex="normal"/>
    </style:style>
    <style:style style:name="P280"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dc076" officeooo:paragraph-rsid="009265d3" style:font-size-asian="9pt" style:font-style-asian="normal" style:font-weight-asian="normal" style:font-name-complex="Verdana1" style:font-size-complex="9pt" style:font-style-complex="normal" style:font-weight-complex="normal"/>
    </style:style>
    <style:style style:name="P281"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normal" style:font-weight-asian="normal" style:font-name-complex="Verdana1" style:font-size-complex="9pt" style:font-style-complex="normal" style:font-weight-complex="normal"/>
    </style:style>
    <style:style style:name="P282" style:family="paragraph" style:parent-style-name="Text_20_body" style:list-style-name="L5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e2e21" officeooo:paragraph-rsid="009265d3" style:font-size-asian="9pt" style:font-style-asian="normal" style:font-weight-asian="normal" style:font-name-complex="Verdana1" style:font-size-complex="9pt" style:font-style-complex="normal" style:font-weight-complex="normal"/>
    </style:style>
    <style:style style:name="P283"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b695c" officeooo:paragraph-rsid="009265d3" style:font-size-asian="9pt" style:font-style-asian="normal" style:font-weight-asian="normal" style:font-name-complex="Verdana1" style:font-size-complex="9pt" style:font-style-complex="normal" style:font-weight-complex="normal"/>
    </style:style>
    <style:style style:name="P284"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6ced8" officeooo:paragraph-rsid="009265d3" style:font-size-asian="9pt" style:font-style-asian="normal" style:font-weight-asian="normal" style:font-name-complex="Verdana1" style:font-size-complex="9pt" style:font-style-complex="normal" style:font-weight-complex="normal"/>
    </style:style>
    <style:style style:name="P285"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404cb" officeooo:paragraph-rsid="009265d3" style:font-size-asian="9pt" style:font-style-asian="normal" style:font-weight-asian="normal" style:font-name-complex="Verdana1" style:font-size-complex="9pt" style:font-style-complex="normal" style:font-weight-complex="normal"/>
    </style:style>
    <style:style style:name="P286"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78e26a" officeooo:paragraph-rsid="009265d3" style:font-size-asian="9pt" style:font-style-asian="normal" style:font-weight-asian="normal" style:font-name-complex="Verdana1" style:font-size-complex="9pt" style:font-style-complex="normal" style:font-weight-complex="normal"/>
    </style:style>
    <style:style style:name="P287"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9265d3" style:font-size-asian="9pt" style:font-style-asian="normal" style:font-weight-asian="normal" style:font-name-complex="Verdana1" style:font-size-complex="9pt" style:font-style-complex="normal" style:font-weight-complex="normal"/>
    </style:style>
    <style:style style:name="P288" style:family="paragraph" style:parent-style-name="Text_20_body" style:list-style-name="L5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normal" style:font-weight-asian="normal" style:font-name-complex="Verdana1" style:font-size-complex="9pt" style:font-style-complex="normal" style:font-weight-complex="normal"/>
    </style:style>
    <style:style style:name="P289" style:family="paragraph" style:parent-style-name="Text_20_body" style:list-style-name="L5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normal" style:font-name-complex="Verdana1" style:font-size-complex="9pt" style:font-style-complex="normal" style:font-weight-complex="normal"/>
    </style:style>
    <style:style style:name="P290" style:family="paragraph" style:parent-style-name="Text_20_body" style:list-style-name="L5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db8ab" officeooo:paragraph-rsid="009265d3" style:font-size-asian="9pt" style:font-style-asian="normal" style:font-weight-asian="normal" style:font-name-complex="Verdana1" style:font-size-complex="9pt" style:font-style-complex="normal" style:font-weight-complex="normal"/>
    </style:style>
    <style:style style:name="P291"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9265d3" style:font-size-asian="9pt" style:font-style-asian="normal" style:font-weight-asian="normal" style:font-name-complex="Verdana1" style:font-size-complex="9pt" style:font-style-complex="normal" style:font-weight-complex="normal"/>
    </style:style>
    <style:style style:name="P292" style:family="paragraph" style:parent-style-name="Text_20_body" style:list-style-name="L6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96ac" officeooo:paragraph-rsid="009265d3" style:font-size-asian="9pt" style:font-style-asian="normal" style:font-weight-asian="normal" style:font-name-complex="Verdana1" style:font-size-complex="9pt" style:font-style-complex="normal" style:font-weight-complex="normal"/>
    </style:style>
    <style:style style:name="P293" style:family="paragraph" style:parent-style-name="Text_20_body" style:list-style-name="L36">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size-complex="9pt" style:font-style-complex="normal" style:font-weight-complex="normal"/>
    </style:style>
    <style:style style:name="P294" style:family="paragraph" style:parent-style-name="Text_20_body" style:list-style-name="L37">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9265d3" style:font-size-asian="9pt" style:font-style-asian="normal" style:font-weight-asian="normal" style:font-size-complex="9pt" style:font-style-complex="normal" style:font-weight-complex="normal"/>
    </style:style>
    <style:style style:name="P295" style:family="paragraph" style:parent-style-name="Text_20_body" style:list-style-name="L36">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64019c" officeooo:paragraph-rsid="009265d3" style:font-size-asian="9pt" style:font-style-asian="normal" style:font-weight-asian="normal" style:font-size-complex="9pt" style:font-style-complex="normal" style:font-weight-complex="normal"/>
    </style:style>
    <style:style style:name="P296"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bold" style:font-name-complex="Verdana1" style:font-size-complex="9pt" style:font-style-complex="normal" style:font-weight-complex="bold"/>
    </style:style>
    <style:style style:name="P297" style:family="paragraph" style:parent-style-name="Text_20_body" style:list-style-name="L5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normal" style:font-weight-asian="bold" style:font-name-complex="Verdana1" style:font-size-complex="9pt" style:font-style-complex="normal" style:font-weight-complex="bold"/>
    </style:style>
    <style:style style:name="P298" style:family="paragraph" style:parent-style-name="Text_20_body" style:list-style-name="L27">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299"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0"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1" style:family="paragraph" style:parent-style-name="Text_20_body" style:list-style-name="L5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2" style:family="paragraph" style:parent-style-name="Text_20_body" style:list-style-name="L5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03" style:family="paragraph" style:parent-style-name="Text_20_body" style:list-style-name="L46">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1eaab" officeooo:paragraph-rsid="009265d3" style:font-size-asian="9pt" style:font-style-asian="italic" style:font-weight-asian="bold" style:font-name-complex="Verdana1" style:font-size-complex="9pt" style:font-style-complex="italic" style:font-weight-complex="bold"/>
    </style:style>
    <style:style style:name="P304" style:family="paragraph" style:parent-style-name="Text_20_body" style:list-style-name="L46">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05"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06" style:family="paragraph" style:parent-style-name="Text_20_body" style:list-style-name="L5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9265d3" style:font-size-asian="9pt" style:font-style-asian="italic" style:font-weight-asian="bold" style:font-name-complex="Verdana1" style:font-size-complex="9pt" style:font-style-complex="italic" style:font-weight-complex="bold"/>
    </style:style>
    <style:style style:name="P307" style:family="paragraph" style:parent-style-name="Text_20_body" style:list-style-name="L4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9265d3" style:font-size-asian="9pt" style:font-style-asian="normal" style:font-weight-asian="bold" style:font-name-complex="Verdana1" style:font-size-complex="9pt" style:font-style-complex="normal" style:font-weight-complex="bold"/>
    </style:style>
    <style:style style:name="P308"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9265d3" style:font-size-asian="9pt" style:font-style-asian="normal" style:font-weight-asian="bold" style:font-name-complex="Verdana1" style:font-size-complex="9pt" style:font-style-complex="normal" style:font-weight-complex="bold"/>
    </style:style>
    <style:style style:name="P309" style:family="paragraph" style:parent-style-name="Text_20_body" style:list-style-name="L37">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ba021d" officeooo:paragraph-rsid="009265d3" style:font-size-asian="9pt" style:font-weight-asian="normal" style:font-size-complex="9pt" style:font-weight-complex="normal"/>
    </style:style>
    <style:style style:name="P310"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27eb3" officeooo:paragraph-rsid="009265d3" style:font-size-asian="9pt" style:font-style-asian="italic" style:font-weight-asian="bold" style:font-name-complex="Verdana1" style:font-size-complex="9pt" style:font-style-complex="italic" style:font-weight-complex="bold"/>
    </style:style>
    <style:style style:name="P311"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9265d3" style:font-size-asian="9pt" style:font-style-asian="italic" style:font-weight-asian="bold" style:font-name-complex="Verdana1" style:font-size-complex="9pt" style:font-style-complex="italic" style:font-weight-complex="bold"/>
    </style:style>
    <style:style style:name="P312"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9265d3" style:font-size-asian="9pt" style:font-style-asian="italic" style:font-weight-asian="bold" style:font-name-complex="Verdana1" style:font-size-complex="9pt" style:font-style-complex="italic" style:font-weight-complex="bold"/>
    </style:style>
    <style:style style:name="P313" style:family="paragraph" style:parent-style-name="Text_20_body" style:list-style-name="L4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14"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15"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16" style:family="paragraph" style:parent-style-name="Text_20_body" style:list-style-name="L46">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17"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18" style:family="paragraph" style:parent-style-name="Text_20_body" style:list-style-name="L6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19" style:family="paragraph" style:parent-style-name="Text_20_body" style:list-style-name="L6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italic" style:font-weight-asian="bold" style:font-name-complex="Verdana1" style:font-size-complex="9pt" style:font-style-complex="italic" style:font-weight-complex="bold"/>
    </style:style>
    <style:style style:name="P320"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1eaab" officeooo:paragraph-rsid="009265d3" style:font-size-asian="9pt" style:font-style-asian="italic" style:font-weight-asian="bold" style:font-name-complex="Verdana1" style:font-size-complex="9pt" style:font-style-complex="italic" style:font-weight-complex="bold"/>
    </style:style>
    <style:style style:name="P321"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9265d3" style:font-size-asian="9pt" style:font-style-asian="italic" style:font-weight-asian="bold" style:font-name-complex="Verdana1" style:font-size-complex="9pt" style:font-style-complex="italic" style:font-weight-complex="bold"/>
    </style:style>
    <style:style style:name="P322" style:family="paragraph" style:parent-style-name="Text_20_body"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9265d3" style:font-size-asian="9pt" style:font-style-asian="normal" style:font-weight-asian="bold" style:font-name-complex="Verdana1" style:font-size-complex="9pt" style:font-style-complex="normal" style:font-weight-complex="bold"/>
    </style:style>
    <style:style style:name="P323"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9265d3" style:font-size-asian="9pt" style:font-style-asian="normal" style:font-weight-asian="bold" style:font-name-complex="Verdana1" style:font-size-complex="9pt" style:font-style-complex="normal" style:font-weight-complex="bold"/>
    </style:style>
    <style:style style:name="P324"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af15be" officeooo:paragraph-rsid="009265d3" style:font-size-asian="14pt" style:font-style-asian="italic" style:font-weight-asian="normal" style:font-name-complex="Verdana1" style:font-size-complex="14pt" style:font-style-complex="italic" style:font-weight-complex="normal"/>
    </style:style>
    <style:style style:name="P325"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ba021d" officeooo:paragraph-rsid="009265d3" style:font-size-asian="9pt" style:font-style-asian="normal" style:font-weight-asian="normal" style:font-name-complex="Verdana1" style:font-size-complex="9pt" style:font-style-complex="normal" style:font-weight-complex="normal"/>
    </style:style>
    <style:style style:name="P326"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5a96ac" officeooo:paragraph-rsid="009265d3" style:font-size-asian="12pt" style:font-style-asian="normal" style:font-weight-asian="bold" style:font-name-complex="Verdana1" style:font-size-complex="12pt" style:font-style-complex="normal" style:font-weight-complex="bold"/>
    </style:style>
    <style:style style:name="P327" style:family="paragraph" style:parent-style-name="Text_20_body" style:list-style-name="L6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9265d3" style:font-size-asian="12pt" style:font-style-asian="italic" style:font-weight-asian="bold" style:font-name-complex="Verdana1" style:font-size-complex="12pt" style:font-style-complex="italic" style:font-weight-complex="bold"/>
    </style:style>
    <style:style style:name="P328" style:family="paragraph" style:parent-style-name="Text_20_body" style:list-style-name="L2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ba021d" officeooo:paragraph-rsid="009265d3" style:font-size-asian="10pt" style:font-style-asian="normal" style:font-weight-asian="normal" style:font-name-complex="Verdana1" style:font-size-complex="10pt" style:font-style-complex="normal" style:font-weight-complex="normal"/>
    </style:style>
    <style:style style:name="P329" style:family="paragraph" style:parent-style-name="Text_20_body" style:list-style-name="L5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9265d3" style:font-size-asian="10pt" style:font-style-asian="normal" style:font-weight-asian="normal" style:font-name-complex="Verdana1" style:font-size-complex="10pt" style:font-style-complex="normal" style:font-weight-complex="normal"/>
    </style:style>
    <style:style style:name="P330" style:family="paragraph" style:parent-style-name="Text_20_body" style:list-style-name="L4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9265d3" style:font-size-asian="10pt" style:font-style-asian="normal" style:font-weight-asian="bold" style:font-name-complex="Verdana1" style:font-size-complex="10pt" style:font-style-complex="normal" style:font-weight-complex="bold"/>
    </style:style>
    <style:style style:name="P331" style:family="paragraph" style:parent-style-name="Text_20_body" style:list-style-name="L5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332"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9265d3" style:font-size-asian="10pt" style:font-style-asian="italic" style:font-weight-asian="bold" style:font-name-complex="Verdana1" style:font-size-complex="10pt" style:font-style-complex="italic" style:font-weight-complex="bold"/>
    </style:style>
    <style:style style:name="P333" style:family="paragraph" style:parent-style-name="Text_20_body" style:list-style-name="L32">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1b5019" officeooo:paragraph-rsid="009265d3" style:font-size-asian="9pt" style:font-weight-asian="normal" style:font-size-complex="9pt" style:font-weight-complex="normal"/>
    </style:style>
    <style:style style:name="P334" style:family="paragraph" style:parent-style-name="Text_20_body" style:list-style-name="L32">
      <style:paragraph-properties fo:margin-top="0in" fo:margin-bottom="0in" style:contextual-spacing="false" fo:line-height="100%"/>
      <style:text-properties fo:font-variant="normal" fo:text-transform="none" fo:color="#000000" style:font-name="Times New Roman" fo:font-size="9pt" fo:letter-spacing="normal" fo:font-style="normal" style:text-underline-style="none" fo:font-weight="normal" officeooo:rsid="0047cede" officeooo:paragraph-rsid="009265d3" style:font-size-asian="9pt" style:font-weight-asian="bold" style:font-size-complex="9pt" style:font-weight-complex="bold"/>
    </style:style>
    <style:style style:name="P335" style:family="paragraph" style:parent-style-name="Text_20_body" style:list-style-name="L32">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6246cf" officeooo:paragraph-rsid="009265d3" style:font-size-asian="9pt" style:font-size-complex="9pt"/>
    </style:style>
    <style:style style:name="P336" style:family="paragraph" style:parent-style-name="Text_20_body" style:list-style-name="L33">
      <style:paragraph-properties fo:margin-top="0in" fo:margin-bottom="0in" style:contextual-spacing="false"/>
      <style:text-properties fo:font-variant="normal" fo:text-transform="none" fo:color="#000000" style:font-name="Times New Roman" fo:font-size="9pt" fo:letter-spacing="normal" fo:font-style="normal" fo:font-weight="normal" officeooo:rsid="00464c92" officeooo:paragraph-rsid="009265d3" style:font-size-asian="9pt" style:font-size-complex="9pt"/>
    </style:style>
    <style:style style:name="P337"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font-name="Times New Roman" fo:font-size="10pt" fo:letter-spacing="normal" fo:font-style="normal" style:text-underline-style="none" fo:font-weight="normal" officeooo:paragraph-rsid="009265d3"/>
    </style:style>
    <style:style style:name="P338" style:family="paragraph" style:parent-style-name="Text_20_body" style:list-style-name="L52">
      <style:paragraph-properties fo:margin-top="0in" fo:margin-bottom="0in" style:contextual-spacing="false" fo:line-height="100%" fo:text-align="start" style:justify-single-word="false">
        <style:tab-stops/>
      </style:paragraph-properties>
      <style:text-properties fo:font-variant="normal" fo:text-transform="none" fo:color="#000000" style:font-name="Times New Roman" fo:font-size="10pt" fo:letter-spacing="normal" fo:font-style="normal" style:text-underline-style="none" fo:font-weight="normal" officeooo:rsid="00217b5f" officeooo:paragraph-rsid="009265d3"/>
    </style:style>
    <style:style style:name="P339" style:family="paragraph" style:parent-style-name="Text_20_body" style:list-style-name="L29">
      <style:paragraph-properties fo:margin-top="0in" fo:margin-bottom="0in" style:contextual-spacing="false" fo:line-height="100%"/>
      <style:text-properties fo:font-variant="normal" fo:text-transform="none" fo:color="#333333" style:font-name="Times New Roman" fo:font-size="9pt" fo:letter-spacing="normal" fo:font-style="normal" fo:font-weight="normal" officeooo:paragraph-rsid="009265d3" style:font-size-asian="9pt" style:font-size-complex="9pt"/>
    </style:style>
    <style:style style:name="P340" style:family="paragraph" style:parent-style-name="Text_20_body" style:list-style-name="L32">
      <style:paragraph-properties fo:margin-top="0in" fo:margin-bottom="0in" style:contextual-spacing="false" fo:line-height="100%"/>
      <style:text-properties fo:font-variant="normal" fo:text-transform="none" fo:color="#333333" style:font-name="Times New Roman" fo:font-size="9pt" fo:letter-spacing="normal" fo:font-style="normal" style:text-underline-style="none" fo:font-weight="bold" officeooo:rsid="002504c6" officeooo:paragraph-rsid="009265d3" style:font-size-asian="9pt" style:font-weight-asian="bold" style:font-size-complex="9pt" style:font-weight-complex="bold"/>
    </style:style>
    <style:style style:name="P341" style:family="paragraph" style:parent-style-name="Text_20_body">
      <style:paragraph-properties fo:margin-top="0in" fo:margin-bottom="0in" style:contextual-spacing="false"/>
      <style:text-properties fo:font-variant="normal" fo:text-transform="none" fo:color="#333333" style:font-name="Times New Roman" fo:font-size="12pt" fo:letter-spacing="normal" fo:font-style="normal" fo:font-weight="normal" officeooo:rsid="00e3922a" officeooo:paragraph-rsid="010259c4" style:font-size-asian="12pt" style:font-size-complex="12pt"/>
    </style:style>
    <style:style style:name="P342" style:family="paragraph" style:parent-style-name="Text_20_body" style:list-style-name="L27">
      <style:paragraph-properties fo:margin-top="0in" fo:margin-bottom="0in" style:contextual-spacing="false" fo:line-height="100%"/>
      <style:text-properties fo:font-size="8pt" officeooo:paragraph-rsid="009265d3" style:font-size-asian="8pt" style:font-size-complex="8pt"/>
    </style:style>
    <style:style style:name="P343" style:family="paragraph" style:parent-style-name="Text_20_body" style:list-style-name="L28">
      <style:paragraph-properties fo:margin-top="0in" fo:margin-bottom="0in" style:contextual-spacing="false" fo:line-height="100%" fo:text-align="start" style:justify-single-word="false">
        <style:tab-stops>
          <style:tab-stop style:position="0.0417in"/>
        </style:tab-stops>
      </style:paragraph-properties>
      <style:text-properties fo:font-size="10pt" officeooo:paragraph-rsid="009265d3" style:font-size-asian="10pt" style:font-size-complex="10pt"/>
    </style:style>
    <style:style style:name="P344" style:family="paragraph" style:parent-style-name="Text_20_body" style:list-style-name="L61">
      <style:paragraph-properties fo:margin-top="0in" fo:margin-bottom="0in" style:contextual-spacing="false" fo:line-height="100%" fo:text-align="start" style:justify-single-word="false"/>
      <style:text-properties fo:font-weight="normal" officeooo:paragraph-rsid="009265d3" style:font-weight-asian="normal" style:font-weight-complex="normal"/>
    </style:style>
    <style:style style:name="P345" style:family="paragraph" style:parent-style-name="Text_20_body">
      <style:paragraph-properties fo:margin-top="0in" fo:margin-bottom="0in" style:contextual-spacing="false"/>
      <style:text-properties officeooo:paragraph-rsid="00cc5efc"/>
    </style:style>
    <style:style style:name="P346" style:family="paragraph" style:parent-style-name="Text_20_body">
      <style:paragraph-properties fo:margin-top="0in" fo:margin-bottom="0in" style:contextual-spacing="false"/>
      <style:text-properties style:font-name="Times New Roman" fo:font-size="12pt" fo:font-weight="normal" officeooo:paragraph-rsid="00c84cfc" style:font-size-asian="12pt" style:font-weight-asian="normal" style:font-size-complex="12pt" style:font-weight-complex="normal"/>
    </style:style>
    <style:style style:name="P347" style:family="paragraph" style:parent-style-name="Text_20_body">
      <style:paragraph-properties fo:margin-top="0in" fo:margin-bottom="0in" style:contextual-spacing="false"/>
      <style:text-properties officeooo:paragraph-rsid="00d4e3f4"/>
    </style:style>
    <style:style style:name="P348" style:family="paragraph" style:parent-style-name="Text_20_body" style:list-style-name="L117">
      <style:paragraph-properties fo:margin-top="0in" fo:margin-bottom="0in" style:contextual-spacing="false"/>
      <style:text-properties officeooo:paragraph-rsid="00dbd349"/>
    </style:style>
    <style:style style:name="P349" style:family="paragraph" style:parent-style-name="Text_20_body" style:list-style-name="L117">
      <style:paragraph-properties fo:margin-top="0in" fo:margin-bottom="0in" style:contextual-spacing="false"/>
      <style:text-properties officeooo:rsid="00dd19b0" officeooo:paragraph-rsid="00dd19b0"/>
    </style:style>
    <style:style style:name="P350" style:family="paragraph" style:parent-style-name="Text_20_body" style:list-style-name="L117">
      <style:paragraph-properties fo:margin-top="0in" fo:margin-bottom="0in" style:contextual-spacing="false"/>
      <style:text-properties officeooo:rsid="00dd19b0" officeooo:paragraph-rsid="00dd48df"/>
    </style:style>
    <style:style style:name="P351" style:family="paragraph" style:parent-style-name="Text_20_body">
      <style:paragraph-properties fo:margin-top="0in" fo:margin-bottom="0in" style:contextual-spacing="false"/>
      <style:text-properties officeooo:rsid="00deccff" officeooo:paragraph-rsid="00e0e0c8"/>
    </style:style>
    <style:style style:name="P352" style:family="paragraph" style:parent-style-name="Text_20_body">
      <style:paragraph-properties fo:margin-top="0in" fo:margin-bottom="0in" style:contextual-spacing="false"/>
      <style:text-properties fo:font-size="12pt" officeooo:paragraph-rsid="00f3d0b9" style:font-size-asian="12pt" style:font-size-complex="12pt"/>
    </style:style>
    <style:style style:name="P353" style:family="paragraph" style:parent-style-name="Text_20_body" style:list-style-name="L18">
      <style:paragraph-properties fo:margin-top="0in" fo:margin-bottom="0in" style:contextual-spacing="false" fo:line-height="100%" fo:text-align="start" style:justify-single-word="false" fo:padding="0in" fo:border="none"/>
      <style:text-properties style:font-name="Times New Roman" fo:font-size="9pt" officeooo:rsid="003b9fbe" officeooo:paragraph-rsid="009265d3" style:font-size-asian="9pt" style:font-size-complex="9pt"/>
    </style:style>
    <style:style style:name="P354" style:family="paragraph" style:parent-style-name="Text_20_body" style:list-style-name="L29">
      <style:paragraph-properties fo:margin-top="0in" fo:margin-bottom="0in" style:contextual-spacing="false" fo:line-height="100%" fo:text-align="start" style:justify-single-word="false" fo:padding="0in" fo:border="none"/>
      <style:text-properties style:font-name="Times New Roman" fo:font-size="9pt" officeooo:paragraph-rsid="009265d3" style:font-size-asian="9pt" style:font-size-complex="9pt"/>
    </style:style>
    <style:style style:name="P355" style:family="paragraph" style:parent-style-name="Text_20_body" style:list-style-name="L40">
      <style:paragraph-properties fo:margin-top="0in" fo:margin-bottom="0in" style:contextual-spacing="false" fo:line-height="100%" fo:text-align="start" style:justify-single-word="false" fo:padding="0in" fo:border="none"/>
      <style:text-properties style:font-name="Times New Roman" fo:font-size="9pt" officeooo:paragraph-rsid="009265d3" style:font-size-asian="9pt" style:font-size-complex="9pt"/>
    </style:style>
    <style:style style:name="P356" style:family="paragraph" style:parent-style-name="Text_20_body" style:list-style-name="L39">
      <style:paragraph-properties fo:margin-top="0in" fo:margin-bottom="0in" style:contextual-spacing="false" fo:line-height="100%" fo:text-align="start" style:justify-single-word="false" fo:padding="0in" fo:border="none"/>
      <style:text-properties style:font-name="Times New Roman" fo:font-size="9pt" fo:font-style="normal" fo:font-weight="bold" officeooo:rsid="00ba021d" officeooo:paragraph-rsid="009265d3" style:font-size-asian="9pt" style:font-style-asian="normal" style:font-weight-asian="bold" style:font-name-complex="Verdana1" style:font-size-complex="9pt" style:font-style-complex="normal" style:font-weight-complex="bold"/>
    </style:style>
    <style:style style:name="P357" style:family="paragraph" style:parent-style-name="Text_20_body" style:list-style-name="L39">
      <style:paragraph-properties fo:margin-top="0in" fo:margin-bottom="0in" style:contextual-spacing="false" fo:line-height="100%" fo:text-align="start" style:justify-single-word="false" fo:padding="0in" fo:border="none"/>
      <style:text-properties style:font-name="Times New Roman" fo:font-size="10pt" officeooo:rsid="00ba021d" officeooo:paragraph-rsid="009265d3" style:font-size-asian="10pt" style:font-name-complex="Verdana1" style:font-size-complex="10pt"/>
    </style:style>
    <style:style style:name="P358" style:family="paragraph" style:parent-style-name="Text_20_body" style:list-style-name="L21">
      <style:paragraph-properties fo:margin-top="0in" fo:margin-bottom="0in" style:contextual-spacing="false" fo:line-height="100%" fo:text-align="start" style:justify-single-word="false" fo:padding="0in" fo:border="none"/>
      <style:text-properties officeooo:paragraph-rsid="009265d3"/>
    </style:style>
    <style:style style:name="P359" style:family="paragraph" style:parent-style-name="Text_20_body" style:list-style-name="L29">
      <style:paragraph-properties fo:margin-top="0in" fo:margin-bottom="0in" style:contextual-spacing="false" fo:line-height="100%" fo:text-align="start" style:justify-single-word="false" fo:padding="0in" fo:border="none"/>
      <style:text-properties officeooo:paragraph-rsid="009265d3"/>
    </style:style>
    <style:style style:name="P360" style:family="paragraph" style:parent-style-name="Text_20_body" style:list-style-name="L31">
      <style:paragraph-properties fo:margin-top="0in" fo:margin-bottom="0in" style:contextual-spacing="false" fo:line-height="100%" fo:text-align="start" style:justify-single-word="false" fo:padding="0in" fo:border="none"/>
      <style:text-properties officeooo:paragraph-rsid="009265d3"/>
    </style:style>
    <style:style style:name="P361"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9265d3" style:font-size-asian="9pt" style:font-size-complex="9pt"/>
    </style:style>
    <style:style style:name="P362"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435526" officeooo:paragraph-rsid="009265d3" style:font-size-asian="9pt" style:font-size-complex="9pt"/>
    </style:style>
    <style:style style:name="P363" style:family="paragraph" style:parent-style-name="Text_20_body" style:list-style-name="L52">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paragraph-rsid="009265d3"/>
    </style:style>
    <style:style style:name="P364"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9265d3" style:font-size-asian="9pt" style:font-size-complex="9pt"/>
    </style:style>
    <style:style style:name="P365"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paragraph-rsid="009265d3" style:font-size-asian="9pt" style:font-size-complex="9pt"/>
    </style:style>
    <style:style style:name="P366"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64bc6" officeooo:paragraph-rsid="009265d3" style:font-size-asian="9pt" style:font-size-complex="9pt"/>
    </style:style>
    <style:style style:name="P367"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333333" style:text-position="0% 100%" style:font-name="Times New Roman" fo:font-size="9pt" fo:letter-spacing="normal" fo:font-style="normal" style:text-underline-style="none" fo:font-weight="normal" officeooo:rsid="00af15be" officeooo:paragraph-rsid="009265d3" style:font-size-asian="9pt" style:font-style-asian="italic" style:font-weight-asian="normal" style:font-name-complex="Verdana1" style:font-size-complex="9pt" style:font-style-complex="italic" style:font-weight-complex="normal"/>
    </style:style>
    <style:style style:name="P368"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9265d3" style:font-size-asian="9pt" style:font-size-complex="9pt"/>
    </style:style>
    <style:style style:name="P369"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rsid="009265d3" officeooo:paragraph-rsid="0110efce" style:font-size-asian="12pt" style:font-size-complex="12pt"/>
    </style:style>
    <style:style style:name="P370" style:family="paragraph" style:parent-style-name="Text_20_body" style:list-style-name="L29">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style:text-underline-style="none" fo:font-weight="normal" officeooo:rsid="002504c6" officeooo:paragraph-rsid="009265d3" style:font-size-asian="9pt" style:font-size-complex="9pt"/>
    </style:style>
    <style:style style:name="P371"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paragraph-rsid="009265d3"/>
    </style:style>
    <style:style style:name="P372"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rsid="0013351a" officeooo:paragraph-rsid="009265d3" style:font-size-asian="9pt" style:font-size-complex="9pt"/>
    </style:style>
    <style:style style:name="P373" style:family="paragraph" style:parent-style-name="Text_20_body" style:list-style-name="L38">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9265d3" style:font-size-asian="10pt" style:font-name-complex="Verdana1" style:font-size-complex="10pt"/>
    </style:style>
    <style:style style:name="P374" style:family="paragraph" style:parent-style-name="Text_20_body" style:list-style-name="L39">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9265d3" style:font-size-asian="9pt" style:font-style-asian="normal" style:font-weight-asian="bold" style:font-name-complex="Verdana1" style:font-size-complex="9pt" style:font-style-complex="normal" style:font-weight-complex="bold"/>
    </style:style>
    <style:style style:name="P375" style:family="paragraph" style:parent-style-name="Text_20_body" style:list-style-name="L39">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09265d3" style:font-size-asian="9pt" style:font-style-asian="normal" style:font-weight-asian="normal" style:font-name-complex="Verdana1" style:font-size-complex="9pt" style:font-style-complex="normal" style:font-weight-complex="normal"/>
    </style:style>
    <style:style style:name="P376" style:family="paragraph" style:parent-style-name="Text_20_body" style:list-style-name="L40">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7dc076" officeooo:paragraph-rsid="009265d3" style:font-size-asian="9pt" style:font-style-asian="normal" style:font-weight-asian="normal" style:font-name-complex="Verdana1" style:font-size-complex="9pt" style:font-style-complex="normal" style:font-weight-complex="normal"/>
    </style:style>
    <style:style style:name="P377" style:family="paragraph" style:parent-style-name="Text_20_body" style:list-style-name="L41">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0db789" officeooo:paragraph-rsid="009265d3" style:font-size-asian="9pt" style:font-style-asian="normal" style:font-weight-asian="bold" style:font-name-complex="Verdana1" style:font-size-complex="9pt" style:font-style-complex="normal" style:font-weight-complex="bold"/>
    </style:style>
    <style:style style:name="P378" style:family="paragraph" style:parent-style-name="Text_20_body" style:list-style-name="L44">
      <style:paragraph-properties fo:margin-top="0in" fo:margin-bottom="0in" style:contextual-spacing="false" style:line-height-at-least="0.1465in"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9265d3" style:font-size-asian="10pt" style:font-style-asian="normal" style:font-weight-asian="bold" style:font-name-complex="Verdana1" style:font-size-complex="10pt" style:font-style-complex="normal" style:font-weight-complex="bold"/>
    </style:style>
    <style:style style:name="P379" style:family="paragraph" style:parent-style-name="Text_20_body" style:list-style-name="L52">
      <style:paragraph-properties fo:margin-top="0in" fo:margin-bottom="0in" style:contextual-spacing="false" fo:line-height="100%"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4010b8" officeooo:paragraph-rsid="009265d3" style:font-size-asian="20pt" style:font-style-asian="normal" style:font-weight-asian="bold" style:font-name-complex="Verdana1" style:font-size-complex="20pt" style:font-style-complex="normal" style:font-weight-complex="bold"/>
    </style:style>
    <style:style style:name="P380"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381" style:family="paragraph" style:parent-style-name="Text_20_body" style:list-style-name="L6">
      <style:paragraph-properties style:line-height-at-least="0.1465in"/>
      <style:text-properties fo:font-size="12pt" officeooo:paragraph-rsid="00209bab" style:font-size-asian="12pt" style:font-size-complex="12pt"/>
    </style:style>
    <style:style style:name="P382" style:family="paragraph" style:parent-style-name="Text_20_body" style:list-style-name="L7">
      <style:text-properties fo:font-size="12pt" officeooo:paragraph-rsid="00209bab" style:font-size-asian="12pt" style:font-size-complex="12pt"/>
    </style:style>
    <style:style style:name="P383" style:family="paragraph" style:parent-style-name="Text_20_body" style:list-style-name="L7">
      <style:text-properties fo:color="#000000" fo:font-size="12pt" officeooo:paragraph-rsid="00209bab" style:font-size-asian="12pt" style:font-size-complex="12pt"/>
    </style:style>
    <style:style style:name="P384" style:family="paragraph" style:parent-style-name="Text_20_body">
      <style:paragraph-properties style:line-height-at-least="0.1465in"/>
      <style:text-properties fo:color="#000000" fo:font-size="12pt" officeooo:paragraph-rsid="003a2ac6" style:font-size-asian="12pt" style:font-size-complex="12pt"/>
    </style:style>
    <style:style style:name="P385" style:family="paragraph" style:parent-style-name="Text_20_body" style:list-style-name="L7">
      <style:text-properties fo:color="#000000" fo:font-size="12pt" officeooo:paragraph-rsid="00209bab" fo:background-color="#ffffff" style:font-size-asian="12pt" style:font-size-complex="12pt"/>
    </style:style>
    <style:style style:name="P386" style:family="paragraph" style:parent-style-name="Text_20_body">
      <style:paragraph-properties style:line-height-at-least="0.1465in" fo:text-align="center" style:justify-single-word="false"/>
      <style:text-properties fo:color="#000000" fo:font-size="12pt" fo:font-weight="bold" officeooo:rsid="010259c4" officeooo:paragraph-rsid="010259c4" style:font-size-asian="12pt" style:font-weight-asian="bold" style:font-size-complex="12pt" style:font-weight-complex="bold"/>
    </style:style>
    <style:style style:name="P387" style:family="paragraph" style:parent-style-name="Text_20_body">
      <style:text-properties style:font-name="Times New Roman" fo:font-size="12pt" officeooo:rsid="007b97ab" officeooo:paragraph-rsid="00dbd349" style:font-size-asian="12pt" style:font-size-complex="12pt"/>
    </style:style>
    <style:style style:name="P388" style:family="paragraph" style:parent-style-name="Text_20_body">
      <style:text-properties style:font-name="Times New Roman" fo:font-size="12pt" fo:font-style="normal" fo:font-weight="normal" officeooo:rsid="00e8bd22" officeooo:paragraph-rsid="00e8bd22" style:font-size-asian="12pt" style:font-size-complex="12pt"/>
    </style:style>
    <style:style style:name="P389" style:family="paragraph" style:parent-style-name="Text_20_body">
      <style:text-properties officeooo:paragraph-rsid="00bffb5e"/>
    </style:style>
    <style:style style:name="P390" style:family="paragraph" style:parent-style-name="Text_20_body">
      <style:text-properties officeooo:rsid="00bffb5e" officeooo:paragraph-rsid="00c84cfc"/>
    </style:style>
    <style:style style:name="P391" style:family="paragraph" style:parent-style-name="Text_20_body">
      <style:text-properties officeooo:paragraph-rsid="00c84cfc"/>
    </style:style>
    <style:style style:name="P392" style:family="paragraph" style:parent-style-name="Text_20_body">
      <style:text-properties fo:font-size="30.75pt"/>
    </style:style>
    <style:style style:name="P393" style:family="paragraph" style:parent-style-name="Text_20_body">
      <style:text-properties officeooo:paragraph-rsid="00d3d8e6"/>
    </style:style>
    <style:style style:name="P394" style:family="paragraph" style:parent-style-name="Text_20_body">
      <style:text-properties officeooo:paragraph-rsid="00d4e3f4"/>
    </style:style>
    <style:style style:name="P395" style:family="paragraph" style:parent-style-name="Text_20_body">
      <style:text-properties officeooo:paragraph-rsid="00dbd349"/>
    </style:style>
    <style:style style:name="P396" style:family="paragraph" style:parent-style-name="Text_20_body">
      <style:text-properties officeooo:paragraph-rsid="00e3922a"/>
    </style:style>
    <style:style style:name="P397" style:family="paragraph" style:parent-style-name="Text_20_body">
      <style:text-properties officeooo:paragraph-rsid="00e74ee8"/>
    </style:style>
    <style:style style:name="P398" style:family="paragraph" style:parent-style-name="Text_20_body">
      <style:text-properties fo:font-weight="bold" style:font-weight-asian="bold" style:font-weight-complex="bold"/>
    </style:style>
    <style:style style:name="P399" style:family="paragraph" style:parent-style-name="Text_20_body">
      <style:paragraph-properties fo:text-align="center" style:justify-single-word="false"/>
      <style:text-properties fo:font-weight="bold" style:font-weight-asian="bold" style:font-weight-complex="bold"/>
    </style:style>
    <style:style style:name="P400" style:family="paragraph" style:parent-style-name="Text_20_body">
      <style:text-properties officeooo:paragraph-rsid="010ed6cd"/>
    </style:style>
    <style:style style:name="P401"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402"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403" style:family="paragraph" style:parent-style-name="Text_20_body" style:list-style-name="L17">
      <style:paragraph-properties fo:margin-left="0.5in" fo:margin-right="0in" fo:margin-top="0in" fo:margin-bottom="0in" style:contextual-spacing="false" fo:line-height="100%" fo:text-indent="-0.25in" style:auto-text-indent="false"/>
      <style:text-properties style:font-name="Times New Roman" fo:font-size="9pt" officeooo:paragraph-rsid="009265d3" style:font-size-asian="9pt" style:font-size-complex="9pt"/>
    </style:style>
    <style:style style:name="P404" style:family="paragraph" style:parent-style-name="Text_20_body" style:list-style-name="L17">
      <style:paragraph-properties fo:margin-left="0.5in" fo:margin-right="0in" fo:margin-top="0in" fo:margin-bottom="0in" style:contextual-spacing="false" fo:line-height="100%" fo:text-indent="-0.25in" style:auto-text-indent="false"/>
      <style:text-properties fo:font-size="9pt" fo:font-weight="bold" officeooo:paragraph-rsid="009265d3" style:font-size-asian="9pt" style:font-weight-asian="bold" style:font-size-complex="9pt" style:font-weight-complex="bold"/>
    </style:style>
    <style:style style:name="P405" style:family="paragraph" style:parent-style-name="Text_20_body" style:list-style-name="L17">
      <style:paragraph-properties fo:margin-left="0.5in" fo:margin-right="0in" fo:margin-top="0in" fo:margin-bottom="0in" style:contextual-spacing="false" fo:line-height="100%" fo:text-align="start" style:justify-single-word="false" fo:text-indent="-0.25in" style:auto-text-indent="false" fo:padding="0in" fo:border="none"/>
      <style:text-properties fo:color="#000000" style:font-name="Times New Roman" fo:font-size="9pt" officeooo:paragraph-rsid="009265d3" style:font-size-asian="9pt" style:font-size-complex="9pt"/>
    </style:style>
    <style:style style:name="P406" style:family="paragraph" style:parent-style-name="Text_20_body" style:list-style-name="L17">
      <style:paragraph-properties fo:margin-left="0.5in" fo:margin-right="0in" fo:margin-top="0in" fo:margin-bottom="0in" style:contextual-spacing="false" fo:line-height="100%" fo:text-align="start" style:justify-single-word="false" fo:text-indent="-0.25in" style:auto-text-indent="false" fo:padding="0in" fo:border="none"/>
      <style:text-properties officeooo:paragraph-rsid="009265d3"/>
    </style:style>
    <style:style style:name="P407" style:family="paragraph" style:parent-style-name="Text_20_body" style:list-style-name="L17">
      <style:paragraph-properties fo:margin-left="0in" fo:margin-right="0in" fo:margin-top="0in" fo:margin-bottom="0in" style:contextual-spacing="false" fo:line-height="100%" fo:text-indent="-0.25in" style:auto-text-indent="false"/>
      <style:text-properties style:font-name="Times New Roman" fo:font-size="12pt" fo:font-style="normal" fo:font-weight="normal" officeooo:paragraph-rsid="009265d3" style:font-size-asian="12pt" style:font-style-asian="normal" style:font-weight-asian="normal" style:font-size-complex="12pt" style:font-style-complex="normal" style:font-weight-complex="normal"/>
    </style:style>
    <style:style style:name="P408" style:family="paragraph" style:parent-style-name="Text_20_body" style:list-style-name="L18">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409" style:family="paragraph" style:parent-style-name="Text_20_body" style:list-style-name="L17">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410" style:family="paragraph" style:parent-style-name="Text_20_body" style:list-style-name="L57">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9265d3" style:font-size-asian="12pt" style:font-weight-asian="bold" style:font-size-complex="12pt" style:font-weight-complex="bold"/>
    </style:style>
    <style:style style:name="P411" style:family="paragraph" style:parent-style-name="Text_20_body" style:list-style-name="L55">
      <style:paragraph-properties fo:margin-left="0in" fo:margin-right="0in" fo:margin-top="0in" fo:margin-bottom="0in" style:contextual-spacing="false" fo:line-height="100%" fo:text-indent="-0.25in" style:auto-text-indent="false"/>
      <style:text-properties style:font-name="Times New Roman" fo:font-size="12pt" fo:font-weight="bold" officeooo:rsid="003642d2" officeooo:paragraph-rsid="009265d3" style:font-size-asian="12pt" style:font-weight-asian="bold" style:font-size-complex="12pt" style:font-weight-complex="bold"/>
    </style:style>
    <style:style style:name="P412" style:family="paragraph" style:parent-style-name="Text_20_body" style:list-style-name="L56">
      <style:paragraph-properties fo:margin-left="0in" fo:margin-right="0in" fo:margin-top="0in" fo:margin-bottom="0in" style:contextual-spacing="false" fo:line-height="100%" fo:text-indent="-0.25in" style:auto-text-indent="false"/>
      <style:text-properties style:font-name="Times New Roman" fo:font-size="9pt" officeooo:paragraph-rsid="009265d3" style:font-size-asian="9pt" style:font-size-complex="9pt"/>
    </style:style>
    <style:style style:name="P413" style:family="paragraph" style:parent-style-name="Text_20_body" style:list-style-name="L24">
      <style:paragraph-properties fo:margin-left="0in" fo:margin-right="0in" fo:margin-top="0in" fo:margin-bottom="0in" style:contextual-spacing="false" style:line-height-at-least="0.1465in" fo:text-align="start" style:justify-single-word="false" fo:text-indent="-0.25in" style:auto-text-indent="false"/>
      <style:text-properties fo:font-size="9pt" officeooo:rsid="00409db7" officeooo:paragraph-rsid="009265d3" style:font-size-asian="9pt" style:font-size-complex="9pt"/>
    </style:style>
    <style:style style:name="P414" style:family="paragraph" style:parent-style-name="Text_20_body" style:list-style-name="L26">
      <style:paragraph-properties fo:margin-left="0in" fo:margin-right="0in" fo:margin-top="0in" fo:margin-bottom="0in" style:contextual-spacing="false" fo:line-height="100%" fo:text-align="start" style:justify-single-word="false" fo:text-indent="-0.25in" style:auto-text-indent="false">
        <style:tab-stops/>
      </style:paragraph-properties>
      <style:text-properties fo:color="#000000" style:font-name="Times New Roman" fo:font-size="9pt" officeooo:rsid="00455067" officeooo:paragraph-rsid="009265d3" style:font-size-asian="9pt" style:font-name-complex="Verdana1" style:font-size-complex="9pt"/>
    </style:style>
    <style:style style:name="P415" style:family="paragraph" style:parent-style-name="Text_20_body" style:list-style-name="L44">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c4ec5" officeooo:paragraph-rsid="009265d3" style:font-size-asian="12pt" style:font-style-asian="italic" style:font-weight-asian="bold" style:font-name-complex="Verdana1" style:font-size-complex="12pt" style:font-style-complex="italic" style:font-weight-complex="bold"/>
    </style:style>
    <style:style style:name="P416" style:family="paragraph" style:parent-style-name="Text_20_body" style:list-style-name="L51">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17b5f" officeooo:paragraph-rsid="009265d3" style:font-size-asian="12pt" style:font-style-asian="italic" style:font-weight-asian="bold" style:font-name-complex="Verdana1" style:font-size-complex="12pt" style:font-style-complex="italic" style:font-weight-complex="bold"/>
    </style:style>
    <style:style style:name="P417" style:family="paragraph" style:parent-style-name="Text_20_body" style:list-style-name="L31">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paragraph-properties>
      <style:text-properties fo:font-size="9pt" officeooo:rsid="00409db7" officeooo:paragraph-rsid="009265d3" style:font-size-asian="9pt" style:font-size-complex="9pt"/>
    </style:style>
    <style:style style:name="P418" style:family="paragraph" style:parent-style-name="Text_20_body" style:list-style-name="L29">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 fo:font-size="12pt" fo:letter-spacing="normal" fo:font-style="normal" style:text-underline-style="none" fo:font-weight="bold" officeooo:rsid="002504c6" officeooo:paragraph-rsid="009265d3" style:font-size-asian="12pt" style:font-weight-asian="bold" style:font-size-complex="12pt" style:font-weight-complex="bold"/>
    </style:style>
    <style:style style:name="P419" style:family="paragraph" style:parent-style-name="Text_20_body" style:list-style-name="L40">
      <style:paragraph-properties fo:margin-left="0in" fo:margin-right="0in" fo:margin-top="0in" fo:margin-bottom="0in" style:contextual-spacing="false" style:line-height-at-least="0.1465in" fo:text-align="start" style:justify-single-word="false" fo:text-indent="-0.25in" style:auto-text-indent="false" fo:padding="0in" fo:border="none"/>
      <style:text-properties fo:font-variant="normal" fo:text-transform="none" fo:color="#000000" style:text-position="0% 100%" style:font-name="Times New Roman" fo:font-size="12pt" fo:letter-spacing="normal" fo:font-style="normal" style:text-underline-style="none" fo:font-weight="bold" officeooo:rsid="007dc076" officeooo:paragraph-rsid="009265d3" style:font-size-asian="12pt" style:font-style-asian="normal" style:font-weight-asian="bold" style:font-name-complex="Verdana1" style:font-size-complex="12pt" style:font-style-complex="normal" style:font-weight-complex="bold"/>
    </style:style>
    <style:style style:name="P420" style:family="paragraph" style:parent-style-name="Text_20_body" style:list-style-name="L43">
      <style:paragraph-properties fo:margin-left="0in" fo:margin-right="0in" fo:margin-top="0in" fo:margin-bottom="0in" style:contextual-spacing="false" fo:line-height="100%" fo:text-align="start" style:justify-single-word="false" fo:text-indent="-0.25in" style:auto-text-indent="false" fo:padding="0in" fo:border="none"/>
      <style:text-properties style:font-name="Times New Roman" fo:font-size="9pt" officeooo:rsid="0013351a" officeooo:paragraph-rsid="009265d3" style:font-size-asian="9pt" style:font-size-complex="9pt"/>
    </style:style>
    <style:style style:name="P421" style:family="paragraph" style:parent-style-name="Text_20_body" style:list-style-name="L20">
      <style:paragraph-properties fo:margin-left="0in" fo:margin-right="0in"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422" style:family="paragraph" style:parent-style-name="Text_20_body" style:list-style-name="L43">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423" style:family="paragraph" style:parent-style-name="Text_20_body" style:list-style-name="L59">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9265d3" style:font-size-asian="12pt" style:font-style-asian="normal" style:font-weight-asian="bold" style:font-name-complex="Verdana1" style:font-size-complex="12pt" style:font-style-complex="normal" style:font-weight-complex="bold"/>
    </style:style>
    <style:style style:name="P424" style:family="paragraph" style:parent-style-name="Text_20_body" style:list-style-name="L44">
      <style:paragraph-properties fo:margin-left="0in" fo:margin-right="0in"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a2771" officeooo:paragraph-rsid="009265d3" style:font-size-asian="12pt" style:font-style-asian="italic" style:font-weight-asian="bold" style:font-name-complex="Verdana1" style:font-size-complex="12pt" style:font-style-complex="italic" style:font-weight-complex="bold"/>
    </style:style>
    <style:style style:name="P425" style:family="paragraph" style:parent-style-name="Text_20_body" style:list-style-name="L33">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26" style:family="paragraph" style:parent-style-name="Text_20_body" style:list-style-name="L35">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27" style:family="paragraph" style:parent-style-name="Text_20_body" style:list-style-name="L39">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28" style:family="paragraph" style:parent-style-name="Text_20_body" style:list-style-name="L4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29" style:family="paragraph" style:parent-style-name="Text_20_body" style:list-style-name="L31">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30" style:family="paragraph" style:parent-style-name="Text_20_body" style:list-style-name="L45">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31" style:family="paragraph" style:parent-style-name="Text_20_body" style:list-style-name="L48">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32" style:family="paragraph" style:parent-style-name="Text_20_body" style:list-style-name="L37">
      <style:paragraph-properties fo:margin-left="0in" fo:margin-right="0in" fo:margin-top="0in" fo:margin-bottom="0in" style:contextual-spacing="false" style:line-height-at-least="0.1465in" fo:text-align="start" style:justify-single-word="false" fo:text-indent="0.0098in" style:auto-text-indent="false" fo:padding="0in" fo:border="none">
        <style:tab-stops/>
      </style:paragraph-properties>
      <style:text-properties style:font-name="Times New Roman" fo:font-size="9pt" officeooo:rsid="00409db7" officeooo:paragraph-rsid="009265d3" style:font-size-asian="9pt" style:font-size-complex="9pt"/>
    </style:style>
    <style:style style:name="P433" style:family="paragraph" style:parent-style-name="Text_20_body" style:list-style-name="L66">
      <style:paragraph-properties fo:margin-left="0in" fo:margin-right="0in" fo:margin-top="0in" fo:margin-bottom="0in" style:contextual-spacing="false" fo:line-height="100%" fo:text-align="start" style:justify-single-word="false" fo:text-indent="0.0098in" style:auto-text-indent="false"/>
      <style:text-properties style:font-name="Times New Roman" fo:font-size="9pt" officeooo:paragraph-rsid="009265d3" style:font-size-asian="9pt" style:font-size-complex="9pt"/>
    </style:style>
    <style:style style:name="P434" style:family="paragraph" style:parent-style-name="Text_20_body" style:list-style-name="L53">
      <style:paragraph-properties fo:margin-left="0in" fo:margin-right="0in" fo:margin-top="0in" fo:margin-bottom="0in" style:contextual-spacing="false" fo:line-height="100%" fo:text-indent="0in" style:auto-text-indent="false"/>
      <style:text-properties officeooo:paragraph-rsid="009265d3"/>
    </style:style>
    <style:style style:name="P435" style:family="paragraph" style:parent-style-name="Text_20_body" style:list-style-name="L53">
      <style:paragraph-properties fo:margin-left="0in" fo:margin-right="0in" fo:margin-top="0in" fo:margin-bottom="0in" style:contextual-spacing="false" fo:line-height="100%" fo:text-indent="0in" style:auto-text-indent="false"/>
      <style:text-properties style:font-name="Times New Roman" fo:font-size="12pt" officeooo:paragraph-rsid="009265d3" style:font-size-asian="12pt" style:font-size-complex="12pt"/>
    </style:style>
    <style:style style:name="P436"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5a6f7a" style:font-size-asian="12pt" style:font-size-complex="12pt"/>
    </style:style>
    <style:style style:name="P437" style:family="paragraph" style:parent-style-name="Text_20_body">
      <style:paragraph-properties fo:margin-left="0in" fo:margin-right="0in" fo:text-indent="0in" style:auto-text-indent="false"/>
    </style:style>
    <style:style style:name="P438" style:family="paragraph" style:parent-style-name="Text_20_body" style:list-style-name="L54">
      <style:paragraph-properties fo:margin-left="0.5098in" fo:margin-right="0in" fo:margin-top="0in" fo:margin-bottom="0in" style:contextual-spacing="false" fo:line-height="100%" fo:text-align="start" style:justify-single-word="false" fo:text-indent="-0.2598in" style:auto-text-indent="false">
        <style:tab-stops/>
      </style:paragraph-properties>
      <style:text-properties officeooo:rsid="00217b5f" officeooo:paragraph-rsid="009265d3"/>
    </style:style>
    <style:style style:name="P439" style:family="paragraph" style:parent-style-name="Text_20_body">
      <style:paragraph-properties fo:text-align="center" style:justify-single-word="false" fo:background-color="#dddddd">
        <style:background-image/>
      </style:paragraph-properties>
    </style:style>
    <style:style style:name="P44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b9fbe" style:font-weight-asian="bold" style:font-weight-complex="bold"/>
    </style:style>
    <style:style style:name="T4" style:family="text">
      <style:text-properties fo:font-weight="bold" officeooo:rsid="00268e51" style:font-weight-asian="bold" style:font-weight-complex="bold"/>
    </style:style>
    <style:style style:name="T5" style:family="text">
      <style:text-properties fo:font-weight="bold" officeooo:rsid="00ac2ee4" style:font-weight-asian="bold" style:font-weight-complex="bold"/>
    </style:style>
    <style:style style:name="T6" style:family="text">
      <style:text-properties style:text-position="33% 80%"/>
    </style:style>
    <style:style style:name="T7" style:family="text">
      <style:text-properties style:text-position="33% 80%" fo:font-weight="bold"/>
    </style:style>
    <style:style style:name="T8" style:family="text">
      <style:text-properties style:text-position="33% 80%" fo:background-color="#ffffff"/>
    </style:style>
    <style:style style:name="T9" style:family="text">
      <style:text-properties style:text-position="33% 80%" fo:font-size="12pt" style:font-size-asian="12pt" style:font-size-complex="12pt"/>
    </style:style>
    <style:style style:name="T10" style:family="text">
      <style:text-properties style:text-position="33% 80%" fo:font-weight="normal" style:font-weight-asian="normal" style:font-weight-complex="normal"/>
    </style:style>
    <style:style style:name="T11" style:family="text">
      <style:text-properties style:text-position="0% 100%"/>
    </style:style>
    <style:style style:name="T12" style:family="text">
      <style:text-properties style:text-position="0% 100%" style:font-name="Verdana" fo:font-weight="bold"/>
    </style:style>
    <style:style style:name="T13" style:family="text">
      <style:text-properties style:text-position="0% 100%" style:font-name="Verdana" fo:font-weight="bold" officeooo:rsid="00348fea"/>
    </style:style>
    <style:style style:name="T14" style:family="text">
      <style:text-properties style:text-position="0% 100%" style:font-name="Verdana" fo:font-weight="bold" officeooo:rsid="0024c595"/>
    </style:style>
    <style:style style:name="T15" style:family="text">
      <style:text-properties style:text-position="0% 100%" officeooo:rsid="00348fea"/>
    </style:style>
    <style:style style:name="T16" style:family="text">
      <style:text-properties style:text-position="0% 100%" officeooo:rsid="006f2f0f"/>
    </style:style>
    <style:style style:name="T17" style:family="text">
      <style:text-properties style:text-position="0% 100%" officeooo:rsid="00288b8f"/>
    </style:style>
    <style:style style:name="T18" style:family="text">
      <style:text-properties style:text-position="0% 100%" fo:font-weight="normal" officeooo:rsid="002d1d35" style:font-weight-asian="normal" style:font-weight-complex="normal"/>
    </style:style>
    <style:style style:name="T19" style:family="text">
      <style:text-properties style:text-position="0% 100%" officeooo:rsid="00516e8f"/>
    </style:style>
    <style:style style:name="T20" style:family="text">
      <style:text-properties style:text-position="0% 100%" style:font-name="Times New Roman" fo:font-size="9pt" fo:font-style="normal" officeooo:rsid="00428da7" style:font-size-asian="9pt" style:font-size-complex="9pt"/>
    </style:style>
    <style:style style:name="T21" style:family="text">
      <style:text-properties style:text-position="0% 100%" style:font-name="Times New Roman" fo:font-size="9pt" fo:font-style="normal" officeooo:rsid="00455067" style:font-size-asian="9pt" style:font-size-complex="9pt"/>
    </style:style>
    <style:style style:name="T22" style:family="text">
      <style:text-properties style:text-position="0% 100%" officeooo:rsid="00597a9d" style:font-style-asian="italic" style:font-weight-asian="normal" style:font-name-complex="Verdana1" style:font-style-complex="italic" style:font-weight-complex="normal"/>
    </style:style>
    <style:style style:name="T23" style:family="text">
      <style:text-properties style:text-position="0% 100%" officeooo:rsid="003f6c69" style:font-style-asian="italic" style:font-weight-asian="normal" style:font-name-complex="Verdana1" style:font-style-complex="italic" style:font-weight-complex="normal"/>
    </style:style>
    <style:style style:name="T24" style:family="text">
      <style:text-properties style:text-position="0% 100%" officeooo:rsid="00af15be" style:font-style-asian="italic" style:font-weight-asian="normal" style:font-name-complex="Verdana1" style:font-style-complex="italic" style:font-weight-complex="normal"/>
    </style:style>
    <style:style style:name="T25" style:family="text">
      <style:text-properties style:text-position="0% 100%" style:text-underline-style="none" officeooo:rsid="00589947" style:font-style-asian="italic" style:font-weight-asian="bold" style:font-name-complex="Verdana1" style:font-style-complex="italic" style:font-weight-complex="bold"/>
    </style:style>
    <style:style style:name="T26" style:family="text">
      <style:text-properties style:text-position="0% 100%" style:text-underline-style="none" officeooo:rsid="00217b5f" style:font-style-asian="italic" style:font-weight-asian="bold" style:font-name-complex="Verdana1" style:font-style-complex="italic" style:font-weight-complex="bold"/>
    </style:style>
    <style:style style:name="T27" style:family="text">
      <style:text-properties style:text-position="0% 100%" style:text-underline-style="none" officeooo:rsid="0060f0c4" style:font-style-asian="normal" style:font-weight-asian="normal" style:font-name-complex="Verdana1" style:font-style-complex="normal" style:font-weight-complex="normal"/>
    </style:style>
    <style:style style:name="T28" style:family="text">
      <style:text-properties style:text-position="0% 100%" style:text-underline-style="none" officeooo:rsid="005a6ace" style:font-style-asian="normal" style:font-weight-asian="normal" style:font-name-complex="Verdana1" style:font-style-complex="normal" style:font-weight-complex="normal"/>
    </style:style>
    <style:style style:name="T29" style:family="text">
      <style:text-properties style:text-position="0% 100%" style:text-underline-style="none" officeooo:rsid="0013351a" style:font-style-asian="normal" style:font-weight-asian="normal" style:font-name-complex="Verdana1" style:font-style-complex="normal" style:font-weight-complex="normal"/>
    </style:style>
    <style:style style:name="T30" style:family="text">
      <style:text-properties style:text-position="0% 100%" style:font-style-asian="normal" style:font-name-complex="Verdana1" style:font-style-complex="normal"/>
    </style:style>
    <style:style style:name="T31" style:family="text">
      <style:text-properties style:text-position="0% 100%" officeooo:rsid="005de89b" style:font-style-asian="normal" style:font-name-complex="Verdana1" style:font-style-complex="normal"/>
    </style:style>
    <style:style style:name="T32" style:family="text">
      <style:text-properties style:text-position="0% 100%" officeooo:rsid="00612769" style:font-style-asian="normal" style:font-name-complex="Verdana1" style:font-style-complex="normal"/>
    </style:style>
    <style:style style:name="T33" style:family="text">
      <style:text-properties style:text-position="0% 100%" officeooo:rsid="0068932c"/>
    </style:style>
    <style:style style:name="T34" style:family="text">
      <style:text-properties style:text-position="0% 100%" officeooo:rsid="010d332d"/>
    </style:style>
    <style:style style:name="T35" style:family="text">
      <style:text-properties style:text-position="0% 100%" style:text-underline-style="solid" style:text-underline-width="auto" style:text-underline-color="font-color" officeooo:rsid="00462da3"/>
    </style:style>
    <style:style style:name="T36" style:family="text">
      <style:text-properties style:text-position="0% 100%" fo:font-style="normal" style:text-underline-style="none" officeooo:rsid="0013351a" style:font-size-asian="9pt" style:font-style-asian="normal" style:font-weight-asian="normal" style:font-name-complex="Verdana1" style:font-size-complex="9pt" style:font-style-complex="normal" style:font-weight-complex="normal"/>
    </style:style>
    <style:style style:name="T37" style:family="text">
      <style:text-properties style:text-position="0% 100%" fo:font-style="normal" style:text-underline-style="none" officeooo:rsid="00446e61" style:font-size-asian="9pt" style:font-style-asian="normal" style:font-weight-asian="normal" style:font-name-complex="Verdana1" style:font-size-complex="9pt" style:font-style-complex="normal" style:font-weight-complex="normal"/>
    </style:style>
    <style:style style:name="T38" style:family="text">
      <style:text-properties style:text-position="0% 100%" fo:font-style="normal" style:text-underline-style="none" officeooo:rsid="00151853" style:font-size-asian="9pt" style:font-style-asian="normal" style:font-weight-asian="normal" style:font-name-complex="Verdana1" style:font-size-complex="9pt" style:font-style-complex="normal" style:font-weight-complex="normal"/>
    </style:style>
    <style:style style:name="T39" style:family="text">
      <style:text-properties style:text-position="0% 100%" fo:font-style="normal" style:text-underline-style="none" officeooo:rsid="00f3c5f5" style:font-size-asian="9pt" style:font-style-asian="normal" style:font-weight-asian="normal" style:font-name-complex="Verdana1" style:font-size-complex="9pt" style:font-style-complex="normal" style:font-weight-complex="normal"/>
    </style:style>
    <style:style style:name="T40" style:family="text">
      <style:text-properties style:text-position="0% 100%" fo:font-style="normal" style:text-underline-style="none" officeooo:rsid="0068932c" style:font-size-asian="9pt" style:font-style-asian="normal" style:font-weight-asian="normal" style:font-name-complex="Verdana1" style:font-size-complex="9pt" style:font-style-complex="normal" style:font-weight-complex="normal"/>
    </style:style>
    <style:style style:name="T41" style:family="text">
      <style:text-properties style:text-position="0% 100%" fo:font-style="normal" style:text-underline-style="none" officeooo:rsid="00be2e21" style:font-style-asian="normal" style:font-weight-asian="normal" style:font-name-complex="Verdana1" style:font-style-complex="normal" style:font-weight-complex="normal"/>
    </style:style>
    <style:style style:name="T42" style:family="text">
      <style:text-properties style:text-position="0% 100%" fo:font-style="normal" style:text-underline-style="none" officeooo:rsid="004d37c2" style:font-style-asian="normal" style:font-weight-asian="normal" style:font-name-complex="Verdana1" style:font-style-complex="normal" style:font-weight-complex="normal"/>
    </style:style>
    <style:style style:name="T43" style:family="text">
      <style:text-properties style:text-position="0% 100%" fo:font-style="normal" style:text-underline-style="none" officeooo:rsid="00e0cc49" style:font-style-asian="normal" style:font-weight-asian="normal" style:font-name-complex="Verdana1" style:font-style-complex="normal" style:font-weight-complex="normal"/>
    </style:style>
    <style:style style:name="T44" style:family="text">
      <style:text-properties style:text-position="0% 100%" fo:font-style="normal" style:text-underline-style="none" officeooo:rsid="0027cb70" style:font-style-asian="normal" style:font-weight-asian="normal" style:font-name-complex="Verdana1" style:font-style-complex="normal" style:font-weight-complex="normal"/>
    </style:style>
    <style:style style:name="T45" style:family="text">
      <style:text-properties style:text-position="0% 100%" fo:font-style="normal" style:text-underline-style="none" style:font-style-asian="normal" style:font-weight-asian="normal" style:font-style-complex="normal" style:font-weight-complex="normal"/>
    </style:style>
    <style:style style:name="T46" style:family="text">
      <style:text-properties style:text-position="0% 100%" fo:font-style="normal" style:text-underline-style="none" officeooo:rsid="002b5315" style:font-style-asian="normal" style:font-weight-asian="normal" style:font-style-complex="normal" style:font-weight-complex="normal"/>
    </style:style>
    <style:style style:name="T47" style:family="text">
      <style:text-properties style:text-position="0% 100%" fo:font-style="normal" style:text-underline-style="none" officeooo:rsid="01038d06" style:font-style-asian="normal" style:font-weight-asian="normal" style:font-style-complex="normal" style:font-weight-complex="normal"/>
    </style:style>
    <style:style style:name="T48" style:family="text">
      <style:text-properties style:text-position="0% 100%" fo:font-size="9pt" fo:font-style="normal" style:text-underline-style="none" officeooo:rsid="00428da7" style:font-size-asian="9pt" style:font-style-asian="normal" style:font-weight-asian="normal" style:font-size-complex="9pt" style:font-style-complex="normal" style:font-weight-complex="normal"/>
    </style:style>
    <style:style style:name="T49" style:family="text">
      <style:text-properties style:text-position="0% 100%" fo:font-size="9pt" fo:font-style="normal" style:text-underline-style="none" officeooo:rsid="004ec491" style:font-size-asian="9pt" style:font-style-asian="normal" style:font-weight-asian="normal" style:font-size-complex="9pt" style:font-style-complex="normal" style:font-weight-complex="normal"/>
    </style:style>
    <style:style style:name="T50" style:family="text">
      <style:text-properties style:text-position="0% 100%" fo:font-size="9pt" fo:font-style="normal" style:text-underline-style="none" officeooo:rsid="004b983f" style:font-size-asian="9pt" style:font-style-asian="normal" style:font-weight-asian="normal" style:font-size-complex="9pt" style:font-style-complex="normal" style:font-weight-complex="normal"/>
    </style:style>
    <style:style style:name="T51" style:family="text">
      <style:text-properties style:text-position="0% 100%" fo:font-size="9pt" fo:font-style="normal" style:font-size-asian="9pt" style:font-style-asian="italic" style:font-weight-asian="normal" style:font-name-complex="Verdana1" style:font-size-complex="9pt" style:font-style-complex="italic" style:font-weight-complex="normal"/>
    </style:style>
    <style:style style:name="T52" style:family="text">
      <style:text-properties style:text-position="0% 100%" fo:font-size="9pt" fo:font-style="normal" officeooo:rsid="00760f93" style:font-size-asian="9pt" style:font-style-asian="italic" style:font-weight-asian="normal" style:font-name-complex="Verdana1" style:font-size-complex="9pt" style:font-style-complex="italic" style:font-weight-complex="normal"/>
    </style:style>
    <style:style style:name="T53" style:family="text">
      <style:text-properties style:text-position="0% 100%" fo:font-size="9pt" fo:font-style="normal" officeooo:rsid="00742c0d" style:font-size-asian="9pt" style:font-style-asian="italic" style:font-weight-asian="normal" style:font-name-complex="Verdana1" style:font-size-complex="9pt" style:font-style-complex="italic" style:font-weight-complex="normal"/>
    </style:style>
    <style:style style:name="T54" style:family="text">
      <style:text-properties style:text-position="0% 100%" fo:font-size="9pt" fo:font-style="normal" officeooo:rsid="0048e8c3" style:font-size-asian="9pt" style:font-style-asian="italic" style:font-weight-asian="normal" style:font-name-complex="Verdana1" style:font-size-complex="9pt" style:font-style-complex="italic" style:font-weight-complex="normal"/>
    </style:style>
    <style:style style:name="T55" style:family="text">
      <style:text-properties style:text-position="0% 100%" officeooo:rsid="0073edeb" style:font-size-asian="10pt" style:font-style-asian="italic" style:font-weight-asian="bold" style:font-name-complex="Verdana1" style:font-size-complex="10pt" style:font-style-complex="italic" style:font-weight-complex="bold"/>
    </style:style>
    <style:style style:name="T56" style:family="text">
      <style:text-properties style:text-position="0% 100%" officeooo:rsid="00217b5f" style:font-size-asian="10pt" style:font-style-asian="italic" style:font-weight-asian="bold" style:font-name-complex="Verdana1" style:font-size-complex="10pt" style:font-style-complex="italic" style:font-weight-complex="bold"/>
    </style:style>
    <style:style style:name="T57" style:family="text">
      <style:text-properties style:text-position="0% 100%" style:font-name="Times New Roman2" fo:font-size="14pt" fo:font-style="normal" style:text-underline-style="none" officeooo:rsid="0114b06d" style:font-size-asian="9pt" style:font-style-asian="normal" style:font-name-complex="Verdana1" style:font-size-complex="9pt" style:font-style-complex="normal"/>
    </style:style>
    <style:style style:name="T58" style:family="text">
      <style:text-properties officeooo:rsid="0022fe93"/>
    </style:style>
    <style:style style:name="T59" style:family="text">
      <style:text-properties style:text-position="super 58%" officeooo:rsid="0022fe93"/>
    </style:style>
    <style:style style:name="T60" style:family="text">
      <style:text-properties style:text-position="super 58%" officeooo:rsid="00288b8f"/>
    </style:style>
    <style:style style:name="T61" style:family="text">
      <style:text-properties style:text-position="super 58%" officeooo:rsid="00297987"/>
    </style:style>
    <style:style style:name="T62" style:family="text">
      <style:text-properties style:text-position="super 58%" fo:letter-spacing="normal" officeooo:rsid="004bb187"/>
    </style:style>
    <style:style style:name="T63" style:family="text">
      <style:text-properties style:text-position="super 58%" style:font-name="Times New Roman1" officeooo:rsid="00288b8f"/>
    </style:style>
    <style:style style:name="T64" style:family="text">
      <style:text-properties style:text-position="super 58%" officeooo:rsid="00516e8f"/>
    </style:style>
    <style:style style:name="T65" style:family="text">
      <style:text-properties style:text-position="super 58%" style:font-name="Times New Roman" fo:font-size="12pt" officeooo:rsid="00c2f4ee" style:font-size-asian="12pt" style:font-size-complex="12pt"/>
    </style:style>
    <style:style style:name="T66" style:family="text">
      <style:text-properties style:text-position="super 58%" style:font-name="Times New Roman" fo:font-size="12pt" officeooo:rsid="00c214d4" style:font-size-asian="12pt" style:font-size-complex="12pt"/>
    </style:style>
    <style:style style:name="T67" style:family="text">
      <style:text-properties fo:background-color="#ffffff"/>
    </style:style>
    <style:style style:name="T68" style:family="text">
      <style:text-properties officeooo:rsid="001ec0b9" fo:background-color="#ffffff"/>
    </style:style>
    <style:style style:name="T69" style:family="text">
      <style:text-properties officeooo:rsid="00527e94" fo:background-color="#ffffff"/>
    </style:style>
    <style:style style:name="T70" style:family="text">
      <style:text-properties fo:color="#000000"/>
    </style:style>
    <style:style style:name="T71" style:family="text">
      <style:text-properties fo:color="#000000" fo:font-size="10pt" fo:background-color="#ffffff"/>
    </style:style>
    <style:style style:name="T72" style:family="text">
      <style:text-properties fo:color="#000000" style:text-position="33% 80%" fo:font-size="12pt" style:font-size-asian="12pt" style:font-size-complex="12pt"/>
    </style:style>
    <style:style style:name="T73" style:family="text">
      <style:text-properties fo:color="#000000" style:text-position="33% 80%" fo:font-size="12pt" fo:font-weight="normal" style:font-size-asian="12pt" style:font-weight-asian="normal" style:font-size-complex="12pt" style:font-weight-complex="normal"/>
    </style:style>
    <style:style style:name="T74" style:family="text">
      <style:text-properties fo:color="#000000" style:text-line-through-style="none" style:text-position="33% 80%" fo:font-size="12pt" style:text-underline-style="none" style:text-blinking="false" style:font-size-asian="12pt" style:font-size-complex="12pt"/>
    </style:style>
    <style:style style:name="T75"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76" style:family="text">
      <style:text-properties fo:color="#000000" fo:font-style="italic"/>
    </style:style>
    <style:style style:name="T77" style:family="text">
      <style:text-properties fo:color="#000000" fo:font-style="italic" officeooo:rsid="0149fd98"/>
    </style:style>
    <style:style style:name="T78" style:family="text">
      <style:text-properties fo:color="#000000" fo:font-style="italic" officeooo:rsid="0041ce93" style:font-style-asian="italic" style:font-style-complex="italic"/>
    </style:style>
    <style:style style:name="T79" style:family="text">
      <style:text-properties fo:color="#000000" fo:font-style="italic" officeooo:rsid="0041ce93"/>
    </style:style>
    <style:style style:name="T80" style:family="text">
      <style:text-properties fo:color="#000000" style:text-underline-style="solid" style:text-underline-width="auto" style:text-underline-color="font-color"/>
    </style:style>
    <style:style style:name="T81" style:family="text">
      <style:text-properties fo:color="#000000" style:text-underline-style="solid" style:text-underline-width="auto" style:text-underline-color="font-color" fo:font-weight="bold"/>
    </style:style>
    <style:style style:name="T82" style:family="text">
      <style:text-properties fo:color="#000000" officeooo:rsid="014aa3ce"/>
    </style:style>
    <style:style style:name="T83" style:family="text">
      <style:text-properties fo:color="#000000" fo:background-color="#ffffff"/>
    </style:style>
    <style:style style:name="T84" style:family="text">
      <style:text-properties fo:color="#000000" officeooo:rsid="0053b623" fo:background-color="#ffffff"/>
    </style:style>
    <style:style style:name="T85" style:family="text">
      <style:text-properties fo:color="#000000" fo:font-weight="normal" fo:background-color="#ffffff" style:font-weight-asian="normal" style:font-weight-complex="normal"/>
    </style:style>
    <style:style style:name="T86" style:family="text">
      <style:text-properties fo:color="#000000" fo:font-weight="normal" officeooo:rsid="003c09bf" fo:background-color="#ffffff" style:font-weight-asian="normal" style:font-weight-complex="normal"/>
    </style:style>
    <style:style style:name="T87" style:family="text">
      <style:text-properties fo:color="#000000" fo:font-weight="normal" officeooo:rsid="0053b623" fo:background-color="#ffffff" style:font-weight-asian="normal" style:font-weight-complex="normal"/>
    </style:style>
    <style:style style:name="T88" style:family="text">
      <style:text-properties fo:color="#000000" fo:font-weight="normal" officeooo:rsid="0069463c" style:font-size-asian="12pt" style:font-weight-asian="normal" style:font-size-complex="12pt" style:font-weight-complex="normal"/>
    </style:style>
    <style:style style:name="T89" style:family="text">
      <style:text-properties fo:color="#000000" fo:font-weight="normal" officeooo:rsid="00ba1304" style:font-size-asian="12pt" style:font-weight-asian="normal" style:font-size-complex="12pt" style:font-weight-complex="normal"/>
    </style:style>
    <style:style style:name="T90" style:family="text">
      <style:text-properties fo:color="#000000" fo:font-weight="normal" officeooo:rsid="0088a8d0" style:font-size-asian="12pt" style:font-weight-asian="normal" style:font-size-complex="12pt" style:font-weight-complex="normal"/>
    </style:style>
    <style:style style:name="T91" style:family="text">
      <style:text-properties fo:color="#000000" fo:font-weight="normal" officeooo:rsid="0025f59d" style:font-size-asian="12pt" style:font-weight-asian="normal" style:font-size-complex="12pt" style:font-weight-complex="normal"/>
    </style:style>
    <style:style style:name="T92" style:family="text">
      <style:text-properties fo:color="#000000" fo:font-weight="normal" officeooo:rsid="00869ce4" style:font-size-asian="12pt" style:font-weight-asian="normal" style:font-size-complex="12pt" style:font-weight-complex="normal"/>
    </style:style>
    <style:style style:name="T93" style:family="text">
      <style:text-properties fo:color="#000000" fo:font-weight="normal" officeooo:rsid="0089cbf0" style:font-size-asian="12pt" style:font-weight-asian="normal" style:font-size-complex="12pt" style:font-weight-complex="normal"/>
    </style:style>
    <style:style style:name="T94" style:family="text">
      <style:text-properties fo:color="#000000" fo:font-weight="normal" officeooo:rsid="00893d65" style:font-size-asian="12pt" style:font-weight-asian="normal" style:font-size-complex="12pt" style:font-weight-complex="normal"/>
    </style:style>
    <style:style style:name="T95" style:family="text">
      <style:text-properties fo:color="#000000" fo:font-weight="normal" officeooo:rsid="004801d1" style:font-size-asian="12pt" style:font-weight-asian="normal" style:font-size-complex="12pt" style:font-weight-complex="normal"/>
    </style:style>
    <style:style style:name="T96" style:family="text">
      <style:text-properties fo:color="#000000" fo:font-weight="normal" officeooo:rsid="00461146" style:font-size-asian="12pt" style:font-weight-asian="normal" style:font-size-complex="12pt" style:font-weight-complex="normal"/>
    </style:style>
    <style:style style:name="T97" style:family="text">
      <style:text-properties fo:color="#000000" fo:font-weight="normal" officeooo:rsid="00bad9e4" style:font-size-asian="12pt" style:font-weight-asian="normal" style:font-size-complex="12pt" style:font-weight-complex="normal"/>
    </style:style>
    <style:style style:name="T98" style:family="text">
      <style:text-properties fo:color="#000000" fo:font-weight="normal" officeooo:rsid="00bbc477" style:font-size-asian="12pt" style:font-weight-asian="normal" style:font-size-complex="12pt" style:font-weight-complex="normal"/>
    </style:style>
    <style:style style:name="T99" style:family="text">
      <style:text-properties fo:color="#000000" fo:font-size="12pt" style:font-size-asian="12pt" style:font-size-complex="12pt"/>
    </style:style>
    <style:style style:name="T100" style:family="text">
      <style:text-properties fo:color="#000000" fo:font-size="12pt" officeooo:rsid="0036be91" style:font-size-asian="12pt" style:font-size-complex="12pt"/>
    </style:style>
    <style:style style:name="T101" style:family="text">
      <style:text-properties fo:color="#000000" fo:font-size="12pt" officeooo:rsid="004da188" style:font-size-asian="12pt" style:font-size-complex="12pt"/>
    </style:style>
    <style:style style:name="T102" style:family="text">
      <style:text-properties fo:color="#000000" fo:font-size="12pt" officeooo:rsid="004e16c0" style:font-size-asian="12pt" style:font-size-complex="12pt"/>
    </style:style>
    <style:style style:name="T103" style:family="text">
      <style:text-properties fo:color="#000000" fo:font-size="12pt" officeooo:rsid="004f0c9e" style:font-size-asian="12pt" style:font-size-complex="12pt"/>
    </style:style>
    <style:style style:name="T104" style:family="text">
      <style:text-properties fo:color="#000000" fo:font-size="12pt" officeooo:rsid="005dc361" style:font-size-asian="12pt" style:font-size-complex="12pt"/>
    </style:style>
    <style:style style:name="T105" style:family="text">
      <style:text-properties fo:color="#000000" fo:font-size="12pt" officeooo:rsid="0044d38a" style:font-size-asian="12pt" style:font-size-complex="12pt"/>
    </style:style>
    <style:style style:name="T106" style:family="text">
      <style:text-properties fo:color="#000000" fo:font-size="12pt" officeooo:rsid="0069463c" style:font-size-asian="12pt" style:font-size-complex="12pt"/>
    </style:style>
    <style:style style:name="T107" style:family="text">
      <style:text-properties fo:color="#000000" fo:font-size="12pt" officeooo:rsid="006963ac" style:font-size-asian="12pt" style:font-size-complex="12pt"/>
    </style:style>
    <style:style style:name="T108" style:family="text">
      <style:text-properties fo:color="#000000" fo:font-size="12pt" officeooo:rsid="007701f6" style:font-size-asian="12pt" style:font-size-complex="12pt"/>
    </style:style>
    <style:style style:name="T109" style:family="text">
      <style:text-properties fo:color="#000000" fo:font-size="12pt" officeooo:rsid="007708f4" style:font-size-asian="12pt" style:font-size-complex="12pt"/>
    </style:style>
    <style:style style:name="T110" style:family="text">
      <style:text-properties fo:color="#000000" fo:font-size="12pt" officeooo:rsid="00eaa34b" style:font-size-asian="12pt" style:font-size-complex="12pt"/>
    </style:style>
    <style:style style:name="T111" style:family="text">
      <style:text-properties fo:color="#000000" fo:font-size="12pt" officeooo:rsid="00f0bcfb" style:font-size-asian="12pt" style:font-size-complex="12pt"/>
    </style:style>
    <style:style style:name="T112" style:family="text">
      <style:text-properties fo:color="#000000" fo:font-size="12pt" officeooo:rsid="010ed6cd" style:font-size-asian="12pt" style:font-size-complex="12pt"/>
    </style:style>
    <style:style style:name="T113"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14" style:family="text">
      <style:text-properties fo:color="#000000" fo:font-size="12pt" fo:font-style="italic" fo:font-weight="normal" officeooo:rsid="0044d38a" style:font-size-asian="12pt" style:font-weight-asian="normal" style:font-size-complex="12pt" style:font-weight-complex="normal"/>
    </style:style>
    <style:style style:name="T115" style:family="text">
      <style:text-properties fo:color="#000000" fo:font-size="12pt" fo:background-color="#ffffff" style:font-size-asian="12pt" style:font-size-complex="12pt"/>
    </style:style>
    <style:style style:name="T116" style:family="text">
      <style:text-properties fo:color="#000000" fo:font-size="12pt" officeooo:rsid="014c9343" fo:background-color="#ffffff" style:font-size-asian="12pt" style:font-size-complex="12pt"/>
    </style:style>
    <style:style style:name="T117" style:family="text">
      <style:text-properties fo:color="#000000" fo:font-size="12pt" officeooo:rsid="003c09bf" fo:background-color="#ffffff" style:font-size-asian="12pt" style:font-size-complex="12pt"/>
    </style:style>
    <style:style style:name="T118" style:family="text">
      <style:text-properties fo:color="#000000" fo:font-size="12pt" style:text-underline-style="solid" style:text-underline-width="auto" style:text-underline-color="font-color" fo:font-weight="bold" style:font-size-asian="12pt" style:font-size-complex="12pt"/>
    </style:style>
    <style:style style:name="T119" style:family="text">
      <style:text-properties fo:color="#000000" fo:font-size="12pt" fo:font-weight="normal" style:font-size-asian="12pt" style:font-weight-asian="normal" style:font-size-complex="12pt" style:font-weight-complex="normal"/>
    </style:style>
    <style:style style:name="T120" style:family="text">
      <style:text-properties fo:color="#000000" fo:font-size="12pt" fo:font-weight="normal" officeooo:rsid="00307f96" style:font-size-asian="12pt" style:font-weight-asian="normal" style:font-size-complex="12pt" style:font-weight-complex="normal"/>
    </style:style>
    <style:style style:name="T121" style:family="text">
      <style:text-properties fo:color="#000000" fo:font-size="12pt" fo:font-weight="normal" officeooo:rsid="0032107b" style:font-size-asian="12pt" style:font-weight-asian="normal" style:font-size-complex="12pt" style:font-weight-complex="normal"/>
    </style:style>
    <style:style style:name="T122" style:family="text">
      <style:text-properties fo:color="#000000" fo:font-size="12pt" fo:font-weight="normal" officeooo:rsid="0044d38a" style:font-size-asian="12pt" style:font-weight-asian="normal" style:font-size-complex="12pt" style:font-weight-complex="normal"/>
    </style:style>
    <style:style style:name="T123" style:family="text">
      <style:text-properties fo:color="#000000" fo:font-size="12pt" fo:font-weight="normal" officeooo:rsid="00527e94" style:font-size-asian="12pt" style:font-weight-asian="normal" style:font-size-complex="12pt" style:font-weight-complex="normal"/>
    </style:style>
    <style:style style:name="T124" style:family="text">
      <style:text-properties fo:color="#000000" fo:font-size="12pt" fo:font-weight="normal" officeooo:rsid="005dc361" style:font-size-asian="12pt" style:font-weight-asian="normal" style:font-size-complex="12pt" style:font-weight-complex="normal"/>
    </style:style>
    <style:style style:name="T125" style:family="text">
      <style:text-properties fo:color="#000000" fo:font-size="12pt" fo:font-weight="normal" officeooo:rsid="005ddc12" style:font-size-asian="12pt" style:font-weight-asian="normal" style:font-size-complex="12pt" style:font-weight-complex="normal"/>
    </style:style>
    <style:style style:name="T126" style:family="text">
      <style:text-properties fo:color="#000000" fo:font-size="12pt" fo:font-weight="normal" officeooo:rsid="006111d6" style:font-size-asian="12pt" style:font-weight-asian="normal" style:font-size-complex="12pt" style:font-weight-complex="normal"/>
    </style:style>
    <style:style style:name="T127" style:family="text">
      <style:text-properties fo:color="#000000" fo:font-size="12pt" fo:font-weight="normal" officeooo:rsid="006ed231" style:font-size-asian="12pt" style:font-weight-asian="normal" style:font-size-complex="12pt" style:font-weight-complex="normal"/>
    </style:style>
    <style:style style:name="T128" style:family="text">
      <style:text-properties fo:color="#000000" fo:font-size="12pt" fo:font-weight="normal" officeooo:rsid="006963ac" style:font-size-asian="12pt" style:font-weight-asian="normal" style:font-size-complex="12pt" style:font-weight-complex="normal"/>
    </style:style>
    <style:style style:name="T129" style:family="text">
      <style:text-properties fo:color="#000000" fo:font-size="12pt" fo:font-weight="normal" officeooo:rsid="004a5744" style:font-size-asian="12pt" style:font-weight-asian="normal" style:font-size-complex="12pt" style:font-weight-complex="normal"/>
    </style:style>
    <style:style style:name="T130" style:family="text">
      <style:text-properties fo:color="#000000" fo:font-size="12pt" fo:font-weight="normal" officeooo:rsid="0069463c" style:font-size-asian="12pt" style:font-weight-asian="normal" style:font-size-complex="12pt" style:font-weight-complex="normal"/>
    </style:style>
    <style:style style:name="T131" style:family="text">
      <style:text-properties fo:color="#000000" fo:font-size="12pt" fo:font-weight="normal" officeooo:rsid="0072bfa4" style:font-size-asian="12pt" style:font-weight-asian="normal" style:font-size-complex="12pt" style:font-weight-complex="normal"/>
    </style:style>
    <style:style style:name="T132" style:family="text">
      <style:text-properties fo:color="#000000" fo:font-size="12pt" fo:font-weight="normal" officeooo:rsid="0088a8d0" style:font-size-asian="12pt" style:font-weight-asian="normal" style:font-size-complex="12pt" style:font-weight-complex="normal"/>
    </style:style>
    <style:style style:name="T133" style:family="text">
      <style:text-properties fo:color="#000000" fo:font-size="12pt" fo:font-weight="normal" officeooo:rsid="00893d65" style:font-size-asian="12pt" style:font-weight-asian="normal" style:font-size-complex="12pt" style:font-weight-complex="normal"/>
    </style:style>
    <style:style style:name="T134" style:family="text">
      <style:text-properties fo:color="#000000" fo:font-size="12pt" fo:font-weight="normal" officeooo:rsid="014733d9" style:font-size-asian="12pt" style:font-weight-asian="normal" style:font-size-complex="12pt" style:font-weight-complex="normal"/>
    </style:style>
    <style:style style:name="T135" style:family="text">
      <style:text-properties fo:color="#000000" fo:font-size="12pt" fo:font-weight="normal" officeooo:rsid="006e36e2" style:font-size-asian="12pt" style:font-weight-asian="normal" style:font-size-complex="12pt" style:font-weight-complex="normal"/>
    </style:style>
    <style:style style:name="T136" style:family="text">
      <style:text-properties fo:color="#000000" fo:font-size="12pt" fo:font-weight="normal" officeooo:rsid="0095e730" style:font-size-asian="12pt" style:font-weight-asian="normal" style:font-size-complex="12pt" style:font-weight-complex="normal"/>
    </style:style>
    <style:style style:name="T137" style:family="text">
      <style:text-properties fo:color="#000000" fo:font-size="12pt" fo:font-weight="normal" officeooo:rsid="0096be29" style:font-size-asian="12pt" style:font-weight-asian="normal" style:font-size-complex="12pt" style:font-weight-complex="normal"/>
    </style:style>
    <style:style style:name="T138" style:family="text">
      <style:text-properties fo:color="#000000" fo:font-size="12pt" fo:font-weight="normal" officeooo:rsid="00974997" style:font-size-asian="12pt" style:font-weight-asian="normal" style:font-size-complex="12pt" style:font-weight-complex="normal"/>
    </style:style>
    <style:style style:name="T139" style:family="text">
      <style:text-properties fo:color="#000000" fo:font-size="12pt" fo:font-weight="normal" officeooo:rsid="009768f0" style:font-size-asian="12pt" style:font-weight-asian="normal" style:font-size-complex="12pt" style:font-weight-complex="normal"/>
    </style:style>
    <style:style style:name="T140" style:family="text">
      <style:text-properties fo:color="#000000" fo:font-size="12pt" fo:font-weight="normal" officeooo:rsid="00992b11" style:font-size-asian="12pt" style:font-weight-asian="normal" style:font-size-complex="12pt" style:font-weight-complex="normal"/>
    </style:style>
    <style:style style:name="T141" style:family="text">
      <style:text-properties fo:color="#000000" fo:font-size="12pt" fo:font-weight="normal" officeooo:rsid="0055c6fe" style:font-size-asian="12pt" style:font-weight-asian="normal" style:font-size-complex="12pt" style:font-weight-complex="normal"/>
    </style:style>
    <style:style style:name="T142" style:family="text">
      <style:text-properties fo:color="#000000" fo:font-size="12pt" fo:font-weight="normal" officeooo:rsid="009ec881" style:font-size-asian="12pt" style:font-weight-asian="normal" style:font-size-complex="12pt" style:font-weight-complex="normal"/>
    </style:style>
    <style:style style:name="T143" style:family="text">
      <style:text-properties fo:color="#000000" fo:font-size="12pt" fo:font-weight="normal" officeooo:rsid="009f0f8d" style:font-size-asian="12pt" style:font-weight-asian="normal" style:font-size-complex="12pt" style:font-weight-complex="normal"/>
    </style:style>
    <style:style style:name="T144" style:family="text">
      <style:text-properties fo:color="#000000" fo:font-size="12pt" fo:font-weight="normal" officeooo:rsid="009f8a9b" style:font-size-asian="12pt" style:font-weight-asian="normal" style:font-size-complex="12pt" style:font-weight-complex="normal"/>
    </style:style>
    <style:style style:name="T145" style:family="text">
      <style:text-properties fo:color="#000000" fo:font-size="12pt" fo:font-weight="normal" officeooo:rsid="009f79f1" style:font-size-asian="12pt" style:font-weight-asian="normal" style:font-size-complex="12pt" style:font-weight-complex="normal"/>
    </style:style>
    <style:style style:name="T146" style:family="text">
      <style:text-properties fo:color="#000000" fo:font-size="12pt" fo:font-weight="normal" officeooo:rsid="00a00680" style:font-size-asian="12pt" style:font-weight-asian="normal" style:font-size-complex="12pt" style:font-weight-complex="normal"/>
    </style:style>
    <style:style style:name="T147" style:family="text">
      <style:text-properties fo:color="#000000" fo:font-size="12pt" fo:font-weight="normal" officeooo:rsid="00a1299b" style:font-size-asian="12pt" style:font-weight-asian="normal" style:font-size-complex="12pt" style:font-weight-complex="normal"/>
    </style:style>
    <style:style style:name="T148" style:family="text">
      <style:text-properties fo:color="#000000" fo:font-size="12pt" fo:font-weight="normal" officeooo:rsid="00a1cd8f" style:font-size-asian="12pt" style:font-weight-asian="normal" style:font-size-complex="12pt" style:font-weight-complex="normal"/>
    </style:style>
    <style:style style:name="T149" style:family="text">
      <style:text-properties fo:color="#000000" fo:font-size="12pt" fo:font-weight="normal" officeooo:rsid="00a2d9fe" style:font-size-asian="12pt" style:font-weight-asian="normal" style:font-size-complex="12pt" style:font-weight-complex="normal"/>
    </style:style>
    <style:style style:name="T150" style:family="text">
      <style:text-properties fo:color="#000000" fo:font-size="12pt" fo:font-weight="normal" officeooo:rsid="00a396e7" style:font-size-asian="12pt" style:font-weight-asian="normal" style:font-size-complex="12pt" style:font-weight-complex="normal"/>
    </style:style>
    <style:style style:name="T151" style:family="text">
      <style:text-properties fo:color="#000000" fo:font-size="12pt" fo:font-weight="normal" officeooo:rsid="00999a39" style:font-size-asian="12pt" style:font-weight-asian="normal" style:font-size-complex="12pt" style:font-weight-complex="normal"/>
    </style:style>
    <style:style style:name="T152" style:family="text">
      <style:text-properties fo:color="#000000" fo:font-size="12pt" fo:font-weight="normal" officeooo:rsid="009af1a5" style:font-size-asian="12pt" style:font-weight-asian="normal" style:font-size-complex="12pt" style:font-weight-complex="normal"/>
    </style:style>
    <style:style style:name="T153" style:family="text">
      <style:text-properties fo:color="#000000" fo:font-size="12pt" fo:font-weight="normal" officeooo:rsid="00a3a63a" style:font-size-asian="12pt" style:font-weight-asian="normal" style:font-size-complex="12pt" style:font-weight-complex="normal"/>
    </style:style>
    <style:style style:name="T154" style:family="text">
      <style:text-properties fo:color="#000000" fo:font-size="12pt" fo:font-weight="normal" officeooo:rsid="00a57641" style:font-size-asian="12pt" style:font-weight-asian="normal" style:font-size-complex="12pt" style:font-weight-complex="normal"/>
    </style:style>
    <style:style style:name="T155" style:family="text">
      <style:text-properties fo:color="#000000" fo:font-size="12pt" fo:font-weight="normal" officeooo:rsid="00a700bd" style:font-size-asian="12pt" style:font-weight-asian="normal" style:font-size-complex="12pt" style:font-weight-complex="normal"/>
    </style:style>
    <style:style style:name="T156" style:family="text">
      <style:text-properties fo:color="#000000" fo:font-size="12pt" fo:font-weight="normal" officeooo:rsid="00a7cf7b" style:font-size-asian="12pt" style:font-weight-asian="normal" style:font-size-complex="12pt" style:font-weight-complex="normal"/>
    </style:style>
    <style:style style:name="T157" style:family="text">
      <style:text-properties fo:color="#000000" fo:font-size="12pt" fo:font-weight="normal" officeooo:rsid="00ae22ff" style:font-size-asian="12pt" style:font-weight-asian="normal" style:font-size-complex="12pt" style:font-weight-complex="normal"/>
    </style:style>
    <style:style style:name="T158" style:family="text">
      <style:text-properties fo:color="#000000" fo:font-size="12pt" fo:font-weight="normal" officeooo:rsid="00beae1a" style:font-size-asian="12pt" style:font-weight-asian="normal" style:font-size-complex="12pt" style:font-weight-complex="normal"/>
    </style:style>
    <style:style style:name="T159" style:family="text">
      <style:text-properties fo:color="#000000" fo:font-size="12pt" fo:font-weight="bold" style:font-size-asian="12pt" style:font-size-complex="12pt"/>
    </style:style>
    <style:style style:name="T160" style:family="text">
      <style:text-properties fo:color="#000000" fo:font-size="12pt" fo:font-style="normal" officeooo:rsid="00527e94" style:font-size-asian="12pt" style:font-style-asian="normal" style:font-size-complex="12pt" style:font-style-complex="normal"/>
    </style:style>
    <style:style style:name="T161" style:family="text">
      <style:text-properties fo:color="#000000" officeooo:rsid="0032107b"/>
    </style:style>
    <style:style style:name="T162" style:family="text">
      <style:text-properties fo:color="#000000" officeooo:rsid="00340b17"/>
    </style:style>
    <style:style style:name="T163" style:family="text">
      <style:text-properties fo:color="#000000" officeooo:rsid="003fe662"/>
    </style:style>
    <style:style style:name="T164" style:family="text">
      <style:text-properties fo:color="#000000" officeooo:rsid="0041b08e"/>
    </style:style>
    <style:style style:name="T165" style:family="text">
      <style:text-properties fo:color="#000000" officeooo:rsid="0041ce93"/>
    </style:style>
    <style:style style:name="T166" style:family="text">
      <style:text-properties fo:color="#000000" style:text-position="super 58%" fo:font-size="12pt" style:font-size-asian="12pt" style:font-size-complex="12pt"/>
    </style:style>
    <style:style style:name="T167" style:family="text">
      <style:text-properties fo:color="#000000" officeooo:rsid="0053b623"/>
    </style:style>
    <style:style style:name="T168" style:family="text">
      <style:text-properties fo:color="#000000" fo:font-style="normal" style:font-style-asian="normal" style:font-style-complex="normal"/>
    </style:style>
    <style:style style:name="T169" style:family="text">
      <style:text-properties fo:color="#000000" fo:font-style="normal" officeooo:rsid="004238eb" style:font-style-asian="normal" style:font-style-complex="normal"/>
    </style:style>
    <style:style style:name="T170" style:family="text">
      <style:text-properties fo:color="#000000" fo:font-style="normal" officeooo:rsid="0112ce01" style:font-style-asian="normal" style:font-style-complex="normal"/>
    </style:style>
    <style:style style:name="T171" style:family="text">
      <style:text-properties fo:color="#000000" fo:font-style="normal" officeooo:rsid="001c26f3" style:font-style-asian="normal" style:font-style-complex="normal"/>
    </style:style>
    <style:style style:name="T172" style:family="text">
      <style:text-properties fo:color="#000000" fo:font-style="normal" officeooo:rsid="00435526" style:font-style-asian="normal" style:font-style-complex="normal"/>
    </style:style>
    <style:style style:name="T173" style:family="text">
      <style:text-properties fo:color="#000000" fo:font-style="normal" officeooo:rsid="00464bc6" style:font-style-asian="normal" style:font-style-complex="normal"/>
    </style:style>
    <style:style style:name="T174" style:family="text">
      <style:text-properties fo:color="#000000" fo:font-style="normal" officeooo:rsid="0057d656" style:font-style-asian="normal" style:font-style-complex="normal"/>
    </style:style>
    <style:style style:name="T175" style:family="text">
      <style:text-properties fo:color="#000000" fo:font-style="normal" officeooo:rsid="004415c2" style:font-style-asian="normal" style:font-style-complex="normal"/>
    </style:style>
    <style:style style:name="T176" style:family="text">
      <style:text-properties fo:color="#000000" fo:font-style="normal" officeooo:rsid="00f3d0b9" style:font-style-asian="normal" style:font-style-complex="normal"/>
    </style:style>
    <style:style style:name="T177" style:family="text">
      <style:text-properties fo:color="#000000" fo:font-style="normal" officeooo:rsid="0041ce93" style:font-style-asian="normal" style:font-style-complex="normal"/>
    </style:style>
    <style:style style:name="T178" style:family="text">
      <style:text-properties fo:color="#000000" fo:font-style="normal" style:text-underline-style="solid" style:text-underline-width="auto" style:text-underline-color="font-color" officeooo:rsid="001c26f3" style:font-style-asian="normal" style:font-style-complex="normal"/>
    </style:style>
    <style:style style:name="T179" style:family="text">
      <style:text-properties fo:color="#000000" officeooo:rsid="004238eb"/>
    </style:style>
    <style:style style:name="T180" style:family="text">
      <style:text-properties fo:color="#000000" style:font-name="Times New Roman" fo:font-size="12pt" fo:font-weight="normal" style:font-size-asian="12pt" style:font-weight-asian="normal" style:font-size-complex="12pt" style:font-weight-complex="normal"/>
    </style:style>
    <style:style style:name="T181" style:family="text">
      <style:text-properties fo:color="#000000" style:font-name="Times New Roman" fo:font-size="12pt" fo:font-weight="normal" officeooo:rsid="00614998" style:font-size-asian="12pt" style:font-weight-asian="normal" style:font-size-complex="12pt" style:font-weight-complex="normal"/>
    </style:style>
    <style:style style:name="T182" style:family="text">
      <style:text-properties fo:color="#000000" style:font-name="Times New Roman" fo:font-size="12pt" fo:font-weight="normal" officeooo:rsid="00650c48" style:font-size-asian="12pt" style:font-weight-asian="normal" style:font-size-complex="12pt" style:font-weight-complex="normal"/>
    </style:style>
    <style:style style:name="T183" style:family="text">
      <style:text-properties fo:color="#000000" style:font-name="Times New Roman" fo:font-size="12pt" fo:font-weight="normal" officeooo:rsid="006ed231" style:font-size-asian="12pt" style:font-weight-asian="normal" style:font-size-complex="12pt" style:font-weight-complex="normal"/>
    </style:style>
    <style:style style:name="T184" style:family="text">
      <style:text-properties fo:color="#000000" style:font-name="Times New Roman" fo:font-size="12pt" fo:font-weight="normal" officeooo:rsid="007050cc" style:font-size-asian="12pt" style:font-weight-asian="normal" style:font-size-complex="12pt" style:font-weight-complex="normal"/>
    </style:style>
    <style:style style:name="T185" style:family="text">
      <style:text-properties fo:color="#000000" style:font-name="Times New Roman" fo:font-size="12pt" fo:font-weight="normal" officeooo:rsid="00893d65" style:font-size-asian="12pt" style:font-weight-asian="normal" style:font-size-complex="12pt" style:font-weight-complex="normal"/>
    </style:style>
    <style:style style:name="T186" style:family="text">
      <style:text-properties fo:color="#000000" style:font-name="Times New Roman" fo:font-size="12pt" fo:font-weight="normal" officeooo:rsid="00869ce4" style:font-size-asian="12pt" style:font-weight-asian="normal" style:font-size-complex="12pt" style:font-weight-complex="normal"/>
    </style:style>
    <style:style style:name="T187" style:family="text">
      <style:text-properties fo:color="#000000" style:font-name="Times New Roman" fo:font-size="12pt" fo:font-weight="normal" officeooo:rsid="0088a8d0" style:font-size-asian="12pt" style:font-weight-asian="normal" style:font-size-complex="12pt" style:font-weight-complex="normal"/>
    </style:style>
    <style:style style:name="T188" style:family="text">
      <style:text-properties fo:color="#000000" style:font-name="Times New Roman" fo:font-size="12pt" fo:font-weight="normal" officeooo:rsid="00ac2ee4" style:font-size-asian="12pt" style:font-weight-asian="normal" style:font-size-complex="12pt" style:font-weight-complex="normal"/>
    </style:style>
    <style:style style:name="T189" style:family="text">
      <style:text-properties fo:color="#000000" style:font-name="Times New Roman" fo:font-size="12pt" fo:font-weight="normal" officeooo:rsid="00ae5bdf" style:font-size-asian="12pt" style:font-weight-asian="normal" style:font-size-complex="12pt" style:font-weight-complex="normal"/>
    </style:style>
    <style:style style:name="T190" style:family="text">
      <style:text-properties fo:color="#000000" style:font-name="Times New Roman" fo:font-size="12pt" fo:font-weight="normal" officeooo:rsid="0069463c" style:font-size-asian="12pt" style:font-weight-asian="normal" style:font-size-complex="12pt" style:font-weight-complex="normal"/>
    </style:style>
    <style:style style:name="T191" style:family="text">
      <style:text-properties fo:color="#000000" style:font-name="Times New Roman" fo:font-size="12pt" fo:font-weight="normal" officeooo:rsid="00b80f12" style:font-size-asian="12pt" style:font-weight-asian="normal" style:font-size-complex="12pt" style:font-weight-complex="normal"/>
    </style:style>
    <style:style style:name="T192" style:family="text">
      <style:text-properties fo:color="#000000" style:font-name="Times New Roman" fo:font-size="12pt" fo:font-weight="normal" officeooo:rsid="00b921da" style:font-size-asian="12pt" style:font-weight-asian="normal" style:font-size-complex="12pt" style:font-weight-complex="normal"/>
    </style:style>
    <style:style style:name="T193" style:family="text">
      <style:text-properties fo:color="#000000" style:font-name="Times New Roman" fo:font-size="12pt" fo:font-weight="normal" officeooo:rsid="00b6f9a4" style:font-size-asian="12pt" style:font-weight-asian="normal" style:font-size-complex="12pt" style:font-weight-complex="normal"/>
    </style:style>
    <style:style style:name="T194" style:family="text">
      <style:text-properties fo:color="#000000" style:font-name="Times New Roman" fo:font-size="12pt" fo:font-weight="normal" officeooo:rsid="00ba1304" style:font-size-asian="12pt" style:font-weight-asian="normal" style:font-size-complex="12pt" style:font-weight-complex="normal"/>
    </style:style>
    <style:style style:name="T195" style:family="text">
      <style:text-properties fo:color="#000000" style:font-name="Times New Roman" fo:font-size="12pt" fo:language="en" fo:country="none" fo:font-weight="normal" style:letter-kerning="true" style:font-size-asian="12pt" style:font-weight-asian="normal" style:font-size-complex="12pt" style:font-weight-complex="normal"/>
    </style:style>
    <style:style style:name="T196" style:family="text">
      <style:text-properties fo:color="#000000" style:font-name="Times New Roman" fo:font-size="12pt" fo:language="en" fo:country="none" fo:font-weight="normal" officeooo:rsid="00614998" style:letter-kerning="true" style:font-size-asian="12pt" style:font-weight-asian="normal" style:font-size-complex="12pt" style:font-weight-complex="normal"/>
    </style:style>
    <style:style style:name="T197"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198"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199" style:family="text">
      <style:text-properties fo:color="#000000" style:font-name="Times New Roman" fo:font-size="12pt" fo:language="en" fo:country="none" fo:font-weight="normal" officeooo:rsid="00650c48" style:letter-kerning="true" style:font-size-asian="12pt" style:font-weight-asian="normal" style:font-size-complex="12pt" style:font-weight-complex="normal"/>
    </style:style>
    <style:style style:name="T200"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201" style:family="text">
      <style:text-properties fo:color="#000000" style:font-name="Times New Roman" fo:font-size="12pt" fo:language="en" fo:country="none" fo:font-weight="normal" officeooo:rsid="0166a6df" style:letter-kerning="true" style:font-size-asian="12pt" style:font-weight-asian="normal" style:font-size-complex="12pt" style:font-weight-complex="normal"/>
    </style:style>
    <style:style style:name="T202" style:family="text">
      <style:text-properties fo:color="#000000" style:font-name="Times New Roman" fo:font-size="12pt" fo:language="en" fo:country="none" fo:font-weight="normal" officeooo:rsid="0069463c" style:letter-kerning="true" style:font-size-asian="12pt" style:font-weight-asian="normal" style:font-size-complex="12pt" style:font-weight-complex="normal"/>
    </style:style>
    <style:style style:name="T203" style:family="text">
      <style:text-properties fo:color="#000000" style:font-name="Times New Roman" fo:font-size="12pt" fo:language="en" fo:country="none" fo:font-weight="normal" officeooo:rsid="006963ac" style:letter-kerning="true" style:font-size-asian="12pt" style:font-weight-asian="normal" style:font-size-complex="12pt" style:font-weight-complex="normal"/>
    </style:style>
    <style:style style:name="T204" style:family="text">
      <style:text-properties fo:color="#000000" style:font-name="Times New Roman" fo:font-size="12pt" fo:language="en" fo:country="none" fo:font-weight="normal" officeooo:rsid="006ac496" style:letter-kerning="true" style:font-size-asian="12pt" style:font-weight-asian="normal" style:font-size-complex="12pt" style:font-weight-complex="normal"/>
    </style:style>
    <style:style style:name="T205" style:family="text">
      <style:text-properties fo:color="#000000" style:font-name="Times New Roman" fo:font-size="12pt" fo:language="en" fo:country="none" fo:font-weight="normal" officeooo:rsid="006ed231" style:letter-kerning="true" style:font-size-asian="12pt" style:font-weight-asian="normal" style:font-size-complex="12pt" style:font-weight-complex="normal"/>
    </style:style>
    <style:style style:name="T206" style:family="text">
      <style:text-properties fo:color="#000000" style:font-name="Times New Roman" fo:font-size="12pt" fo:language="en" fo:country="none" fo:font-weight="normal" officeooo:rsid="007050cc" style:letter-kerning="true" style:font-size-asian="12pt" style:font-weight-asian="normal" style:font-size-complex="12pt" style:font-weight-complex="normal"/>
    </style:style>
    <style:style style:name="T207" style:family="text">
      <style:text-properties fo:color="#000000" style:font-name="Times New Roman" fo:font-size="12pt" fo:language="en" fo:country="none" fo:font-weight="normal" officeooo:rsid="00715865" style:letter-kerning="true" style:font-size-asian="12pt" style:font-weight-asian="normal" style:font-size-complex="12pt" style:font-weight-complex="normal"/>
    </style:style>
    <style:style style:name="T208" style:family="text">
      <style:text-properties fo:color="#000000" style:font-name="Times New Roman" fo:font-size="12pt" fo:language="en" fo:country="none" fo:font-weight="normal" officeooo:rsid="007571b8" style:letter-kerning="true" style:font-size-asian="12pt" style:font-weight-asian="normal" style:font-size-complex="12pt" style:font-weight-complex="normal"/>
    </style:style>
    <style:style style:name="T209" style:family="text">
      <style:text-properties fo:color="#000000" style:font-name="Times New Roman" fo:font-size="12pt" fo:language="en" fo:country="none" fo:font-weight="normal" officeooo:rsid="00762866" style:letter-kerning="true" style:font-size-asian="12pt" style:font-weight-asian="normal" style:font-size-complex="12pt" style:font-weight-complex="normal"/>
    </style:style>
    <style:style style:name="T210" style:family="text">
      <style:text-properties fo:color="#000000" style:font-name="Times New Roman" fo:font-size="12pt" fo:language="en" fo:country="none" fo:font-weight="normal" officeooo:rsid="007701f6" style:letter-kerning="true" style:font-size-asian="12pt" style:font-weight-asian="normal" style:font-size-complex="12pt" style:font-weight-complex="normal"/>
    </style:style>
    <style:style style:name="T211" style:family="text">
      <style:text-properties fo:color="#000000" style:font-name="Times New Roman" fo:font-size="12pt" fo:language="en" fo:country="none" fo:font-weight="normal" officeooo:rsid="0080ec5e" style:letter-kerning="true" style:font-size-asian="12pt" style:font-weight-asian="normal" style:font-size-complex="12pt" style:font-weight-complex="normal"/>
    </style:style>
    <style:style style:name="T212" style:family="text">
      <style:text-properties fo:color="#000000" style:font-name="Times New Roman" fo:font-size="12pt" fo:language="en" fo:country="none" fo:font-weight="normal" officeooo:rsid="008b7867" style:letter-kerning="true" style:font-size-asian="12pt" style:font-weight-asian="normal" style:font-size-complex="12pt" style:font-weight-complex="normal"/>
    </style:style>
    <style:style style:name="T213" style:family="text">
      <style:text-properties fo:color="#000000" style:font-name="Times New Roman" fo:font-size="12pt" fo:language="en" fo:country="none" fo:font-weight="normal" officeooo:rsid="0067997e" style:letter-kerning="true" style:font-size-asian="12pt" style:font-weight-asian="normal" style:font-size-complex="12pt" style:font-weight-complex="normal"/>
    </style:style>
    <style:style style:name="T214" style:family="text">
      <style:text-properties fo:color="#000000" style:font-name="Times New Roman" fo:font-size="12pt" fo:language="en" fo:country="none" fo:font-style="italic" fo:font-weight="normal" officeooo:rsid="0062bc11" style:letter-kerning="true" style:font-size-asian="12pt" style:font-style-asian="italic" style:font-weight-asian="normal" style:font-size-complex="12pt" style:font-style-complex="italic" style:font-weight-complex="normal"/>
    </style:style>
    <style:style style:name="T215" style:family="text">
      <style:text-properties fo:color="#000000" style:font-name="Times New Roman" fo:font-size="12pt" style:font-size-asian="12pt" style:font-size-complex="12pt"/>
    </style:style>
    <style:style style:name="T216" style:family="text">
      <style:text-properties fo:color="#000000" style:font-name="Times New Roman" fo:font-size="12pt" officeooo:rsid="007f4d76" style:font-size-asian="12pt" style:font-size-complex="12pt"/>
    </style:style>
    <style:style style:name="T217" style:family="text">
      <style:text-properties fo:color="#000000" style:font-name="Times New Roman" fo:font-size="12pt" officeooo:rsid="007708f4" style:font-size-asian="12pt" style:font-size-complex="12pt"/>
    </style:style>
    <style:style style:name="T218" style:family="text">
      <style:text-properties fo:color="#000000" style:font-name="Times New Roman" fo:font-size="12pt" officeooo:rsid="00784976" style:font-size-asian="12pt" style:font-size-complex="12pt"/>
    </style:style>
    <style:style style:name="T219" style:family="text">
      <style:text-properties fo:color="#000000" style:font-name="Times New Roman" fo:font-size="12pt" officeooo:rsid="0079e360" style:font-size-asian="12pt" style:font-size-complex="12pt"/>
    </style:style>
    <style:style style:name="T220"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221" style:family="text">
      <style:text-properties fo:color="#000000" style:font-name="Times New Roman" fo:font-size="12pt" fo:font-style="normal" style:text-underline-style="solid" style:text-underline-width="auto" style:text-underline-color="font-color" officeooo:rsid="007f4d76" style:font-size-asian="12pt" style:font-style-asian="normal" style:font-size-complex="12pt" style:font-style-complex="normal"/>
    </style:style>
    <style:style style:name="T222" style:family="text">
      <style:text-properties fo:color="#000000" style:font-name="Times New Roman" fo:font-size="12pt" fo:font-style="normal" style:text-underline-style="none" style:font-size-asian="12pt" style:font-style-asian="normal" style:font-size-complex="12pt" style:font-style-complex="normal"/>
    </style:style>
    <style:style style:name="T223" style:family="text">
      <style:text-properties fo:color="#000000" style:font-name="Times New Roman" fo:font-size="12pt" fo:font-style="normal" officeooo:rsid="0055fd9f" style:font-size-asian="12pt" style:font-style-asian="normal" style:font-size-complex="12pt" style:font-style-complex="normal"/>
    </style:style>
    <style:style style:name="T224" style:family="text">
      <style:text-properties fo:color="#000000" style:font-name="Times New Roman" fo:font-size="12pt" fo:font-style="normal" officeooo:rsid="00569630" style:font-size-asian="12pt" style:font-style-asian="normal" style:font-size-complex="12pt" style:font-style-complex="normal"/>
    </style:style>
    <style:style style:name="T225" style:family="text">
      <style:text-properties fo:color="#000000" style:font-name="Times New Roman" fo:font-size="12pt" fo:font-style="normal" officeooo:rsid="00566fae" style:font-size-asian="12pt" style:font-style-asian="normal" style:font-size-complex="12pt" style:font-style-complex="normal"/>
    </style:style>
    <style:style style:name="T226" style:family="text">
      <style:text-properties fo:color="#000000" style:font-name="Times New Roman" fo:font-size="12pt" fo:font-style="normal" officeooo:rsid="0072bfa4" style:font-size-asian="12pt" style:font-style-asian="normal" style:font-size-complex="12pt" style:font-style-complex="normal"/>
    </style:style>
    <style:style style:name="T227" style:family="text">
      <style:text-properties fo:color="#000000" style:font-name="Times New Roman" fo:font-size="12pt" fo:font-style="normal" officeooo:rsid="00581dc9" style:font-size-asian="12pt" style:font-style-asian="normal" style:font-size-complex="12pt" style:font-style-complex="normal"/>
    </style:style>
    <style:style style:name="T228" style:family="text">
      <style:text-properties fo:color="#000000" style:font-name="Times New Roman" fo:font-size="12pt" fo:font-style="normal" officeooo:rsid="0080ec5e" style:font-size-asian="12pt" style:font-style-asian="normal" style:font-size-complex="12pt" style:font-style-complex="normal"/>
    </style:style>
    <style:style style:name="T229" style:family="text">
      <style:text-properties fo:color="#000000" style:font-name="Times New Roman" fo:font-size="12pt" fo:font-style="normal" officeooo:rsid="00870ada" style:font-size-asian="12pt" style:font-style-asian="normal" style:font-size-complex="12pt" style:font-style-complex="normal"/>
    </style:style>
    <style:style style:name="T230" style:family="text">
      <style:text-properties fo:color="#000000" style:font-name="Times New Roman" fo:font-size="12pt" fo:font-style="normal" officeooo:rsid="00bbc477" style:font-size-asian="12pt" style:font-style-asian="normal" style:font-size-complex="12pt" style:font-style-complex="normal"/>
    </style:style>
    <style:style style:name="T231" style:family="text">
      <style:text-properties fo:color="#000000" style:font-name="Times New Roman" fo:font-size="12pt" fo:font-style="normal" officeooo:rsid="00bc9c61" style:font-size-asian="12pt" style:font-style-asian="normal" style:font-size-complex="12pt" style:font-style-complex="normal"/>
    </style:style>
    <style:style style:name="T232" style:family="text">
      <style:text-properties fo:color="#000000" style:font-name="Times New Roman" fo:font-size="12pt" fo:font-style="normal" officeooo:rsid="008198bb" style:font-size-asian="12pt" style:font-style-asian="normal" style:font-size-complex="12pt" style:font-style-complex="normal"/>
    </style:style>
    <style:style style:name="T233" style:family="text">
      <style:text-properties fo:color="#000000" style:font-name="Times New Roman" fo:font-size="12pt" fo:font-style="normal" officeooo:rsid="00bd2f95" style:font-size-asian="12pt" style:font-style-asian="normal" style:font-size-complex="12pt" style:font-style-complex="normal"/>
    </style:style>
    <style:style style:name="T234" style:family="text">
      <style:text-properties fo:color="#000000" style:font-name="Times New Roman" fo:font-size="12pt" fo:font-style="normal" fo:font-weight="bold" officeooo:rsid="010ed6cd" style:font-size-asian="12pt" style:font-style-asian="normal" style:font-weight-asian="bold" style:font-size-complex="12pt" style:font-style-complex="normal" style:font-weight-complex="bold"/>
    </style:style>
    <style:style style:name="T235" style:family="text">
      <style:text-properties fo:color="#000000" style:font-name="Times New Roman" fo:font-size="12pt" fo:font-style="normal" fo:font-weight="bold" officeooo:rsid="010ed6cd" style:font-style-asian="normal" style:font-weight-asian="bold" style:font-style-complex="normal" style:font-weight-complex="bold"/>
    </style:style>
    <style:style style:name="T236" style:family="text">
      <style:text-properties fo:color="#000000" style:font-name="Times New Roman" fo:font-style="normal" style:text-underline-style="solid" style:text-underline-width="auto" style:text-underline-color="font-color" style:font-style-asian="normal" style:font-style-complex="normal"/>
    </style:style>
    <style:style style:name="T237" style:family="text">
      <style:text-properties fo:color="#000000" officeooo:rsid="00435526"/>
    </style:style>
    <style:style style:name="T238" style:family="text">
      <style:text-properties fo:color="#000000" officeooo:rsid="0057d656"/>
    </style:style>
    <style:style style:name="T239" style:family="text">
      <style:text-properties fo:color="#000000" style:text-position="0% 100%" officeooo:rsid="00e0cc49" style:font-size-asian="9pt" style:font-style-asian="normal" style:font-weight-asian="normal" style:font-name-complex="Verdana1" style:font-size-complex="9pt" style:font-style-complex="normal" style:font-weight-complex="normal"/>
    </style:style>
    <style:style style:name="T240" style:family="text">
      <style:text-properties fo:color="#000000" style:text-position="0% 100%" officeooo:rsid="0073edeb" style:font-size-asian="9pt" style:font-style-asian="normal" style:font-weight-asian="normal" style:font-name-complex="Verdana1" style:font-size-complex="9pt" style:font-style-complex="normal" style:font-weight-complex="normal"/>
    </style:style>
    <style:style style:name="T241" style:family="text">
      <style:text-properties fo:color="#000000" style:font-name="sans-serif" fo:font-size="15.75pt" officeooo:rsid="00a9b97e" style:font-size-asian="12pt" style:font-size-complex="12pt"/>
    </style:style>
    <style:style style:name="T242" style:family="text">
      <style:text-properties fo:color="#000000" style:font-name="Times New Roman" fo:font-size="12pt"/>
    </style:style>
    <style:style style:name="T243" style:family="text">
      <style:text-properties fo:color="#000000" style:font-name="Times New Roman" fo:font-size="12pt" fo:font-weight="normal" style:font-size-asian="12pt" style:font-weight-asian="normal" style:font-size-complex="12pt" style:font-weight-complex="normal"/>
    </style:style>
    <style:style style:name="T244" style:family="text">
      <style:text-properties fo:color="#000000" style:font-name="Times New Roman" fo:font-size="14pt" fo:font-weight="bold" style:font-size-asian="14pt" style:font-weight-asian="bold" style:font-size-complex="14pt" style:font-weight-complex="bold"/>
    </style:style>
    <style:style style:name="T245" style:family="text">
      <style:text-properties fo:color="#000000" style:font-name="Times New Roman" fo:font-size="14pt" fo:font-weight="bold" officeooo:rsid="00feab39" style:font-size-asian="14pt" style:font-weight-asian="bold" style:font-size-complex="14pt" style:font-weight-complex="bold"/>
    </style:style>
    <style:style style:name="T246" style:family="text">
      <style:text-properties fo:color="#000000" style:font-name="Times New Roman" fo:font-size="14pt" fo:font-weight="bold" officeooo:rsid="010259c4" style:font-size-asian="14pt" style:font-weight-asian="bold" style:font-size-complex="14pt" style:font-weight-complex="bold"/>
    </style:style>
    <style:style style:name="T247" style:family="text">
      <style:text-properties fo:color="#000000" officeooo:rsid="00f2e34c"/>
    </style:style>
    <style:style style:name="T248" style:family="text">
      <style:text-properties fo:color="#000000" officeooo:rsid="00f3d0b9"/>
    </style:style>
    <style:style style:name="T249" style:family="text">
      <style:text-properties fo:color="#0b0080" fo:font-size="12pt" fo:background-color="#ffffff" style:font-size-asian="12pt" style:font-size-complex="12pt"/>
    </style:style>
    <style:style style:name="T250" style:family="text">
      <style:text-properties fo:font-variant="normal" fo:text-transform="none" fo:color="#000000" fo:font-size="12pt" style:font-size-asian="12pt" style:font-size-complex="12pt"/>
    </style:style>
    <style:style style:name="T251"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1" style:font-size-complex="10pt" style:font-style-complex="normal" style:font-weight-complex="normal"/>
    </style:style>
    <style:style style:name="T252"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1" style:font-size-complex="10pt" style:font-style-complex="normal" style:font-weight-complex="normal"/>
    </style:style>
    <style:style style:name="T253"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name-complex="Verdana1" style:font-size-complex="10pt" style:font-style-complex="normal" style:font-weight-complex="normal"/>
    </style:style>
    <style:style style:name="T254" style:family="text">
      <style:text-properties fo:font-variant="normal" fo:text-transform="none" fo:color="#000000" style:text-position="0% 100%" fo:font-size="10pt" fo:letter-spacing="normal" fo:font-style="normal" style:text-underline-style="none" fo:font-weight="normal" officeooo:rsid="0030770a" style:font-size-asian="10pt" style:font-style-asian="normal" style:font-weight-asian="normal" style:font-name-complex="Verdana1" style:font-size-complex="10pt" style:font-style-complex="normal" style:font-weight-complex="normal"/>
    </style:style>
    <style:style style:name="T255" style:family="text">
      <style:text-properties fo:font-variant="normal" fo:text-transform="none" fo:color="#000000" style:text-position="0% 100%" fo:font-size="10pt" fo:letter-spacing="normal" fo:font-style="normal" style:text-underline-style="none" fo:font-weight="normal" officeooo:rsid="00263e75" style:font-size-asian="10pt" style:font-style-asian="normal" style:font-weight-asian="normal" style:font-name-complex="Verdana1" style:font-size-complex="10pt" style:font-style-complex="normal" style:font-weight-complex="normal"/>
    </style:style>
    <style:style style:name="T256"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name-complex="Verdana1" style:font-size-complex="10pt" style:font-style-complex="normal" style:font-weight-complex="normal"/>
    </style:style>
    <style:style style:name="T257"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1" style:font-size-complex="10pt" style:font-style-complex="normal" style:font-weight-complex="normal"/>
    </style:style>
    <style:style style:name="T258"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1" style:font-size-complex="10pt" style:font-style-complex="normal" style:font-weight-complex="normal"/>
    </style:style>
    <style:style style:name="T259"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1" style:font-size-complex="10pt" style:font-style-complex="normal" style:font-weight-complex="normal"/>
    </style:style>
    <style:style style:name="T260" style:family="text">
      <style:text-properties fo:font-variant="normal" fo:text-transform="none" fo:color="#000000" style:text-position="0% 100%" fo:font-size="10pt" fo:letter-spacing="normal" fo:font-style="normal" style:text-underline-style="none" fo:font-weight="normal" officeooo:rsid="0050f06f" style:font-size-asian="10pt" style:font-style-asian="normal" style:font-weight-asian="bold" style:font-name-complex="Verdana1" style:font-size-complex="10pt" style:font-style-complex="normal" style:font-weight-complex="bold"/>
    </style:style>
    <style:style style:name="T261" style:family="text">
      <style:text-properties fo:font-variant="normal" fo:text-transform="none" fo:color="#000000" style:text-position="0% 100%" fo:font-size="10pt" fo:letter-spacing="normal" style:text-underline-style="none" officeooo:rsid="001b5019" style:font-size-asian="10pt" style:font-name-complex="Verdana1" style:font-size-complex="10pt"/>
    </style:style>
    <style:style style:name="T262" style:family="text">
      <style:text-properties fo:font-variant="normal" fo:text-transform="none" fo:color="#000000" style:text-position="0% 100%" fo:font-size="10pt" fo:letter-spacing="normal" style:text-underline-style="none" officeooo:rsid="00b967ae" style:font-size-asian="10pt" style:font-name-complex="Verdana1" style:font-size-complex="10pt"/>
    </style:style>
    <style:style style:name="T263" style:family="text">
      <style:text-properties fo:font-variant="normal" fo:text-transform="none" fo:color="#000000" style:text-position="0% 100%" fo:font-size="10pt" fo:letter-spacing="normal" style:text-underline-style="none" officeooo:rsid="0030770a" style:font-size-asian="10pt" style:font-name-complex="Verdana1" style:font-size-complex="10pt"/>
    </style:style>
    <style:style style:name="T264" style:family="text">
      <style:text-properties fo:font-variant="normal" fo:text-transform="none" fo:color="#000000" style:text-position="0% 100%" fo:font-size="10pt" fo:letter-spacing="normal" style:text-underline-style="none" officeooo:rsid="0024878b" style:font-size-asian="10pt" style:font-name-complex="Verdana1" style:font-size-complex="10pt"/>
    </style:style>
    <style:style style:name="T265" style:family="text">
      <style:text-properties fo:font-variant="normal" fo:text-transform="none" fo:color="#000000" style:text-position="0% 100%" fo:font-size="10pt" fo:letter-spacing="normal" fo:font-style="italic" style:text-underline-style="none" fo:font-weight="normal" officeooo:rsid="00ba021d" style:font-size-asian="10pt" style:font-style-asian="italic" style:font-weight-asian="normal" style:font-name-complex="Verdana1" style:font-size-complex="10pt" style:font-style-complex="italic" style:font-weight-complex="normal"/>
    </style:style>
    <style:style style:name="T266"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name-complex="Verdana1" style:font-size-complex="10pt" style:font-style-complex="italic" style:font-weight-complex="normal"/>
    </style:style>
    <style:style style:name="T267" style:family="text">
      <style:text-properties fo:font-variant="normal" fo:text-transform="none" fo:color="#000000" style:text-position="0% 100%" fo:font-size="9pt" fo:letter-spacing="normal" fo:font-style="normal" style:text-underline-style="none" fo:font-weight="normal" officeooo:rsid="003b9fbe" style:font-size-asian="9pt" style:font-style-asian="normal" style:font-weight-asian="normal" style:font-name-complex="Verdana1" style:font-size-complex="9pt" style:font-style-complex="normal" style:font-weight-complex="normal"/>
    </style:style>
    <style:style style:name="T268" style:family="text">
      <style:text-properties fo:font-variant="normal" fo:text-transform="none" fo:color="#000000" style:text-position="0% 100%" fo:font-size="9pt" fo:letter-spacing="normal" fo:font-style="normal" style:text-underline-style="none" fo:font-weight="normal" officeooo:rsid="00455067" style:font-size-asian="9pt" style:font-style-asian="normal" style:font-weight-asian="normal" style:font-name-complex="Verdana1" style:font-size-complex="9pt" style:font-style-complex="normal" style:font-weight-complex="normal"/>
    </style:style>
    <style:style style:name="T269" style:family="text">
      <style:text-properties fo:font-variant="normal" fo:text-transform="none" fo:color="#000000" style:text-position="0% 100%" fo:font-size="9pt" fo:letter-spacing="normal" fo:font-style="normal" style:text-underline-style="none" fo:font-weight="normal" officeooo:rsid="0050f06f" style:font-size-asian="9pt" style:font-style-asian="normal" style:font-weight-asian="normal" style:font-name-complex="Verdana1" style:font-size-complex="9pt" style:font-style-complex="normal" style:font-weight-complex="normal"/>
    </style:style>
    <style:style style:name="T270" style:family="text">
      <style:text-properties fo:font-variant="normal" fo:text-transform="none" fo:color="#000000" style:text-position="0% 100%"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271"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1" style:font-size-complex="9pt" style:font-style-complex="normal" style:font-weight-complex="normal"/>
    </style:style>
    <style:style style:name="T272"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name-complex="Verdana1" style:font-size-complex="9pt" style:font-style-complex="normal" style:font-weight-complex="normal"/>
    </style:style>
    <style:style style:name="T273" style:family="text">
      <style:text-properties fo:font-variant="normal" fo:text-transform="none" fo:color="#000000" style:text-position="0% 100%" fo:font-size="9pt" fo:letter-spacing="normal" fo:font-style="normal" style:text-underline-style="none" fo:font-weight="normal" officeooo:rsid="003fa6f3" style:font-size-asian="9pt" style:font-style-asian="normal" style:font-weight-asian="normal" style:font-name-complex="Verdana1" style:font-size-complex="9pt" style:font-style-complex="normal" style:font-weight-complex="normal"/>
    </style:style>
    <style:style style:name="T274" style:family="text">
      <style:text-properties fo:font-variant="normal" fo:text-transform="none" fo:color="#000000" style:text-position="0% 100%" fo:font-size="9pt" fo:letter-spacing="normal" fo:font-style="normal" style:text-underline-style="none" fo:font-weight="normal" officeooo:rsid="005230a7" style:font-size-asian="9pt" style:font-style-asian="normal" style:font-weight-asian="normal" style:font-name-complex="Verdana1" style:font-size-complex="9pt" style:font-style-complex="normal" style:font-weight-complex="normal"/>
    </style:style>
    <style:style style:name="T275"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1" style:font-size-complex="9pt" style:font-style-complex="normal" style:font-weight-complex="normal"/>
    </style:style>
    <style:style style:name="T276" style:family="text">
      <style:text-properties fo:font-variant="normal" fo:text-transform="none" fo:color="#000000" style:text-position="0% 100%" fo:font-size="9pt" fo:letter-spacing="normal" fo:font-style="normal" style:text-underline-style="none" fo:font-weight="normal" officeooo:rsid="003dc74d" style:font-size-asian="9pt" style:font-style-asian="normal" style:font-weight-asian="normal" style:font-name-complex="Verdana1" style:font-size-complex="9pt" style:font-style-complex="normal" style:font-weight-complex="normal"/>
    </style:style>
    <style:style style:name="T277" style:family="text">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name-complex="Verdana1" style:font-size-complex="9pt" style:font-style-complex="normal" style:font-weight-complex="normal"/>
    </style:style>
    <style:style style:name="T278" style:family="text">
      <style:text-properties fo:font-variant="normal" fo:text-transform="none" fo:color="#000000" style:text-position="0% 100%" fo:font-size="9pt" fo:letter-spacing="normal" fo:font-style="normal" style:text-underline-style="none" fo:font-weight="normal" officeooo:rsid="0030770a" style:font-size-asian="9pt" style:font-style-asian="normal" style:font-weight-asian="normal" style:font-name-complex="Verdana1" style:font-size-complex="9pt" style:font-style-complex="normal" style:font-weight-complex="normal"/>
    </style:style>
    <style:style style:name="T279" style:family="text">
      <style:text-properties fo:font-variant="normal" fo:text-transform="none" fo:color="#000000" style:text-position="0% 100%" fo:font-size="9pt" fo:letter-spacing="normal" fo:font-style="normal" style:text-underline-style="none" fo:font-weight="normal" officeooo:rsid="00b98a68" style:font-size-asian="9pt" style:font-style-asian="normal" style:font-weight-asian="normal" style:font-name-complex="Verdana1" style:font-size-complex="9pt" style:font-style-complex="normal" style:font-weight-complex="normal"/>
    </style:style>
    <style:style style:name="T280" style:family="text">
      <style:text-properties fo:font-variant="normal" fo:text-transform="none" fo:color="#000000" style:text-position="0% 100%"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281" style:family="text">
      <style:text-properties fo:font-variant="normal" fo:text-transform="none" fo:color="#000000" style:text-position="0% 100%" fo:font-size="9pt" fo:letter-spacing="normal" fo:font-style="normal" style:text-underline-style="none" fo:font-weight="normal" officeooo:rsid="00523132" style:font-size-asian="9pt" style:font-style-asian="normal" style:font-weight-asian="normal" style:font-name-complex="Verdana1" style:font-size-complex="9pt" style:font-style-complex="normal" style:font-weight-complex="normal"/>
    </style:style>
    <style:style style:name="T282" style:family="text">
      <style:text-properties fo:font-variant="normal" fo:text-transform="none" fo:color="#000000" style:text-position="0% 100%" fo:font-size="9pt" fo:letter-spacing="normal" fo:font-style="normal" style:text-underline-style="none" fo:font-weight="normal" officeooo:rsid="00b8d92f" style:font-size-asian="9pt" style:font-style-asian="normal" style:font-weight-asian="normal" style:font-name-complex="Verdana1" style:font-size-complex="9pt" style:font-style-complex="normal" style:font-weight-complex="normal"/>
    </style:style>
    <style:style style:name="T283" style:family="text">
      <style:text-properties fo:font-variant="normal" fo:text-transform="none" fo:color="#000000" style:text-position="0% 100%" fo:font-size="9pt" fo:letter-spacing="normal" fo:font-style="normal" style:text-underline-style="none" fo:font-weight="normal" officeooo:rsid="004415c2" style:font-size-asian="9pt" style:font-style-asian="normal" style:font-weight-asian="normal" style:font-name-complex="Verdana1" style:font-size-complex="9pt" style:font-style-complex="normal" style:font-weight-complex="normal"/>
    </style:style>
    <style:style style:name="T284"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name-complex="Verdana1" style:font-size-complex="9pt" style:font-style-complex="normal" style:font-weight-complex="normal"/>
    </style:style>
    <style:style style:name="T285" style:family="text">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1" style:font-size-complex="9pt" style:font-style-complex="normal" style:font-weight-complex="normal"/>
    </style:style>
    <style:style style:name="T286" style:family="text">
      <style:text-properties fo:font-variant="normal" fo:text-transform="none" fo:color="#000000" style:text-position="0% 100%" fo:font-size="9pt" fo:letter-spacing="normal" fo:font-style="normal" style:text-underline-style="none" fo:font-weight="normal" officeooo:rsid="00324193" style:font-size-asian="9pt" style:font-style-asian="normal" style:font-weight-asian="normal" style:font-name-complex="Verdana1" style:font-size-complex="9pt" style:font-style-complex="normal" style:font-weight-complex="normal"/>
    </style:style>
    <style:style style:name="T287" style:family="text">
      <style:text-properties fo:font-variant="normal" fo:text-transform="none" fo:color="#000000" style:text-position="0% 100%" fo:font-size="9pt" fo:letter-spacing="normal" fo:font-style="normal" style:text-underline-style="none" fo:font-weight="normal" officeooo:rsid="003404cb" style:font-size-asian="9pt" style:font-style-asian="normal" style:font-weight-asian="normal" style:font-name-complex="Verdana1" style:font-size-complex="9pt" style:font-style-complex="normal" style:font-weight-complex="normal"/>
    </style:style>
    <style:style style:name="T288" style:family="text">
      <style:text-properties fo:font-variant="normal" fo:text-transform="none" fo:color="#000000" style:text-position="0% 100%" fo:font-size="9pt" fo:letter-spacing="normal" fo:font-style="normal" style:text-underline-style="none" fo:font-weight="normal" officeooo:rsid="00586bac" style:font-size-asian="9pt" style:font-style-asian="normal" style:font-weight-asian="normal" style:font-name-complex="Verdana1" style:font-size-complex="9pt" style:font-style-complex="normal" style:font-weight-complex="normal"/>
    </style:style>
    <style:style style:name="T289"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name-complex="Verdana1" style:font-size-complex="9pt" style:font-style-complex="normal" style:font-weight-complex="normal"/>
    </style:style>
    <style:style style:name="T290"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name-complex="Verdana1" style:font-size-complex="9pt" style:font-style-complex="normal" style:font-weight-complex="normal"/>
    </style:style>
    <style:style style:name="T291" style:family="text">
      <style:text-properties fo:font-variant="normal" fo:text-transform="none" fo:color="#000000" style:text-position="0% 100%" fo:font-size="9pt" fo:letter-spacing="normal" fo:font-style="normal" style:text-underline-style="none" fo:font-weight="normal" officeooo:rsid="0055fdf8" style:font-size-asian="9pt" style:font-style-asian="normal" style:font-weight-asian="normal" style:font-name-complex="Verdana1" style:font-size-complex="9pt" style:font-style-complex="normal" style:font-weight-complex="normal"/>
    </style:style>
    <style:style style:name="T292" style:family="text">
      <style:text-properties fo:font-variant="normal" fo:text-transform="none" fo:color="#000000" style:text-position="0% 100%" fo:font-size="9pt" fo:letter-spacing="normal" fo:font-style="normal" style:text-underline-style="none" fo:font-weight="normal" officeooo:rsid="0099d894" style:font-size-asian="9pt" style:font-style-asian="normal" style:font-weight-asian="normal" style:font-name-complex="Verdana1" style:font-size-complex="9pt" style:font-style-complex="normal" style:font-weight-complex="normal"/>
    </style:style>
    <style:style style:name="T293"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294"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295"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296" style:family="text">
      <style:text-properties fo:font-variant="normal" fo:text-transform="none" fo:color="#000000"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297"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size-complex="9pt" style:font-style-complex="normal" style:font-weight-complex="normal"/>
    </style:style>
    <style:style style:name="T298"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299" style:family="text">
      <style:text-properties fo:font-variant="normal" fo:text-transform="none" fo:color="#000000"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300"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301"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302" style:family="text">
      <style:text-properties fo:font-variant="normal" fo:text-transform="none" fo:color="#000000" style:text-position="0% 100%" fo:font-size="9pt" fo:letter-spacing="normal" fo:font-style="normal" style:text-underline-style="none" fo:font-weight="bold" style:font-size-asian="9pt" style:font-style-asian="normal" style:font-weight-asian="bold" style:font-name-complex="Verdana1" style:font-size-complex="9pt" style:font-style-complex="normal" style:font-weight-complex="bold"/>
    </style:style>
    <style:style style:name="T303" style:family="text">
      <style:text-properties fo:font-variant="normal" fo:text-transform="none" fo:color="#000000" style:text-position="0% 100%" fo:font-size="9pt" fo:letter-spacing="normal" fo:font-style="normal" style:text-underline-style="none" fo:font-weight="bold" officeooo:rsid="00394da6" style:font-size-asian="9pt" style:font-style-asian="normal" style:font-weight-asian="bold" style:font-name-complex="Verdana1" style:font-size-complex="9pt" style:font-style-complex="normal" style:font-weight-complex="bold"/>
    </style:style>
    <style:style style:name="T304" style:family="text">
      <style:text-properties fo:font-variant="normal" fo:text-transform="none" fo:color="#000000" style:text-position="0% 100%" fo:font-size="9pt" fo:letter-spacing="normal" fo:font-style="normal" style:text-underline-style="none" fo:font-weight="bold" officeooo:rsid="00455067" style:font-size-asian="9pt" style:font-style-asian="normal" style:font-weight-asian="bold" style:font-name-complex="Verdana1" style:font-size-complex="9pt" style:font-style-complex="normal" style:font-weight-complex="bold"/>
    </style:style>
    <style:style style:name="T305" style:family="text">
      <style:text-properties fo:font-variant="normal" fo:text-transform="none" fo:color="#000000" style:text-position="0% 100%" fo:font-size="9pt" fo:letter-spacing="normal" fo:font-style="normal" style:text-underline-style="solid" style:text-underline-width="auto" style:text-underline-color="font-color" fo:font-weight="bold" officeooo:rsid="003b9fbe" style:font-size-asian="9pt" style:font-style-asian="normal" style:font-weight-asian="bold" style:font-name-complex="Verdana1" style:font-size-complex="9pt" style:font-style-complex="normal" style:font-weight-complex="bold"/>
    </style:style>
    <style:style style:name="T306"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1" style:font-size-complex="9pt" style:font-style-complex="normal" style:font-weight-complex="normal"/>
    </style:style>
    <style:style style:name="T307"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1" style:font-size-complex="9pt" style:font-style-complex="normal" style:font-weight-complex="normal"/>
    </style:style>
    <style:style style:name="T308"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bbf372" style:font-size-asian="9pt" style:font-style-asian="normal" style:font-weight-asian="normal" style:font-size-complex="9pt" style:font-style-complex="normal" style:font-weight-complex="normal"/>
    </style:style>
    <style:style style:name="T309" style:family="text">
      <style:text-properties fo:font-variant="normal" fo:text-transform="none" fo:color="#000000" style:text-position="0% 100%" fo:font-size="9pt" fo:letter-spacing="normal" fo:font-style="normal" style:text-underline-style="solid" style:text-underline-width="auto" style:text-underline-color="font-color" officeooo:rsid="003b9fbe" style:font-size-asian="9pt" style:font-style-asian="normal" style:font-name-complex="Verdana1" style:font-size-complex="9pt" style:font-style-complex="normal"/>
    </style:style>
    <style:style style:name="T310" style:family="text">
      <style:text-properties fo:font-variant="normal" fo:text-transform="none" fo:color="#000000" style:text-position="0% 100%" fo:font-size="9pt" fo:letter-spacing="normal" fo:font-style="normal" fo:font-weight="normal" officeooo:rsid="005a6ace" style:font-size-asian="14pt" style:font-style-asian="italic" style:font-weight-asian="normal" style:font-name-complex="Verdana1" style:font-size-complex="14pt" style:font-style-complex="italic" style:font-weight-complex="normal"/>
    </style:style>
    <style:style style:name="T311"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1" style:font-style-complex="normal" style:font-weight-complex="normal"/>
    </style:style>
    <style:style style:name="T312"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1" style:font-style-complex="normal" style:font-weight-complex="normal"/>
    </style:style>
    <style:style style:name="T313" style:family="text">
      <style:text-properties fo:font-variant="normal" fo:text-transform="none" fo:color="#000000" style:text-position="0% 100%" fo:letter-spacing="normal" fo:font-style="normal" style:text-underline-style="none" fo:font-weight="normal" officeooo:rsid="00500d34" style:font-style-asian="normal" style:font-weight-asian="normal" style:font-name-complex="Verdana1" style:font-style-complex="normal" style:font-weight-complex="normal"/>
    </style:style>
    <style:style style:name="T314"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315" style:family="text">
      <style:text-properties fo:font-variant="normal" fo:text-transform="none" fo:color="#000000" style:text-position="0% 100%" fo:letter-spacing="normal" fo:font-style="normal" style:text-underline-style="none" fo:font-weight="normal" officeooo:rsid="0050f06f" style:font-style-asian="normal" style:font-weight-asian="normal" style:font-name-complex="Verdana1" style:font-style-complex="normal" style:font-weight-complex="normal"/>
    </style:style>
    <style:style style:name="T316"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1" style:font-style-complex="normal" style:font-weight-complex="normal"/>
    </style:style>
    <style:style style:name="T317"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1" style:font-style-complex="normal" style:font-weight-complex="normal"/>
    </style:style>
    <style:style style:name="T318"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1" style:font-style-complex="normal" style:font-weight-complex="normal"/>
    </style:style>
    <style:style style:name="T319"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1" style:font-style-complex="normal" style:font-weight-complex="normal"/>
    </style:style>
    <style:style style:name="T320"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1" style:font-style-complex="normal" style:font-weight-complex="normal"/>
    </style:style>
    <style:style style:name="T321"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1" style:font-style-complex="normal" style:font-weight-complex="normal"/>
    </style:style>
    <style:style style:name="T322" style:family="text">
      <style:text-properties fo:font-variant="normal" fo:text-transform="none" fo:color="#000000" style:text-position="0% 100%" fo:letter-spacing="normal" fo:font-style="normal" style:text-underline-style="none" fo:font-weight="normal" officeooo:rsid="00394da6" style:font-style-asian="normal" style:font-weight-asian="normal" style:font-name-complex="Verdana1" style:font-style-complex="normal" style:font-weight-complex="normal"/>
    </style:style>
    <style:style style:name="T323" style:family="text">
      <style:text-properties fo:font-variant="normal" fo:text-transform="none" fo:color="#000000" style:text-position="0% 100%" fo:letter-spacing="normal" fo:font-style="normal" style:text-underline-style="none" fo:font-weight="normal" officeooo:rsid="00401e63" style:font-style-asian="normal" style:font-weight-asian="normal" style:font-name-complex="Verdana1" style:font-style-complex="normal" style:font-weight-complex="normal"/>
    </style:style>
    <style:style style:name="T324" style:family="text">
      <style:text-properties fo:font-variant="normal" fo:text-transform="none" fo:color="#000000" style:text-position="0% 100%" fo:letter-spacing="normal" fo:font-style="normal" style:text-underline-style="none" fo:font-weight="normal" officeooo:rsid="003b199e" style:font-style-asian="normal" style:font-weight-asian="normal" style:font-name-complex="Verdana1" style:font-style-complex="normal" style:font-weight-complex="normal"/>
    </style:style>
    <style:style style:name="T325" style:family="text">
      <style:text-properties fo:font-variant="normal" fo:text-transform="none" fo:color="#000000" style:text-position="0% 100%" fo:letter-spacing="normal" fo:font-style="normal" style:text-underline-style="none" fo:font-weight="normal" officeooo:rsid="003ca6cc" style:font-style-asian="normal" style:font-weight-asian="normal" style:font-name-complex="Verdana1" style:font-style-complex="normal" style:font-weight-complex="normal"/>
    </style:style>
    <style:style style:name="T326" style:family="text">
      <style:text-properties fo:font-variant="normal" fo:text-transform="none" fo:color="#000000" style:text-position="0% 100%" fo:letter-spacing="normal" fo:font-style="normal" style:text-underline-style="none" fo:font-weight="normal" officeooo:rsid="003b9fbe" style:font-style-asian="normal" style:font-weight-asian="normal" style:font-name-complex="Verdana1" style:font-style-complex="normal" style:font-weight-complex="normal"/>
    </style:style>
    <style:style style:name="T327" style:family="text">
      <style:text-properties fo:font-variant="normal" fo:text-transform="none" fo:color="#000000" style:text-position="0% 100%" fo:letter-spacing="normal" fo:font-style="normal" style:text-underline-style="none" fo:font-weight="normal" officeooo:rsid="0051beef" style:font-style-asian="normal" style:font-weight-asian="normal" style:font-name-complex="Verdana1" style:font-style-complex="normal" style:font-weight-complex="normal"/>
    </style:style>
    <style:style style:name="T328" style:family="text">
      <style:text-properties fo:font-variant="normal" fo:text-transform="none" fo:color="#000000" style:text-position="0% 100%" fo:letter-spacing="normal" fo:font-style="normal" style:text-underline-style="none" fo:font-weight="normal" officeooo:rsid="003dc74d" style:font-style-asian="normal" style:font-weight-asian="normal" style:font-name-complex="Verdana1" style:font-style-complex="normal" style:font-weight-complex="normal"/>
    </style:style>
    <style:style style:name="T329" style:family="text">
      <style:text-properties fo:font-variant="normal" fo:text-transform="none" fo:color="#000000" style:text-position="0% 100%" fo:letter-spacing="normal" fo:font-style="normal" style:text-underline-style="none" fo:font-weight="normal" officeooo:rsid="005230a7" style:font-style-asian="normal" style:font-weight-asian="normal" style:font-name-complex="Verdana1" style:font-style-complex="normal" style:font-weight-complex="normal"/>
    </style:style>
    <style:style style:name="T330" style:family="text">
      <style:text-properties fo:font-variant="normal" fo:text-transform="none" fo:color="#000000" style:text-position="0% 100%" fo:letter-spacing="normal" fo:font-style="normal" style:text-underline-style="none" fo:font-weight="normal" officeooo:rsid="005802cc" style:font-style-asian="normal" style:font-weight-asian="normal" style:font-name-complex="Verdana1" style:font-style-complex="normal" style:font-weight-complex="normal"/>
    </style:style>
    <style:style style:name="T331" style:family="text">
      <style:text-properties fo:font-variant="normal" fo:text-transform="none" fo:color="#000000" style:text-position="0% 100%" fo:letter-spacing="normal" fo:font-style="normal" style:text-underline-style="none" fo:font-weight="normal" officeooo:rsid="010d332d" style:font-style-asian="normal" style:font-weight-asian="normal" style:font-name-complex="Verdana1" style:font-style-complex="normal" style:font-weight-complex="normal"/>
    </style:style>
    <style:style style:name="T332" style:family="text">
      <style:text-properties fo:font-variant="normal" fo:text-transform="none" fo:color="#000000" style:text-position="0% 100%" fo:letter-spacing="normal" fo:font-style="normal" style:text-underline-style="none" fo:font-weight="normal" officeooo:rsid="00589947" style:font-style-asian="normal" style:font-weight-asian="normal" style:font-name-complex="Verdana1" style:font-style-complex="normal" style:font-weight-complex="normal"/>
    </style:style>
    <style:style style:name="T333" style:family="text">
      <style:text-properties fo:font-variant="normal" fo:text-transform="none" fo:color="#000000" style:text-position="0% 100%" fo:letter-spacing="normal" fo:font-style="normal" style:text-underline-style="none" fo:font-weight="normal" officeooo:rsid="00462da3" style:font-style-asian="normal" style:font-weight-asian="normal" style:font-name-complex="Verdana1" style:font-style-complex="normal" style:font-weight-complex="normal"/>
    </style:style>
    <style:style style:name="T334" style:family="text">
      <style:text-properties fo:font-variant="normal" fo:text-transform="none" fo:color="#000000" style:text-position="0% 100%" fo:letter-spacing="normal" fo:font-style="normal" style:text-underline-style="none" fo:font-weight="normal" officeooo:rsid="002ea71a" style:font-style-asian="normal" style:font-weight-asian="normal" style:font-name-complex="Verdana1" style:font-style-complex="normal" style:font-weight-complex="normal"/>
    </style:style>
    <style:style style:name="T335" style:family="text">
      <style:text-properties fo:font-variant="normal" fo:text-transform="none" fo:color="#000000" style:text-position="0% 100%" fo:letter-spacing="normal" fo:font-style="normal" style:text-underline-style="none" fo:font-weight="normal" officeooo:rsid="005a6ace" style:font-style-asian="normal" style:font-weight-asian="normal" style:font-name-complex="Verdana1" style:font-style-complex="normal" style:font-weight-complex="normal"/>
    </style:style>
    <style:style style:name="T336" style:family="text">
      <style:text-properties fo:font-variant="normal" fo:text-transform="none" fo:color="#000000" style:text-position="0% 100%" fo:letter-spacing="normal" fo:font-style="normal" style:text-underline-style="none" fo:font-weight="normal" officeooo:rsid="0060f0c4" style:font-style-asian="normal" style:font-weight-asian="normal" style:font-name-complex="Verdana1" style:font-style-complex="normal" style:font-weight-complex="normal"/>
    </style:style>
    <style:style style:name="T337" style:family="text">
      <style:text-properties fo:font-variant="normal" fo:text-transform="none" fo:color="#000000" style:text-position="0% 100%" fo:letter-spacing="normal" fo:font-style="normal" style:text-underline-style="none" fo:font-weight="normal" officeooo:rsid="0114b06d" style:font-style-asian="normal" style:font-weight-asian="normal" style:font-name-complex="Verdana1" style:font-style-complex="normal" style:font-weight-complex="normal"/>
    </style:style>
    <style:style style:name="T338" style:family="text">
      <style:text-properties fo:font-variant="normal" fo:text-transform="none" fo:color="#000000" style:text-position="0% 100%" fo:letter-spacing="normal" fo:font-style="normal" style:text-underline-style="none" fo:font-weight="normal" officeooo:rsid="005de89b" style:font-style-asian="normal" style:font-weight-asian="normal" style:font-name-complex="Verdana1" style:font-style-complex="normal" style:font-weight-complex="normal"/>
    </style:style>
    <style:style style:name="T339"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1" style:font-style-complex="normal" style:font-weight-complex="normal"/>
    </style:style>
    <style:style style:name="T340"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1" style:font-style-complex="normal" style:font-weight-complex="normal"/>
    </style:style>
    <style:style style:name="T341" style:family="text">
      <style:text-properties fo:font-variant="normal" fo:text-transform="none" fo:color="#000000" style:text-position="0% 100%" fo:letter-spacing="normal" fo:font-style="normal" style:text-underline-style="none" fo:font-weight="normal" officeooo:rsid="00499880" style:font-style-asian="normal" style:font-weight-asian="normal" style:font-name-complex="Verdana1" style:font-style-complex="normal" style:font-weight-complex="normal"/>
    </style:style>
    <style:style style:name="T342" style:family="text">
      <style:text-properties fo:font-variant="normal" fo:text-transform="none" fo:color="#000000" style:text-position="0% 100%" fo:letter-spacing="normal" fo:font-style="normal" style:text-underline-style="none" fo:font-weight="normal" officeooo:rsid="001b5019" style:font-style-asian="normal" style:font-weight-asian="normal" style:font-name-complex="Verdana1" style:font-style-complex="normal" style:font-weight-complex="normal"/>
    </style:style>
    <style:style style:name="T343"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name-complex="Verdana1" style:font-style-complex="normal" style:font-weight-complex="normal"/>
    </style:style>
    <style:style style:name="T344"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345" style:family="text">
      <style:text-properties fo:font-variant="normal" fo:text-transform="none" fo:color="#000000" style:text-position="0% 100%" fo:letter-spacing="normal" fo:font-style="normal" style:text-underline-style="none" fo:font-weight="normal" officeooo:rsid="0064019c" style:font-style-asian="normal" style:font-weight-asian="normal" style:font-style-complex="normal" style:font-weight-complex="normal"/>
    </style:style>
    <style:style style:name="T346"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347" style:family="text">
      <style:text-properties fo:font-variant="normal" fo:text-transform="none" fo:color="#000000" style:text-position="0% 100%" fo:letter-spacing="normal" fo:font-style="normal" style:text-underline-style="none" fo:font-weight="normal" officeooo:rsid="000db789" style:font-style-asian="normal" style:font-weight-asian="bold" style:font-style-complex="normal" style:font-weight-complex="bold"/>
    </style:style>
    <style:style style:name="T348" style:family="text">
      <style:text-properties fo:font-variant="normal" fo:text-transform="none" fo:color="#000000" style:text-position="0% 100%" fo:letter-spacing="normal" fo:font-style="normal" style:text-underline-style="none" fo:font-weight="normal" officeooo:rsid="003a74c1" style:font-style-asian="normal" style:font-weight-asian="bold" style:font-style-complex="normal" style:font-weight-complex="bold"/>
    </style:style>
    <style:style style:name="T349" style:family="text">
      <style:text-properties fo:font-variant="normal" fo:text-transform="none" fo:color="#000000" style:text-position="0% 100%" fo:letter-spacing="normal" fo:font-style="normal" style:text-underline-style="none" fo:font-weight="normal" officeooo:rsid="003c3751" style:font-style-asian="normal" style:font-weight-asian="bold" style:font-style-complex="normal" style:font-weight-complex="bold"/>
    </style:style>
    <style:style style:name="T350" style:family="text">
      <style:text-properties fo:font-variant="normal" fo:text-transform="none" fo:color="#000000" style:text-position="0% 100%" fo:letter-spacing="normal" fo:font-style="normal" style:text-underline-style="none" fo:font-weight="normal" officeooo:rsid="002504c6" style:font-style-asian="normal" style:font-weight-asian="bold" style:font-style-complex="normal" style:font-weight-complex="bold"/>
    </style:style>
    <style:style style:name="T351" style:family="text">
      <style:text-properties fo:font-variant="normal" fo:text-transform="none" fo:color="#000000" style:text-position="0% 100%" fo:letter-spacing="normal" fo:font-style="normal" style:text-underline-style="none" fo:font-weight="normal" officeooo:rsid="0068932c" style:font-style-asian="normal" style:font-weight-asian="bold" style:font-name-complex="Verdana1" style:font-style-complex="normal" style:font-weight-complex="bold"/>
    </style:style>
    <style:style style:name="T352"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1" style:font-style-complex="normal" style:font-weight-complex="bold"/>
    </style:style>
    <style:style style:name="T353"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1" style:font-style-complex="normal" style:font-weight-complex="bold"/>
    </style:style>
    <style:style style:name="T354"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355" style:family="text">
      <style:text-properties fo:font-variant="normal" fo:text-transform="none" fo:color="#000000" style:text-position="0% 100%" fo:letter-spacing="normal" fo:font-style="normal" style:text-underline-style="none" fo:font-weight="normal" officeooo:rsid="0068932c" style:font-style-asian="normal" style:font-style-complex="normal"/>
    </style:style>
    <style:style style:name="T356" style:family="text">
      <style:text-properties fo:font-variant="normal" fo:text-transform="none" fo:color="#000000" style:text-position="0% 100%" fo:letter-spacing="normal" fo:font-style="normal" style:text-underline-style="none" fo:font-weight="normal" officeooo:rsid="00428da7" style:font-weight-asian="bold" style:font-name-complex="Verdana1" style:font-weight-complex="bold"/>
    </style:style>
    <style:style style:name="T357" style:family="text">
      <style:text-properties fo:font-variant="normal" fo:text-transform="none" fo:color="#000000" style:text-position="0% 100%" fo:letter-spacing="normal" fo:font-style="normal" style:text-underline-style="none" fo:font-weight="normal" officeooo:rsid="00af15be" style:font-size-asian="14pt" style:font-style-asian="italic" style:font-weight-asian="normal" style:font-name-complex="Verdana1" style:font-size-complex="14pt" style:font-style-complex="italic" style:font-weight-complex="normal"/>
    </style:style>
    <style:style style:name="T358" style:family="text">
      <style:text-properties fo:font-variant="normal" fo:text-transform="none" fo:color="#000000" style:text-position="0% 100%" fo:letter-spacing="normal" fo:font-style="normal" style:text-underline-style="none" fo:font-weight="normal" officeooo:rsid="0069029e" style:font-size-asian="14pt" style:font-style-asian="italic" style:font-weight-asian="normal" style:font-name-complex="Verdana1" style:font-size-complex="14pt" style:font-style-complex="italic" style:font-weight-complex="normal"/>
    </style:style>
    <style:style style:name="T359" style:family="text">
      <style:text-properties fo:font-variant="normal" fo:text-transform="none" fo:color="#000000" style:text-position="0% 100%" fo:letter-spacing="normal" fo:font-style="normal" style:text-underline-style="none" fo:font-weight="bold" style:font-style-asian="normal" style:font-weight-asian="bold" style:font-name-complex="Verdana1" style:font-style-complex="normal" style:font-weight-complex="bold"/>
    </style:style>
    <style:style style:name="T360" style:family="text">
      <style:text-properties fo:font-variant="normal" fo:text-transform="none" fo:color="#000000" style:text-position="0% 100%" fo:letter-spacing="normal" fo:font-style="normal" style:text-underline-style="none" fo:font-weight="bold" officeooo:rsid="00394da6" style:font-style-asian="normal" style:font-weight-asian="bold" style:font-name-complex="Verdana1" style:font-style-complex="normal" style:font-weight-complex="bold"/>
    </style:style>
    <style:style style:name="T361" style:family="text">
      <style:text-properties fo:font-variant="normal" fo:text-transform="none" fo:color="#000000" style:text-position="0% 100%" fo:letter-spacing="normal" fo:font-style="normal" style:text-underline-style="none" fo:font-weight="bold" officeooo:rsid="00455067" style:font-style-asian="normal" style:font-weight-asian="bold" style:font-name-complex="Verdana1" style:font-style-complex="normal" style:font-weight-complex="bold"/>
    </style:style>
    <style:style style:name="T362" style:family="text">
      <style:text-properties fo:font-variant="normal" fo:text-transform="none" fo:color="#000000" style:text-position="0% 100%" fo:letter-spacing="normal" fo:font-style="normal" style:text-underline-style="none" fo:font-weight="bold" officeooo:rsid="00e3922a" style:font-style-asian="normal" style:font-weight-asian="bold" style:font-name-complex="Verdana1" style:font-style-complex="normal" style:font-weight-complex="bold"/>
    </style:style>
    <style:style style:name="T363" style:family="text">
      <style:text-properties fo:font-variant="normal" fo:text-transform="none" fo:color="#000000" style:text-position="0% 100%" fo:letter-spacing="normal" fo:font-style="normal" style:text-underline-style="none" style:font-style-asian="normal" style:font-name-complex="Verdana1" style:font-style-complex="normal"/>
    </style:style>
    <style:style style:name="T364" style:family="text">
      <style:text-properties fo:font-variant="normal" fo:text-transform="none" fo:color="#000000" style:text-position="0% 100%" fo:letter-spacing="normal" fo:font-style="normal" style:text-underline-style="none" officeooo:rsid="00409db7" style:font-style-asian="normal" style:font-name-complex="Verdana1" style:font-style-complex="normal"/>
    </style:style>
    <style:style style:name="T365" style:family="text">
      <style:text-properties fo:font-variant="normal" fo:text-transform="none" fo:color="#000000" style:text-position="0% 100%" fo:letter-spacing="normal" fo:font-style="normal" style:text-underline-style="none" officeooo:rsid="00539308" style:font-style-asian="normal" style:font-name-complex="Verdana1" style:font-style-complex="normal"/>
    </style:style>
    <style:style style:name="T366" style:family="text">
      <style:text-properties fo:font-variant="normal" fo:text-transform="none" fo:color="#000000" style:text-position="0% 100%" fo:letter-spacing="normal" fo:font-style="normal" style:text-underline-style="none" officeooo:rsid="0044f8df" style:font-style-asian="normal" style:font-name-complex="Verdana1" style:font-style-complex="normal"/>
    </style:style>
    <style:style style:name="T367" style:family="text">
      <style:text-properties fo:font-variant="normal" fo:text-transform="none" fo:color="#000000" style:text-position="0% 100%" fo:letter-spacing="normal" fo:font-style="normal" style:text-underline-style="none" officeooo:rsid="0014cc74" style:font-style-asian="normal" style:font-name-complex="Verdana1" style:font-style-complex="normal"/>
    </style:style>
    <style:style style:name="T368" style:family="text">
      <style:text-properties fo:font-variant="normal" fo:text-transform="none" fo:color="#000000" style:text-position="0% 100%" fo:letter-spacing="normal" fo:font-style="normal" style:text-underline-style="none" officeooo:rsid="003ef779" style:font-style-asian="normal" style:font-name-complex="Verdana1" style:font-style-complex="normal"/>
    </style:style>
    <style:style style:name="T369" style:family="text">
      <style:text-properties fo:font-variant="normal" fo:text-transform="none" fo:color="#000000" style:text-position="0% 100%" fo:letter-spacing="normal" fo:font-style="normal" style:text-underline-style="none" officeooo:rsid="00ba021d" style:font-style-asian="normal" style:font-name-complex="Verdana1" style:font-style-complex="normal"/>
    </style:style>
    <style:style style:name="T370" style:family="text">
      <style:text-properties fo:font-variant="normal" fo:text-transform="none" fo:color="#000000" style:text-position="0% 100%" fo:letter-spacing="normal" fo:font-style="normal" style:text-underline-style="none" officeooo:rsid="0050e959" style:font-style-asian="normal" style:font-name-complex="Verdana1" style:font-style-complex="normal"/>
    </style:style>
    <style:style style:name="T371" style:family="text">
      <style:text-properties fo:font-variant="normal" fo:text-transform="none" fo:color="#000000" style:text-position="0% 100%" fo:letter-spacing="normal" fo:font-style="normal" style:text-underline-style="none" officeooo:rsid="006e109e" style:font-style-asian="normal" style:font-name-complex="Verdana1" style:font-style-complex="normal"/>
    </style:style>
    <style:style style:name="T372" style:family="text">
      <style:text-properties fo:font-variant="normal" fo:text-transform="none" fo:color="#000000" style:text-position="0% 100%" fo:letter-spacing="normal" fo:font-style="normal" style:text-underline-style="none" officeooo:rsid="000db789" style:font-style-asian="normal" style:font-name-complex="Verdana1" style:font-style-complex="normal"/>
    </style:style>
    <style:style style:name="T373" style:family="text">
      <style:text-properties fo:font-variant="normal" fo:text-transform="none" fo:color="#000000" style:text-position="0% 100%" fo:letter-spacing="normal" fo:font-style="normal" style:text-underline-style="none" officeooo:rsid="0056ced8" style:font-style-asian="normal" style:font-name-complex="Verdana1" style:font-style-complex="normal"/>
    </style:style>
    <style:style style:name="T374" style:family="text">
      <style:text-properties fo:font-variant="normal" fo:text-transform="none" fo:color="#000000" style:text-position="0% 100%" fo:letter-spacing="normal" fo:font-style="normal" style:text-underline-style="none" officeooo:rsid="001eeaa3" style:font-style-asian="normal" style:font-name-complex="Verdana1" style:font-style-complex="normal"/>
    </style:style>
    <style:style style:name="T375" style:family="text">
      <style:text-properties fo:font-variant="normal" fo:text-transform="none" fo:color="#000000" style:text-position="0% 100%" fo:letter-spacing="normal" fo:font-style="normal" style:text-underline-style="none" officeooo:rsid="004a3afa" style:font-style-asian="normal" style:font-name-complex="Verdana1" style:font-style-complex="normal"/>
    </style:style>
    <style:style style:name="T376" style:family="text">
      <style:text-properties fo:font-variant="normal" fo:text-transform="none" fo:color="#000000" style:text-position="0% 100%" fo:letter-spacing="normal" fo:font-style="normal" style:text-underline-style="none" officeooo:rsid="005a96ac" style:font-style-asian="normal" style:font-name-complex="Verdana1" style:font-style-complex="normal"/>
    </style:style>
    <style:style style:name="T377" style:family="text">
      <style:text-properties fo:font-variant="normal" fo:text-transform="none" fo:color="#000000" style:text-position="0% 100%" fo:letter-spacing="normal" fo:font-style="normal" style:text-underline-style="none" officeooo:rsid="00e3922a" style:font-style-asian="normal" style:font-name-complex="Verdana1" style:font-style-complex="normal"/>
    </style:style>
    <style:style style:name="T378" style:family="text">
      <style:text-properties fo:font-variant="normal" fo:text-transform="none" fo:color="#000000" style:text-position="0% 100%" fo:letter-spacing="normal" fo:font-style="normal" style:text-underline-style="none" officeooo:rsid="00e7ec4c" style:font-style-asian="normal" style:font-name-complex="Verdana1" style:font-style-complex="normal"/>
    </style:style>
    <style:style style:name="T379" style:family="text">
      <style:text-properties fo:font-variant="normal" fo:text-transform="none" fo:color="#000000" style:text-position="0% 100%" fo:letter-spacing="normal" fo:font-style="normal" style:text-underline-style="none" officeooo:rsid="00217b5f" style:font-style-asian="italic" style:font-name-complex="Verdana1" style:font-style-complex="italic"/>
    </style:style>
    <style:style style:name="T380" style:family="text">
      <style:text-properties fo:font-variant="normal" fo:text-transform="none" fo:color="#000000" style:text-position="0% 100%" fo:letter-spacing="normal" fo:font-style="normal" style:text-underline-style="none" officeooo:rsid="006e109e" style:font-style-asian="italic" style:font-name-complex="Verdana1" style:font-style-complex="italic"/>
    </style:style>
    <style:style style:name="T381" style:family="text">
      <style:text-properties fo:font-variant="normal" fo:text-transform="none" fo:color="#000000" style:text-position="0% 100%" fo:letter-spacing="normal" fo:font-style="normal" style:text-underline-style="solid" style:text-underline-width="auto" style:text-underline-color="font-color" fo:font-weight="normal" officeooo:rsid="00462da3" style:font-style-asian="normal" style:font-weight-asian="normal" style:font-name-complex="Verdana1" style:font-style-complex="normal" style:font-weight-complex="normal"/>
    </style:style>
    <style:style style:name="T382"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383"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1" style:font-style-complex="normal"/>
    </style:style>
    <style:style style:name="T384"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1" style:font-style-complex="normal"/>
    </style:style>
    <style:style style:name="T385" style:family="text">
      <style:text-properties fo:font-variant="normal" fo:text-transform="none" fo:color="#000000" style:text-position="0% 100%" fo:letter-spacing="normal" fo:font-style="normal" style:text-underline-style="solid" style:text-underline-width="auto" style:text-underline-color="font-color" fo:font-weight="bold" officeooo:rsid="00e3922a" style:font-style-asian="normal" style:font-weight-asian="bold" style:font-name-complex="Verdana1" style:font-style-complex="normal" style:font-weight-complex="bold"/>
    </style:style>
    <style:style style:name="T386" style:family="text">
      <style:text-properties fo:font-variant="normal" fo:text-transform="none" fo:color="#000000" style:text-position="0% 100%" fo:letter-spacing="normal" fo:font-style="normal" style:text-underline-style="solid" style:text-underline-width="auto" style:text-underline-color="font-color" fo:font-weight="bold" officeooo:rsid="00e7ec4c" style:font-style-asian="normal" style:font-weight-asian="bold" style:font-name-complex="Verdana1" style:font-style-complex="normal" style:font-weight-complex="bold"/>
    </style:style>
    <style:style style:name="T387"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1" style:font-style-complex="italic" style:font-weight-complex="normal"/>
    </style:style>
    <style:style style:name="T388" style:family="text">
      <style:text-properties fo:font-variant="normal" fo:text-transform="none" fo:color="#000000" style:text-position="0% 100%" fo:letter-spacing="normal" fo:font-style="italic" style:text-underline-style="none" officeooo:rsid="00ba021d" style:font-style-asian="italic" style:font-name-complex="Verdana1" style:font-style-complex="italic"/>
    </style:style>
    <style:style style:name="T389" style:family="text">
      <style:text-properties fo:font-variant="normal" fo:text-transform="none" fo:color="#000000" style:text-position="0% 100%" fo:letter-spacing="normal" style:text-underline-style="none" fo:font-weight="normal" style:font-weight-asian="normal" style:font-weight-complex="normal"/>
    </style:style>
    <style:style style:name="T390"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391"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392" style:family="text">
      <style:text-properties fo:font-variant="normal" fo:text-transform="none" fo:color="#000000" style:text-position="0% 100%" fo:letter-spacing="normal" style:text-underline-style="none" fo:font-weight="normal" officeooo:rsid="00539308" style:font-weight-asian="normal" style:font-weight-complex="normal"/>
    </style:style>
    <style:style style:name="T393" style:family="text">
      <style:text-properties fo:font-variant="normal" fo:text-transform="none" fo:color="#000000" style:text-position="0% 100%" fo:letter-spacing="normal" style:text-underline-style="none" fo:font-weight="normal" officeooo:rsid="0044f8df" style:font-weight-asian="normal" style:font-weight-complex="normal"/>
    </style:style>
    <style:style style:name="T394"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395" style:family="text">
      <style:text-properties fo:font-variant="normal" fo:text-transform="none" fo:color="#000000" style:text-position="0% 100%" fo:letter-spacing="normal" style:text-underline-style="none" fo:font-weight="normal" officeooo:rsid="00409db7" style:font-weight-asian="normal" style:font-weight-complex="normal"/>
    </style:style>
    <style:style style:name="T396" style:family="text">
      <style:text-properties fo:font-variant="normal" fo:text-transform="none" fo:color="#000000" style:text-position="0% 100%" fo:letter-spacing="normal" style:text-underline-style="none" fo:font-weight="normal" officeooo:rsid="0078ddd6" style:font-weight-asian="normal" style:font-weight-complex="normal"/>
    </style:style>
    <style:style style:name="T397" style:family="text">
      <style:text-properties fo:font-variant="normal" fo:text-transform="none" fo:color="#000000" style:text-position="0% 100%" fo:letter-spacing="normal" style:text-underline-style="none" fo:font-weight="normal" officeooo:rsid="005de89b" style:font-weight-asian="normal" style:font-name-complex="Verdana1" style:font-weight-complex="normal"/>
    </style:style>
    <style:style style:name="T398" style:family="text">
      <style:text-properties fo:font-variant="normal" fo:text-transform="none" fo:color="#000000" style:text-position="0% 100%" fo:letter-spacing="normal" style:text-underline-style="none" fo:font-weight="normal" officeooo:rsid="00e16a08" style:font-weight-asian="normal" style:font-name-complex="Verdana1" style:font-weight-complex="normal"/>
    </style:style>
    <style:style style:name="T399" style:family="text">
      <style:text-properties fo:font-variant="normal" fo:text-transform="none" fo:color="#000000" style:text-position="0% 100%" fo:letter-spacing="normal" style:text-underline-style="none" fo:font-weight="normal" officeooo:rsid="00e211dd" style:font-weight-asian="normal" style:font-name-complex="Verdana1" style:font-weight-complex="normal"/>
    </style:style>
    <style:style style:name="T400" style:family="text">
      <style:text-properties fo:font-variant="normal" fo:text-transform="none" fo:color="#000000" style:text-position="0% 100%" fo:letter-spacing="normal" style:text-underline-style="none" fo:font-weight="normal" officeooo:rsid="001c26f3" style:font-weight-asian="normal" style:font-name-complex="Verdana1" style:font-weight-complex="normal"/>
    </style:style>
    <style:style style:name="T401" style:family="text">
      <style:text-properties fo:font-variant="normal" fo:text-transform="none" fo:color="#000000" style:text-position="0% 100%" fo:letter-spacing="normal" style:text-underline-style="none" fo:font-weight="normal" officeooo:rsid="005df246" style:font-weight-asian="normal" style:font-name-complex="Verdana1" style:font-weight-complex="normal"/>
    </style:style>
    <style:style style:name="T402" style:family="text">
      <style:text-properties fo:font-variant="normal" fo:text-transform="none" fo:color="#000000" style:text-position="0% 100%" fo:letter-spacing="normal" style:text-underline-style="none" fo:font-weight="normal" officeooo:rsid="001b5019" style:font-weight-asian="normal" style:font-name-complex="Verdana1" style:font-weight-complex="normal"/>
    </style:style>
    <style:style style:name="T403" style:family="text">
      <style:text-properties fo:font-variant="normal" fo:text-transform="none" fo:color="#000000" style:text-position="0% 100%" fo:letter-spacing="normal" style:text-underline-style="none" officeooo:rsid="00ba021d"/>
    </style:style>
    <style:style style:name="T404" style:family="text">
      <style:text-properties fo:font-variant="normal" fo:text-transform="none" fo:color="#000000" style:text-position="0% 100%" fo:letter-spacing="normal" style:text-underline-style="none" style:font-name-complex="Verdana1"/>
    </style:style>
    <style:style style:name="T405" style:family="text">
      <style:text-properties fo:font-variant="normal" fo:text-transform="none" fo:color="#000000" style:text-position="0% 100%" fo:letter-spacing="normal" style:text-underline-style="none" officeooo:rsid="0040a822" style:font-name-complex="Verdana1"/>
    </style:style>
    <style:style style:name="T406" style:family="text">
      <style:text-properties fo:font-variant="normal" fo:text-transform="none" fo:color="#000000" style:text-position="0% 100%" fo:letter-spacing="normal" style:text-underline-style="none" officeooo:rsid="00409db7" style:font-name-complex="Verdana1"/>
    </style:style>
    <style:style style:name="T407" style:family="text">
      <style:text-properties fo:font-variant="normal" fo:text-transform="none" fo:color="#000000" style:text-position="0% 100%" fo:letter-spacing="normal" style:text-underline-style="none" officeooo:rsid="006f7570" style:font-name-complex="Verdana1"/>
    </style:style>
    <style:style style:name="T408" style:family="text">
      <style:text-properties fo:font-variant="normal" fo:text-transform="none" fo:color="#000000" style:text-position="0% 100%" fo:letter-spacing="normal" style:text-underline-style="none" officeooo:rsid="00e7ec4c" style:font-name-complex="Verdana1"/>
    </style:style>
    <style:style style:name="T409" style:family="text">
      <style:text-properties fo:font-variant="normal" fo:text-transform="none" fo:color="#000000" style:text-position="0% 100%" fo:letter-spacing="normal" style:text-underline-style="none" officeooo:rsid="00e3922a" style:font-name-complex="Verdana1"/>
    </style:style>
    <style:style style:name="T410"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411" style:family="text">
      <style:text-properties fo:font-variant="normal" fo:text-transform="none" fo:color="#000000" style:text-position="0% 100%" fo:letter-spacing="normal" style:text-underline-style="solid" style:text-underline-width="auto" style:text-underline-color="font-color" fo:font-weight="bold" officeooo:rsid="00e7ec4c" style:font-weight-asian="bold" style:font-name-complex="Verdana1" style:font-weight-complex="bold"/>
    </style:style>
    <style:style style:name="T412"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1" style:font-style-complex="normal" style:font-weight-complex="normal"/>
    </style:style>
    <style:style style:name="T413" style:family="text">
      <style:text-properties fo:font-variant="normal" fo:text-transform="none" fo:color="#000000" style:text-position="0% 100%" style:font-name="Times New Roman" fo:letter-spacing="normal" fo:font-style="normal" style:text-underline-style="none" fo:font-weight="normal" officeooo:rsid="0050f06f" style:font-style-asian="normal" style:font-weight-asian="normal" style:font-name-complex="Verdana1" style:font-style-complex="normal" style:font-weight-complex="normal"/>
    </style:style>
    <style:style style:name="T414"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1" style:font-style-complex="normal" style:font-weight-complex="normal"/>
    </style:style>
    <style:style style:name="T415" style:family="text">
      <style:text-properties fo:font-variant="normal" fo:text-transform="none" fo:color="#000000" style:text-position="0% 100%" style:font-name="Times New Roman" fo:letter-spacing="normal" fo:font-style="normal" style:text-underline-style="none" fo:font-weight="normal" officeooo:rsid="003dc74d" style:font-style-asian="normal" style:font-weight-asian="normal" style:font-name-complex="Verdana1" style:font-style-complex="normal" style:font-weight-complex="normal"/>
    </style:style>
    <style:style style:name="T416" style:family="text">
      <style:text-properties fo:font-variant="normal" fo:text-transform="none" fo:color="#000000" style:text-position="0% 100%" style:font-name="Times New Roman" fo:letter-spacing="normal" fo:font-style="normal" style:text-underline-style="none" fo:font-weight="normal" officeooo:rsid="00523132" style:font-style-asian="normal" style:font-weight-asian="normal" style:font-name-complex="Verdana1" style:font-style-complex="normal" style:font-weight-complex="normal"/>
    </style:style>
    <style:style style:name="T417" style:family="text">
      <style:text-properties fo:font-variant="normal" fo:text-transform="none" fo:color="#000000" style:text-position="0% 100%" style:font-name="Times New Roman" fo:letter-spacing="normal" fo:font-style="normal" style:text-underline-style="none" fo:font-weight="normal" officeooo:rsid="00455067" style:font-style-asian="normal" style:font-weight-asian="normal" style:font-name-complex="Verdana1" style:font-style-complex="normal" style:font-weight-complex="normal"/>
    </style:style>
    <style:style style:name="T418" style:family="text">
      <style:text-properties fo:font-variant="normal" fo:text-transform="none" fo:color="#000000" style:text-position="0% 100%" style:font-name="Times New Roman" fo:letter-spacing="normal" fo:font-style="normal" style:text-underline-style="none" fo:font-weight="normal" officeooo:rsid="00e0cc49" style:font-style-asian="normal" style:font-weight-asian="normal" style:font-name-complex="Verdana1" style:font-style-complex="normal" style:font-weight-complex="normal"/>
    </style:style>
    <style:style style:name="T419" style:family="text">
      <style:text-properties fo:font-variant="normal" fo:text-transform="none" fo:color="#000000" style:text-position="0% 100%" style:font-name="Times New Roman" fo:letter-spacing="normal" fo:font-style="normal" style:text-underline-style="none" fo:font-weight="normal" officeooo:rsid="00612769" style:font-style-asian="normal" style:font-weight-asian="normal" style:font-name-complex="Verdana1" style:font-style-complex="normal" style:font-weight-complex="normal"/>
    </style:style>
    <style:style style:name="T420"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1" style:font-style-complex="normal" style:font-weight-complex="normal"/>
    </style:style>
    <style:style style:name="T421"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1" style:font-style-complex="normal" style:font-weight-complex="normal"/>
    </style:style>
    <style:style style:name="T422"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1" style:font-style-complex="normal" style:font-weight-complex="normal"/>
    </style:style>
    <style:style style:name="T423"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1" style:font-style-complex="normal" style:font-weight-complex="normal"/>
    </style:style>
    <style:style style:name="T424" style:family="text">
      <style:text-properties fo:font-variant="normal" fo:text-transform="none" fo:color="#000000" style:text-position="0% 100%" style:font-name="Times New Roman" fo:letter-spacing="normal" fo:font-style="normal" style:text-underline-style="none" fo:font-weight="normal" officeooo:rsid="00131ee1" style:font-style-asian="normal" style:font-weight-asian="normal" style:font-name-complex="Verdana1" style:font-style-complex="normal" style:font-weight-complex="normal"/>
    </style:style>
    <style:style style:name="T425"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1" style:font-style-complex="normal" style:font-weight-complex="normal"/>
    </style:style>
    <style:style style:name="T426"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1" style:font-style-complex="normal" style:font-weight-complex="normal"/>
    </style:style>
    <style:style style:name="T427" style:family="text">
      <style:text-properties fo:font-variant="normal" fo:text-transform="none" fo:color="#000000" style:text-position="0% 100%" style:font-name="Times New Roman" fo:letter-spacing="normal" fo:font-style="normal" style:text-underline-style="none" fo:font-weight="normal" officeooo:rsid="000e1e5b" style:font-style-asian="normal" style:font-weight-asian="normal" style:font-name-complex="Verdana1" style:font-style-complex="normal" style:font-weight-complex="normal"/>
    </style:style>
    <style:style style:name="T428" style:family="text">
      <style:text-properties fo:font-variant="normal" fo:text-transform="none" fo:color="#000000" style:text-position="0% 100%" style:font-name="Times New Roman" fo:letter-spacing="normal" fo:font-style="normal" style:text-underline-style="none" fo:font-weight="normal" officeooo:rsid="001c26f3" style:font-style-asian="normal" style:font-weight-asian="normal" style:font-name-complex="Verdana1" style:font-style-complex="normal" style:font-weight-complex="normal"/>
    </style:style>
    <style:style style:name="T429" style:family="text">
      <style:text-properties fo:font-variant="normal" fo:text-transform="none" fo:color="#000000" style:text-position="0% 100%" style:font-name="Times New Roman" fo:letter-spacing="normal" fo:font-style="normal" style:text-underline-style="none" fo:font-weight="normal" officeooo:rsid="00adb8ab" style:font-style-asian="italic" style:font-weight-asian="normal" style:font-name-complex="Verdana1" style:font-style-complex="italic" style:font-weight-complex="normal"/>
    </style:style>
    <style:style style:name="T430" style:family="text">
      <style:text-properties fo:font-variant="normal" fo:text-transform="none" fo:color="#000000" style:text-position="0% 100%" style:font-name="Times New Roman" fo:letter-spacing="normal" fo:font-style="normal" style:text-underline-style="none" fo:font-weight="normal" officeooo:rsid="001a885d" style:font-style-asian="italic" style:font-weight-asian="normal" style:font-name-complex="Verdana1" style:font-style-complex="italic" style:font-weight-complex="normal"/>
    </style:style>
    <style:style style:name="T431" style:family="text">
      <style:text-properties fo:font-variant="normal" fo:text-transform="none" fo:color="#000000" style:text-position="0% 100%" style:font-name="Times New Roman" fo:letter-spacing="normal" fo:font-style="normal" style:text-underline-style="none" fo:font-weight="bold" officeooo:rsid="00394da6" style:font-style-asian="normal" style:font-weight-asian="bold" style:font-name-complex="Verdana1" style:font-style-complex="normal" style:font-weight-complex="bold"/>
    </style:style>
    <style:style style:name="T432" style:family="text">
      <style:text-properties fo:font-variant="normal" fo:text-transform="none" fo:color="#000000" style:text-position="0% 100%" style:font-name="Times New Roman" fo:letter-spacing="normal" fo:font-style="normal" style:text-underline-style="none" fo:font-weight="bold" officeooo:rsid="00455067" style:font-style-asian="normal" style:font-weight-asian="bold" style:font-name-complex="Verdana1" style:font-style-complex="normal" style:font-weight-complex="bold"/>
    </style:style>
    <style:style style:name="T433" style:family="text">
      <style:text-properties fo:font-variant="normal" fo:text-transform="none" fo:color="#000000" style:text-position="0% 100%" style:font-name="Times New Roman" fo:letter-spacing="normal" fo:font-style="normal" style:text-underline-style="none" style:font-style-asian="normal" style:font-name-complex="Verdana1" style:font-style-complex="normal"/>
    </style:style>
    <style:style style:name="T434" style:family="text">
      <style:text-properties fo:font-variant="normal" fo:text-transform="none" fo:color="#000000" style:text-position="0% 100%" style:font-name="Times New Roman" fo:letter-spacing="normal" fo:font-style="normal" style:text-underline-style="none" officeooo:rsid="00523132" style:font-style-asian="normal" style:font-name-complex="Verdana1" style:font-style-complex="normal"/>
    </style:style>
    <style:style style:name="T435" style:family="text">
      <style:text-properties fo:font-variant="normal" fo:text-transform="none" fo:color="#000000" style:text-position="0% 100%" style:font-name="Times New Roman" fo:letter-spacing="normal" fo:font-style="normal" style:text-underline-style="none" officeooo:rsid="001d32d4" style:font-style-asian="normal" style:font-name-complex="Verdana1" style:font-style-complex="normal"/>
    </style:style>
    <style:style style:name="T436" style:family="text">
      <style:text-properties fo:font-variant="normal" fo:text-transform="none" fo:color="#000000" style:text-position="0% 100%" style:font-name="Times New Roman" fo:letter-spacing="normal" fo:font-style="normal" style:text-underline-style="none" officeooo:rsid="0044f8df" style:font-style-asian="normal" style:font-name-complex="Verdana1" style:font-style-complex="normal"/>
    </style:style>
    <style:style style:name="T437" style:family="text">
      <style:text-properties fo:font-variant="normal" fo:text-transform="none" fo:color="#000000" style:text-position="0% 100%" style:font-name="Times New Roman" fo:letter-spacing="normal" fo:font-style="normal" style:text-underline-style="none" officeooo:rsid="003da2c6" style:font-style-asian="normal" style:font-name-complex="Verdana1" style:font-style-complex="normal"/>
    </style:style>
    <style:style style:name="T438" style:family="text">
      <style:text-properties fo:font-variant="normal" fo:text-transform="none" fo:color="#000000" style:text-position="0% 100%" style:font-name="Times New Roman" fo:letter-spacing="normal" fo:font-style="normal" style:text-underline-style="none" officeooo:rsid="001f9325" style:font-style-asian="normal" style:font-name-complex="Verdana1" style:font-style-complex="normal"/>
    </style:style>
    <style:style style:name="T439" style:family="text">
      <style:text-properties fo:font-variant="normal" fo:text-transform="none" fo:color="#000000" style:text-position="0% 100%" style:font-name="Times New Roman" fo:letter-spacing="normal" fo:font-style="normal" style:text-underline-style="none" officeooo:rsid="00282c5f" style:font-style-asian="normal" style:font-name-complex="Verdana1" style:font-style-complex="normal"/>
    </style:style>
    <style:style style:name="T440" style:family="text">
      <style:text-properties fo:font-variant="normal" fo:text-transform="none" fo:color="#000000" style:text-position="0% 100%" style:font-name="Times New Roman" fo:letter-spacing="normal" fo:font-style="normal" style:text-underline-style="none" officeooo:rsid="003fa6f3" style:font-style-asian="normal" style:font-name-complex="Verdana1" style:font-style-complex="normal"/>
    </style:style>
    <style:style style:name="T441" style:family="text">
      <style:text-properties fo:font-variant="normal" fo:text-transform="none" fo:color="#000000" style:text-position="0% 100%" style:font-name="Times New Roman" fo:letter-spacing="normal" fo:font-style="normal" fo:font-weight="normal" officeooo:rsid="006a14b3" style:font-size-asian="14pt" style:font-style-asian="italic" style:font-weight-asian="normal" style:font-name-complex="Verdana1" style:font-size-complex="14pt" style:font-style-complex="italic" style:font-weight-complex="normal"/>
    </style:style>
    <style:style style:name="T442" style:family="text">
      <style:text-properties fo:font-variant="normal" fo:text-transform="none" fo:color="#000000" style:text-position="0% 100%" style:font-name="Times New Roman" fo:letter-spacing="normal" fo:font-style="normal" fo:font-weight="normal" officeooo:rsid="00af15be" style:font-size-asian="14pt" style:font-style-asian="italic" style:font-weight-asian="normal" style:font-name-complex="Verdana1" style:font-size-complex="14pt" style:font-style-complex="italic" style:font-weight-complex="normal"/>
    </style:style>
    <style:style style:name="T443" style:family="text">
      <style:text-properties fo:font-variant="normal" fo:text-transform="none" fo:color="#000000" style:text-position="0% 100%" style:font-name="Times New Roman" fo:letter-spacing="normal" fo:font-style="normal" fo:font-weight="normal" officeooo:rsid="003f6c69" style:font-size-asian="14pt" style:font-style-asian="italic" style:font-weight-asian="normal" style:font-name-complex="Verdana1" style:font-size-complex="14pt" style:font-style-complex="italic" style:font-weight-complex="normal"/>
    </style:style>
    <style:style style:name="T444" style:family="text">
      <style:text-properties fo:font-variant="normal" fo:text-transform="none" fo:color="#000000" style:text-position="0% 100%" style:font-name="Times New Roman" fo:letter-spacing="normal" fo:font-style="normal" fo:font-weight="normal" officeooo:rsid="001ee78e" style:font-size-asian="10pt" style:font-style-asian="italic" style:font-weight-asian="bold" style:font-name-complex="Verdana1" style:font-size-complex="10pt" style:font-style-complex="italic" style:font-weight-complex="bold"/>
    </style:style>
    <style:style style:name="T445" style:family="text">
      <style:text-properties fo:font-variant="normal" fo:text-transform="none" fo:color="#000000" style:text-position="0% 100%" style:font-name="Times New Roman" fo:letter-spacing="normal" fo:font-style="normal" officeooo:rsid="00af15be" style:font-size-asian="10pt" style:font-style-asian="italic" style:font-weight-asian="bold" style:font-name-complex="Verdana1" style:font-size-complex="10pt" style:font-style-complex="italic" style:font-weight-complex="bold"/>
    </style:style>
    <style:style style:name="T446" style:family="text">
      <style:text-properties fo:font-variant="normal" fo:text-transform="none" fo:color="#000000" style:text-position="0% 100%" style:font-name="Times New Roman" fo:letter-spacing="normal" fo:font-style="normal" style:font-style-asian="italic" style:font-name-complex="Verdana1" style:font-style-complex="italic"/>
    </style:style>
    <style:style style:name="T447" style:family="text">
      <style:text-properties fo:font-variant="normal" fo:text-transform="none" fo:color="#000000" style:text-position="0% 100%" style:font-name="Times New Roman" fo:letter-spacing="normal" fo:font-style="normal" officeooo:rsid="00af15be" style:font-style-asian="italic" style:font-name-complex="Verdana1" style:font-style-complex="italic"/>
    </style:style>
    <style:style style:name="T448" style:family="text">
      <style:text-properties fo:font-variant="normal" fo:text-transform="none" fo:color="#000000" style:text-position="0% 100%" style:font-name="Times New Roman" fo:letter-spacing="normal" fo:font-style="normal" officeooo:rsid="0073edeb" style:font-style-asian="italic" style:font-name-complex="Verdana1" style:font-style-complex="italic"/>
    </style:style>
    <style:style style:name="T449"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weight-asian="normal" style:font-name-complex="Verdana1" style:font-size-complex="9pt" style:font-weight-complex="normal"/>
    </style:style>
    <style:style style:name="T450"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weight-asian="normal" style:font-name-complex="Verdana1" style:font-size-complex="9pt" style:font-weight-complex="normal"/>
    </style:style>
    <style:style style:name="T451"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weight-asian="normal" style:font-name-complex="Verdana1" style:font-size-complex="9pt" style:font-weight-complex="normal"/>
    </style:style>
    <style:style style:name="T452" style:family="text">
      <style:text-properties fo:font-variant="normal" fo:text-transform="none" fo:color="#000000" style:text-position="0% 100%" style:font-name="Times New Roman" fo:font-size="9pt" fo:letter-spacing="normal" fo:font-style="normal" style:text-underline-style="none" fo:font-weight="normal" officeooo:rsid="00394da6" style:font-size-asian="9pt" style:font-weight-asian="normal" style:font-name-complex="Verdana1" style:font-size-complex="9pt" style:font-weight-complex="normal"/>
    </style:style>
    <style:style style:name="T453"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weight-asian="normal" style:font-name-complex="Verdana1" style:font-size-complex="9pt" style:font-weight-complex="normal"/>
    </style:style>
    <style:style style:name="T454"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1" style:font-size-complex="9pt" style:font-weight-complex="normal"/>
    </style:style>
    <style:style style:name="T455"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1" style:font-size-complex="9pt" style:font-weight-complex="normal"/>
    </style:style>
    <style:style style:name="T456"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weight-asian="normal" style:font-name-complex="Verdana1" style:font-size-complex="9pt" style:font-weight-complex="normal"/>
    </style:style>
    <style:style style:name="T457"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weight-asian="normal" style:font-name-complex="Verdana1" style:font-size-complex="9pt" style:font-weight-complex="normal"/>
    </style:style>
    <style:style style:name="T458"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1" style:font-size-complex="9pt" style:font-style-complex="normal" style:font-weight-complex="normal"/>
    </style:style>
    <style:style style:name="T459" style:family="text">
      <style:text-properties fo:font-variant="normal" fo:text-transform="none" fo:color="#000000" style:text-position="0% 100%" style:font-name="Times New Roman"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460"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style-asian="normal" style:font-weight-asian="normal" style:font-name-complex="Verdana1" style:font-size-complex="9pt" style:font-style-complex="normal" style:font-weight-complex="normal"/>
    </style:style>
    <style:style style:name="T461"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style-asian="normal" style:font-weight-asian="normal" style:font-name-complex="Verdana1" style:font-size-complex="9pt" style:font-style-complex="normal" style:font-weight-complex="normal"/>
    </style:style>
    <style:style style:name="T462" style:family="text">
      <style:text-properties fo:font-variant="normal" fo:text-transform="none" fo:color="#000000" style:text-position="0% 100%" style:font-name="Times New Roman" fo:font-size="9pt" fo:letter-spacing="normal" fo:font-style="normal" style:text-underline-style="none" fo:font-weight="normal" officeooo:rsid="005a96ac" style:font-size-asian="9pt" style:font-style-asian="normal" style:font-weight-asian="normal" style:font-name-complex="Verdana1" style:font-size-complex="9pt" style:font-style-complex="normal" style:font-weight-complex="normal"/>
    </style:style>
    <style:style style:name="T463" style:family="text">
      <style:text-properties fo:font-variant="normal" fo:text-transform="none" fo:color="#000000" style:text-position="0% 100%" style:font-name="Times New Roman" fo:font-size="9pt" fo:letter-spacing="normal" fo:font-style="normal" style:text-underline-style="none" fo:font-weight="normal" officeooo:rsid="003dc74d" style:font-size-asian="9pt" style:font-style-asian="normal" style:font-weight-asian="normal" style:font-name-complex="Verdana1" style:font-size-complex="9pt" style:font-style-complex="normal" style:font-weight-complex="normal"/>
    </style:style>
    <style:style style:name="T464" style:family="text">
      <style:text-properties fo:font-variant="normal" fo:text-transform="none" fo:color="#000000" style:text-position="0% 100%" style:font-name="Times New Roman"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465" style:family="text">
      <style:text-properties fo:font-variant="normal" fo:text-transform="none" fo:color="#000000" style:text-position="0% 100%" style:font-name="Times New Roman" fo:font-size="9pt" fo:letter-spacing="normal" fo:font-style="normal" style:text-underline-style="none" fo:font-weight="normal" officeooo:rsid="00b967ae" style:font-size-asian="9pt" style:font-style-asian="normal" style:font-weight-asian="normal" style:font-name-complex="Verdana1" style:font-size-complex="9pt" style:font-style-complex="normal" style:font-weight-complex="normal"/>
    </style:style>
    <style:style style:name="T466" style:family="text">
      <style:text-properties fo:font-variant="normal" fo:text-transform="none" fo:color="#000000" style:text-position="0% 100%" style:font-name="Times New Roman" fo:font-size="9pt" fo:letter-spacing="normal" fo:font-style="normal" style:text-underline-style="none" fo:font-weight="normal" officeooo:rsid="001b5019" style:font-size-asian="9pt" style:font-style-asian="normal" style:font-weight-asian="normal" style:font-name-complex="Verdana1" style:font-size-complex="9pt" style:font-style-complex="normal" style:font-weight-complex="normal"/>
    </style:style>
    <style:style style:name="T467" style:family="text">
      <style:text-properties fo:font-variant="normal" fo:text-transform="none" fo:color="#000000" style:text-position="0% 100%" style:font-name="Times New Roman" fo:font-size="9pt" fo:letter-spacing="normal" fo:font-style="normal" style:text-underline-style="none" fo:font-weight="normal" officeooo:rsid="003fa6f3" style:font-size-asian="9pt" style:font-style-asian="normal" style:font-weight-asian="normal" style:font-name-complex="Verdana1" style:font-size-complex="9pt" style:font-style-complex="normal" style:font-weight-complex="normal"/>
    </style:style>
    <style:style style:name="T468" style:family="text">
      <style:text-properties fo:font-variant="normal" fo:text-transform="none" fo:color="#000000" style:text-position="0% 100%" style:font-name="Times New Roman" fo:font-size="9pt" fo:letter-spacing="normal" fo:font-style="normal" style:text-underline-style="none" fo:font-weight="normal" officeooo:rsid="002320e2" style:font-size-asian="9pt" style:font-style-asian="normal" style:font-weight-asian="normal" style:font-name-complex="Verdana1" style:font-size-complex="9pt" style:font-style-complex="normal" style:font-weight-complex="normal"/>
    </style:style>
    <style:style style:name="T469" style:family="text">
      <style:text-properties fo:font-variant="normal" fo:text-transform="none" fo:color="#000000" style:text-position="0% 100%" style:font-name="Times New Roman" fo:font-size="9pt" fo:letter-spacing="normal" fo:font-style="normal" style:text-underline-style="none" fo:font-weight="normal" officeooo:rsid="001c26f3" style:font-size-asian="9pt" style:font-style-asian="normal" style:font-weight-asian="normal" style:font-name-complex="Verdana1" style:font-size-complex="9pt" style:font-style-complex="normal" style:font-weight-complex="normal"/>
    </style:style>
    <style:style style:name="T470"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name-complex="Verdana1" style:font-size-complex="9pt" style:font-style-complex="normal" style:font-weight-complex="normal"/>
    </style:style>
    <style:style style:name="T471" style:family="text">
      <style:text-properties fo:font-variant="normal" fo:text-transform="none" fo:color="#000000" style:text-position="0% 100%" style:font-name="Times New Roman" fo:font-size="9pt" fo:letter-spacing="normal" fo:font-style="normal" style:text-underline-style="none" fo:font-weight="normal" officeooo:rsid="0050f06f" style:font-size-asian="9pt" style:font-style-asian="normal" style:font-weight-asian="normal" style:font-name-complex="Verdana1" style:font-size-complex="9pt" style:font-style-complex="normal" style:font-weight-complex="normal"/>
    </style:style>
    <style:style style:name="T472"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name-complex="Verdana1" style:font-size-complex="9pt" style:font-style-complex="normal" style:font-weight-complex="normal"/>
    </style:style>
    <style:style style:name="T473"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name-complex="Verdana1" style:font-size-complex="9pt" style:font-style-complex="normal" style:font-weight-complex="normal"/>
    </style:style>
    <style:style style:name="T474"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9pt" style:font-style-asian="normal" style:font-weight-asian="normal" style:font-name-complex="Verdana1" style:font-size-complex="9pt" style:font-style-complex="normal" style:font-weight-complex="normal"/>
    </style:style>
    <style:style style:name="T475"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1" style:font-size-complex="9pt" style:font-style-complex="normal" style:font-weight-complex="normal"/>
    </style:style>
    <style:style style:name="T476" style:family="text">
      <style:text-properties fo:font-variant="normal" fo:text-transform="none" fo:color="#000000" style:text-position="0% 100%" style:font-name="Times New Roman" fo:font-size="9pt" fo:letter-spacing="normal" fo:font-style="normal" style:text-underline-style="none" fo:font-weight="normal" officeooo:rsid="00e0cc49" style:font-size-asian="9pt" style:font-style-asian="normal" style:font-weight-asian="normal" style:font-name-complex="Verdana1" style:font-size-complex="9pt" style:font-style-complex="normal" style:font-weight-complex="normal"/>
    </style:style>
    <style:style style:name="T477"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78"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style-asian="normal" style:font-weight-asian="normal" style:font-size-complex="9pt" style:font-style-complex="normal" style:font-weight-complex="normal"/>
    </style:style>
    <style:style style:name="T479"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480"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481"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482" style:family="text">
      <style:text-properties fo:font-variant="normal" fo:text-transform="none" fo:color="#000000" style:text-position="0% 100%" style:font-name="Times New Roman"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483" style:family="text">
      <style:text-properties fo:font-variant="normal" fo:text-transform="none" fo:color="#000000" style:text-position="0% 100%" style:font-name="Times New Roman"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484"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size-complex="9pt" style:font-style-complex="normal" style:font-weight-complex="normal"/>
    </style:style>
    <style:style style:name="T485" style:family="text">
      <style:text-properties fo:font-variant="normal" fo:text-transform="none" fo:color="#000000" style:text-position="0% 100%" style:font-name="Times New Roman"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486" style:family="text">
      <style:text-properties fo:font-variant="normal" fo:text-transform="none" fo:color="#000000"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487"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italic" style:font-weight-asian="normal" style:font-name-complex="Verdana1" style:font-size-complex="9pt" style:font-style-complex="italic" style:font-weight-complex="normal"/>
    </style:style>
    <style:style style:name="T488"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style-asian="italic" style:font-weight-asian="normal" style:font-name-complex="Verdana1" style:font-size-complex="9pt" style:font-style-complex="italic" style:font-weight-complex="normal"/>
    </style:style>
    <style:style style:name="T489"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style-asian="italic" style:font-weight-asian="normal" style:font-name-complex="Verdana1" style:font-size-complex="9pt" style:font-style-complex="italic" style:font-weight-complex="normal"/>
    </style:style>
    <style:style style:name="T490" style:family="text">
      <style:text-properties fo:font-variant="normal" fo:text-transform="none" fo:color="#000000" style:text-position="0% 100%" style:font-name="Times New Roman" fo:font-size="9pt" fo:letter-spacing="normal" fo:font-style="normal" style:text-underline-style="none" fo:font-weight="normal" officeooo:rsid="0055fdf8" style:font-size-asian="9pt" style:font-style-asian="italic" style:font-weight-asian="normal" style:font-name-complex="Verdana1" style:font-size-complex="9pt" style:font-style-complex="italic" style:font-weight-complex="normal"/>
    </style:style>
    <style:style style:name="T491" style:family="text">
      <style:text-properties fo:font-variant="normal" fo:text-transform="none" fo:color="#000000" style:text-position="0% 100%" style:font-name="Times New Roman" fo:font-size="9pt" fo:letter-spacing="normal" fo:font-style="normal" style:text-underline-style="none" fo:font-weight="normal" officeooo:rsid="00217b5f" style:font-size-asian="9pt" style:font-style-asian="italic" style:font-weight-asian="bold" style:font-name-complex="Verdana1" style:font-size-complex="9pt" style:font-style-complex="italic" style:font-weight-complex="bold"/>
    </style:style>
    <style:style style:name="T492"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14pt" style:font-style-asian="italic" style:font-weight-asian="normal" style:font-name-complex="Verdana1" style:font-size-complex="14pt" style:font-style-complex="italic" style:font-weight-complex="normal"/>
    </style:style>
    <style:style style:name="T493" style:family="text">
      <style:text-properties fo:font-variant="normal" fo:text-transform="none" fo:color="#000000" style:text-position="0% 100%" style:font-name="Times New Roman" fo:font-size="9pt" fo:letter-spacing="normal" fo:font-style="normal" style:text-underline-style="none" fo:font-weight="bold" officeooo:rsid="00394da6" style:font-size-asian="9pt" style:font-style-asian="normal" style:font-weight-asian="bold" style:font-name-complex="Verdana1" style:font-size-complex="9pt" style:font-style-complex="normal" style:font-weight-complex="bold"/>
    </style:style>
    <style:style style:name="T494" style:family="text">
      <style:text-properties fo:font-variant="normal" fo:text-transform="none" fo:color="#000000" style:text-position="0% 100%" style:font-name="Times New Roman" fo:font-size="9pt" fo:letter-spacing="normal" fo:font-style="normal" style:text-underline-style="none" fo:font-weight="bold" officeooo:rsid="00455067" style:font-size-asian="9pt" style:font-style-asian="normal" style:font-weight-asian="bold" style:font-name-complex="Verdana1" style:font-size-complex="9pt" style:font-style-complex="normal" style:font-weight-complex="bold"/>
    </style:style>
    <style:style style:name="T495" style:family="text">
      <style:text-properties fo:font-variant="normal" fo:text-transform="none" fo:color="#000000" style:text-position="0% 100%" style:font-name="Times New Roman" fo:font-size="9pt" fo:letter-spacing="normal" fo:font-style="normal" style:text-underline-style="none" officeooo:rsid="0078ddd6" style:font-size-asian="9pt" style:font-style-asian="normal" style:font-name-complex="Verdana1" style:font-size-complex="9pt" style:font-style-complex="normal"/>
    </style:style>
    <style:style style:name="T496" style:family="text">
      <style:text-properties fo:font-variant="normal" fo:text-transform="none" fo:color="#000000" style:text-position="0% 100%" style:font-name="Times New Roman" fo:font-size="9pt" fo:letter-spacing="normal" fo:font-style="normal" style:text-underline-style="none" officeooo:rsid="011576ca" style:font-size-asian="9pt" style:font-style-asian="normal" style:font-name-complex="Verdana1" style:font-size-complex="9pt" style:font-style-complex="normal"/>
    </style:style>
    <style:style style:name="T497" style:family="text">
      <style:text-properties fo:font-variant="normal" fo:text-transform="none" fo:color="#000000" style:text-position="0% 100%" style:font-name="Times New Roman" fo:font-size="9pt" fo:letter-spacing="normal" fo:font-style="normal" style:text-underline-style="none" officeooo:rsid="0112ce01" style:font-size-asian="9pt" style:font-style-asian="normal" style:font-name-complex="Verdana1" style:font-size-complex="9pt" style:font-style-complex="normal"/>
    </style:style>
    <style:style style:name="T498" style:family="text">
      <style:text-properties fo:font-variant="normal" fo:text-transform="none" fo:color="#000000" style:text-position="0% 100%" style:font-name="Times New Roman" fo:font-size="9pt" fo:letter-spacing="normal" fo:font-style="normal" style:text-underline-style="none" officeooo:rsid="0038ac72" style:font-size-asian="9pt" style:font-style-asian="normal" style:font-name-complex="Verdana1" style:font-size-complex="9pt" style:font-style-complex="normal"/>
    </style:style>
    <style:style style:name="T499"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1" style:font-size-complex="9pt" style:font-style-complex="normal" style:font-weight-complex="normal"/>
    </style:style>
    <style:style style:name="T500"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1" style:font-size-complex="9pt" style:font-style-complex="normal" style:font-weight-complex="normal"/>
    </style:style>
    <style:style style:name="T501"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1" style:font-size-complex="9pt" style:font-style-complex="normal" style:font-weight-complex="normal"/>
    </style:style>
    <style:style style:name="T502"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officeooo:rsid="003b9fbe" style:font-size-asian="9pt" style:font-style-asian="normal" style:font-name-complex="Verdana1" style:font-size-complex="9pt" style:font-style-complex="normal"/>
    </style:style>
    <style:style style:name="T503" style:family="text">
      <style:text-properties fo:font-variant="normal" fo:text-transform="none" fo:color="#000000" style:text-position="0% 100%" style:font-name="Times New Roman" fo:font-size="8pt" fo:letter-spacing="normal" style:text-underline-style="none" fo:font-weight="normal" officeooo:rsid="00be2e21" style:font-size-asian="8pt" style:font-weight-asian="normal" style:font-size-complex="8pt" style:font-weight-complex="normal"/>
    </style:style>
    <style:style style:name="T504" style:family="text">
      <style:text-properties fo:font-variant="normal" fo:text-transform="none" fo:color="#000000" style:text-position="0% 100%" style:font-name="Times New Roman" fo:font-size="10pt" fo:letter-spacing="normal" fo:font-style="italic" style:text-underline-style="none" fo:font-weight="normal" officeooo:rsid="0040a822" style:font-size-asian="10pt" style:font-style-asian="italic" style:font-weight-asian="normal" style:font-name-complex="Verdana1" style:font-size-complex="10pt" style:font-style-complex="italic" style:font-weight-complex="normal"/>
    </style:style>
    <style:style style:name="T505" style:family="text">
      <style:text-properties fo:font-variant="normal" fo:text-transform="none" fo:color="#000000" style:text-position="0% 100%" style:font-name="Times New Roman" fo:font-size="12pt" fo:letter-spacing="normal" fo:font-style="normal" style:text-underline-style="none" fo:font-weight="normal" officeooo:rsid="00e3922a" style:font-size-asian="12pt" style:font-style-asian="normal" style:font-weight-asian="normal" style:font-name-complex="Verdana1" style:font-size-complex="12pt" style:font-style-complex="normal" style:font-weight-complex="normal"/>
    </style:style>
    <style:style style:name="T506" style:family="text">
      <style:text-properties fo:font-variant="normal" fo:text-transform="none" fo:color="#000000" style:text-position="0% 100%" style:font-name="Times New Roman" fo:font-size="12pt" fo:letter-spacing="normal" fo:font-style="normal" style:text-underline-style="none" fo:font-weight="normal" officeooo:rsid="00e7ec4c" style:font-size-asian="12pt" style:font-style-asian="normal" style:font-weight-asian="normal" style:font-name-complex="Verdana1" style:font-size-complex="12pt" style:font-style-complex="normal" style:font-weight-complex="normal"/>
    </style:style>
    <style:style style:name="T507" style:family="text">
      <style:text-properties fo:font-variant="normal" fo:text-transform="none" fo:color="#000000" style:text-position="0% 100%" style:font-name="Times New Roman" fo:font-size="12pt" fo:letter-spacing="normal" fo:font-style="normal" style:text-underline-style="none" fo:font-weight="normal" officeooo:rsid="00e86225" style:font-size-asian="12pt" style:font-style-asian="normal" style:font-weight-asian="normal" style:font-name-complex="Verdana1" style:font-size-complex="12pt" style:font-style-complex="normal" style:font-weight-complex="normal"/>
    </style:style>
    <style:style style:name="T508" style:family="text">
      <style:text-properties fo:font-variant="normal" fo:text-transform="none" fo:color="#000000" style:text-position="0% 100%" style:font-name="Times New Roman" fo:font-size="12pt" fo:letter-spacing="normal" fo:font-style="normal" style:text-underline-style="none" fo:font-weight="bold" officeooo:rsid="00e3922a" style:font-size-asian="12pt" style:font-style-asian="normal" style:font-weight-asian="bold" style:font-name-complex="Verdana1" style:font-size-complex="12pt" style:font-style-complex="normal" style:font-weight-complex="bold"/>
    </style:style>
    <style:style style:name="T509" style:family="text">
      <style:text-properties fo:font-variant="normal" fo:text-transform="none" fo:color="#000000" style:text-position="0% 100%" style:font-name="Times New Roman" fo:font-size="12pt" fo:letter-spacing="normal" fo:font-style="normal" style:text-underline-style="solid" style:text-underline-width="auto" style:text-underline-color="font-color" fo:font-weight="bold" officeooo:rsid="00e3922a" style:font-size-asian="12pt" style:font-style-asian="normal" style:font-weight-asian="bold" style:font-name-complex="Verdana1" style:font-size-complex="12pt" style:font-style-complex="normal" style:font-weight-complex="bold"/>
    </style:style>
    <style:style style:name="T510" style:family="text">
      <style:text-properties fo:font-variant="normal" fo:text-transform="none" fo:color="#000000" style:text-position="0% 100%" style:font-name="Times New Roman" fo:font-size="12pt" fo:letter-spacing="normal" fo:font-style="normal" style:text-underline-style="solid" style:text-underline-width="auto" style:text-underline-color="font-color" fo:font-weight="bold" officeooo:rsid="00e7ec4c" style:font-size-asian="12pt" style:font-style-asian="normal" style:font-weight-asian="bold" style:font-name-complex="Verdana1" style:font-size-complex="12pt" style:font-style-complex="normal" style:font-weight-complex="bold"/>
    </style:style>
    <style:style style:name="T511" style:family="text">
      <style:text-properties fo:font-variant="normal" fo:text-transform="none" fo:color="#000000" fo:letter-spacing="normal" fo:font-style="normal" fo:font-weight="normal"/>
    </style:style>
    <style:style style:name="T512" style:family="text">
      <style:text-properties fo:font-variant="normal" fo:text-transform="none" fo:color="#000000" fo:letter-spacing="normal" fo:font-style="normal" fo:font-weight="normal" officeooo:rsid="0050f06f"/>
    </style:style>
    <style:style style:name="T513" style:family="text">
      <style:text-properties fo:font-variant="normal" fo:text-transform="none" fo:color="#000000" fo:letter-spacing="normal" fo:font-style="normal" fo:font-weight="normal" officeooo:rsid="00500d34"/>
    </style:style>
    <style:style style:name="T514" style:family="text">
      <style:text-properties fo:font-variant="normal" fo:text-transform="none" fo:color="#000000" fo:letter-spacing="normal" fo:font-style="normal" fo:font-weight="normal" officeooo:rsid="005568df"/>
    </style:style>
    <style:style style:name="T515" style:family="text">
      <style:text-properties fo:font-variant="normal" fo:text-transform="none" fo:color="#000000" fo:letter-spacing="normal" fo:font-style="normal" fo:font-weight="normal" officeooo:rsid="003f6c69"/>
    </style:style>
    <style:style style:name="T516" style:family="text">
      <style:text-properties fo:font-variant="normal" fo:text-transform="none" fo:color="#000000" fo:letter-spacing="normal" fo:font-style="normal" fo:font-weight="normal" officeooo:rsid="00464bc6"/>
    </style:style>
    <style:style style:name="T517" style:family="text">
      <style:text-properties fo:font-variant="normal" fo:text-transform="none" fo:color="#000000" fo:letter-spacing="normal" fo:font-style="normal" fo:font-weight="normal" officeooo:rsid="00394da6"/>
    </style:style>
    <style:style style:name="T518" style:family="text">
      <style:text-properties fo:font-variant="normal" fo:text-transform="none" fo:color="#000000" fo:letter-spacing="normal" fo:font-style="normal" fo:font-weight="normal" officeooo:rsid="00333a40"/>
    </style:style>
    <style:style style:name="T519" style:family="text">
      <style:text-properties fo:font-variant="normal" fo:text-transform="none" fo:color="#000000" fo:letter-spacing="normal" fo:font-style="normal" fo:font-weight="normal" officeooo:rsid="0035307a"/>
    </style:style>
    <style:style style:name="T520" style:family="text">
      <style:text-properties fo:font-variant="normal" fo:text-transform="none" fo:color="#000000" fo:letter-spacing="normal" fo:font-style="normal" fo:font-weight="normal" officeooo:rsid="003b199e"/>
    </style:style>
    <style:style style:name="T521" style:family="text">
      <style:text-properties fo:font-variant="normal" fo:text-transform="none" fo:color="#000000" fo:letter-spacing="normal" fo:font-style="normal" fo:font-weight="normal" officeooo:rsid="0114b06d"/>
    </style:style>
    <style:style style:name="T522" style:family="text">
      <style:text-properties fo:font-variant="normal" fo:text-transform="none" fo:color="#000000" fo:letter-spacing="normal" fo:font-style="normal" fo:font-weight="normal" officeooo:rsid="005802cc"/>
    </style:style>
    <style:style style:name="T523" style:family="text">
      <style:text-properties fo:font-variant="normal" fo:text-transform="none" fo:color="#000000" fo:letter-spacing="normal" fo:font-style="normal" fo:font-weight="normal" officeooo:rsid="00589947"/>
    </style:style>
    <style:style style:name="T524" style:family="text">
      <style:text-properties fo:font-variant="normal" fo:text-transform="none" fo:color="#000000" fo:letter-spacing="normal" fo:font-style="normal" fo:font-weight="normal" style:font-style-asian="normal" style:font-style-complex="normal"/>
    </style:style>
    <style:style style:name="T525" style:family="text">
      <style:text-properties fo:font-variant="normal" fo:text-transform="none" fo:color="#000000" fo:letter-spacing="normal" fo:font-style="normal" fo:font-weight="normal" officeooo:rsid="00597a9d" style:font-style-asian="normal" style:font-style-complex="normal"/>
    </style:style>
    <style:style style:name="T526" style:family="text">
      <style:text-properties fo:font-variant="normal" fo:text-transform="none" fo:color="#000000" fo:letter-spacing="normal" fo:font-style="normal" fo:font-weight="normal" officeooo:rsid="00137c30" style:font-style-asian="normal" style:font-style-complex="normal"/>
    </style:style>
    <style:style style:name="T527" style:family="text">
      <style:text-properties fo:font-variant="normal" fo:text-transform="none" fo:color="#000000" fo:letter-spacing="normal" fo:font-style="normal" fo:font-weight="normal" officeooo:rsid="005de89b" style:font-style-asian="normal" style:font-style-complex="normal"/>
    </style:style>
    <style:style style:name="T528" style:family="text">
      <style:text-properties fo:font-variant="normal" fo:text-transform="none" fo:color="#000000" fo:letter-spacing="normal" fo:font-style="normal" fo:font-weight="normal" officeooo:rsid="010f63b4" style:font-style-asian="normal" style:font-weight-asian="normal" style:font-name-complex="Verdana1" style:font-style-complex="normal" style:font-weight-complex="normal"/>
    </style:style>
    <style:style style:name="T529" style:family="text">
      <style:text-properties fo:font-variant="normal" fo:text-transform="none" fo:color="#000000" fo:letter-spacing="normal" fo:font-style="normal" fo:font-weight="normal" officeooo:rsid="0069029e" style:font-style-asian="normal" style:font-weight-asian="normal" style:font-name-complex="Verdana1" style:font-style-complex="normal" style:font-weight-complex="normal"/>
    </style:style>
    <style:style style:name="T530" style:family="text">
      <style:text-properties fo:font-variant="normal" fo:text-transform="none" fo:color="#000000" fo:letter-spacing="normal" fo:font-style="normal" fo:font-weight="normal" officeooo:rsid="005de89b"/>
    </style:style>
    <style:style style:name="T531" style:family="text">
      <style:text-properties fo:font-variant="normal" fo:text-transform="none" fo:color="#000000" fo:letter-spacing="normal" fo:font-style="normal" fo:font-weight="normal" officeooo:rsid="001c26f3"/>
    </style:style>
    <style:style style:name="T532" style:family="text">
      <style:text-properties fo:font-variant="normal" fo:text-transform="none" fo:color="#000000" fo:letter-spacing="normal" fo:font-style="normal" fo:font-weight="normal" officeooo:rsid="00612769"/>
    </style:style>
    <style:style style:name="T533" style:family="text">
      <style:text-properties fo:font-variant="normal" fo:text-transform="none" fo:color="#000000" fo:letter-spacing="normal" fo:font-style="normal" fo:font-weight="normal" officeooo:rsid="00499880" style:font-style-asian="italic" style:font-style-complex="italic"/>
    </style:style>
    <style:style style:name="T534" style:family="text">
      <style:text-properties fo:font-variant="normal" fo:text-transform="none" fo:color="#000000" fo:letter-spacing="normal" fo:font-style="normal" fo:font-weight="normal" officeooo:rsid="001a2280" style:font-style-asian="italic" style:font-style-complex="italic"/>
    </style:style>
    <style:style style:name="T535" style:family="text">
      <style:text-properties fo:font-variant="normal" fo:text-transform="none" fo:color="#000000" fo:letter-spacing="normal" fo:font-style="normal" fo:font-weight="normal" officeooo:rsid="011736cd" style:font-style-asian="italic" style:font-style-complex="italic"/>
    </style:style>
    <style:style style:name="T536" style:family="text">
      <style:text-properties fo:font-variant="normal" fo:text-transform="none" fo:color="#000000" fo:letter-spacing="normal" fo:font-style="normal" fo:font-weight="normal" officeooo:rsid="006a14b3"/>
    </style:style>
    <style:style style:name="T537" style:family="text">
      <style:text-properties fo:font-variant="normal" fo:text-transform="none" fo:color="#000000" fo:letter-spacing="normal" fo:font-style="normal" style:text-underline-style="none" fo:font-weight="normal"/>
    </style:style>
    <style:style style:name="T538" style:family="text">
      <style:text-properties fo:font-variant="normal" fo:text-transform="none" fo:color="#000000" fo:letter-spacing="normal" fo:font-style="normal" style:text-underline-style="none" fo:font-weight="normal" officeooo:rsid="00b98a68"/>
    </style:style>
    <style:style style:name="T539" style:family="text">
      <style:text-properties fo:font-variant="normal" fo:text-transform="none" fo:color="#000000" fo:letter-spacing="normal" fo:font-style="normal" style:text-underline-style="none" fo:font-weight="normal" officeooo:rsid="00612769"/>
    </style:style>
    <style:style style:name="T540" style:family="text">
      <style:text-properties fo:font-variant="normal" fo:text-transform="none" fo:color="#000000" fo:letter-spacing="normal" fo:font-style="italic" fo:font-weight="normal"/>
    </style:style>
    <style:style style:name="T541" style:family="text">
      <style:text-properties fo:font-variant="normal" fo:text-transform="none" fo:color="#000000" fo:letter-spacing="normal" fo:font-style="italic" fo:font-weight="normal" officeooo:rsid="00394da6"/>
    </style:style>
    <style:style style:name="T542" style:family="text">
      <style:text-properties fo:font-variant="normal" fo:text-transform="none" fo:color="#000000" fo:letter-spacing="normal" fo:font-style="italic" fo:font-weight="normal" officeooo:rsid="00464bc6"/>
    </style:style>
    <style:style style:name="T543" style:family="text">
      <style:text-properties fo:font-variant="normal" fo:text-transform="none" fo:color="#000000" fo:letter-spacing="normal" fo:font-style="italic" fo:font-weight="normal" officeooo:rsid="005de89b"/>
    </style:style>
    <style:style style:name="T544" style:family="text">
      <style:text-properties fo:font-variant="normal" fo:text-transform="none" fo:color="#000000" style:font-name="Times New Roman" fo:font-size="9pt" fo:letter-spacing="normal" fo:font-style="normal" fo:font-weight="normal" style:font-size-asian="9pt" style:font-size-complex="9pt"/>
    </style:style>
    <style:style style:name="T545" style:family="text">
      <style:text-properties fo:font-variant="normal" fo:text-transform="none" fo:color="#000000" style:font-name="Times New Roman" fo:font-size="9pt" fo:letter-spacing="normal" fo:font-style="normal" fo:font-weight="normal" officeooo:rsid="0057d656" style:font-size-asian="9pt" style:font-size-complex="9pt"/>
    </style:style>
    <style:style style:name="T546"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547" style:family="text">
      <style:text-properties fo:font-variant="normal" fo:text-transform="none" fo:color="#000000" style:font-name="Times New Roman" fo:font-size="9pt" fo:letter-spacing="normal" fo:font-style="normal" fo:font-weight="normal" officeooo:rsid="0048bbbc" style:font-size-asian="9pt" style:font-size-complex="9pt"/>
    </style:style>
    <style:style style:name="T548" style:family="text">
      <style:text-properties fo:font-variant="normal" fo:text-transform="none" fo:color="#000000" style:font-name="Times New Roman" fo:font-size="9pt" fo:letter-spacing="normal" fo:font-style="normal" fo:font-weight="normal" officeooo:rsid="00435526" style:font-size-asian="9pt" style:font-weight-asian="normal" style:font-size-complex="9pt" style:font-weight-complex="normal"/>
    </style:style>
    <style:style style:name="T549"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550" style:family="text">
      <style:text-properties fo:font-variant="normal" fo:text-transform="none" fo:color="#000000" style:font-name="Times New Roman" fo:font-size="9pt" fo:letter-spacing="normal" fo:font-style="normal" fo:font-weight="normal" officeooo:rsid="005dda05" style:font-size-asian="9pt" style:font-style-asian="normal" style:font-size-complex="9pt" style:font-style-complex="normal"/>
    </style:style>
    <style:style style:name="T551"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552" style:family="text">
      <style:text-properties fo:font-variant="normal" fo:text-transform="none" fo:color="#000000" style:font-name="Times New Roman" fo:letter-spacing="normal" fo:font-style="normal" style:text-underline-style="none" fo:font-weight="normal"/>
    </style:style>
    <style:style style:name="T553" style:family="text">
      <style:text-properties fo:font-variant="normal" fo:text-transform="none" fo:color="#000000" style:font-name="Times New Roman" fo:letter-spacing="normal" fo:font-style="normal" style:text-underline-style="none" fo:font-weight="normal" officeooo:rsid="0015fa77"/>
    </style:style>
    <style:style style:name="T554" style:family="text">
      <style:text-properties fo:font-variant="normal" fo:text-transform="none" fo:color="#000000" style:font-name="Times New Roman" fo:letter-spacing="normal" fo:font-style="normal" style:text-underline-style="none" fo:font-weight="normal" officeooo:rsid="00315b14"/>
    </style:style>
    <style:style style:name="T555" style:family="text">
      <style:text-properties fo:font-variant="normal" fo:text-transform="none" fo:color="#000000" style:font-name="Times New Roman" fo:font-size="12pt" fo:letter-spacing="normal" fo:font-style="normal" fo:font-weight="normal" officeooo:rsid="00bffb5e" style:font-size-asian="12pt" style:font-weight-asian="normal" style:font-name-complex="Times New Roman"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0d3d8e6" style:font-size-asian="12pt" style:font-weight-asian="normal" style:font-name-complex="Times New Roman" style:font-size-complex="12pt" style:font-weight-complex="normal"/>
    </style:style>
    <style:style style:name="T557" style:family="text">
      <style:text-properties fo:font-variant="normal" fo:text-transform="none" fo:color="#000000" style:font-name="Times New Roman" fo:font-size="12pt" fo:letter-spacing="normal" fo:font-style="normal" fo:font-weight="normal" officeooo:rsid="00d4639a" style:font-size-asian="12pt" style:font-weight-asian="normal" style:font-name-complex="Times New Roman" style:font-size-complex="12pt" style:font-weight-complex="normal"/>
    </style:style>
    <style:style style:name="T558" style:family="text">
      <style:text-properties fo:font-variant="normal" fo:text-transform="none" fo:color="#000000" fo:font-size="9pt" fo:letter-spacing="normal" fo:font-style="normal" fo:font-weight="normal" style:font-size-asian="9pt" style:font-size-complex="9pt"/>
    </style:style>
    <style:style style:name="T559" style:family="text">
      <style:text-properties fo:font-variant="normal" fo:text-transform="none" fo:color="#000000" fo:font-size="9pt" fo:letter-spacing="normal" fo:font-style="normal" fo:font-weight="normal" officeooo:rsid="00597a9d" style:font-size-asian="9pt" style:font-size-complex="9pt"/>
    </style:style>
    <style:style style:name="T560" style:family="text">
      <style:text-properties fo:font-variant="normal" fo:text-transform="none" fo:color="#000000" fo:font-size="9pt" fo:letter-spacing="normal" fo:font-style="normal" fo:font-weight="normal" officeooo:rsid="00589947" style:font-size-asian="9pt" style:font-size-complex="9pt"/>
    </style:style>
    <style:style style:name="T561" style:family="text">
      <style:text-properties fo:font-variant="normal" fo:text-transform="none" fo:color="#000000" fo:font-size="9pt" fo:letter-spacing="normal" fo:font-style="normal" fo:font-weight="normal" officeooo:rsid="00446e61" style:font-size-asian="9pt" style:font-size-complex="9pt"/>
    </style:style>
    <style:style style:name="T562" style:family="text">
      <style:text-properties fo:font-variant="normal" fo:text-transform="none" fo:color="#000000" fo:font-size="9pt" fo:letter-spacing="normal" fo:font-style="normal" fo:font-weight="normal" officeooo:rsid="00f3c5f5" style:font-size-asian="9pt" style:font-size-complex="9pt"/>
    </style:style>
    <style:style style:name="T563" style:family="text">
      <style:text-properties fo:font-variant="normal" fo:text-transform="none" fo:color="#000000" style:text-position="super 58%" fo:letter-spacing="normal" fo:font-style="normal" fo:font-weight="normal" officeooo:rsid="010f63b4" style:font-style-asian="normal" style:font-weight-asian="normal" style:font-name-complex="Verdana1" style:font-style-complex="normal" style:font-weight-complex="normal"/>
    </style:style>
    <style:style style:name="T564" style:family="text">
      <style:text-properties fo:font-variant="normal" fo:text-transform="none" fo:color="#000000" style:text-position="super 58%" style:font-name="Times New Roman" fo:font-size="12pt" fo:letter-spacing="normal" fo:font-style="normal" fo:font-weight="normal" officeooo:rsid="00c92aa4" style:font-size-asian="12pt" style:font-weight-asian="normal" style:font-size-complex="12pt" style:font-weight-complex="normal"/>
    </style:style>
    <style:style style:name="T565" style:family="text">
      <style:text-properties fo:font-variant="normal" fo:text-transform="none" fo:color="#000000" style:font-name="Times New Roman2" fo:font-size="14pt" fo:letter-spacing="normal" fo:font-style="normal" fo:font-weight="normal"/>
    </style:style>
    <style:style style:name="T566"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567" style:family="text">
      <style:text-properties fo:font-variant="normal" fo:text-transform="none" fo:color="#000000" style:font-name="Times New Roman" fo:font-size="11pt" fo:letter-spacing="normal" fo:font-style="normal" fo:font-weight="normal" officeooo:rsid="00cabae5" style:font-size-asian="11pt" style:font-weight-asian="normal" style:font-size-complex="11pt" style:font-weight-complex="normal"/>
    </style:style>
    <style:style style:name="T568" style:family="text">
      <style:text-properties fo:font-variant="normal" fo:text-transform="none" fo:color="#000000" style:font-name="Times New Roman" fo:font-size="11pt" fo:letter-spacing="normal" fo:font-style="normal" fo:font-weight="normal" officeooo:rsid="00cc5efc" style:font-size-asian="11pt" style:font-weight-asian="normal" style:font-size-complex="11pt" style:font-weight-complex="normal"/>
    </style:style>
    <style:style style:name="T569" style:family="text">
      <style:text-properties fo:font-variant="normal" fo:text-transform="none" fo:color="#000000" style:font-name="Times New Roman" fo:font-size="11pt" fo:letter-spacing="normal" fo:font-style="normal" fo:font-weight="normal" officeooo:rsid="00ccad42" style:font-size-asian="11pt" style:font-weight-asian="normal" style:font-size-complex="11pt" style:font-weight-complex="normal"/>
    </style:style>
    <style:style style:name="T570" style:family="text">
      <style:text-properties fo:font-variant="normal" fo:text-transform="none" fo:color="#000000" style:font-name="Times New Roman" fo:font-size="11pt" fo:letter-spacing="normal" fo:font-style="normal" fo:font-weight="normal" officeooo:rsid="00d25df9" style:font-size-asian="11pt" style:font-weight-asian="normal" style:font-size-complex="11pt" style:font-weight-complex="normal"/>
    </style:style>
    <style:style style:name="T571" style:family="text">
      <style:text-properties fo:font-variant="normal" fo:text-transform="none" fo:color="#000000" style:font-name="Times New Roman" fo:font-size="11pt" fo:letter-spacing="normal" fo:font-style="normal" fo:font-weight="normal" officeooo:rsid="00d3d8e6" style:font-size-asian="11pt" style:font-weight-asian="normal" style:font-size-complex="11pt" style:font-weight-complex="normal"/>
    </style:style>
    <style:style style:name="T572" style:family="text">
      <style:text-properties fo:font-variant="normal" fo:text-transform="none" fo:color="#000000" style:font-name="Times New Roman" fo:font-size="11pt" fo:letter-spacing="normal" fo:font-style="normal" fo:font-weight="normal" officeooo:rsid="00d4639a" style:font-size-asian="11pt" style:font-weight-asian="normal" style:font-size-complex="11pt" style:font-weight-complex="normal"/>
    </style:style>
    <style:style style:name="T573" style:family="text">
      <style:text-properties fo:font-variant="normal" fo:text-transform="none" fo:color="#000000" style:font-name="Times New Roman" fo:font-size="11pt" fo:letter-spacing="normal" fo:font-style="normal" fo:font-weight="normal" officeooo:rsid="00cc5efc" style:font-size-asian="11pt" style:font-style-asian="normal" style:font-weight-asian="normal" style:font-size-complex="11pt" style:font-style-complex="normal" style:font-weight-complex="normal"/>
    </style:style>
    <style:style style:name="T57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75" style:family="text">
      <style:text-properties fo:font-variant="normal" fo:text-transform="none" fo:color="#000000" style:font-name="Times New Roman" fo:font-size="12pt" fo:letter-spacing="normal" fo:font-style="normal" fo:font-weight="normal" officeooo:rsid="00c84cfc" style:font-size-asian="12pt" style:font-weight-asian="normal" style:font-size-complex="12pt" style:font-weight-complex="normal"/>
    </style:style>
    <style:style style:name="T576" style:family="text">
      <style:text-properties fo:font-variant="normal" fo:text-transform="none" fo:color="#000000" style:font-name="Times New Roman" fo:font-size="12pt" fo:letter-spacing="normal" fo:font-style="normal" fo:font-weight="normal" officeooo:rsid="00c92aa4" style:font-size-asian="12pt" style:font-weight-asian="normal" style:font-size-complex="12pt" style:font-weight-complex="normal"/>
    </style:style>
    <style:style style:name="T577" style:family="text">
      <style:text-properties fo:font-variant="normal" fo:text-transform="none" fo:color="#000000" style:font-name="Times New Roman" fo:font-size="12pt" fo:letter-spacing="normal" fo:font-style="normal" fo:font-weight="normal" officeooo:rsid="00cabae5" style:font-size-asian="12pt" style:font-weight-asian="normal" style:font-size-complex="12pt" style:font-weight-complex="normal"/>
    </style:style>
    <style:style style:name="T578" style:family="text">
      <style:text-properties fo:font-variant="normal" fo:text-transform="none" fo:color="#000000" style:font-name="Times New Roman" fo:font-size="12pt" fo:letter-spacing="normal" fo:font-style="normal" fo:font-weight="normal" officeooo:rsid="00d13f39" style:font-size-asian="12pt" style:font-weight-asian="normal" style:font-size-complex="12pt" style:font-weight-complex="normal"/>
    </style:style>
    <style:style style:name="T579" style:family="text">
      <style:text-properties fo:font-variant="normal" fo:text-transform="none" fo:color="#000000" style:font-name="Times New Roman" fo:font-size="12pt" fo:letter-spacing="normal" fo:font-style="normal" fo:font-weight="normal" officeooo:rsid="00d25df9" style:font-size-asian="12pt" style:font-weight-asian="normal" style:font-size-complex="12pt" style:font-weight-complex="normal"/>
    </style:style>
    <style:style style:name="T580" style:family="text">
      <style:text-properties fo:font-variant="normal" fo:text-transform="none" fo:color="#000000" style:font-name="Times New Roman" fo:font-size="12pt" fo:letter-spacing="normal" fo:font-style="normal" fo:font-weight="normal" officeooo:rsid="00cc5efc" style:font-size-asian="12pt" style:font-weight-asian="normal" style:font-size-complex="12pt" style:font-weight-complex="normal"/>
    </style:style>
    <style:style style:name="T581" style:family="text">
      <style:text-properties fo:font-variant="normal" fo:text-transform="none" fo:color="#000000" style:font-name="Times New Roman" fo:font-size="12pt" fo:letter-spacing="normal" fo:font-style="normal" fo:font-weight="normal" officeooo:rsid="00d4e3f4" style:font-size-asian="12pt" style:font-weight-asian="normal" style:font-name-complex="Times New Roman" style:font-size-complex="12pt" style:font-weight-complex="normal"/>
    </style:style>
    <style:style style:name="T582" style:family="text">
      <style:text-properties fo:font-variant="normal" fo:text-transform="none" fo:color="#000000" style:font-name="Times New Roman" fo:font-size="12pt" fo:letter-spacing="normal" fo:font-style="normal" fo:font-weight="normal" officeooo:rsid="00bffb5e" style:font-size-asian="12pt" style:font-weight-asian="normal" style:font-name-complex="Times New Roman" style:font-size-complex="12pt" style:font-weight-complex="normal"/>
    </style:style>
    <style:style style:name="T583" style:family="text">
      <style:text-properties fo:font-variant="normal" fo:text-transform="none" fo:color="#000000" style:font-name="Times New Roman" fo:font-size="12pt" fo:letter-spacing="normal" fo:font-style="normal" fo:font-weight="normal" officeooo:rsid="00d3d8e6" style:font-size-asian="12pt" style:font-weight-asian="normal" style:font-name-complex="Times New Roman" style:font-size-complex="12pt" style:font-weight-complex="normal"/>
    </style:style>
    <style:style style:name="T584" style:family="text">
      <style:text-properties fo:font-variant="normal" fo:text-transform="none" fo:color="#000000" style:font-name="Times New Roman" fo:font-size="12pt" fo:letter-spacing="normal" fo:font-style="normal" fo:font-weight="normal" officeooo:rsid="00d4639a" style:font-size-asian="12pt" style:font-weight-asian="normal" style:font-name-complex="Times New Roman" style:font-size-complex="12pt" style:font-weight-complex="normal"/>
    </style:style>
    <style:style style:name="T58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c92aa4" style:font-size-asian="12pt" style:font-weight-asian="normal" style:font-size-complex="12pt" style:font-weight-complex="normal"/>
    </style:style>
    <style:style style:name="T586" style:family="text">
      <style:text-properties fo:font-variant="normal" fo:text-transform="none" fo:color="#000000" style:font-name="Times New Roman" fo:font-size="12pt" fo:letter-spacing="normal" fo:font-style="normal" style:text-underline-style="none" fo:font-weight="normal" officeooo:rsid="00c92aa4" style:font-size-asian="12pt" style:font-weight-asian="normal" style:font-size-complex="12pt" style:font-weight-complex="normal"/>
    </style:style>
    <style:style style:name="T587" style:family="text">
      <style:text-properties fo:font-variant="normal" fo:text-transform="none" style:font-name="Times New Roman" fo:font-size="11pt" fo:font-style="normal" style:font-size-asian="11pt" style:font-size-complex="11pt"/>
    </style:style>
    <style:style style:name="T588" style:family="text">
      <style:text-properties fo:font-variant="normal" fo:text-transform="none" style:font-name="Times New Roman" fo:font-size="12pt" fo:letter-spacing="normal" fo:font-style="normal" fo:font-weight="normal" style:font-size-asian="12pt" style:font-size-complex="12pt"/>
    </style:style>
    <style:style style:name="T589" style:family="text">
      <style:text-properties fo:font-variant="normal" fo:text-transform="none" style:font-name="Times New Roman" fo:font-size="12pt" fo:letter-spacing="normal" fo:font-style="normal" fo:font-weight="normal" officeooo:rsid="009265d3" style:font-size-asian="12pt" style:font-size-complex="12pt"/>
    </style:style>
    <style:style style:name="T590" style:family="text">
      <style:text-properties fo:font-variant="normal" fo:text-transform="none" style:font-name="Times New Roman" fo:font-size="12pt" fo:letter-spacing="normal" fo:font-style="normal" fo:font-weight="normal" officeooo:rsid="007ad2aa" style:font-size-asian="12pt" style:font-size-complex="12pt"/>
    </style:style>
    <style:style style:name="T591" style:family="text">
      <style:text-properties fo:font-variant="normal" fo:text-transform="none" style:font-name="Times New Roman" fo:font-size="12pt" fo:letter-spacing="normal" fo:font-style="normal" fo:font-weight="normal" officeooo:rsid="00e86225" style:font-size-asian="12pt" style:font-size-complex="12pt"/>
    </style:style>
    <style:style style:name="T592" style:family="text">
      <style:text-properties fo:font-variant="normal" fo:text-transform="none" fo:letter-spacing="normal" fo:font-style="normal" fo:font-weight="normal" officeooo:rsid="0050f06f"/>
    </style:style>
    <style:style style:name="T593" style:family="text">
      <style:text-properties fo:font-variant="normal" fo:text-transform="none" fo:letter-spacing="normal" fo:font-style="normal" fo:font-weight="normal" officeooo:rsid="00500d34"/>
    </style:style>
    <style:style style:name="T594" style:family="text">
      <style:text-properties fo:font-variant="normal" fo:text-transform="none" fo:letter-spacing="normal" fo:font-style="normal" fo:font-weight="normal" officeooo:rsid="003b199e"/>
    </style:style>
    <style:style style:name="T595" style:family="text">
      <style:text-properties fo:font-variant="normal" fo:text-transform="none" fo:letter-spacing="normal" fo:font-style="normal" fo:font-weight="normal" officeooo:rsid="005568df"/>
    </style:style>
    <style:style style:name="T596" style:family="text">
      <style:text-properties fo:font-variant="normal" fo:text-transform="none" fo:color="#333333" style:font-name="Times New Roman" fo:font-size="9pt" fo:letter-spacing="normal" fo:font-style="normal" fo:font-weight="normal" officeooo:rsid="0050f06f" style:font-size-asian="9pt" style:font-size-complex="9pt"/>
    </style:style>
    <style:style style:name="T597" style:family="text">
      <style:text-properties fo:font-variant="normal" fo:text-transform="none" fo:color="#333333" style:font-name="Times New Roman" fo:font-size="9pt" fo:letter-spacing="normal" fo:font-style="normal" fo:font-weight="normal" officeooo:rsid="005568df" style:font-size-asian="9pt" style:font-size-complex="9pt"/>
    </style:style>
    <style:style style:name="T598" style:family="text">
      <style:text-properties fo:font-variant="normal" fo:text-transform="none" fo:color="#333333" style:font-name="Times New Roman" fo:font-size="9pt" fo:letter-spacing="normal" fo:font-style="normal" fo:font-weight="normal" officeooo:rsid="00394da6" style:font-size-asian="9pt" style:font-size-complex="9pt"/>
    </style:style>
    <style:style style:name="T599"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600"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601"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602" style:family="text">
      <style:text-properties fo:font-variant="normal" fo:text-transform="none" fo:color="#333333" style:font-name="Times New Roman" fo:font-size="9pt" fo:letter-spacing="normal" fo:font-style="normal" fo:font-weight="normal" officeooo:rsid="005c3897" style:font-size-asian="9pt" style:font-style-asian="italic" style:font-size-complex="9pt" style:font-style-complex="italic"/>
    </style:style>
    <style:style style:name="T603" style:family="text">
      <style:text-properties fo:font-variant="normal" fo:text-transform="none" fo:color="#333333" style:font-name="Times New Roman" fo:font-size="9pt" fo:letter-spacing="normal" fo:font-style="normal" fo:font-weight="normal" officeooo:rsid="005dda05" style:font-size-asian="9pt" style:font-style-asian="italic" style:font-size-complex="9pt" style:font-style-complex="italic"/>
    </style:style>
    <style:style style:name="T604" style:family="text">
      <style:text-properties fo:font-variant="normal" fo:text-transform="none" fo:color="#333333" style:text-position="0% 100%" fo:letter-spacing="normal" fo:font-style="normal" style:text-underline-style="none" fo:font-weight="normal" officeooo:rsid="00394da6" style:font-style-asian="normal" style:font-weight-asian="normal" style:font-name-complex="Verdana1" style:font-style-complex="normal" style:font-weight-complex="normal"/>
    </style:style>
    <style:style style:name="T605" style:family="text">
      <style:text-properties fo:font-variant="normal" fo:text-transform="none" fo:color="#333333" style:text-position="0% 100%" fo:letter-spacing="normal" fo:font-style="normal" style:text-underline-style="none" fo:font-weight="normal" officeooo:rsid="003ca6cc" style:font-style-asian="normal" style:font-weight-asian="normal" style:font-name-complex="Verdana1" style:font-style-complex="normal" style:font-weight-complex="normal"/>
    </style:style>
    <style:style style:name="T606" style:family="text">
      <style:text-properties fo:font-variant="normal" fo:text-transform="none" fo:color="#333333" style:text-position="0% 100%" fo:letter-spacing="normal" fo:font-style="normal" style:text-underline-style="none" fo:font-weight="normal" officeooo:rsid="0051beef" style:font-style-asian="normal" style:font-weight-asian="normal" style:font-name-complex="Verdana1" style:font-style-complex="normal" style:font-weight-complex="normal"/>
    </style:style>
    <style:style style:name="T607" style:family="text">
      <style:text-properties fo:font-variant="normal" fo:text-transform="none" fo:color="#333333" style:text-position="0% 100%" fo:letter-spacing="normal" fo:font-style="normal" style:text-underline-style="none" officeooo:rsid="00e3922a" style:font-style-asian="normal" style:font-name-complex="Verdana1" style:font-style-complex="normal"/>
    </style:style>
    <style:style style:name="T608" style:family="text">
      <style:text-properties fo:font-variant="normal" fo:text-transform="none" fo:color="#333333" style:text-position="0% 100%" fo:letter-spacing="normal" fo:font-style="normal" style:text-underline-style="solid" style:text-underline-width="auto" style:text-underline-color="font-color" fo:font-weight="bold" officeooo:rsid="00e3922a" style:font-style-asian="normal" style:font-weight-asian="bold" style:font-name-complex="Verdana1" style:font-style-complex="normal" style:font-weight-complex="bold"/>
    </style:style>
    <style:style style:name="T609" style:family="text">
      <style:text-properties fo:font-variant="normal" fo:text-transform="none" fo:color="#333333" style:text-position="0% 100%" style:font-name="Times New Roman" fo:font-size="9pt" fo:letter-spacing="normal" fo:font-style="normal" style:text-underline-style="none" fo:font-weight="normal" officeooo:rsid="00394da6" style:font-size-asian="9pt" style:font-style-asian="normal" style:font-weight-asian="normal" style:font-name-complex="Verdana1" style:font-size-complex="9pt" style:font-style-complex="normal" style:font-weight-complex="normal"/>
    </style:style>
    <style:style style:name="T610" style:family="text">
      <style:text-properties fo:font-variant="normal" fo:text-transform="none" fo:color="#333333" style:text-position="0% 100%" style:font-name="Times New Roman" fo:font-size="9pt" fo:letter-spacing="normal" fo:font-style="normal" style:text-underline-style="none" fo:font-weight="normal" officeooo:rsid="003ca6cc" style:font-size-asian="9pt" style:font-style-asian="normal" style:font-weight-asian="normal" style:font-name-complex="Verdana1" style:font-size-complex="9pt" style:font-style-complex="normal" style:font-weight-complex="normal"/>
    </style:style>
    <style:style style:name="T611" style:family="text">
      <style:text-properties fo:font-variant="normal" fo:text-transform="none" fo:color="#333333" style:text-position="0% 100%" style:font-name="Times New Roman" fo:font-size="9pt" fo:letter-spacing="normal" fo:font-style="normal" style:text-underline-style="none" fo:font-weight="normal" officeooo:rsid="003dfd82" style:font-size-asian="9pt" style:font-style-asian="normal" style:font-weight-asian="normal" style:font-name-complex="Verdana1" style:font-size-complex="9pt" style:font-style-complex="normal" style:font-weight-complex="normal"/>
    </style:style>
    <style:style style:name="T612" style:family="text">
      <style:text-properties fo:font-variant="normal" fo:text-transform="none" fo:color="#333333" style:text-position="0% 100%" style:font-name="Times New Roman" fo:font-size="9pt" fo:letter-spacing="normal" fo:font-style="normal" style:text-underline-style="none" fo:font-weight="normal" officeooo:rsid="00589947" style:font-size-asian="9pt" style:font-style-asian="italic" style:font-size-complex="9pt" style:font-style-complex="italic"/>
    </style:style>
    <style:style style:name="T613" style:family="text">
      <style:text-properties fo:font-variant="normal" fo:text-transform="none" fo:color="#333333" style:text-position="0% 100%" style:font-name="Times New Roman" fo:font-size="9pt" fo:letter-spacing="normal" fo:font-style="normal" style:text-underline-style="none" fo:font-weight="normal" officeooo:rsid="002b5315" style:font-size-asian="9pt" style:font-style-asian="italic" style:font-size-complex="9pt" style:font-style-complex="italic"/>
    </style:style>
    <style:style style:name="T614" style:family="text">
      <style:text-properties fo:font-variant="normal" fo:text-transform="none" fo:color="#333333" style:text-position="0% 100%" style:font-name="Times New Roman" fo:font-size="9pt" fo:letter-spacing="normal" fo:font-style="normal" style:text-underline-style="none" fo:font-weight="normal" officeooo:rsid="00597a9d" style:font-size-asian="9pt" style:font-style-asian="italic" style:font-size-complex="9pt" style:font-style-complex="italic"/>
    </style:style>
    <style:style style:name="T615"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616" style:family="text">
      <style:text-properties fo:font-variant="normal" fo:text-transform="none" fo:color="#333333"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617" style:family="text">
      <style:text-properties fo:font-variant="normal" fo:text-transform="none" fo:color="#333333" fo:letter-spacing="normal" fo:font-style="normal" fo:font-weight="normal"/>
    </style:style>
    <style:style style:name="T618" style:family="text">
      <style:text-properties fo:font-variant="normal" fo:text-transform="none" fo:color="#333333" fo:letter-spacing="normal" fo:font-style="normal" fo:font-weight="normal" officeooo:rsid="00435526"/>
    </style:style>
    <style:style style:name="T619" style:family="text">
      <style:text-properties fo:font-variant="normal" fo:text-transform="none" fo:color="#333333" fo:letter-spacing="normal" fo:font-style="normal" fo:font-weight="normal" officeooo:rsid="00464bc6"/>
    </style:style>
    <style:style style:name="T620" style:family="text">
      <style:text-properties fo:font-variant="normal" fo:text-transform="none" style:text-position="0% 100%" fo:letter-spacing="normal" fo:font-style="normal" style:text-underline-style="none" fo:font-weight="bold" style:font-style-asian="normal" style:font-weight-asian="bold" style:font-style-complex="normal" style:font-weight-complex="bold"/>
    </style:style>
    <style:style style:name="T621" style:family="text">
      <style:text-properties fo:font-variant="normal" fo:text-transform="none" style:text-position="0% 100%" fo:letter-spacing="normal" fo:font-style="normal" style:text-underline-style="none" fo:font-weight="bold" officeooo:rsid="005230a7" style:font-style-asian="normal" style:font-weight-asian="bold" style:font-style-complex="normal" style:font-weight-complex="bold"/>
    </style:style>
    <style:style style:name="T622" style:family="text">
      <style:text-properties fo:font-variant="normal" fo:text-transform="none" style:text-position="0% 100%" fo:letter-spacing="normal" fo:font-style="normal" style:text-underline-style="none" fo:font-weight="bold" officeooo:rsid="00394da6" style:font-style-asian="normal" style:font-weight-asian="bold" style:font-style-complex="normal" style:font-weight-complex="bold"/>
    </style:style>
    <style:style style:name="T623" style:family="text">
      <style:text-properties fo:font-variant="normal" fo:text-transform="none" style:text-position="0% 100%" fo:letter-spacing="normal" fo:font-style="normal" style:text-underline-style="none" fo:font-weight="normal" style:font-style-asian="normal" style:font-weight-asian="normal" style:font-style-complex="normal" style:font-weight-complex="normal"/>
    </style:style>
    <style:style style:name="T624" style:family="text">
      <style:text-properties fo:font-variant="normal" fo:text-transform="none" style:font-name="Arial1" fo:letter-spacing="normal" fo:font-style="normal" fo:font-weight="normal" officeooo:rsid="009265d3"/>
    </style:style>
    <style:style style:name="T625" style:family="text">
      <style:text-properties fo:font-variant="normal" fo:text-transform="none" fo:color="#252525" style:font-name="Times New Roman" fo:font-size="12pt" fo:letter-spacing="normal" fo:font-style="normal" fo:font-weight="normal" officeooo:rsid="00cabae5" style:font-size-asian="12pt" style:font-weight-asian="normal" style:font-size-complex="12pt" style:font-weight-complex="normal"/>
    </style:style>
    <style:style style:name="T626" style:family="text">
      <style:text-properties fo:font-style="italic"/>
    </style:style>
    <style:style style:name="T627" style:family="text">
      <style:text-properties fo:font-style="italic" style:text-underline-style="solid" style:text-underline-width="auto" style:text-underline-color="font-color"/>
    </style:style>
    <style:style style:name="T628" style:family="text">
      <style:text-properties fo:font-style="italic" fo:font-weight="normal" style:font-style-asian="italic" style:font-weight-asian="normal" style:font-style-complex="italic" style:font-weight-complex="normal"/>
    </style:style>
    <style:style style:name="T629" style:family="text">
      <style:text-properties fo:font-style="italic" fo:font-weight="normal" officeooo:rsid="014aa3ce" style:font-style-asian="italic" style:font-weight-asian="normal" style:font-style-complex="italic" style:font-weight-complex="normal"/>
    </style:style>
    <style:style style:name="T630" style:family="text">
      <style:text-properties fo:font-style="italic" style:font-style-asian="italic" style:font-style-complex="italic"/>
    </style:style>
    <style:style style:name="T631" style:family="text">
      <style:text-properties fo:font-style="italic" officeooo:rsid="00b8d92f" style:font-style-asian="italic" style:font-style-complex="italic"/>
    </style:style>
    <style:style style:name="T632" style:family="text">
      <style:text-properties fo:font-style="italic" officeooo:rsid="0013351a"/>
    </style:style>
    <style:style style:name="T633" style:family="text">
      <style:text-properties style:text-underline-style="solid" style:text-underline-width="auto" style:text-underline-color="font-color"/>
    </style:style>
    <style:style style:name="T634" style:family="text">
      <style:text-properties style:text-underline-style="solid" style:text-underline-width="auto" style:text-underline-color="font-color" officeooo:rsid="002504c6"/>
    </style:style>
    <style:style style:name="T635" style:family="text">
      <style:text-properties style:text-underline-style="solid" style:text-underline-width="auto" style:text-underline-color="font-color" fo:font-weight="bold" style:font-weight-asian="bold" style:font-weight-complex="bold"/>
    </style:style>
    <style:style style:name="T636" style:family="text">
      <style:text-properties style:text-underline-style="solid" style:text-underline-width="auto" style:text-underline-color="font-color" fo:font-weight="bold" officeooo:rsid="000955f0" style:font-weight-asian="bold" style:font-weight-complex="bold"/>
    </style:style>
    <style:style style:name="T637" style:family="text">
      <style:text-properties style:text-underline-style="solid" style:text-underline-width="auto" style:text-underline-color="font-color" fo:font-weight="bold" officeooo:rsid="00feab39" style:font-weight-asian="bold" style:font-weight-complex="bold"/>
    </style:style>
    <style:style style:name="T638" style:family="text">
      <style:text-properties style:text-underline-style="solid" style:text-underline-width="auto" style:text-underline-color="font-color" officeooo:rsid="00277eaa"/>
    </style:style>
    <style:style style:name="T639" style:family="text">
      <style:text-properties style:text-underline-style="solid" style:text-underline-width="auto" style:text-underline-color="font-color" officeooo:rsid="002094ab"/>
    </style:style>
    <style:style style:name="T640" style:family="text">
      <style:text-properties style:text-underline-style="solid" style:text-underline-width="auto" style:text-underline-color="font-color" officeooo:rsid="002973c3"/>
    </style:style>
    <style:style style:name="T641" style:family="text">
      <style:text-properties style:text-underline-style="solid" style:text-underline-width="auto" style:text-underline-color="font-color" officeooo:rsid="002cfe35"/>
    </style:style>
    <style:style style:name="T642" style:family="text">
      <style:text-properties style:text-underline-style="solid" style:text-underline-width="auto" style:text-underline-color="font-color" officeooo:rsid="001ca995"/>
    </style:style>
    <style:style style:name="T643" style:family="text">
      <style:text-properties style:text-underline-style="solid" style:text-underline-width="auto" style:text-underline-color="font-color" officeooo:rsid="001c26f3"/>
    </style:style>
    <style:style style:name="T644" style:family="text">
      <style:text-properties style:text-underline-style="solid" style:text-underline-width="auto" style:text-underline-color="font-color" officeooo:rsid="002094ab" style:font-name-complex="Verdana1"/>
    </style:style>
    <style:style style:name="T645" style:family="text">
      <style:text-properties style:text-underline-style="solid" style:text-underline-width="auto" style:text-underline-color="font-color" officeooo:rsid="002973c3" style:font-name-complex="Verdana1"/>
    </style:style>
    <style:style style:name="T646" style:family="text">
      <style:text-properties style:text-underline-style="solid" style:text-underline-width="auto" style:text-underline-color="font-color" officeooo:rsid="00277eaa" style:font-name-complex="Verdana1"/>
    </style:style>
    <style:style style:name="T647" style:family="text">
      <style:text-properties style:text-underline-style="solid" style:text-underline-width="auto" style:text-underline-color="font-color" officeooo:rsid="002cfe35" style:font-name-complex="Verdana1"/>
    </style:style>
    <style:style style:name="T648" style:family="text">
      <style:text-properties style:text-underline-style="solid" style:text-underline-width="auto" style:text-underline-color="font-color" officeooo:rsid="000955f0"/>
    </style:style>
    <style:style style:name="T649" style:family="text">
      <style:text-properties style:text-underline-style="solid" style:text-underline-width="auto" style:text-underline-color="font-color" fo:font-weight="normal" style:font-weight-asian="normal" style:font-weight-complex="normal"/>
    </style:style>
    <style:style style:name="T650" style:family="text">
      <style:text-properties style:text-underline-style="solid" style:text-underline-width="auto" style:text-underline-color="font-color" fo:font-weight="normal" officeooo:rsid="001c26f3" style:font-weight-asian="normal" style:font-weight-complex="normal"/>
    </style:style>
    <style:style style:name="T651" style:family="text">
      <style:text-properties style:text-underline-style="solid" style:text-underline-width="auto" style:text-underline-color="font-color" officeooo:rsid="000db789"/>
    </style:style>
    <style:style style:name="T652" style:family="text">
      <style:text-properties style:font-name="Verdana2"/>
    </style:style>
    <style:style style:name="T653" style:family="text">
      <style:text-properties style:font-name="Times New Roman"/>
    </style:style>
    <style:style style:name="T654" style:family="text">
      <style:text-properties style:font-name="Times New Roman" fo:font-style="italic"/>
    </style:style>
    <style:style style:name="T655" style:family="text">
      <style:text-properties style:font-name="Times New Roman" fo:font-size="11pt" style:font-size-asian="11pt" style:font-size-complex="11pt"/>
    </style:style>
    <style:style style:name="T656" style:family="text">
      <style:text-properties style:font-name="Times New Roman" fo:font-size="12pt" style:font-size-asian="12pt" style:font-size-complex="12pt"/>
    </style:style>
    <style:style style:name="T657" style:family="text">
      <style:text-properties style:font-name="Times New Roman" fo:font-size="12pt" officeooo:rsid="004a3afa" style:font-size-asian="12pt" style:font-size-complex="12pt"/>
    </style:style>
    <style:style style:name="T658" style:family="text">
      <style:text-properties style:font-name="Times New Roman" fo:font-size="12pt" officeooo:rsid="005a96ac" style:font-size-asian="12pt" style:font-size-complex="12pt"/>
    </style:style>
    <style:style style:name="T659" style:family="text">
      <style:text-properties style:font-name="Times New Roman" fo:font-size="12pt" officeooo:rsid="003b9fbe" style:font-size-asian="12pt" style:font-size-complex="12pt"/>
    </style:style>
    <style:style style:name="T660" style:family="text">
      <style:text-properties style:font-name="Times New Roman" fo:font-size="12pt" officeooo:rsid="00ae5bdf" style:font-size-asian="12pt" style:font-size-complex="12pt"/>
    </style:style>
    <style:style style:name="T661" style:family="text">
      <style:text-properties style:font-name="Times New Roman" fo:font-size="12pt" officeooo:rsid="00b05b73" style:font-size-asian="12pt" style:font-size-complex="12pt"/>
    </style:style>
    <style:style style:name="T662" style:family="text">
      <style:text-properties style:font-name="Times New Roman" fo:font-size="12pt" officeooo:rsid="00b1b6d2" style:font-size-asian="12pt" style:font-size-complex="12pt"/>
    </style:style>
    <style:style style:name="T663" style:family="text">
      <style:text-properties style:font-name="Times New Roman" fo:font-size="12pt" officeooo:rsid="00b23e6e" style:font-size-asian="12pt" style:font-size-complex="12pt"/>
    </style:style>
    <style:style style:name="T664" style:family="text">
      <style:text-properties style:font-name="Times New Roman" fo:font-size="12pt" officeooo:rsid="00b33e37" style:font-size-asian="12pt" style:font-size-complex="12pt"/>
    </style:style>
    <style:style style:name="T665" style:family="text">
      <style:text-properties style:font-name="Times New Roman" fo:font-size="12pt" officeooo:rsid="00b38f56" style:font-size-asian="12pt" style:font-size-complex="12pt"/>
    </style:style>
    <style:style style:name="T666" style:family="text">
      <style:text-properties style:font-name="Times New Roman" fo:font-size="12pt" officeooo:rsid="00b4dbc0" style:font-size-asian="12pt" style:font-size-complex="12pt"/>
    </style:style>
    <style:style style:name="T667" style:family="text">
      <style:text-properties style:font-name="Times New Roman" fo:font-size="12pt" officeooo:rsid="00beae1a" style:font-size-asian="12pt" style:font-size-complex="12pt"/>
    </style:style>
    <style:style style:name="T668" style:family="text">
      <style:text-properties style:font-name="Times New Roman" fo:font-size="12pt" officeooo:rsid="00bffb5e" style:font-size-asian="12pt" style:font-size-complex="12pt"/>
    </style:style>
    <style:style style:name="T669" style:family="text">
      <style:text-properties style:font-name="Times New Roman" fo:font-size="12pt" officeooo:rsid="00c020fc" style:font-size-asian="12pt" style:font-size-complex="12pt"/>
    </style:style>
    <style:style style:name="T670" style:family="text">
      <style:text-properties style:font-name="Times New Roman" fo:font-size="12pt" officeooo:rsid="00c214d4" style:font-size-asian="12pt" style:font-size-complex="12pt"/>
    </style:style>
    <style:style style:name="T671" style:family="text">
      <style:text-properties style:font-name="Times New Roman" fo:font-size="12pt" officeooo:rsid="00c2f4ee" style:font-size-asian="12pt" style:font-size-complex="12pt"/>
    </style:style>
    <style:style style:name="T672" style:family="text">
      <style:text-properties style:font-name="Times New Roman" fo:font-size="12pt" officeooo:rsid="00c43177" style:font-size-asian="12pt" style:font-size-complex="12pt"/>
    </style:style>
    <style:style style:name="T673" style:family="text">
      <style:text-properties style:font-name="Times New Roman" fo:font-size="12pt" officeooo:rsid="00c597f5" style:font-size-asian="12pt" style:font-size-complex="12pt"/>
    </style:style>
    <style:style style:name="T674" style:family="text">
      <style:text-properties style:font-name="Times New Roman" fo:font-size="12pt" officeooo:rsid="00c84cfc" style:font-size-asian="12pt" style:font-size-complex="12pt"/>
    </style:style>
    <style:style style:name="T675" style:family="text">
      <style:text-properties style:font-name="Times New Roman" fo:font-size="12pt" officeooo:rsid="00d3d8e6" style:font-size-asian="12pt" style:font-size-complex="12pt"/>
    </style:style>
    <style:style style:name="T676" style:family="text">
      <style:text-properties style:font-name="Times New Roman" fo:font-size="12pt" officeooo:rsid="00ba1304" style:font-size-asian="12pt" style:font-size-complex="12pt"/>
    </style:style>
    <style:style style:name="T677" style:family="text">
      <style:text-properties style:font-name="Times New Roman" fo:font-size="12pt" officeooo:rsid="00bad9e4" style:font-size-asian="12pt" style:font-size-complex="12pt"/>
    </style:style>
    <style:style style:name="T678" style:family="text">
      <style:text-properties style:font-name="Times New Roman" fo:font-size="12pt" officeooo:rsid="007b97ab" style:font-size-asian="12pt" style:font-size-complex="12pt"/>
    </style:style>
    <style:style style:name="T679" style:family="text">
      <style:text-properties style:font-name="Times New Roman" fo:font-size="12pt" officeooo:rsid="00dd19b0" style:font-size-asian="12pt" style:font-size-complex="12pt"/>
    </style:style>
    <style:style style:name="T680" style:family="text">
      <style:text-properties style:font-name="Times New Roman" fo:font-size="12pt" officeooo:rsid="00dfaab2" style:font-size-asian="12pt" style:font-size-complex="12pt"/>
    </style:style>
    <style:style style:name="T681" style:family="text">
      <style:text-properties style:font-name="Times New Roman" fo:font-size="12pt" officeooo:rsid="00e0e0c8" style:font-size-asian="12pt" style:font-size-complex="12pt"/>
    </style:style>
    <style:style style:name="T682" style:family="text">
      <style:text-properties style:font-name="Times New Roman" fo:font-size="12pt" officeooo:rsid="00e3922a" style:font-size-asian="12pt" style:font-size-complex="12pt"/>
    </style:style>
    <style:style style:name="T683" style:family="text">
      <style:text-properties style:font-name="Times New Roman" fo:font-size="12pt" officeooo:rsid="00e86225" style:font-size-asian="12pt" style:font-size-complex="12pt"/>
    </style:style>
    <style:style style:name="T684" style:family="text">
      <style:text-properties style:font-name="Times New Roman" fo:font-size="12pt" officeooo:rsid="010429f7" style:font-size-asian="12pt" style:font-size-complex="12pt"/>
    </style:style>
    <style:style style:name="T685" style:family="text">
      <style:text-properties style:font-name="Times New Roman" fo:font-size="12pt" officeooo:rsid="0105f58c" style:font-size-asian="12pt" style:font-size-complex="12pt"/>
    </style:style>
    <style:style style:name="T686" style:family="text">
      <style:text-properties style:font-name="Times New Roman" fo:font-size="12pt" officeooo:rsid="01067e06" style:font-size-asian="12pt" style:font-size-complex="12pt"/>
    </style:style>
    <style:style style:name="T687" style:family="text">
      <style:text-properties style:font-name="Times New Roman" fo:font-size="12pt" officeooo:rsid="0107d4af" style:font-size-asian="12pt" style:font-size-complex="12pt"/>
    </style:style>
    <style:style style:name="T688" style:family="text">
      <style:text-properties style:font-name="Times New Roman" fo:font-size="12pt" officeooo:rsid="01096ea2" style:font-size-asian="12pt" style:font-size-complex="12pt"/>
    </style:style>
    <style:style style:name="T689" style:family="text">
      <style:text-properties style:font-name="Times New Roman" fo:font-size="12pt" officeooo:rsid="010b5607" style:font-size-asian="12pt" style:font-size-complex="12pt"/>
    </style:style>
    <style:style style:name="T690" style:family="text">
      <style:text-properties style:font-name="Times New Roman" fo:font-size="12pt" officeooo:rsid="010d54dc" style:font-size-asian="12pt" style:font-size-complex="12pt"/>
    </style:style>
    <style:style style:name="T691" style:family="text">
      <style:text-properties style:font-name="Times New Roman" fo:font-size="12pt" officeooo:rsid="010ed6cd" style:font-size-asian="12pt" style:font-size-complex="12pt"/>
    </style:style>
    <style:style style:name="T692" style:family="text">
      <style:text-properties style:font-name="Times New Roman" fo:font-size="12pt" officeooo:rsid="0112a1c0" style:font-size-asian="12pt" style:font-size-complex="12pt"/>
    </style:style>
    <style:style style:name="T693" style:family="text">
      <style:text-properties style:font-name="Times New Roman" fo:font-size="12pt" officeooo:rsid="01134f3d" style:font-size-asian="12pt" style:font-size-complex="12pt"/>
    </style:style>
    <style:style style:name="T694" style:family="text">
      <style:text-properties style:font-name="Times New Roman" fo:font-size="12pt" officeooo:rsid="0113c386" style:font-size-asian="12pt" style:font-size-complex="12pt"/>
    </style:style>
    <style:style style:name="T695" style:family="text">
      <style:text-properties style:font-name="Times New Roman" fo:font-size="12pt" fo:font-weight="normal" officeooo:rsid="006778ef" style:font-size-asian="12pt" style:font-weight-asian="normal" style:font-name-complex="Verdana1" style:font-size-complex="12pt" style:font-weight-complex="normal"/>
    </style:style>
    <style:style style:name="T696" style:family="text">
      <style:text-properties style:font-name="Times New Roman" fo:font-size="12pt" style:text-underline-style="solid" style:text-underline-width="auto" style:text-underline-color="font-color"/>
    </style:style>
    <style:style style:name="T697" style:family="text">
      <style:text-properties style:font-name="Times New Roman" fo:font-size="12pt" style:text-underline-style="solid" style:text-underline-width="auto" style:text-underline-color="font-color" officeooo:rsid="007e877d"/>
    </style:style>
    <style:style style:name="T698" style:family="text">
      <style:text-properties style:font-name="Times New Roman" fo:font-size="12pt" style:text-underline-style="solid" style:text-underline-width="auto" style:text-underline-color="font-color" officeooo:rsid="00e0e0c8" style:font-size-asian="12pt" style:font-size-complex="12pt"/>
    </style:style>
    <style:style style:name="T699" style:family="text">
      <style:text-properties style:font-name="Times New Roman" fo:font-size="12pt" style:text-underline-style="solid" style:text-underline-width="auto" style:text-underline-color="font-color" officeooo:rsid="00dfaab2" style:font-size-asian="12pt" style:font-size-complex="12pt"/>
    </style:style>
    <style:style style:name="T700" style:family="text">
      <style:text-properties style:font-name="Times New Roman" fo:font-size="12pt" style:text-underline-style="solid" style:text-underline-width="auto" style:text-underline-color="font-color" officeooo:rsid="00e3922a" style:font-size-asian="12pt" style:font-size-complex="12pt"/>
    </style:style>
    <style:style style:name="T701" style:family="text">
      <style:text-properties style:font-name="Times New Roman" fo:font-size="12pt" style:text-underline-style="solid" style:text-underline-width="auto" style:text-underline-color="font-color" officeooo:rsid="010429f7" style:font-size-asian="12pt" style:font-size-complex="12pt"/>
    </style:style>
    <style:style style:name="T702" style:family="text">
      <style:text-properties style:font-name="Times New Roman" fo:font-size="12pt" style:text-underline-style="solid" style:text-underline-width="auto" style:text-underline-color="font-color" officeooo:rsid="010d54dc" style:font-size-asian="12pt" style:font-size-complex="12pt"/>
    </style:style>
    <style:style style:name="T703" style:family="text">
      <style:text-properties style:font-name="Times New Roman" fo:font-size="12pt" style:text-underline-style="solid" style:text-underline-width="auto" style:text-underline-color="font-color" officeooo:rsid="010ed6cd" style:font-size-asian="12pt" style:font-size-complex="12pt"/>
    </style:style>
    <style:style style:name="T704" style:family="text">
      <style:text-properties style:font-name="Times New Roman" fo:font-size="12pt" style:text-underline-style="solid" style:text-underline-width="auto" style:text-underline-color="font-color" officeooo:rsid="010b5607" style:font-size-asian="12pt" style:font-size-complex="12pt"/>
    </style:style>
    <style:style style:name="T705" style:family="text">
      <style:text-properties style:font-name="Times New Roman" fo:font-size="12pt" style:text-underline-style="solid" style:text-underline-width="auto" style:text-underline-color="font-color" officeooo:rsid="01134f3d" style:font-size-asian="12pt" style:font-size-complex="12pt"/>
    </style:style>
    <style:style style:name="T706" style:family="text">
      <style:text-properties style:font-name="Times New Roman" fo:font-size="12pt" style:text-underline-style="solid" style:text-underline-width="auto" style:text-underline-color="font-color" officeooo:rsid="0113c386" style:font-size-asian="12pt" style:font-size-complex="12pt"/>
    </style:style>
    <style:style style:name="T707"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08" style:family="text">
      <style:text-properties style:font-name="Times New Roman" fo:font-size="12pt" style:text-underline-style="solid" style:text-underline-width="auto" style:text-underline-color="font-color" fo:font-weight="bold" officeooo:rsid="007b97ab" style:font-size-asian="12pt" style:font-weight-asian="bold" style:font-size-complex="12pt" style:font-weight-complex="bold"/>
    </style:style>
    <style:style style:name="T709" style:family="text">
      <style:text-properties style:font-name="Times New Roman" fo:font-size="12pt" style:text-underline-style="solid" style:text-underline-width="auto" style:text-underline-color="font-color" fo:font-weight="bold" officeooo:rsid="00dd19b0" style:font-size-asian="12pt" style:font-weight-asian="bold" style:font-size-complex="12pt" style:font-weight-complex="bold"/>
    </style:style>
    <style:style style:name="T710" style:family="text">
      <style:text-properties style:font-name="Times New Roman" fo:font-size="12pt" officeooo:rsid="007e877d"/>
    </style:style>
    <style:style style:name="T711" style:family="text">
      <style:text-properties style:font-name="Times New Roman" fo:font-size="12pt" fo:font-style="normal" style:text-underline-style="none" fo:font-weight="normal" officeooo:rsid="00e3922a" style:font-size-asian="12pt" style:font-style-asian="normal" style:font-weight-asian="normal" style:font-size-complex="12pt" style:font-style-complex="normal" style:font-weight-complex="normal"/>
    </style:style>
    <style:style style:name="T712" style:family="text">
      <style:text-properties style:font-name="Times New Roman" fo:font-size="12pt" fo:font-style="normal" style:text-underline-style="none" fo:font-weight="normal" officeooo:rsid="00e7ec4c" style:font-size-asian="12pt" style:font-style-asian="normal" style:font-weight-asian="normal" style:font-size-complex="12pt" style:font-style-complex="normal" style:font-weight-complex="normal"/>
    </style:style>
    <style:style style:name="T713" style:family="text">
      <style:text-properties style:font-name="Times New Roman" officeooo:rsid="007bce2f"/>
    </style:style>
    <style:style style:name="T714" style:family="text">
      <style:text-properties style:font-name="Times New Roman" officeooo:rsid="0079e360"/>
    </style:style>
    <style:style style:name="T715" style:family="text">
      <style:text-properties style:font-name="Times New Roman" style:text-underline-style="solid" style:text-underline-width="auto" style:text-underline-color="font-color"/>
    </style:style>
    <style:style style:name="T716" style:family="text">
      <style:text-properties style:font-name="Times New Roman" style:text-underline-style="solid" style:text-underline-width="auto" style:text-underline-color="font-color" officeooo:rsid="007e877d"/>
    </style:style>
    <style:style style:name="T717" style:family="text">
      <style:text-properties style:font-name="Times New Roman" style:text-underline-style="none"/>
    </style:style>
    <style:style style:name="T718" style:family="text">
      <style:text-properties style:font-name="Times New Roman" style:text-underline-style="none" officeooo:rsid="007e877d"/>
    </style:style>
    <style:style style:name="T719" style:family="text">
      <style:text-properties style:font-name="Times New Roman" style:text-underline-style="none" officeooo:rsid="002504c6"/>
    </style:style>
    <style:style style:name="T720" style:family="text">
      <style:text-properties style:font-name="Times New Roman" style:text-underline-style="none" officeooo:rsid="00499880"/>
    </style:style>
    <style:style style:name="T721" style:family="text">
      <style:text-properties style:font-name="Times New Roman" fo:font-size="9pt" style:font-size-asian="9pt" style:font-size-complex="9pt"/>
    </style:style>
    <style:style style:name="T722" style:family="text">
      <style:text-properties style:font-name="Times New Roman" fo:font-size="9pt" officeooo:rsid="005802cc" style:font-size-asian="9pt" style:font-size-complex="9pt"/>
    </style:style>
    <style:style style:name="T723" style:family="text">
      <style:text-properties style:font-name="Times New Roman" fo:font-size="9pt" officeooo:rsid="00435526" style:font-size-asian="9pt" style:font-size-complex="9pt"/>
    </style:style>
    <style:style style:name="T724" style:family="text">
      <style:text-properties style:font-name="Times New Roman" fo:font-size="9pt" officeooo:rsid="0013351a" style:font-size-asian="9pt" style:font-size-complex="9pt"/>
    </style:style>
    <style:style style:name="T725" style:family="text">
      <style:text-properties style:font-name="Times New Roman" fo:font-size="9pt" officeooo:rsid="005802cc" style:font-size-asian="9pt" style:font-style-asian="italic" style:font-weight-asian="bold" style:font-size-complex="9pt" style:font-style-complex="italic" style:font-weight-complex="bold"/>
    </style:style>
    <style:style style:name="T726"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727"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728" style:family="text">
      <style:text-properties style:font-name="Times New Roman" fo:font-size="9pt" officeooo:rsid="005c3897" style:font-size-asian="9pt" style:font-style-asian="italic" style:font-weight-asian="bold" style:font-size-complex="9pt" style:font-style-complex="italic" style:font-weight-complex="bold"/>
    </style:style>
    <style:style style:name="T729" style:family="text">
      <style:text-properties style:font-name="Times New Roman" fo:font-size="9pt" officeooo:rsid="00151853" style:font-size-asian="9pt" style:font-style-asian="italic" style:font-weight-asian="bold" style:font-size-complex="9pt" style:font-style-complex="italic" style:font-weight-complex="bold"/>
    </style:style>
    <style:style style:name="T730" style:family="text">
      <style:text-properties style:font-name="Times New Roman" fo:font-size="9pt" fo:font-style="normal" officeooo:rsid="00d8e61c" style:font-size-asian="9pt" style:font-size-complex="9pt"/>
    </style:style>
    <style:style style:name="T731" style:family="text">
      <style:text-properties style:font-name="Times New Roman" fo:font-size="9pt" fo:font-style="normal" officeooo:rsid="0069029e" style:font-size-asian="9pt" style:font-size-complex="9pt"/>
    </style:style>
    <style:style style:name="T732" style:family="text">
      <style:text-properties style:font-name="Times New Roman" fo:font-size="9pt" fo:font-style="normal" officeooo:rsid="00af15be" style:font-size-asian="9pt" style:font-size-complex="9pt"/>
    </style:style>
    <style:style style:name="T733" style:family="text">
      <style:text-properties style:font-name="Times New Roman" fo:font-size="9pt" fo:font-style="normal" officeooo:rsid="00da9e87" style:font-size-asian="9pt" style:font-size-complex="9pt"/>
    </style:style>
    <style:style style:name="T734" style:family="text">
      <style:text-properties style:font-name="Times New Roman" fo:font-size="9pt" fo:font-style="normal" style:font-size-asian="9pt" style:font-style-asian="normal" style:font-size-complex="9pt" style:font-style-complex="normal"/>
    </style:style>
    <style:style style:name="T735" style:family="text">
      <style:text-properties style:font-name="Times New Roman" fo:font-size="9pt" fo:font-style="normal" officeooo:rsid="00adb8ab" style:font-size-asian="9pt" style:font-style-asian="normal" style:font-size-complex="9pt" style:font-style-complex="normal"/>
    </style:style>
    <style:style style:name="T736" style:family="text">
      <style:text-properties style:font-name="Times New Roman" fo:font-size="9pt" fo:font-style="normal" officeooo:rsid="0077737f" style:font-size-asian="9pt" style:font-style-asian="normal" style:font-size-complex="9pt" style:font-style-complex="normal"/>
    </style:style>
    <style:style style:name="T737" style:family="text">
      <style:text-properties style:font-name="Times New Roman" fo:font-size="9pt" fo:font-style="normal" officeooo:rsid="0056ced8" style:font-size-asian="9pt" style:font-style-asian="normal" style:font-size-complex="9pt" style:font-style-complex="normal"/>
    </style:style>
    <style:style style:name="T738" style:family="text">
      <style:text-properties style:font-name="Times New Roman" fo:font-size="9pt" fo:font-style="normal" officeooo:rsid="00d8e61c" style:font-size-asian="9pt" style:font-style-asian="normal" style:font-size-complex="9pt" style:font-style-complex="normal"/>
    </style:style>
    <style:style style:name="T739" style:family="text">
      <style:text-properties style:font-name="Times New Roman" fo:font-size="9pt" fo:font-style="normal" officeooo:rsid="003404cb" style:font-size-asian="9pt" style:font-style-asian="normal" style:font-size-complex="9pt" style:font-style-complex="normal"/>
    </style:style>
    <style:style style:name="T740" style:family="text">
      <style:text-properties style:font-name="Times New Roman" fo:font-size="9pt" fo:font-style="normal" officeooo:rsid="00da9e87" style:font-size-asian="9pt" style:font-style-asian="normal" style:font-size-complex="9pt" style:font-style-complex="normal"/>
    </style:style>
    <style:style style:name="T741" style:family="text">
      <style:text-properties style:font-name="Times New Roman" fo:font-size="9pt" fo:font-style="normal" officeooo:rsid="005b695c" style:font-size-asian="9pt" style:font-style-asian="normal" style:font-size-complex="9pt" style:font-style-complex="normal"/>
    </style:style>
    <style:style style:name="T742" style:family="text">
      <style:text-properties style:font-name="Times New Roman" fo:font-size="9pt" fo:font-style="normal" fo:font-weight="normal" officeooo:rsid="001eeaa3" style:font-size-asian="9pt" style:font-style-asian="normal" style:font-weight-asian="normal" style:font-size-complex="9pt" style:font-style-complex="normal" style:font-weight-complex="normal"/>
    </style:style>
    <style:style style:name="T743" style:family="text">
      <style:text-properties style:font-name="Times New Roman" fo:font-size="9pt" fo:font-style="normal" fo:font-weight="normal" officeooo:rsid="0056ced8" style:font-size-asian="9pt" style:font-style-asian="normal" style:font-weight-asian="normal" style:font-size-complex="9pt" style:font-style-complex="normal" style:font-weight-complex="normal"/>
    </style:style>
    <style:style style:name="T744" style:family="text">
      <style:text-properties style:font-name="Times New Roman" fo:font-style="normal" style:font-style-asian="normal" style:font-style-complex="normal"/>
    </style:style>
    <style:style style:name="T745" style:family="text">
      <style:text-properties style:font-name="Times New Roman" fo:font-style="normal" officeooo:rsid="00176dd1" style:font-style-asian="normal" style:font-style-complex="normal"/>
    </style:style>
    <style:style style:name="T746" style:family="text">
      <style:text-properties style:font-name="Times New Roman" fo:font-weight="bold" officeooo:rsid="00ac2ee4" style:font-weight-asian="bold" style:font-weight-complex="bold"/>
    </style:style>
    <style:style style:name="T747" style:family="text">
      <style:text-properties style:font-name="Times New Roman" fo:font-weight="bold" officeooo:rsid="00b33e37" style:font-weight-asian="bold" style:font-weight-complex="bold"/>
    </style:style>
    <style:style style:name="T748" style:family="text">
      <style:text-properties fo:font-weight="normal"/>
    </style:style>
    <style:style style:name="T749" style:family="text">
      <style:text-properties fo:font-weight="normal" style:font-weight-asian="normal" style:font-weight-complex="normal"/>
    </style:style>
    <style:style style:name="T750" style:family="text">
      <style:text-properties fo:font-weight="normal" officeooo:rsid="002d1d35" style:font-weight-asian="normal" style:font-weight-complex="normal"/>
    </style:style>
    <style:style style:name="T751" style:family="text">
      <style:text-properties fo:font-weight="normal" officeooo:rsid="0044d38a" style:font-weight-asian="normal" style:font-weight-complex="normal"/>
    </style:style>
    <style:style style:name="T752" style:family="text">
      <style:text-properties fo:font-weight="normal" officeooo:rsid="00539308" style:font-weight-asian="normal" style:font-weight-complex="normal"/>
    </style:style>
    <style:style style:name="T753" style:family="text">
      <style:text-properties fo:font-weight="normal" officeooo:rsid="00ba021d" style:font-weight-asian="normal" style:font-weight-complex="normal"/>
    </style:style>
    <style:style style:name="T754" style:family="text">
      <style:text-properties fo:font-weight="normal" officeooo:rsid="0064019c" style:font-weight-asian="normal" style:font-weight-complex="normal"/>
    </style:style>
    <style:style style:name="T755" style:family="text">
      <style:text-properties fo:font-weight="normal" officeooo:rsid="00324193" style:font-weight-asian="normal" style:font-weight-complex="normal"/>
    </style:style>
    <style:style style:name="T756" style:family="text">
      <style:text-properties fo:font-weight="normal" officeooo:rsid="00557abf" style:font-weight-asian="normal" style:font-weight-complex="normal"/>
    </style:style>
    <style:style style:name="T757" style:family="text">
      <style:text-properties fo:font-weight="normal" officeooo:rsid="001b5019" style:font-weight-asian="normal" style:font-weight-complex="normal"/>
    </style:style>
    <style:style style:name="T758" style:family="text">
      <style:text-properties fo:font-weight="normal" officeooo:rsid="006f7570" style:font-weight-asian="normal" style:font-weight-complex="normal"/>
    </style:style>
    <style:style style:name="T759" style:family="text">
      <style:text-properties fo:font-weight="normal" officeooo:rsid="001c26f3" style:font-weight-asian="normal" style:font-weight-complex="normal"/>
    </style:style>
    <style:style style:name="T760" style:family="text">
      <style:text-properties fo:font-weight="normal" officeooo:rsid="00712b09" style:font-weight-asian="normal" style:font-weight-complex="normal"/>
    </style:style>
    <style:style style:name="T761" style:family="text">
      <style:text-properties fo:font-weight="normal" officeooo:rsid="0055fdf8" style:font-weight-asian="normal" style:font-weight-complex="normal"/>
    </style:style>
    <style:style style:name="T762" style:family="text">
      <style:text-properties fo:font-weight="normal" officeooo:rsid="00226f0b" style:font-weight-asian="normal" style:font-weight-complex="normal"/>
    </style:style>
    <style:style style:name="T763" style:family="text">
      <style:text-properties fo:font-weight="normal" officeooo:rsid="003642d2" style:font-weight-asian="normal" style:font-weight-complex="normal"/>
    </style:style>
    <style:style style:name="T764" style:family="text">
      <style:text-properties fo:font-weight="normal" officeooo:rsid="009af1a5" style:font-weight-asian="normal" style:font-weight-complex="normal"/>
    </style:style>
    <style:style style:name="T765" style:family="text">
      <style:text-properties fo:font-weight="normal" officeooo:rsid="009b091a" style:font-weight-asian="normal" style:font-weight-complex="normal"/>
    </style:style>
    <style:style style:name="T766" style:family="text">
      <style:text-properties fo:font-weight="normal" officeooo:rsid="00a3a63a" style:font-weight-asian="normal" style:font-weight-complex="normal"/>
    </style:style>
    <style:style style:name="T767" style:family="text">
      <style:text-properties fo:font-weight="normal" officeooo:rsid="00a57641" style:font-weight-asian="normal" style:font-weight-complex="normal"/>
    </style:style>
    <style:style style:name="T768" style:family="text">
      <style:text-properties fo:font-weight="normal" officeooo:rsid="00a700bd" style:font-weight-asian="normal" style:font-weight-complex="normal"/>
    </style:style>
    <style:style style:name="T769" style:family="text">
      <style:text-properties fo:font-weight="normal" officeooo:rsid="00a7cf7b" style:font-weight-asian="normal" style:font-weight-complex="normal"/>
    </style:style>
    <style:style style:name="T770" style:family="text">
      <style:text-properties fo:font-weight="normal" officeooo:rsid="00a9a8ed" style:font-weight-asian="normal" style:font-weight-complex="normal"/>
    </style:style>
    <style:style style:name="T771" style:family="text">
      <style:text-properties fo:font-weight="normal" officeooo:rsid="00beae1a" style:font-weight-asian="normal" style:font-weight-complex="normal"/>
    </style:style>
    <style:style style:name="T772" style:family="text">
      <style:text-properties fo:font-weight="normal" fo:background-color="#ffffff" style:font-weight-asian="normal" style:font-weight-complex="normal"/>
    </style:style>
    <style:style style:name="T773" style:family="text">
      <style:text-properties fo:font-weight="normal" officeooo:rsid="003c09bf" fo:background-color="#ffffff" style:font-weight-asian="normal" style:font-weight-complex="normal"/>
    </style:style>
    <style:style style:name="T774" style:family="text">
      <style:text-properties fo:font-weight="normal" style:font-weight-asian="bold" style:font-weight-complex="bold"/>
    </style:style>
    <style:style style:name="T775" style:family="text">
      <style:text-properties officeooo:rsid="014aa3ce"/>
    </style:style>
    <style:style style:name="T776" style:family="text">
      <style:text-properties officeooo:rsid="014ba408"/>
    </style:style>
    <style:style style:name="T777" style:family="text">
      <style:text-properties fo:color="#000080"/>
    </style:style>
    <style:style style:name="T778" style:family="text">
      <style:text-properties fo:font-size="12pt" style:font-size-asian="12pt"/>
    </style:style>
    <style:style style:name="T779" style:family="text">
      <style:text-properties fo:font-size="12pt" style:font-size-asian="12pt" style:font-size-complex="12pt"/>
    </style:style>
    <style:style style:name="T780" style:family="text">
      <style:text-properties fo:font-size="12pt" officeooo:rsid="0032107b" style:font-size-asian="12pt" style:font-size-complex="12pt"/>
    </style:style>
    <style:style style:name="T781" style:family="text">
      <style:text-properties fo:font-size="12pt" fo:font-style="italic" style:font-size-asian="12pt" style:font-size-complex="12pt"/>
    </style:style>
    <style:style style:name="T782" style:family="text">
      <style:text-properties fo:font-size="12pt" fo:font-style="italic" officeooo:rsid="014733d9" style:font-size-asian="12pt" style:font-size-complex="12pt"/>
    </style:style>
    <style:style style:name="T783" style:family="text">
      <style:text-properties fo:font-size="12pt" fo:font-style="italic" officeooo:rsid="01475f9e" style:font-size-asian="12pt" style:font-size-complex="12pt"/>
    </style:style>
    <style:style style:name="T784" style:family="text">
      <style:text-properties fo:font-size="12pt" fo:background-color="#ffffff" style:font-size-asian="12pt" style:font-size-complex="12pt"/>
    </style:style>
    <style:style style:name="T785" style:family="text">
      <style:text-properties fo:font-size="11pt" style:font-size-asian="11pt" style:font-size-complex="11pt"/>
    </style:style>
    <style:style style:name="T786" style:family="text">
      <style:text-properties fo:font-size="11pt" officeooo:rsid="0026a7d1" style:font-size-asian="11pt" style:font-size-complex="11pt"/>
    </style:style>
    <style:style style:name="T787" style:family="text">
      <style:text-properties fo:font-size="11pt" officeooo:rsid="004bb187" style:font-size-asian="11pt" style:font-size-complex="11pt"/>
    </style:style>
    <style:style style:name="T788" style:family="text">
      <style:text-properties officeooo:rsid="00288b8f"/>
    </style:style>
    <style:style style:name="T789" style:family="text">
      <style:text-properties officeooo:rsid="00297987"/>
    </style:style>
    <style:style style:name="T790" style:family="text">
      <style:text-properties style:font-name="Times New Roman1" officeooo:rsid="002aa316"/>
    </style:style>
    <style:style style:name="T791" style:family="text">
      <style:text-properties officeooo:rsid="002aa316"/>
    </style:style>
    <style:style style:name="T792" style:family="text">
      <style:text-properties officeooo:rsid="002c691b"/>
    </style:style>
    <style:style style:name="T793" style:family="text">
      <style:text-properties officeooo:rsid="002d1d35"/>
    </style:style>
    <style:style style:name="T794" style:family="text">
      <style:text-properties officeooo:rsid="002e92c4"/>
    </style:style>
    <style:style style:name="T795" style:family="text">
      <style:text-properties style:text-line-through-style="none" fo:font-size="12pt" style:text-underline-style="none" style:text-blinking="false" fo:background-color="#ffffff" style:font-size-asian="12pt" style:font-size-complex="12pt"/>
    </style:style>
    <style:style style:name="T796" style:family="text">
      <style:text-properties style:text-line-through-style="none" fo:font-size="12pt" fo:font-style="italic" style:text-underline-style="none" style:text-blinking="false" style:font-size-asian="12pt" style:font-size-complex="12pt"/>
    </style:style>
    <style:style style:name="T797" style:family="text">
      <style:text-properties officeooo:rsid="00340b17"/>
    </style:style>
    <style:style style:name="T798" style:family="text">
      <style:text-properties officeooo:rsid="0036be91"/>
    </style:style>
    <style:style style:name="T799" style:family="text">
      <style:text-properties officeooo:rsid="00382f08"/>
    </style:style>
    <style:style style:name="T800" style:family="text">
      <style:text-properties officeooo:rsid="003a2ac6"/>
    </style:style>
    <style:style style:name="T801" style:family="text">
      <style:text-properties officeooo:rsid="003c09bf"/>
    </style:style>
    <style:style style:name="T802" style:family="text">
      <style:text-properties officeooo:rsid="003ee1b3"/>
    </style:style>
    <style:style style:name="T803" style:family="text">
      <style:text-properties fo:font-style="normal"/>
    </style:style>
    <style:style style:name="T804" style:family="text">
      <style:text-properties fo:font-style="normal" style:font-style-asian="normal" style:font-style-complex="normal"/>
    </style:style>
    <style:style style:name="T805" style:family="text">
      <style:text-properties fo:font-style="normal" officeooo:rsid="0055c6fe" style:font-style-asian="normal" style:font-style-complex="normal"/>
    </style:style>
    <style:style style:name="T806" style:family="text">
      <style:text-properties fo:font-style="normal" officeooo:rsid="0055fd9f" style:font-style-asian="normal" style:font-style-complex="normal"/>
    </style:style>
    <style:style style:name="T807" style:family="text">
      <style:text-properties fo:font-style="normal" officeooo:rsid="00566fae" style:font-style-asian="normal" style:font-style-complex="normal"/>
    </style:style>
    <style:style style:name="T808" style:family="text">
      <style:text-properties fo:font-style="normal" officeooo:rsid="00569630" style:font-style-asian="normal" style:font-style-complex="normal"/>
    </style:style>
    <style:style style:name="T809" style:family="text">
      <style:text-properties fo:font-style="normal" officeooo:rsid="00581dc9" style:font-style-asian="normal" style:font-style-complex="normal"/>
    </style:style>
    <style:style style:name="T810" style:family="text">
      <style:text-properties fo:font-style="normal" officeooo:rsid="00be2e21" style:font-style-asian="normal" style:font-style-complex="normal"/>
    </style:style>
    <style:style style:name="T811" style:family="text">
      <style:text-properties fo:font-style="normal" officeooo:rsid="00540a56" style:font-style-asian="normal" style:font-style-complex="normal"/>
    </style:style>
    <style:style style:name="T812" style:family="text">
      <style:text-properties fo:font-style="normal" officeooo:rsid="004b6800" style:font-style-asian="normal" style:font-style-complex="normal"/>
    </style:style>
    <style:style style:name="T813" style:family="text">
      <style:text-properties fo:font-style="normal" officeooo:rsid="002504c6" style:font-style-asian="normal" style:font-style-complex="normal"/>
    </style:style>
    <style:style style:name="T814" style:family="text">
      <style:text-properties fo:font-style="normal" officeooo:rsid="0068932c" style:font-style-asian="normal" style:font-style-complex="normal"/>
    </style:style>
    <style:style style:name="T815" style:family="text">
      <style:text-properties fo:font-style="normal" officeooo:rsid="006a14b3" style:font-style-asian="normal" style:font-style-complex="normal"/>
    </style:style>
    <style:style style:name="T816" style:family="text">
      <style:text-properties fo:font-style="normal" officeooo:rsid="00463c3a" style:font-style-asian="normal" style:font-style-complex="normal"/>
    </style:style>
    <style:style style:name="T817" style:family="text">
      <style:text-properties fo:font-style="normal" officeooo:rsid="002b5315" style:font-style-asian="normal" style:font-style-complex="normal"/>
    </style:style>
    <style:style style:name="T818" style:family="text">
      <style:text-properties fo:font-style="normal" officeooo:rsid="007097b7" style:font-style-asian="normal" style:font-style-complex="normal"/>
    </style:style>
    <style:style style:name="T819" style:family="text">
      <style:text-properties fo:font-style="normal" officeooo:rsid="006f7570" style:font-style-asian="normal" style:font-style-complex="normal"/>
    </style:style>
    <style:style style:name="T820" style:family="text">
      <style:text-properties fo:font-style="normal" officeooo:rsid="00712b09" style:font-style-asian="normal" style:font-style-complex="normal"/>
    </style:style>
    <style:style style:name="T821" style:family="text">
      <style:text-properties fo:font-style="normal" officeooo:rsid="00eb4006" style:font-style-asian="normal" style:font-style-complex="normal"/>
    </style:style>
    <style:style style:name="T822" style:family="text">
      <style:text-properties fo:font-style="normal" officeooo:rsid="00ecc137" style:font-style-asian="normal" style:font-style-complex="normal"/>
    </style:style>
    <style:style style:name="T823" style:family="text">
      <style:text-properties fo:font-style="normal" officeooo:rsid="00edb1b7" style:font-style-asian="normal" style:font-style-complex="normal"/>
    </style:style>
    <style:style style:name="T824" style:family="text">
      <style:text-properties fo:font-style="normal" officeooo:rsid="00eefd43" style:font-style-asian="normal" style:font-style-complex="normal"/>
    </style:style>
    <style:style style:name="T825" style:family="text">
      <style:text-properties fo:font-style="normal" officeooo:rsid="00f0bcfb" style:font-style-asian="normal" style:font-style-complex="normal"/>
    </style:style>
    <style:style style:name="T826" style:family="text">
      <style:text-properties fo:font-style="normal" officeooo:rsid="00f2e34c" style:font-style-asian="normal" style:font-style-complex="normal"/>
    </style:style>
    <style:style style:name="T827" style:family="text">
      <style:text-properties fo:font-style="normal" fo:font-weight="normal" style:font-style-asian="normal" style:font-weight-asian="normal" style:font-style-complex="normal" style:font-weight-complex="normal"/>
    </style:style>
    <style:style style:name="T828" style:family="text">
      <style:text-properties fo:font-style="normal" fo:font-weight="normal" officeooo:rsid="0055fd9f" style:font-style-asian="normal" style:font-weight-asian="normal" style:font-style-complex="normal" style:font-weight-complex="normal"/>
    </style:style>
    <style:style style:name="T829" style:family="text">
      <style:text-properties fo:font-style="normal" fo:font-weight="normal" officeooo:rsid="0067997e" style:font-style-asian="normal" style:font-weight-asian="normal" style:font-style-complex="normal" style:font-weight-complex="normal"/>
    </style:style>
    <style:style style:name="T830" style:family="text">
      <style:text-properties fo:font-style="normal" fo:font-weight="normal" officeooo:rsid="008ed4a5" style:font-style-asian="normal" style:font-weight-asian="normal" style:font-style-complex="normal" style:font-weight-complex="normal"/>
    </style:style>
    <style:style style:name="T831" style:family="text">
      <style:text-properties fo:font-style="normal" fo:font-weight="normal" officeooo:rsid="00539308" style:font-style-asian="normal" style:font-weight-asian="normal" style:font-style-complex="normal" style:font-weight-complex="normal"/>
    </style:style>
    <style:style style:name="T832" style:family="text">
      <style:text-properties fo:font-style="normal" fo:font-weight="normal" officeooo:rsid="0044f8df" style:font-style-asian="normal" style:font-weight-asian="normal" style:font-style-complex="normal" style:font-weight-complex="normal"/>
    </style:style>
    <style:style style:name="T833" style:family="text">
      <style:text-properties fo:font-style="normal" fo:font-weight="normal" officeooo:rsid="00a9a8ed" style:font-style-asian="normal" style:font-weight-asian="normal" style:font-style-complex="normal" style:font-weight-complex="normal"/>
    </style:style>
    <style:style style:name="T834" style:family="text">
      <style:text-properties fo:font-style="normal" fo:font-weight="normal" officeooo:rsid="00a9b97e" style:font-style-asian="normal" style:font-weight-asian="normal" style:font-style-complex="normal" style:font-weight-complex="normal"/>
    </style:style>
    <style:style style:name="T835" style:family="text">
      <style:text-properties fo:font-style="normal" fo:font-weight="normal" officeooo:rsid="00d3d8e6" style:font-style-asian="normal" style:font-weight-asian="normal" style:font-style-complex="normal" style:font-weight-complex="normal"/>
    </style:style>
    <style:style style:name="T836" style:family="text">
      <style:text-properties fo:font-style="normal" fo:font-weight="normal" officeooo:rsid="007d0138"/>
    </style:style>
    <style:style style:name="T837" style:family="text">
      <style:text-properties fo:font-style="normal" fo:font-weight="normal" officeooo:rsid="007d9460"/>
    </style:style>
    <style:style style:name="T838" style:family="text">
      <style:text-properties fo:font-style="normal" style:font-style-asian="italic" style:font-style-complex="italic"/>
    </style:style>
    <style:style style:name="T839" style:family="text">
      <style:text-properties fo:font-style="normal" officeooo:rsid="00305a70" style:font-style-asian="italic" style:font-style-complex="italic"/>
    </style:style>
    <style:style style:name="T840" style:family="text">
      <style:text-properties fo:font-style="normal" officeooo:rsid="00463c3a" style:font-style-asian="italic" style:font-style-complex="italic"/>
    </style:style>
    <style:style style:name="T841" style:family="text">
      <style:text-properties fo:font-style="normal" officeooo:rsid="002b5315" style:font-style-asian="italic" style:font-style-complex="italic"/>
    </style:style>
    <style:style style:name="T842" style:family="text">
      <style:text-properties fo:font-style="normal" officeooo:rsid="00137c30" style:font-style-asian="italic" style:font-style-complex="italic"/>
    </style:style>
    <style:style style:name="T843" style:family="text">
      <style:text-properties fo:font-style="normal" officeooo:rsid="00742c0d" style:font-style-asian="italic" style:font-style-complex="italic"/>
    </style:style>
    <style:style style:name="T844" style:family="text">
      <style:text-properties fo:font-style="normal" officeooo:rsid="0077737f" style:font-style-asian="italic" style:font-style-complex="italic"/>
    </style:style>
    <style:style style:name="T845" style:family="text">
      <style:text-properties fo:font-style="normal" officeooo:rsid="00af15be" style:font-size-asian="14pt" style:font-style-asian="italic" style:font-weight-asian="normal" style:font-size-complex="14pt" style:font-style-complex="italic" style:font-weight-complex="normal"/>
    </style:style>
    <style:style style:name="T846" style:family="text">
      <style:text-properties fo:font-style="normal" style:text-underline-style="none" officeooo:rsid="0050e959" style:font-style-asian="italic" style:font-weight-asian="normal" style:font-style-complex="italic" style:font-weight-complex="normal"/>
    </style:style>
    <style:style style:name="T847" style:family="text">
      <style:text-properties fo:font-style="normal" style:text-underline-style="none" officeooo:rsid="006f7570" style:font-style-asian="italic" style:font-weight-asian="normal" style:font-style-complex="italic" style:font-weight-complex="normal"/>
    </style:style>
    <style:style style:name="T848" style:family="text">
      <style:text-properties fo:font-style="normal" style:text-underline-style="none" officeooo:rsid="003642d2" style:font-style-asian="italic" style:font-weight-asian="normal" style:font-style-complex="italic" style:font-weight-complex="normal"/>
    </style:style>
    <style:style style:name="T849" style:family="text">
      <style:text-properties fo:font-style="normal" style:text-underline-style="none" officeooo:rsid="0078e26a" style:font-style-asian="italic" style:font-weight-asian="normal" style:font-style-complex="italic" style:font-weight-complex="normal"/>
    </style:style>
    <style:style style:name="T850" style:family="text">
      <style:text-properties fo:font-style="normal" style:text-underline-style="none" style:font-style-asian="italic" style:font-style-complex="italic"/>
    </style:style>
    <style:style style:name="T851" style:family="text">
      <style:text-properties fo:font-style="normal" style:text-underline-style="none" officeooo:rsid="0050e959" style:font-style-asian="italic" style:font-style-complex="italic"/>
    </style:style>
    <style:style style:name="T852" style:family="text">
      <style:text-properties fo:font-style="normal" style:text-underline-style="none" officeooo:rsid="006e109e" style:font-style-asian="italic" style:font-style-complex="italic"/>
    </style:style>
    <style:style style:name="T853" style:family="text">
      <style:text-properties fo:font-style="normal" style:text-underline-style="none" officeooo:rsid="0078e26a" style:font-style-asian="italic" style:font-style-complex="italic"/>
    </style:style>
    <style:style style:name="T854" style:family="text">
      <style:text-properties fo:font-style="normal" style:text-underline-style="none" officeooo:rsid="005ccb33" style:font-style-asian="italic" style:font-style-complex="italic"/>
    </style:style>
    <style:style style:name="T855" style:family="text">
      <style:text-properties fo:font-style="normal" style:text-underline-style="none" officeooo:rsid="006e109e" style:font-style-asian="normal" style:font-weight-asian="normal" style:font-style-complex="normal" style:font-weight-complex="normal"/>
    </style:style>
    <style:style style:name="T856" style:family="text">
      <style:text-properties fo:font-style="normal" style:text-underline-style="none" officeooo:rsid="002370fd" style:font-style-asian="normal" style:font-style-complex="normal"/>
    </style:style>
    <style:style style:name="T857" style:family="text">
      <style:text-properties fo:font-style="normal" officeooo:rsid="007d9460"/>
    </style:style>
    <style:style style:name="T858" style:family="text">
      <style:text-properties officeooo:rsid="0044d38a"/>
    </style:style>
    <style:style style:name="T859" style:family="text">
      <style:text-properties officeooo:rsid="004a5744"/>
    </style:style>
    <style:style style:name="T860" style:family="text">
      <style:text-properties officeooo:rsid="004bb187"/>
    </style:style>
    <style:style style:name="T861" style:family="text">
      <style:text-properties fo:letter-spacing="normal" officeooo:rsid="004bb187"/>
    </style:style>
    <style:style style:name="T862" style:family="text">
      <style:text-properties officeooo:rsid="004da188"/>
    </style:style>
    <style:style style:name="T863" style:family="text">
      <style:text-properties officeooo:rsid="004f0c9e"/>
    </style:style>
    <style:style style:name="T864" style:family="text">
      <style:text-properties officeooo:rsid="0050a069"/>
    </style:style>
    <style:style style:name="T865" style:family="text">
      <style:text-properties officeooo:rsid="0050a51a"/>
    </style:style>
    <style:style style:name="T866" style:family="text">
      <style:text-properties officeooo:rsid="00514639"/>
    </style:style>
    <style:style style:name="T867" style:family="text">
      <style:text-properties officeooo:rsid="00516e8f"/>
    </style:style>
    <style:style style:name="T868" style:family="text">
      <style:text-properties officeooo:rsid="0051b3a5"/>
    </style:style>
    <style:style style:name="T869" style:family="text">
      <style:text-properties officeooo:rsid="00527e94"/>
    </style:style>
    <style:style style:name="T870" style:family="text">
      <style:text-properties officeooo:rsid="0053b623"/>
    </style:style>
    <style:style style:name="T871" style:family="text">
      <style:text-properties officeooo:rsid="0055c6fe"/>
    </style:style>
    <style:style style:name="T872" style:family="text">
      <style:text-properties officeooo:rsid="0059ab37"/>
    </style:style>
    <style:style style:name="T873" style:family="text">
      <style:text-properties officeooo:rsid="005a6f7a"/>
    </style:style>
    <style:style style:name="T874" style:family="text">
      <style:text-properties officeooo:rsid="005dc361"/>
    </style:style>
    <style:style style:name="T875" style:family="text">
      <style:text-properties officeooo:rsid="007bce2f"/>
    </style:style>
    <style:style style:name="T876" style:family="text">
      <style:text-properties officeooo:rsid="008198bb"/>
    </style:style>
    <style:style style:name="T877" style:family="text">
      <style:text-properties officeooo:rsid="0089cbf0"/>
    </style:style>
    <style:style style:name="T878" style:family="text">
      <style:text-properties officeooo:rsid="007ad2aa"/>
    </style:style>
    <style:style style:name="T879" style:family="text">
      <style:text-properties officeooo:rsid="00523132"/>
    </style:style>
    <style:style style:name="T880" style:family="text">
      <style:text-properties officeooo:rsid="00268e51"/>
    </style:style>
    <style:style style:name="T881" style:family="text">
      <style:text-properties officeooo:rsid="00500d34"/>
    </style:style>
    <style:style style:name="T882" style:family="text">
      <style:text-properties officeooo:rsid="0041c914"/>
    </style:style>
    <style:style style:name="T883" style:family="text">
      <style:text-properties officeooo:rsid="001d6a7d"/>
    </style:style>
    <style:style style:name="T884" style:family="text">
      <style:text-properties officeooo:rsid="00455067"/>
    </style:style>
    <style:style style:name="T885" style:family="text">
      <style:text-properties officeooo:rsid="005a96ac"/>
    </style:style>
    <style:style style:name="T886" style:family="text">
      <style:text-properties officeooo:rsid="003dc74d"/>
    </style:style>
    <style:style style:name="T887" style:family="text">
      <style:text-properties officeooo:rsid="003fa6f3"/>
    </style:style>
    <style:style style:name="T888" style:family="text">
      <style:text-properties fo:font-size="9pt" fo:font-weight="normal" officeooo:rsid="00b967ae" style:font-size-asian="9pt" style:font-weight-asian="normal" style:font-size-complex="9pt" style:font-weight-complex="normal"/>
    </style:style>
    <style:style style:name="T889" style:family="text">
      <style:text-properties fo:font-size="9pt" fo:font-weight="normal" officeooo:rsid="0030770a" style:font-size-asian="9pt" style:font-weight-asian="normal" style:font-size-complex="9pt" style:font-weight-complex="normal"/>
    </style:style>
    <style:style style:name="T890" style:family="text">
      <style:text-properties fo:font-size="9pt" fo:font-weight="normal" officeooo:rsid="00282c5f" style:font-size-asian="9pt" style:font-weight-asian="normal" style:font-size-complex="9pt" style:font-weight-complex="normal"/>
    </style:style>
    <style:style style:name="T891" style:family="text">
      <style:text-properties fo:font-size="9pt" fo:font-weight="normal" officeooo:rsid="003b9fbe" style:font-size-asian="9pt" style:font-weight-asian="normal" style:font-size-complex="9pt" style:font-weight-complex="normal"/>
    </style:style>
    <style:style style:name="T892" style:family="text">
      <style:text-properties fo:font-size="9pt" fo:font-weight="normal" officeooo:rsid="00455067" style:font-size-asian="9pt" style:font-weight-asian="normal" style:font-size-complex="9pt" style:font-weight-complex="normal"/>
    </style:style>
    <style:style style:name="T893" style:family="text">
      <style:text-properties fo:font-size="9pt" fo:font-weight="normal" officeooo:rsid="0050f06f" style:font-size-asian="9pt" style:font-weight-asian="normal" style:font-size-complex="9pt" style:font-weight-complex="normal"/>
    </style:style>
    <style:style style:name="T894" style:family="text">
      <style:text-properties fo:font-size="9pt" fo:font-weight="normal" officeooo:rsid="003ca6cc" style:font-size-asian="9pt" style:font-weight-asian="normal" style:font-size-complex="9pt" style:font-weight-complex="normal"/>
    </style:style>
    <style:style style:name="T895" style:family="text">
      <style:text-properties fo:font-size="9pt" fo:font-weight="normal" officeooo:rsid="002973c3" style:font-size-asian="9pt" style:font-weight-asian="normal" style:font-size-complex="9pt" style:font-weight-complex="normal"/>
    </style:style>
    <style:style style:name="T896" style:family="text">
      <style:text-properties fo:font-size="9pt" fo:font-weight="normal" officeooo:rsid="001ce639" style:font-size-asian="9pt" style:font-weight-asian="normal" style:font-size-complex="9pt" style:font-weight-complex="normal"/>
    </style:style>
    <style:style style:name="T897" style:family="text">
      <style:text-properties fo:font-size="9pt" fo:font-weight="normal" officeooo:rsid="00ba021d" style:font-size-asian="9pt" style:font-weight-asian="normal" style:font-size-complex="9pt" style:font-weight-complex="normal"/>
    </style:style>
    <style:style style:name="T898" style:family="text">
      <style:text-properties fo:font-size="9pt" fo:font-weight="normal" officeooo:rsid="003404cb" style:font-size-asian="9pt" style:font-weight-asian="normal" style:font-size-complex="9pt" style:font-weight-complex="normal"/>
    </style:style>
    <style:style style:name="T899" style:family="text">
      <style:text-properties fo:font-size="9pt" fo:font-style="italic" fo:font-weight="normal" officeooo:rsid="00b967ae" style:font-size-asian="9pt" style:font-style-asian="italic" style:font-weight-asian="normal" style:font-size-complex="9pt" style:font-style-complex="italic" style:font-weight-complex="normal"/>
    </style:style>
    <style:style style:name="T900" style:family="text">
      <style:text-properties fo:font-size="9pt" fo:font-style="italic" style:text-underline-style="solid" style:text-underline-width="auto" style:text-underline-color="font-color" fo:font-weight="normal" officeooo:rsid="000db789" style:font-size-asian="9pt" style:font-style-asian="italic" style:font-weight-asian="normal" style:font-size-complex="9pt" style:font-style-complex="italic" style:font-weight-complex="normal"/>
    </style:style>
    <style:style style:name="T901" style:family="text">
      <style:text-properties fo:font-size="9pt" fo:font-style="italic" style:text-underline-style="solid" style:text-underline-width="auto" style:text-underline-color="font-color" fo:font-weight="normal" officeooo:rsid="0056ced8" style:font-size-asian="9pt" style:font-style-asian="italic" style:font-weight-asian="normal" style:font-size-complex="9pt" style:font-style-complex="italic" style:font-weight-complex="normal"/>
    </style:style>
    <style:style style:name="T902" style:family="text">
      <style:text-properties fo:font-size="9pt" fo:font-style="italic" style:text-underline-style="solid" style:text-underline-width="auto" style:text-underline-color="font-color" fo:font-weight="normal" officeooo:rsid="001ce639" style:font-size-asian="9pt" style:font-style-asian="italic" style:font-weight-asian="normal" style:font-size-complex="9pt" style:font-style-complex="italic" style:font-weight-complex="normal"/>
    </style:style>
    <style:style style:name="T903" style:family="text">
      <style:text-properties fo:font-size="9pt" officeooo:rsid="00268d72" style:font-size-asian="7.84999990463257pt" style:font-size-complex="9pt"/>
    </style:style>
    <style:style style:name="T904" style:family="text">
      <style:text-properties fo:font-size="9pt" style:text-underline-style="solid" style:text-underline-width="auto" style:text-underline-color="font-color" officeooo:rsid="003b9fbe" style:font-size-asian="9pt" style:font-size-complex="9pt"/>
    </style:style>
    <style:style style:name="T905" style:family="text">
      <style:text-properties fo:font-size="9pt" style:text-underline-style="solid" style:text-underline-width="auto" style:text-underline-color="font-color" fo:font-weight="normal" officeooo:rsid="003b9fbe" style:font-size-asian="9pt" style:font-weight-asian="normal" style:font-size-complex="9pt" style:font-weight-complex="normal"/>
    </style:style>
    <style:style style:name="T906" style:family="text">
      <style:text-properties fo:font-size="9pt" style:text-underline-style="solid" style:text-underline-width="auto" style:text-underline-color="font-color" fo:font-weight="normal" officeooo:rsid="00ba021d" style:font-size-asian="9pt" style:font-weight-asian="normal" style:font-size-complex="9pt" style:font-weight-complex="normal"/>
    </style:style>
    <style:style style:name="T907" style:family="text">
      <style:text-properties fo:font-size="9pt" fo:font-style="normal" officeooo:rsid="00428da7" style:font-size-asian="9pt" style:font-size-complex="9pt"/>
    </style:style>
    <style:style style:name="T908" style:family="text">
      <style:text-properties fo:font-size="9pt" fo:font-style="normal" officeooo:rsid="00540a56" style:font-size-asian="9pt" style:font-size-complex="9pt"/>
    </style:style>
    <style:style style:name="T909" style:family="text">
      <style:text-properties fo:font-size="9pt" fo:font-style="normal" style:font-size-asian="9pt" style:font-style-asian="italic" style:font-size-complex="9pt" style:font-style-complex="italic"/>
    </style:style>
    <style:style style:name="T910" style:family="text">
      <style:text-properties fo:font-size="9pt" fo:font-style="normal" officeooo:rsid="0078e26a" style:font-size-asian="9pt" style:font-style-asian="italic" style:font-size-complex="9pt" style:font-style-complex="italic"/>
    </style:style>
    <style:style style:name="T911" style:family="text">
      <style:text-properties fo:font-size="9pt" fo:font-style="normal" style:text-underline-style="none" fo:font-weight="normal" officeooo:rsid="002504c6" style:font-size-asian="9pt" style:font-style-asian="normal" style:font-weight-asian="normal" style:font-size-complex="9pt" style:font-style-complex="normal" style:font-weight-complex="normal"/>
    </style:style>
    <style:style style:name="T912" style:family="text">
      <style:text-properties fo:font-size="9pt" fo:font-style="normal" style:text-underline-style="none" fo:font-weight="normal" officeooo:rsid="00286522" style:font-size-asian="9pt" style:font-style-asian="normal" style:font-weight-asian="normal" style:font-size-complex="9pt" style:font-style-complex="normal" style:font-weight-complex="normal"/>
    </style:style>
    <style:style style:name="T913" style:family="text">
      <style:text-properties fo:font-size="9pt" fo:font-style="normal" style:text-underline-style="none" fo:font-weight="normal" officeooo:rsid="000db789" style:font-size-asian="9pt" style:font-style-asian="normal" style:font-weight-asian="normal" style:font-size-complex="9pt" style:font-style-complex="normal" style:font-weight-complex="normal"/>
    </style:style>
    <style:style style:name="T914" style:family="text">
      <style:text-properties fo:font-size="9pt" fo:font-style="normal" style:text-underline-style="none" fo:font-weight="normal" officeooo:rsid="001ce639" style:font-size-asian="9pt" style:font-style-asian="normal" style:font-weight-asian="normal" style:font-size-complex="9pt" style:font-style-complex="normal" style:font-weight-complex="normal"/>
    </style:style>
    <style:style style:name="T915" style:family="text">
      <style:text-properties fo:font-size="9pt" fo:font-style="normal" style:text-underline-style="none" fo:font-weight="normal" officeooo:rsid="004f9c87" style:font-size-asian="9pt" style:font-style-asian="normal" style:font-weight-asian="normal" style:font-size-complex="9pt" style:font-style-complex="normal" style:font-weight-complex="normal"/>
    </style:style>
    <style:style style:name="T916" style:family="text">
      <style:text-properties fo:font-size="9pt" fo:font-style="normal" style:text-underline-style="none" fo:font-weight="normal" officeooo:rsid="00557abf" style:font-size-asian="9pt" style:font-style-asian="normal" style:font-weight-asian="normal" style:font-size-complex="9pt" style:font-style-complex="normal" style:font-weight-complex="normal"/>
    </style:style>
    <style:style style:name="T917" style:family="text">
      <style:text-properties fo:font-size="9pt" fo:font-style="normal" style:text-underline-style="none" fo:font-weight="normal" officeooo:rsid="0055fdf8" style:font-size-asian="9pt" style:font-style-asian="normal" style:font-weight-asian="normal" style:font-size-complex="9pt" style:font-style-complex="normal" style:font-weight-complex="normal"/>
    </style:style>
    <style:style style:name="T918" style:family="text">
      <style:text-properties fo:font-size="9pt" fo:font-style="normal" style:text-underline-style="none" fo:font-weight="normal" officeooo:rsid="002370fd" style:font-size-asian="9pt" style:font-style-asian="normal" style:font-weight-asian="normal" style:font-size-complex="9pt" style:font-style-complex="normal" style:font-weight-complex="normal"/>
    </style:style>
    <style:style style:name="T919" style:family="text">
      <style:text-properties fo:font-size="9pt" fo:font-style="normal" style:text-underline-style="none" fo:font-weight="normal" officeooo:rsid="0056ced8" style:font-size-asian="9pt" style:font-style-asian="normal" style:font-weight-asian="normal" style:font-size-complex="9pt" style:font-style-complex="normal" style:font-weight-complex="normal"/>
    </style:style>
    <style:style style:name="T920" style:family="text">
      <style:text-properties fo:font-size="9pt" officeooo:rsid="00499880" style:font-size-asian="9pt" style:font-style-asian="normal" style:font-weight-asian="normal" style:font-size-complex="9pt" style:font-style-complex="normal" style:font-weight-complex="normal"/>
    </style:style>
    <style:style style:name="T921" style:family="text">
      <style:text-properties fo:font-size="9pt" officeooo:rsid="005a6ace" style:font-size-asian="9pt" style:font-style-asian="normal" style:font-weight-asian="normal" style:font-size-complex="9pt" style:font-style-complex="normal" style:font-weight-complex="normal"/>
    </style:style>
    <style:style style:name="T922" style:family="text">
      <style:text-properties fo:font-size="9pt" officeooo:rsid="004bbfb9" style:font-size-asian="9pt" style:font-style-asian="normal" style:font-weight-asian="normal" style:font-size-complex="9pt" style:font-style-complex="normal" style:font-weight-complex="normal"/>
    </style:style>
    <style:style style:name="T923" style:family="text">
      <style:text-properties fo:font-size="9pt" style:text-underline-style="none" fo:font-weight="normal" officeooo:rsid="00277eaa" style:font-size-asian="9pt" style:font-weight-asian="normal" style:font-size-complex="9pt" style:font-weight-complex="normal"/>
    </style:style>
    <style:style style:name="T924" style:family="text">
      <style:text-properties fo:font-size="9pt" style:text-underline-style="none" fo:font-weight="normal" officeooo:rsid="002973c3" style:font-size-asian="9pt" style:font-weight-asian="normal" style:font-size-complex="9pt" style:font-weight-complex="normal"/>
    </style:style>
    <style:style style:name="T925" style:family="text">
      <style:text-properties fo:font-size="9pt" style:text-underline-style="none" fo:font-weight="normal" officeooo:rsid="006246cf" style:font-size-asian="9pt" style:font-weight-asian="normal" style:font-size-complex="9pt" style:font-weight-complex="normal"/>
    </style:style>
    <style:style style:name="T926" style:family="text">
      <style:text-properties officeooo:rsid="0028da26"/>
    </style:style>
    <style:style style:name="T927" style:family="text">
      <style:text-properties officeooo:rsid="0012193d"/>
    </style:style>
    <style:style style:name="T928" style:family="text">
      <style:text-properties officeooo:rsid="000af9a1"/>
    </style:style>
    <style:style style:name="T929" style:family="text">
      <style:text-properties officeooo:rsid="001ca995"/>
    </style:style>
    <style:style style:name="T930" style:family="text">
      <style:text-properties fo:font-size="10pt" fo:font-weight="normal" style:font-size-asian="10pt" style:font-weight-asian="normal" style:font-size-complex="10pt" style:font-weight-complex="normal"/>
    </style:style>
    <style:style style:name="T931" style:family="text">
      <style:text-properties fo:font-size="10pt" fo:font-weight="normal" officeooo:rsid="00bbf372" style:font-size-asian="10pt" style:font-weight-asian="normal" style:font-size-complex="10pt" style:font-weight-complex="normal"/>
    </style:style>
    <style:style style:name="T932" style:family="text">
      <style:text-properties fo:font-size="10pt" fo:font-weight="normal" officeooo:rsid="00428da7" style:font-size-asian="10pt" style:font-weight-asian="normal" style:font-size-complex="10pt" style:font-weight-complex="normal"/>
    </style:style>
    <style:style style:name="T933" style:family="text">
      <style:text-properties fo:font-size="10pt" fo:font-weight="normal" officeooo:rsid="0040a822" style:font-size-asian="10pt" style:font-weight-asian="normal" style:font-size-complex="10pt" style:font-weight-complex="normal"/>
    </style:style>
    <style:style style:name="T934" style:family="text">
      <style:text-properties fo:font-size="10pt" fo:font-weight="normal" officeooo:rsid="00286522" style:font-size-asian="10pt" style:font-weight-asian="normal" style:font-size-complex="10pt" style:font-weight-complex="normal"/>
    </style:style>
    <style:style style:name="T935" style:family="text">
      <style:text-properties fo:font-size="10pt" fo:font-weight="normal" officeooo:rsid="0030770a" style:font-size-asian="10pt" style:font-weight-asian="normal" style:font-size-complex="10pt" style:font-weight-complex="normal"/>
    </style:style>
    <style:style style:name="T936" style:family="text">
      <style:text-properties fo:font-size="10pt" fo:font-weight="normal" officeooo:rsid="0055fdf8" style:font-size-asian="10pt" style:font-weight-asian="normal" style:font-size-complex="10pt" style:font-weight-complex="normal"/>
    </style:style>
    <style:style style:name="T937" style:family="text">
      <style:text-properties fo:font-size="10pt" fo:font-weight="normal" officeooo:rsid="00b967ae" style:font-size-asian="10pt" style:font-weight-asian="normal" style:font-size-complex="10pt" style:font-weight-complex="normal"/>
    </style:style>
    <style:style style:name="T938" style:family="text">
      <style:text-properties fo:font-size="10pt" fo:font-weight="normal" officeooo:rsid="00586bac" style:font-size-asian="10pt" style:font-weight-asian="normal" style:font-size-complex="10pt" style:font-weight-complex="normal"/>
    </style:style>
    <style:style style:name="T939" style:family="text">
      <style:text-properties fo:font-size="10pt" fo:font-weight="normal" officeooo:rsid="00e0cc49" style:font-size-asian="10pt" style:font-weight-asian="normal" style:font-size-complex="10pt" style:font-weight-complex="normal"/>
    </style:style>
    <style:style style:name="T940" style:family="text">
      <style:text-properties fo:font-size="10pt" fo:font-weight="normal" officeooo:rsid="003404cb" style:font-size-asian="10pt" style:font-weight-asian="normal" style:font-size-complex="10pt" style:font-weight-complex="normal"/>
    </style:style>
    <style:style style:name="T941" style:family="text">
      <style:text-properties fo:font-size="10pt" fo:font-weight="normal" officeooo:rsid="00b98a68" style:font-size-asian="10pt" style:font-weight-asian="normal" style:font-size-complex="10pt" style:font-weight-complex="normal"/>
    </style:style>
    <style:style style:name="T942"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943"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944" style:family="text">
      <style:text-properties fo:font-size="10pt" style:font-size-asian="10pt" style:font-size-complex="10pt"/>
    </style:style>
    <style:style style:name="T945" style:family="text">
      <style:text-properties fo:font-size="10pt" style:text-underline-style="none" fo:font-weight="normal" officeooo:rsid="00b967ae" style:font-size-asian="10pt" style:font-weight-asian="normal" style:font-size-complex="10pt" style:font-weight-complex="normal"/>
    </style:style>
    <style:style style:name="T946" style:family="text">
      <style:text-properties fo:font-size="10pt" style:text-underline-style="none" fo:font-weight="normal" officeooo:rsid="00557abf" style:font-size-asian="10pt" style:font-weight-asian="normal" style:font-size-complex="10pt" style:font-weight-complex="normal"/>
    </style:style>
    <style:style style:name="T947"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948"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949"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950"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951" style:family="text">
      <style:text-properties fo:font-size="10pt" style:text-underline-style="solid" style:text-underline-width="auto" style:text-underline-color="font-color" fo:font-weight="normal" officeooo:rsid="00586bac" style:font-size-asian="10pt" style:font-weight-asian="normal" style:font-size-complex="10pt" style:font-weight-complex="normal"/>
    </style:style>
    <style:style style:name="T952"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953" style:family="text">
      <style:text-properties officeooo:rsid="00539308"/>
    </style:style>
    <style:style style:name="T954" style:family="text">
      <style:text-properties officeooo:rsid="0055dea6"/>
    </style:style>
    <style:style style:name="T955" style:family="text">
      <style:text-properties officeooo:rsid="0057d656"/>
    </style:style>
    <style:style style:name="T956" style:family="text">
      <style:text-properties officeooo:rsid="0013351a"/>
    </style:style>
    <style:style style:name="T957" style:family="text">
      <style:text-properties officeooo:rsid="00597a9d"/>
    </style:style>
    <style:style style:name="T958" style:family="text">
      <style:text-properties officeooo:rsid="001c26f3"/>
    </style:style>
    <style:style style:name="T959" style:family="text">
      <style:text-properties officeooo:rsid="00589947"/>
    </style:style>
    <style:style style:name="T960" style:family="text">
      <style:text-properties officeooo:rsid="004415c2"/>
    </style:style>
    <style:style style:name="T961" style:family="text">
      <style:text-properties style:font-style-asian="italic" style:font-weight-asian="bold" style:font-style-complex="italic" style:font-weight-complex="bold"/>
    </style:style>
    <style:style style:name="T962" style:family="text">
      <style:text-properties officeooo:rsid="0048bbbc" style:font-style-asian="italic" style:font-weight-asian="bold" style:font-style-complex="italic" style:font-weight-complex="bold"/>
    </style:style>
    <style:style style:name="T963" style:family="text">
      <style:text-properties officeooo:rsid="004415c2" style:font-style-asian="italic" style:font-weight-asian="bold" style:font-style-complex="italic" style:font-weight-complex="bold"/>
    </style:style>
    <style:style style:name="T964" style:family="text">
      <style:text-properties officeooo:rsid="00217b5f" style:font-style-asian="italic" style:font-weight-asian="bold" style:font-style-complex="italic" style:font-weight-complex="bold"/>
    </style:style>
    <style:style style:name="T965" style:family="text">
      <style:text-properties style:font-style-asian="italic" style:font-style-complex="italic"/>
    </style:style>
    <style:style style:name="T966" style:family="text">
      <style:text-properties officeooo:rsid="0078e26a" style:font-style-asian="italic" style:font-style-complex="italic"/>
    </style:style>
    <style:style style:name="T967" style:family="text">
      <style:text-properties officeooo:rsid="004b60c7"/>
    </style:style>
    <style:style style:name="T968" style:family="text">
      <style:text-properties officeooo:rsid="0049cb46"/>
    </style:style>
    <style:style style:name="T969" style:family="text">
      <style:text-properties officeooo:rsid="00612769"/>
    </style:style>
    <style:style style:name="T970" style:family="text">
      <style:text-properties officeooo:rsid="005de89b"/>
    </style:style>
    <style:style style:name="T971" style:family="text">
      <style:text-properties officeooo:rsid="0047cede"/>
    </style:style>
    <style:style style:name="T972" style:family="text">
      <style:text-properties officeooo:rsid="001e07d5"/>
    </style:style>
    <style:style style:name="T973" style:family="text">
      <style:text-properties officeooo:rsid="005df246"/>
    </style:style>
    <style:style style:name="T974" style:family="text">
      <style:text-properties officeooo:rsid="004b6800"/>
    </style:style>
    <style:style style:name="T975" style:family="text">
      <style:text-properties style:text-underline-style="none"/>
    </style:style>
    <style:style style:name="T976" style:family="text">
      <style:text-properties style:text-underline-style="none" officeooo:rsid="004b6800"/>
    </style:style>
    <style:style style:name="T977" style:family="text">
      <style:text-properties style:text-underline-style="none" officeooo:rsid="00ba021d"/>
    </style:style>
    <style:style style:name="T978" style:family="text">
      <style:text-properties style:text-underline-style="none" officeooo:rsid="005df246"/>
    </style:style>
    <style:style style:name="T979" style:family="text">
      <style:text-properties style:text-underline-style="none" officeooo:rsid="00612769"/>
    </style:style>
    <style:style style:name="T980" style:family="text">
      <style:text-properties style:text-underline-style="none" officeooo:rsid="002504c6" style:font-name-complex="Verdana1"/>
    </style:style>
    <style:style style:name="T981" style:family="text">
      <style:text-properties style:text-underline-style="none" officeooo:rsid="005df246" style:font-name-complex="Verdana1"/>
    </style:style>
    <style:style style:name="T982" style:family="text">
      <style:text-properties style:text-underline-style="none" officeooo:rsid="002504c6"/>
    </style:style>
    <style:style style:name="T983" style:family="text">
      <style:text-properties style:text-underline-style="none" officeooo:rsid="006f7570"/>
    </style:style>
    <style:style style:name="T984" style:family="text">
      <style:text-properties style:text-underline-style="none" officeooo:rsid="00527eb3"/>
    </style:style>
    <style:style style:name="T985" style:family="text">
      <style:text-properties style:text-underline-style="none" officeooo:rsid="0071eaab"/>
    </style:style>
    <style:style style:name="T986" style:family="text">
      <style:text-properties style:text-underline-style="none" officeooo:rsid="0073edeb"/>
    </style:style>
    <style:style style:name="T987" style:family="text">
      <style:text-properties style:text-underline-style="none" fo:font-weight="normal" officeooo:rsid="00dd19b0" style:font-weight-asian="normal" style:font-weight-complex="normal"/>
    </style:style>
    <style:style style:name="T988" style:family="text">
      <style:text-properties officeooo:rsid="00625f92"/>
    </style:style>
    <style:style style:name="T989" style:family="text">
      <style:text-properties officeooo:rsid="006246cf"/>
    </style:style>
    <style:style style:name="T990" style:family="text">
      <style:text-properties officeooo:rsid="01038d06"/>
    </style:style>
    <style:style style:name="T991" style:family="text">
      <style:text-properties officeooo:rsid="0064019c"/>
    </style:style>
    <style:style style:name="T992" style:family="text">
      <style:text-properties officeooo:rsid="002cfe35"/>
    </style:style>
    <style:style style:name="T993" style:family="text">
      <style:text-properties officeooo:rsid="0068932c"/>
    </style:style>
    <style:style style:name="T994"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1" style:font-style-complex="normal" style:font-weight-complex="bold"/>
    </style:style>
    <style:style style:name="T995" style:family="text">
      <style:text-properties fo:color="#333333" fo:font-style="normal" officeooo:rsid="0073edeb" style:font-size-asian="10pt" style:font-style-asian="italic" style:font-weight-asian="bold" style:font-size-complex="10pt" style:font-style-complex="italic" style:font-weight-complex="bold"/>
    </style:style>
    <style:style style:name="T996" style:family="text">
      <style:text-properties fo:color="#333333" fo:font-style="normal" officeooo:rsid="0055fdf8" style:font-size-asian="10pt" style:font-style-asian="italic" style:font-weight-asian="bold" style:font-size-complex="10pt" style:font-style-complex="italic" style:font-weight-complex="bold"/>
    </style:style>
    <style:style style:name="T997" style:family="text">
      <style:text-properties fo:color="#333333" fo:font-style="normal" officeooo:rsid="00217b5f" style:font-size-asian="10pt" style:font-style-asian="italic" style:font-weight-asian="bold" style:font-size-complex="10pt" style:font-style-complex="italic" style:font-weight-complex="bold"/>
    </style:style>
    <style:style style:name="T998" style:family="text">
      <style:text-properties fo:color="#333333" fo:font-style="normal" officeooo:rsid="00742c0d" style:font-size-asian="10pt" style:font-style-asian="italic" style:font-weight-asian="bold" style:font-size-complex="10pt" style:font-style-complex="italic" style:font-weight-complex="bold"/>
    </style:style>
    <style:style style:name="T999" style:family="text">
      <style:text-properties fo:color="#333333" fo:font-style="normal" officeooo:rsid="0073edeb" style:font-size-asian="14pt" style:font-style-asian="italic" style:font-size-complex="14pt" style:font-style-complex="italic"/>
    </style:style>
    <style:style style:name="T1000" style:family="text">
      <style:text-properties fo:color="#333333" fo:font-style="normal" officeooo:rsid="00af15be" style:font-size-asian="14pt" style:font-style-asian="italic" style:font-size-complex="14pt" style:font-style-complex="italic"/>
    </style:style>
    <style:style style:name="T1001" style:family="text">
      <style:text-properties fo:color="#333333" fo:font-style="normal" officeooo:rsid="00435526" style:font-size-asian="14pt" style:font-style-asian="italic" style:font-size-complex="14pt" style:font-style-complex="italic"/>
    </style:style>
    <style:style style:name="T1002" style:family="text">
      <style:text-properties fo:color="#333333" fo:font-style="normal" officeooo:rsid="00742c0d" style:font-size-asian="14pt" style:font-style-asian="italic" style:font-size-complex="14pt" style:font-style-complex="italic"/>
    </style:style>
    <style:style style:name="T1003" style:family="text">
      <style:text-properties fo:color="#333333" fo:font-weight="normal" officeooo:rsid="0073edeb" style:font-size-asian="10pt" style:font-style-asian="italic" style:font-weight-asian="bold" style:font-size-complex="10pt" style:font-style-complex="italic" style:font-weight-complex="bold"/>
    </style:style>
    <style:style style:name="T1004" style:family="text">
      <style:text-properties fo:color="#333333" fo:font-weight="normal" officeooo:rsid="001ee78e" style:font-size-asian="10pt" style:font-style-asian="italic" style:font-weight-asian="bold" style:font-size-complex="10pt" style:font-style-complex="italic" style:font-weight-complex="bold"/>
    </style:style>
    <style:style style:name="T1005" style:family="text">
      <style:text-properties officeooo:rsid="00333a40"/>
    </style:style>
    <style:style style:name="T1006" style:family="text">
      <style:text-properties officeooo:rsid="0069029e"/>
    </style:style>
    <style:style style:name="T1007" style:family="text">
      <style:text-properties officeooo:rsid="0050e959"/>
    </style:style>
    <style:style style:name="T1008" style:family="text">
      <style:text-properties officeooo:rsid="00712b09"/>
    </style:style>
    <style:style style:name="T1009" style:family="text">
      <style:text-properties officeooo:rsid="0071eaab"/>
    </style:style>
    <style:style style:name="T1010" style:family="text">
      <style:text-properties officeooo:rsid="00735fb1" style:font-weight-asian="normal" style:font-weight-complex="normal"/>
    </style:style>
    <style:style style:name="T1011" style:family="text">
      <style:text-properties officeooo:rsid="00ba021d" style:font-weight-asian="normal" style:font-weight-complex="normal"/>
    </style:style>
    <style:style style:name="T1012" style:family="text">
      <style:text-properties officeooo:rsid="003642d2" style:font-weight-asian="normal" style:font-weight-complex="normal"/>
    </style:style>
    <style:style style:name="T1013" style:family="text">
      <style:text-properties officeooo:rsid="0078ddd6" style:font-weight-asian="normal" style:font-weight-complex="normal"/>
    </style:style>
    <style:style style:name="T1014" style:family="text">
      <style:text-properties style:font-style-asian="normal" style:font-weight-asian="normal" style:font-style-complex="normal" style:font-weight-complex="normal"/>
    </style:style>
    <style:style style:name="T1015" style:family="text">
      <style:text-properties officeooo:rsid="00735fb1" style:font-style-asian="normal" style:font-weight-asian="normal" style:font-style-complex="normal" style:font-weight-complex="normal"/>
    </style:style>
    <style:style style:name="T1016" style:family="text">
      <style:text-properties officeooo:rsid="001a2280" style:font-style-asian="normal" style:font-weight-asian="normal" style:font-style-complex="normal" style:font-weight-complex="normal"/>
    </style:style>
    <style:style style:name="T1017" style:family="text">
      <style:text-properties style:font-style-asian="normal" style:font-style-complex="normal"/>
    </style:style>
    <style:style style:name="T1018" style:family="text">
      <style:text-properties officeooo:rsid="0078e26a" style:font-style-asian="normal" style:font-style-complex="normal"/>
    </style:style>
    <style:style style:name="T1019" style:family="text">
      <style:text-properties style:font-name="Times New Roman2" fo:font-size="9pt" fo:font-style="normal" officeooo:rsid="0114b06d" style:font-size-asian="9pt" style:font-style-asian="normal" style:font-size-complex="9pt" style:font-style-complex="normal"/>
    </style:style>
    <style:style style:name="T1020" style:family="text">
      <style:text-properties style:font-name="Times New Roman2" fo:font-size="9pt" fo:font-style="normal" officeooo:rsid="00760f93" style:font-size-asian="9pt" style:font-style-asian="normal" style:font-size-complex="9pt" style:font-style-complex="normal"/>
    </style:style>
    <style:style style:name="T1021" style:family="text">
      <style:text-properties officeooo:rsid="0073edeb"/>
    </style:style>
    <style:style style:name="T1022" style:family="text">
      <style:text-properties officeooo:rsid="0077737f"/>
    </style:style>
    <style:style style:name="T1023" style:family="text">
      <style:text-properties officeooo:rsid="00586bac"/>
    </style:style>
    <style:style style:name="T1024" style:family="text">
      <style:text-properties officeooo:rsid="0078ddd6"/>
    </style:style>
    <style:style style:name="T1025" style:family="text">
      <style:text-properties officeooo:rsid="001f9325"/>
    </style:style>
    <style:style style:name="T1026" style:family="text">
      <style:text-properties officeooo:rsid="003642d2"/>
    </style:style>
    <style:style style:name="T1027" style:family="text">
      <style:text-properties officeooo:rsid="0078e26a"/>
    </style:style>
    <style:style style:name="T1028" style:family="text">
      <style:text-properties officeooo:rsid="005ccb33"/>
    </style:style>
    <style:style style:name="T1029" style:family="text">
      <style:text-properties officeooo:rsid="0094a30d"/>
    </style:style>
    <style:style style:name="T1030" style:family="text">
      <style:text-properties style:font-name="serif"/>
    </style:style>
    <style:style style:name="T1031" style:family="text">
      <style:text-properties style:font-name="serif" fo:font-size="15.75pt"/>
    </style:style>
    <style:style style:name="T1032" style:family="text">
      <style:text-properties style:font-name="serif" fo:font-size="15pt"/>
    </style:style>
    <style:style style:name="T1033" style:family="text">
      <style:text-properties style:font-name="serif" fo:font-size="30pt"/>
    </style:style>
    <style:style style:name="T1034" style:family="text">
      <style:text-properties style:font-name="serif" fo:font-size="23.25pt"/>
    </style:style>
    <style:style style:name="T1035" style:family="text">
      <style:text-properties style:font-name="serif" fo:font-size="18pt"/>
    </style:style>
    <style:style style:name="T1036" style:family="text">
      <style:text-properties style:font-name="serif" fo:font-size="18.75pt"/>
    </style:style>
    <style:style style:name="T1037" style:family="text">
      <style:text-properties style:font-name="sans-serif" fo:font-size="14.25pt"/>
    </style:style>
    <style:style style:name="T1038" style:family="text">
      <style:text-properties style:font-name="sans-serif" fo:font-size="13.5pt"/>
    </style:style>
    <style:style style:name="T1039" style:family="text">
      <style:text-properties officeooo:rsid="00bad9e4" style:font-size-asian="12pt" style:font-size-complex="12pt"/>
    </style:style>
    <style:style style:name="T1040" style:family="text">
      <style:text-properties officeooo:rsid="00bbc477" style:font-size-asian="12pt" style:font-size-complex="12pt"/>
    </style:style>
    <style:style style:name="T1041" style:family="text">
      <style:text-properties style:font-name="Times New Roman" fo:font-size="14pt" fo:font-weight="bold" officeooo:rsid="00feab39" style:font-size-asian="14pt" style:font-weight-asian="bold" style:font-size-complex="14pt" style:font-weight-complex="bold"/>
    </style:style>
    <style:style style:name="T1042" style:family="text">
      <style:text-properties fo:color="#252525" officeooo:rsid="01163226"/>
    </style:style>
    <style:style style:name="T1043" style:family="text">
      <style:text-properties fo:color="#252525" fo:language="en" fo:country="none" officeooo:rsid="01163226"/>
    </style:style>
    <style:style style:name="T1044" style:family="text">
      <style:text-properties fo:color="#252525" fo:language="en" fo:country="none" officeooo:rsid="0018867e"/>
    </style:style>
    <style:style style:name="T1045" style:family="text">
      <style:text-properties fo:color="#252525" fo:language="en" fo:country="none" fo:font-weight="normal" officeooo:rsid="0018867e" style:font-weight-asian="normal" style:font-weight-complex="normal"/>
    </style:style>
    <style:style style:name="T1046" style:family="text">
      <style:text-properties officeooo:rsid="00d7cec4"/>
    </style:style>
    <style:style style:name="T1047" style:family="text">
      <style:text-properties officeooo:rsid="00d88fb7"/>
    </style:style>
    <style:style style:name="T1048" style:family="text">
      <style:text-properties officeooo:rsid="00dab449"/>
    </style:style>
    <style:style style:name="T1049" style:family="text">
      <style:text-properties officeooo:rsid="00dbd349"/>
    </style:style>
    <style:style style:name="T1050" style:family="text">
      <style:text-properties officeooo:rsid="00dd48df"/>
    </style:style>
    <style:style style:name="T1051" style:family="text">
      <style:text-properties officeooo:rsid="00e74ee8"/>
    </style:style>
    <style:style style:name="T1052" style:family="text">
      <style:text-properties officeooo:rsid="00eaa34b"/>
    </style:style>
    <style:style style:name="T1053" style:family="text">
      <style:text-properties officeooo:rsid="00f4d98f"/>
    </style:style>
    <style:style style:name="T1054" style:family="text">
      <style:text-properties officeooo:rsid="010259c4"/>
    </style:style>
    <style:style style:name="T1055" style:family="text">
      <style:text-properties officeooo:rsid="01163226"/>
    </style:style>
    <style:style style:name="T1056" style:family="text">
      <style:text-properties fo:language="en" fo:country="none" officeooo:rsid="0018867e"/>
    </style:style>
    <style:style style:name="T1057" style:family="text">
      <style:text-properties fo:language="en" fo:country="none" officeooo:rsid="01163226"/>
    </style:style>
    <style:style style:name="T1058" style:family="text">
      <style:text-properties officeooo:rsid="011aaab6"/>
    </style:style>
    <style:style style:name="T1059" style:family="text">
      <style:text-properties officeooo:rsid="011b3075"/>
    </style:style>
    <style:style style:name="T1060" style:family="text">
      <style:text-properties officeooo:rsid="011ced4a"/>
    </style:style>
    <style:style style:name="T1061" style:family="text">
      <style:text-properties officeooo:rsid="011d2e51"/>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2402in" fo:text-indent="-0.25in" fo:margin-left="0.2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2402in" fo:text-indent="-0.25in" fo:margin-left="0.2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text:tab/><text:tab/>The Problem with Ma<text:span text:style-name="T874">t</text:span>hematics Teaching</text:p>
      <text:p text:style-name="P57"/>
      <text:p text:style-name="P58"><text:span text:style-name="T877">The Typical Mathematics Classroom</text:span><text:tab/></text:p>
      <text:p text:style-name="P62"><text:tab/>The still-dominant approach for teaching math from first grade through high-school algebra and beyond begins with the assumption that kids/<text:span text:style-name="T858">students</text:span> primarily need to learn “math facts.” <text:span text:style-name="T99">Typical</text:span><text:span text:style-name="T104">ly,</text:span><text:span text:style-name="T99"> math instruction involves students</text:span><text:span text:style-name="T104">'</text:span><text:span text:style-name="T99"> memoriz</text:span><text:span text:style-name="T104">ing an overwhelming number of </text:span><text:span text:style-name="T99">disconnected facts, routines, and procedures that </text:span><text:span text:style-name="T104">are </text:span><text:span text:style-name="T99">soon forgotten as new material is covered. </text:span><text:span text:style-name="T119">Rote memorization, or learning by repetition</text:span><text:span text:style-name="T113">, </text:span><text:span text:style-name="T119"><text:s/></text:span><text:span text:style-name="T124">has value </text:span><text:span text:style-name="T119">for some things, such as learning the alphabet, </text:span><text:span text:style-name="T124">names of countries and capitals, or perfecting </text:span><text:span text:style-name="T127">and sometimes automating </text:span><text:span text:style-name="T136">important </text:span><text:span text:style-name="T124">skills; h</text:span><text:span text:style-name="T122">owever, </text:span><text:span text:style-name="T119">when it comes to mastering complex subjects and applying mathematics </text:span><text:span text:style-name="T127">flexibly to constantly changing </text:span><text:span text:style-name="T119">real life situations, rote learning </text:span><text:span text:style-name="T136">most often </text:span><text:span text:style-name="T122">result</text:span><text:span text:style-name="T127">s</text:span><text:span text:style-name="T122"> in </text:span><text:span text:style-name="T119">superficial understanding</text:span><text:span text:style-name="T122">s. </text:span></text:p>
      <text:p text:style-name="P65"><text:span text:style-name="T122"><text:tab/>Unfortunately</text:span><text:span text:style-name="T125">, classroom assessment </text:span><text:span text:style-name="T126">and testing </text:span><text:span text:style-name="T125">too often </text:span><text:span text:style-name="T136">reflect and </text:span><text:span text:style-name="T125">reward rote learning and give students a false sense of competence </text:span><text:span text:style-name="T126">by </text:span><text:span text:style-name="T119">making it appear </text:span><text:span text:style-name="T136">they</text:span><text:span text:style-name="T119"> comprehend the material when they, </text:span><text:span text:style-name="T125">in fact,</text:span><text:span text:style-name="T119"> do not. </text:span><text:span text:style-name="T136">Students </text:span><text:span text:style-name="T137">often </text:span><text:span text:style-name="T136">earn high marks on classroom tests </text:span><text:span text:style-name="T137">and </text:span><text:span text:style-name="T139">thus </text:span><text:span text:style-name="T136">have reasonable grounds to believe that they “know” the math that they have been taught and are often surprised when they fail miserably on standardized tests, college placement exams, and other venues where they are expected to apply the math that they believe they have learned by virtue of good grades. </text:span></text:p>
      <text:p text:style-name="P65"><text:span text:style-name="T136"><text:tab/>However, the evidence is quite clear, that math concepts that are “learned” through </text:span><text:span text:style-name="T122">rote memorization</text:span><text:span text:style-name="T136"> </text:span><text:span text:style-name="T122">are</text:span><text:span text:style-name="T119"> not meaningful or deeply understood </text:span><text:span text:style-name="T136">by students and </text:span><text:span text:style-name="T119">are mo</text:span><text:span text:style-name="T136">st</text:span><text:span text:style-name="T119"> likely </text:span><text:span text:style-name="T122">forgotten</text:span><text:span text:style-name="T119"> </text:span><text:span text:style-name="T122">a</text:span><text:span text:style-name="T119">fter the test. </text:span><text:span text:style-name="T139">W</text:span><text:span text:style-name="T137">hen facing </text:span><text:span text:style-name="T138">a situation where prior </text:span><text:span text:style-name="T137">math </text:span><text:span text:style-name="T138">learning is to be applied </text:span><text:span text:style-name="T140">later</text:span><text:span text:style-name="T138">, within the same course, or </text:span><text:span text:style-name="T139">perhaps at </text:span><text:span text:style-name="T138">the next grade level, students can't recall what they've learned, </text:span><text:span text:style-name="T139">are ill-equipped for developing a stronger foundation in mathematics </text:span><text:span text:style-name="T140">by building on subsequent experience</text:span><text:span text:style-name="T139">, and are unable to s</text:span><text:span text:style-name="T138">olv</text:span><text:span text:style-name="T139">e even the most basic p</text:span><text:span text:style-name="T138">roblems </text:span><text:span text:style-name="T139">using the math that was covered earlier in their classrooms.</text:span><text:span text:style-name="T138"> Sadly, a</text:span><text:span text:style-name="T119">s a result of the </text:span><text:span text:style-name="T128">traditional </text:span><text:span text:style-name="T119">approach to math instruction, students often can’t take the methods they’ve been taught and </text:span><text:span text:style-name="T136">effectively use</text:span><text:span text:style-name="T119"> them to </text:span><text:span text:style-name="T137">solve math </text:span><text:span text:style-name="T119">problems </text:span><text:span text:style-name="T129">that they would encounter in a profession or occupation, in their personal lives, or even on </text:span><text:span text:style-name="T128">a </text:span><text:span text:style-name="T129">standardized test</text:span><text:span text:style-name="T119">. </text:span></text:p>
      <text:p text:style-name="P99"><text:span text:style-name="T141"><text:tab/>Too often classroom instruction involves “</text:span><text:span text:style-name="T140">show-and-tell” where</text:span><text:span text:style-name="T131"> students </text:span><text:span text:style-name="T141">watch teachers </text:span><text:span text:style-name="T131">solve a problem </text:span><text:span text:style-name="T141">and then </text:span><text:span text:style-name="T131">emulat</text:span><text:span text:style-name="T141">e</text:span><text:span text:style-name="T131"> what the teacher has done </text:span><text:span text:style-name="T140">on a problem nearly identical to that of the teachers but only with different numbers.</text:span><text:span text:style-name="T131"> </text:span><text:span text:style-name="T141">Typically, after observing the teacher solve a problem, </text:span><text:span text:style-name="T131">students complete a set of practice problems that are really no different from those worked by the teacher in class. </text:span><text:span text:style-name="T142">The method is appropriate for learning </text:span><text:span text:style-name="T153">isolated </text:span><text:span text:style-name="T142">skills but not concepts. </text:span></text:p>
      <text:p text:style-name="P154"><text:tab/></text:p>
      <text:p text:style-name="P100"><text:span text:style-name="T142"><text:tab/></text:span><text:span text:style-name="T143">The method of mi</text:span><text:span text:style-name="T144">m</text:span><text:span text:style-name="T143">i</text:span><text:span text:style-name="T144">c</text:span><text:span text:style-name="T143">king the teacher </text:span><text:span text:style-name="T142">reminds </text:span><text:span text:style-name="T143">me </text:span><text:span text:style-name="T142">of a class for new boaters that my wife and I completed prior to purchasing our first boat. One class involved </text:span><text:span text:style-name="T143">ropes and lines where the instructor would demonstrate how to tie a knot, and there were several </text:span><text:span text:style-name="T144">knots </text:span><text:span text:style-name="T143">to be </text:span><text:span text:style-name="T144">tied</text:span><text:span text:style-name="T143">– overhand knot</text:span><text:span text:style-name="T145">s</text:span><text:span text:style-name="T143">, figure-eight, bowline clove hitch and many many more. The instructor ties a knot and the class </text:span><text:span text:style-name="T144">members emulate the teacher and</text:span><text:span text:style-name="T143"> tie</text:span><text:span text:style-name="T144">s</text:span><text:span text:style-name="T143"> the same knot. After several attempts, during class, I would learn to tie </text:span><text:span text:style-name="T147">each</text:span><text:span text:style-name="T143"> knot, and then move on to the next. After class, my wife and I tried to practice each of the knots </text:span><text:span text:style-name="T144">at home</text:span><text:span text:style-name="T143"> but failed miserably. Eventually, we learned to tie a few of the knot</text:span><text:span text:style-name="T145">s</text:span><text:span text:style-name="T143">, just the most basic </text:span><text:span text:style-name="T145">ones </text:span><text:span text:style-name="T143">for our purposes. </text:span><text:span text:style-name="T145">What I did not understand, until I spent time on the boat, was that tying knots was the easy part. <text:s/></text:span><text:span text:style-name="T150">But, </text:span><text:span text:style-name="T147">putting knot tying into action</text:span><text:span text:style-name="T145"> </text:span><text:span text:style-name="T148">when docking or p</text:span><text:span text:style-name="T145">rior to getting underway </text:span><text:span text:style-name="T148">requires critical thinking, prior planning, </text:span><text:span text:style-name="T149">and the integration of a vast collection of other knowledge and skills including manuveering with </text:span><text:span text:style-name="T145">traffic in the area, the direction of wind and current, the depth of the wate</text:span><text:span text:style-name="T148">r, </text:span><text:span text:style-name="T144">allowing for tidal ranges </text:span><text:span text:style-name="T146">d</text:span><text:span text:style-name="T149">eciding whether </text:span><text:span text:style-name="T150">to</text:span><text:span text:style-name="T149"> stern or bow dock, which lines to </text:span><text:span text:style-name="T146">choose</text:span><text:span text:style-name="T144">, </text:span><text:span text:style-name="T149">which cleats are </text:span><text:span text:style-name="T150">used or</text:span><text:span text:style-name="T149"> if a spring line is needed t</text:span><text:span text:style-name="T144">o control fore and aft motion of </text:span><text:span text:style-name="T149">the </text:span><text:span text:style-name="T144"><text:s/>boat,, </text:span><text:span text:style-name="T149">etc. All of this </text:span><text:span text:style-name="T145">to avoid damaging </text:span><text:span text:style-name="T148">the</text:span><text:span text:style-name="T145"> </text:span><text:span text:style-name="T149">boats </text:span><text:span text:style-name="T150">or other boats </text:span><text:span text:style-name="T145">hullside, sheerline, swim platform, bow pulpit or rails </text:span><text:span text:style-name="T149">and to make </text:span><text:soft-page-break/><text:span text:style-name="T149">sure that all passangers are safe. </text:span></text:p>
      <text:p text:style-name="P155"/>
      <text:p text:style-name="P100"><text:span text:style-name="T149"><text:tab/>So, how do boaters learn how to solve the problems of docking or departing a dock </text:span><text:span text:style-name="T155">or slip</text:span><text:span text:style-name="T149">? By </text:span><text:span text:style-name="T150">docking over and over again with changing con</text:span><text:span text:style-name="T155">ditions</text:span><text:span text:style-name="T150"> and hopefully under the guidance of a skilled coach. But note, it is doubtful that that lectures and mimicry </text:span><text:span text:style-name="T156">alone </text:span><text:span text:style-name="T150">would produce good and competent seafarers. Rather, boaters need the opportunities to “think it through” and devise <text:s/>plan</text:span><text:span text:style-name="T158">s</text:span><text:span text:style-name="T150"> based on </text:span><text:span text:style-name="T153">their own </text:span><text:span text:style-name="T150">understandings of how the boat responds to all of the variables aforementioned. </text:span><text:span text:style-name="T153">Similarly, mathematics </text:span><text:span text:style-name="T151">teaching </text:span><text:span text:style-name="T153">too often </text:span><text:span text:style-name="T151">deprives students </text:span><text:span text:style-name="T153">the</text:span><text:span text:style-name="T151"> opportunity to figure out what sorts of things they are are going to have to do to solve </text:span><text:span text:style-name="T153">problems and</text:span><text:span text:style-name="T151"> </text:span><text:span text:style-name="T152">to understand how new learning is related to other ideas making everything </text:span><text:span text:style-name="T153">they</text:span><text:span text:style-name="T152"> learn more memorable, more intelligible, and more useful. </text:span><text:span text:style-name="T153">In other words, students are spending most of their time tying knots and not </text:span><text:span text:style-name="T154">at the helm docking or </text:span><text:span text:style-name="T153">piloting the boat.</text:span><text:span text:style-name="T152"> </text:span></text:p>
      <text:p text:style-name="P156"/>
      <text:p text:style-name="P75"><text:span text:style-name="T764"><text:tab/>Unfortunately, most classes do not </text:span><text:span text:style-name="T766">provide students assistance on</text:span><text:span text:style-name="T764"> how to think, to seek intuitive connections that make complete sense to them. </text:span><text:span text:style-name="T768">To learn problem solviing within any field, boating, </text:span><text:span text:style-name="T769">engine repair, psycholgy, mathematics, flying, etc., st</text:span><text:span text:style-name="T764">udent</text:span><text:span text:style-name="T769">s</text:span><text:span text:style-name="T765"> must be taught to look for interconnections </text:span><text:span text:style-name="T766">and </text:span><text:span text:style-name="T765"><text:s/>understand the content as a system of interconnected understandings </text:span><text:span text:style-name="T766">and not</text:span><text:span text:style-name="T765"> as a random list of things to memorize. </text:span><text:span text:style-name="T767">Students need to develop a disciplined inner voice that helps them think through a problem situation, such a voice might ask, </text:span><text:span text:style-name="T765">am I being clear </text:span><text:span text:style-name="T767">(do I clearly understand what I am attempting to solve</text:span><text:span text:style-name="T769">)</text:span><text:span text:style-name="T765">? </text:span><text:span text:style-name="T767">Is/</text:span><text:span text:style-name="T769">are</text:span><text:span text:style-name="T767"> my information or assumptions </text:span><text:span text:style-name="T765">accurate? Precise </text:span><text:span text:style-name="T767">(do I have enough information</text:span><text:span text:style-name="T769">)</text:span><text:span text:style-name="T765">? Is</text:span><text:span text:style-name="T767"> this or that </text:span><text:span text:style-name="T765">relevant? </text:span><text:span text:style-name="T767">Is my reasoning </text:span><text:span text:style-name="T765">logical? Do I know the complexities </text:span><text:span text:style-name="T767">regarding what I'm trying to accomplish?</text:span><text:span text:style-name="T765">.</text:span><text:span text:style-name="T767">If I carry out my plan, what are the potential implications, consequences? </text:span><text:span text:style-name="T769">Can I clearly articulate what I am getting myself into? When students ask themselves these types of questions during problem solving, they are analyzing their own understanding of a situation. Moreover, it is these types of questions that experts routinely ask when sizing up a situation </text:span><text:span text:style-name="T770">but</text:span><text:span text:style-name="T769"> unfortunately most students are not taught </text:span><text:span text:style-name="T770">how to think in a way that leads to expertise in any domain. </text:span><text:span text:style-name="T769"><text:s/></text:span></text:p>
      <text:p text:style-name="P76"><text:span text:style-name="T765"><text:line-break/> <text:tab/></text:span><text:span text:style-name="T767">In </text:span><text:span text:style-name="T770">most </text:span><text:span text:style-name="T767"><text:s/>math classroom</text:span><text:span text:style-name="T770">s</text:span><text:span text:style-name="T767"> </text:span><text:span text:style-name="T770">nearly all steps involved in </text:span><text:span text:style-name="T765">problem solving </text:span><text:span text:style-name="T771">are</text:span><text:span text:style-name="T765"> provided by the teacher when he/she explain</text:span><text:span text:style-name="T770">s</text:span><text:span text:style-name="T765"> the purpose of the problem,</text:span><text:span text:style-name="T770"> provides all or most of the information, </text:span><text:span text:style-name="T765">and then devise</text:span><text:span text:style-name="T770">s</text:span><text:span text:style-name="T765"> </text:span><text:span text:style-name="T770">and explans </text:span><text:span text:style-name="T765">the plan </text:span><text:span text:style-name="T770">for its solution</text:span><text:span text:style-name="T765">.</text:span><text:span text:style-name="T828"> </text:span><text:span text:style-name="T834">Despite substantial and growing efforts to improve <text:s/>education and focus on developing students' critical thinking skills, particularly in the science, technology, engineering, and mathematics (STEM) disciplines, the advancement of new teaching practices is slow and spotty, and status quo (i.e., lecture-based instruction</text:span><text:span text:style-name="T835">)</text:span><text:span text:style-name="T834"> prevails. (Fairweather, 2008; President’s Council of Advisors on Science and Technology, 2012). </text:span><text:span text:style-name="T828">Researchers have often described how traditional teaching practices that emphasize rote learning </text:span><text:span text:style-name="T830">and mimicry </text:span><text:span text:style-name="T828">rather than conceptual understanding and critical thinking often affect learners. Blai</text:span><text:span text:style-name="T833">s</text:span><text:span text:style-name="T828"> (1988) stated that traditional teaching in mathematics, for example, that involves giving students a maximum of explanation, implies the creation of a listener-follower role for students. Such a role, he </text:span><text:span text:style-name="T829">asserts</text:span><text:span text:style-name="T828">, contributes to dependence, fosters the growth of learned helplessness, and encourages students to memorize information instead of construct robust knowledge structures. Blai</text:span><text:span text:style-name="T833">s</text:span><text:span text:style-name="T828"> contend</text:span><text:span text:style-name="T833">s</text:span><text:span text:style-name="T828"> that traditional mathematics courses focus too much on transmitting content at the expense of thought processes. He felt that the focus should be on the development of thinking skills and conceptual understanding. </text:span></text:p>
      <text:p text:style-name="P27"><text:s/></text:p>
      <text:p text:style-name="P28"><text:span text:style-name="T5">Word Problems: </text:span><text:span text:style-name="T746">Here is a </text:span><text:span text:style-name="T747">S</text:span><text:span text:style-name="T746">tory, </text:span><text:span text:style-name="T747">I</text:span><text:span text:style-name="T746">gnore this </text:span><text:span text:style-name="T747">S</text:span><text:span text:style-name="T746">tory</text:span><text:tab/></text:p>
      <text:p text:style-name="P389"><text:span text:style-name="T131"><text:tab/>In the classroom, word problems </text:span><text:span text:style-name="T157">purportedly </text:span><text:span text:style-name="T132">provide </text:span><text:span text:style-name="T133">students the </text:span><text:span text:style-name="T132">opportunit</text:span><text:span text:style-name="T133">y</text:span><text:span text:style-name="T132"> to apply </text:span><text:span text:style-name="T133">impor</text:span><text:span text:style-name="T185">tant </text:span><text:span text:style-name="T186">course content previously learned </text:span><text:span text:style-name="T187">to real-world or novel situations; </text:span><text:span text:style-name="T188">however, </text:span><text:span text:style-name="T189">in practice solution methods a</text:span><text:span text:style-name="T656">r</text:span><text:span text:style-name="T660">e</text:span><text:span text:style-name="T656"> </text:span><text:span text:style-name="T660">treated by students and teachers as additional </text:span><text:span text:style-name="T656">algori</text:span><text:span text:style-name="T660">thms to be learned. </text:span><text:span text:style-name="T663">So, f</text:span><text:span text:style-name="T661">or the </text:span><text:soft-page-break/><text:span text:style-name="T661">most </text:span><text:span text:style-name="T663">part, </text:span><text:span text:style-name="T661">word problems are essentially “</text:span><text:span text:style-name="T656">throwaway stories” </text:span><text:span text:style-name="T661">where students disregard or give little thought to </text:span><text:span text:style-name="T663">a problem's meaning or context and </text:span><text:span text:style-name="T664">immediately </text:span><text:span text:style-name="T661">seek out clues </text:span><text:span text:style-name="T665">that may </text:span><text:span text:style-name="T661">suggest an algorithm to apply</text:span><text:span text:style-name="T662">.</text:span><text:span text:style-name="T656"> </text:span><text:span text:style-name="T663">That students </text:span><text:span text:style-name="T664">give little thought to the “real-world” meaning of a word problem may be related to the artificial nature of </text:span><text:span text:style-name="T667">these types of </text:span><text:span text:style-name="T664">problem</text:span><text:span text:style-name="T667">s</text:span><text:span text:style-name="T664"> as </text:span><text:span text:style-name="T666">its own</text:span><text:span text:style-name="T664"> particular genre of writing. In her close study of the genre of word problems in mathematics education, </text:span><text:span text:style-name="T660">Gerofsky (1999) <text:s/></text:span><text:span text:style-name="T664">observed that </text:span><text:span text:style-name="T660">“t</text:span><text:span text:style-name="T656">he claim that word problems are for practicing real-life problem solving skills is a weak one, considering that their stories are hypothetical, their referential value is nonexistent, and unlike real-life situational problems, no extraneous information may be introduced.”</text:span><text:span text:style-name="T664">(p. 38).</text:span><text:span text:style-name="T656"> </text:span><text:span text:style-name="T664">In addition, </text:span><text:span text:style-name="T188">Lave </text:span><text:span text:style-name="T656">(1992) writes that "word problems are about aspects of only hypothetica lexperience and essentially never about real situations." (p. 78). </text:span></text:p>
      <text:p text:style-name="P391"><text:span text:style-name="T668"><text:tab/></text:span><text:span text:style-name="T674">F</text:span><text:span text:style-name="T671">or well over one hundred years </text:span><text:span text:style-name="T674">the same meanignless/useless word problems have appeared virtually unchanged in both </text:span><text:span text:style-name="T673">contemporary and “antique” algebra text</text:span><text:span text:style-name="T674">books</text:span><text:span text:style-name="T668">. </text:span><text:span text:style-name="T675">The following word problems from two elementary algebra textbooks, published over one hundered years apart, show the unchanging nature of the problems.</text:span><text:span text:style-name="T668">The first </text:span><text:span text:style-name="T671">example</text:span><text:span text:style-name="T668"> is from a tenth edition textbook in beginning algebra republished in 2008. The second example </text:span><text:span text:style-name="T669">is from “New School Algebra”, a popular algebra textbook published in 1898. These two problems are practically the same. </text:span></text:p>
      <text:p text:style-name="P118"><text:span text:style-name="T668"><text:tab/>Problem 1: “From a point on a straight road, Marco and Celeste ride bicycles in the same <text:tab/>direction. Marco rides at 10 mph and Celeste rides at 12 mph. In how many hours will they <text:tab/>be 15 miles apart?</text:span></text:p>
      <text:p text:style-name="P390"><text:span text:style-name="T656"><text:tab/></text:span></text:p>
      <text:p text:style-name="P390"><text:span text:style-name="T656"><text:tab/>Problem 2: “</text:span><text:span text:style-name="T669">Two men start from the same place and travel in opposite directions, one 30 miles a <text:tab/>day and the other 20 miles a day. In how many days will they be 350 miles apart?”</text:span></text:p>
      <text:p text:style-name="P391"><text:span text:style-name="T669"/></text:p>
      <text:p text:style-name="P391"><text:span text:style-name="T669"><text:tab/></text:span><text:span text:style-name="T674">In the </text:span><text:span text:style-name="T675">above </text:span><text:span text:style-name="T674">example, absurdities are blatent. B</text:span><text:span text:style-name="T670">oth </text:span><text:span text:style-name="T674">problems </text:span><text:span text:style-name="T669">assume </text:span><text:span text:style-name="T670">that people walk or ride bikes in perfectly straight lines, maintain constant speed </text:span><text:span text:style-name="T671">for hours</text:span><text:span text:style-name="T670">, and </text:span><text:span text:style-name="T671">both </text:span><text:span text:style-name="T670">use the </text:span><text:span text:style-name="T671">same </text:span><text:span text:style-name="T670">formulaic</text:span><text:span text:style-name="T669"> </text:span><text:span text:style-name="T670">approach in </text:span><text:span text:style-name="T671">developing </text:span><text:span text:style-name="T670">a solution. Although only one example or type of problem </text:span><text:span text:style-name="T671">is provided, there are countless others </text:span><text:span text:style-name="T674">from</text:span><text:span text:style-name="T670"> coin </text:span><text:span text:style-name="T674">problems</text:span><text:span text:style-name="T670"> (Junior has eight nickels, Sally has three more nickels than Tom...), </text:span><text:span text:style-name="T674">to </text:span><text:span text:style-name="T670">age </text:span><text:span text:style-name="T674">problems</text:span><text:span text:style-name="T670"> (In 5 years John will be one-half the age of his mother...), mixture </text:span><text:span text:style-name="T674">problems </text:span><text:span text:style-name="T671">(a solution consisting of 8 lbs of oats and 9 of corn are combined with...)</text:span><text:span text:style-name="T670">, </text:span><text:span text:style-name="T671">and work (Mary complete a job in 2 hours while John take 5, if they work together, how long...) </text:span><text:span text:style-name="T670">etc. </text:span><text:span text:style-name="T671">Here is a challenge to the reader, find an algebra textbook from the mid to late 19</text:span><text:span text:style-name="T65">th</text:span><text:span text:style-name="T66"> </text:span><text:span text:style-name="T671">century, </text:span><text:span text:style-name="T675">many are available online, </text:span><text:span text:style-name="T671">and a contemporary textbook used in today’s classroom and then note how easy it is to match up the virtually the same word problems. As you are doing so, ask youself to find a “real-life” circumstance </text:span><text:span text:style-name="T673">where </text:span><text:span text:style-name="T672">knowing how to solve the problem would </text:span><text:span text:style-name="T673">provide any useful </text:span><text:span text:style-name="T672">benefit </text:span><text:span text:style-name="T673">outside the classroom</text:span><text:span text:style-name="T672">.</text:span><text:span text:style-name="T671"> </text:span></text:p>
      <text:p text:style-name="P391"><text:span text:style-name="T668"><text:tab/></text:span><text:span text:style-name="T191">In a variety of ways, t</text:span><text:span text:style-name="T190">each</text:span><text:span text:style-name="T191">ing </text:span><text:span text:style-name="T192">methods that are most c</text:span><text:span text:style-name="T191">ommonly </text:span><text:span text:style-name="T192">employed for solving word problems directly contribute to the students' acquired disposition</text:span><text:span text:style-name="T193"> </text:span><text:span text:style-name="T192">to avoid truly thinking about the problem's meaning. </text:span><text:span text:style-name="T194">Over time, as discovered by P</text:span><text:span text:style-name="T192">uchalska </text:span><text:span text:style-name="T656">&amp; Semadeni (1987), younger elementary school children often believe, naively, that the stories in story problems are relevant; </text:span><text:span text:style-name="T676">however “</text:span><text:span text:style-name="T656">more experienced older children know be tter:” Radatz (1984) points out that </text:span><text:span text:style-name="T676">interviews reveal that</text:span><text:span text:style-name="T656">, during problem solving, </text:span><text:span text:style-name="T677">elementary students</text:span><text:span text:style-name="T656"> concentrate on stories rather than on numbers; </text:span><text:span text:style-name="T676">while o</text:span><text:span text:style-name="T656">lder children , always try to reach some solution. </text:span><text:span text:style-name="T676">So, as students progress through school, they become less interested in the very substance of the problem </text:span><text:span text:style-name="T677">and more interested in “cranking out” an answer. </text:span></text:p>
      <text:p text:style-name="P47"><text:span text:style-name="T1039"><text:tab/></text:span><text:span text:style-name="T1040">As students progrsess through school, </text:span><text:span text:style-name="T1039">they</text:span><text:span text:style-name="T89"> </text:span><text:span text:style-name="T98">not only become less interested in the story contained within the word problem, but are taught to</text:span><text:span text:style-name="T90"> </text:span><text:span text:style-name="T88">t</text:span><text:span text:style-name="T97">ranslate</text:span><text:span text:style-name="T88"> </text:span><text:span text:style-name="T97">a</text:span><text:span text:style-name="T88"> problem</text:span><text:span text:style-name="T97">'s</text:span><text:span text:style-name="T88"> solution</text:span><text:span text:style-name="T91"> </text:span><text:span text:style-name="T97">strategy</text:span><text:span text:style-name="T88"> into a</text:span><text:span text:style-name="T92">nother </text:span><text:span text:style-name="T88">set of steps that </text:span><text:span text:style-name="T97">they</text:span><text:span text:style-name="T88"> commit to memory. </text:span><text:span text:style-name="T94">Following the teacher's demonstration o</text:span><text:span text:style-name="T98">n</text:span><text:span text:style-name="T94"> how to solve a problem, students </text:span><text:span text:style-name="T93">generally are required to </text:span><text:span text:style-name="T94">complete homework or practice sheets using the problem </text:span><text:soft-page-break/><text:span text:style-name="T94">solution procedures they observed </text:span><text:span text:style-name="T93">in class</text:span><text:span text:style-name="T94">. </text:span><text:span text:style-name="T95">After some time, students have collected sets of memorized approaches or “bag of tricks” for each type of problem encountered in the classroom. </text:span><text:span text:style-name="T94">However, t</text:span><text:span text:style-name="T95">weak a problem slightly and students are at a loss. Unable to modify their approach, they can only hope to be shown by the teacher a new method for solving a problem that is slightly different than those that the teacher had previously worked in class. Students too often are overwhelmed and end up </text:span><text:span text:style-name="T88">dread</text:span><text:span text:style-name="T95">ing</text:span><text:span text:style-name="T88"> the whole subject (and avoid</text:span><text:span text:style-name="T95">ing</text:span><text:span text:style-name="T88"> it whenever possible), but that’s the way </text:span><text:span text:style-name="T96">countless educators believe that math </text:span><text:span text:style-name="T88">has to be done: “Mindless mimicry mathematics,” as the National Research Council </text:span><text:span text:style-name="T96">(1989)</text:span><text:span text:style-name="T88"> calls it, or “rules without reason” <text:s/></text:span><text:span text:style-name="T96">according to Richard Skemp (1974). <text:s/></text:span><text:span text:style-name="T88"><text:tab/></text:span></text:p>
      <text:p text:style-name="P101"><text:span text:style-name="T223"><text:tab/></text:span><text:span text:style-name="T230">Thus, problem solving strategies as currently learned and taught too often degenerate into or reflect a psychology or pedagogy based on conditioning and bevorism rather than a more advanced understanding of how humans learn. For example, </text:span><text:span text:style-name="T223">students </text:span><text:span text:style-name="T230">when facing a word problem to be solved, first </text:span><text:span text:style-name="T223">categorize </text:span><text:span text:style-name="T230">the</text:span><text:span text:style-name="T223"> problem </text:span><text:span text:style-name="T230">based on a few key words</text:span><text:span text:style-name="T223">(stimulus) and </text:span><text:span text:style-name="T225">then </text:span><text:span text:style-name="T223">begin shoving symbols (response). In </text:span><text:span text:style-name="T225">time, students </text:span><text:span text:style-name="T224">are constantly taught to give superficial treatment </text:span><text:span text:style-name="T230">in</text:span><text:span text:style-name="T224"> understand</text:span><text:span text:style-name="T226">ing</text:span><text:span text:style-name="T224"> the problem a</text:span><text:span text:style-name="T227">s</text:span><text:span text:style-name="T224"> they subsequently neglect </text:span><text:span text:style-name="T228">even</text:span><text:span text:style-name="T227"> </text:span><text:span text:style-name="T224">read</text:span><text:span text:style-name="T227">ing</text:span><text:span text:style-name="T224"> the problem in a disciplined way for meaning or purpose. After the student's cursory review of a problem, </text:span><text:span text:style-name="T228">he or she</text:span><text:span text:style-name="T224"> </text:span><text:span text:style-name="T228">typically </text:span><text:span text:style-name="T224">labels the type of ta</text:span><text:span text:style-name="T225">sk </text:span><text:span text:style-name="T224">(distance problem, coin problem, mixture problem, etc.) </text:span><text:span text:style-name="T229">and then proceeds </text:span><text:span text:style-name="T230">to locate its solution </text:span><text:span text:style-name="T231">which, as stated earlier, has become another algorithm located in the students' “bag of tricks” which has become to quite full and too disorganized to use effectivly. </text:span><text:span text:style-name="T233">However, </text:span><text:span text:style-name="T232">most situations in the world <text:s text:c="2"/>(professional, personal finance, standardized tests, etc) that require a quantitative response are word problems and are not expressed in </text:span><text:span text:style-name="T233">a way that prompts </text:span><text:span text:style-name="T232">ready made formulas. </text:span><text:span text:style-name="T231">In fact, students very often develop a belief that problems are only fair, that is appropriate to be placed on a test, when</text:span><text:span text:style-name="T229"> </text:span><text:span text:style-name="T231">the test item is exactly (only the numbers are different) like a problem worked out by the</text:span><text:span text:style-name="T229"> teacher </text:span><text:span text:style-name="T231">during class. Perhaps the most common question asked by students prior to a test is: will we have</text:span><text:span text:style-name="T876"> a word problem on the test? Followed by “what kind of word problem? </text:span></text:p>
      <text:p text:style-name="P59"/>
      <text:p text:style-name="P59">Historical Context for Contemporary Teaching Practice</text:p>
      <text:p text:style-name="P393"><text:span text:style-name="Strong_20_Emphasis"><text:span text:style-name="T574"><text:tab/></text:span></text:span><text:span text:style-name="Strong_20_Emphasis"><text:span text:style-name="T575">Vestiges of early and outmoded schools of psycology have dominated mathematics teaching. Th</text:span></text:span><text:span text:style-name="Strong_20_Emphasis"><text:span text:style-name="T576">e very nature of word problems as meaningless”puzzle” type problems can be largely attributed to </text:span></text:span><text:span text:style-name="Strong_20_Emphasis"><text:span text:style-name="T578">the r</text:span></text:span><text:span text:style-name="Strong_20_Emphasis"><text:span text:style-name="T576">ise of “faculty psychology” which was the predominate concept of learning during most of the 19</text:span></text:span><text:span text:style-name="Strong_20_Emphasis"><text:span text:style-name="T564">th </text:span></text:span><text:span text:style-name="Strong_20_Emphasis"><text:span text:style-name="T576">centrury. Faculty psychology, formulated by Christian von Wolff in 1734 and later Franz Gall (founder of </text:span></text:span><text:span text:style-name="Strong_20_Emphasis"><text:span text:style-name="T586">phrenology – 1758-1828),</text:span></text:span><text:span text:style-name="Strong_20_Emphasis"><text:span text:style-name="T585"> </text:span></text:span><text:span text:style-name="Strong_20_Emphasis"><text:span text:style-name="T576"><text:s/>viewed the mind as </text:span></text:span><text:span text:style-name="Strong_20_Emphasis"><text:span text:style-name="T574">consisting of separate powers or faculties. </text:span></text:span><text:span text:style-name="Strong_20_Emphasis"><text:span text:style-name="T577">To digress </text:span></text:span><text:span text:style-name="Strong_20_Emphasis"><text:span text:style-name="T578">ever </text:span></text:span><text:span text:style-name="Strong_20_Emphasis"><text:span text:style-name="T577">slightly, p</text:span></text:span><text:span text:style-name="Strong_20_Emphasis"><text:span text:style-name="T625">hrenology is now considered a psuedoscience that involved the observing and-or feeling the skull to determine an individual's psychological attributes</text:span></text:span><text:span text:style-name="Strong_20_Emphasis"><text:span text:style-name="T577"> and ability to learn. Now, returning to the doctrine of faculty psychology, the most dominant </text:span></text:span><text:span text:style-name="Strong_20_Emphasis"><text:span text:style-name="T574">form of this </text:span></text:span><text:span text:style-name="Strong_20_Emphasis"><text:span text:style-name="T577">theory </text:span></text:span><text:span text:style-name="Strong_20_Emphasis"><text:span text:style-name="T574">held that the mind consisted of three separate powers: the will, the emotions, and the intellect (Rippa, 1971). </text:span></text:span><text:span text:style-name="Strong_20_Emphasis"><text:span text:style-name="T566">According to this model, the mind (and particularly the intellect) was considered somewhat analogous to a muscle, and the role of education was to exercise and strengthen the intellect. </text:span></text:span><text:span text:style-name="Strong_20_Emphasis"><text:span text:style-name="T555">All modern educational psychology texts repudiate this theory.</text:span></text:span></text:p>
      <text:p text:style-name="P394"><text:span text:style-name="Strong_20_Emphasis"><text:span text:style-name="T566"><text:tab/>The corresponding educational model </text:span></text:span><text:span text:style-name="Strong_20_Emphasis"><text:span text:style-name="T567">that emerged from faculty psychology</text:span></text:span><text:span text:style-name="Strong_20_Emphasis"><text:span text:style-name="T566">, called "mental discipline," held that the best way to strengthen the minds of younger students was through tedious drill and repetition of what </text:span></text:span><text:span text:style-name="Strong_20_Emphasis"><text:span text:style-name="T571">are </text:span></text:span><text:span text:style-name="Strong_20_Emphasis"><text:span text:style-name="T566"><text:s/>now </text:span></text:span><text:span text:style-name="Strong_20_Emphasis"><text:span text:style-name="T567">refer</text:span></text:span><text:span text:style-name="Strong_20_Emphasis"><text:span text:style-name="T571">ed</text:span></text:span><text:span text:style-name="Strong_20_Emphasis"><text:span text:style-name="T567"> to as</text:span></text:span><text:span text:style-name="Strong_20_Emphasis"><text:span text:style-name="T566"> the basic skills. </text:span></text:span><text:span text:style-name="Strong_20_Emphasis"><text:span text:style-name="T568">Anyone that </text:span></text:span><text:span text:style-name="Strong_20_Emphasis"><text:span text:style-name="T570">watched</text:span></text:span><text:span text:style-name="Strong_20_Emphasis"><text:span text:style-name="T568"> episodes of the television series, </text:span></text:span><text:span text:style-name="Strong_20_Emphasis"><text:span text:style-name="T573">Little House on the Prairie,</text:span></text:span><text:span text:style-name="Strong_20_Emphasis"><text:span text:style-name="T568"> an American Western style drama set <text:s/>in the 1870s and 1880s, probably viewed an example of facuty psycholgy </text:span></text:span><text:span text:style-name="Strong_20_Emphasis"><text:span text:style-name="T569">at work. In some episodes, scenes from a one room school house depicts children sitting on hard wooden benches or seats and when called upon by the teacher would perform “recitations” which consisted of students standing at attention and orally stating volumes of memorized text or answers as the teacher and classmates observed.</text:span></text:span><text:span text:style-name="Strong_20_Emphasis"><text:span text:style-name="T568"> </text:span></text:span><text:span text:style-name="Strong_20_Emphasis"><text:span text:style-name="T569">Recitations or </text:span></text:span><text:span text:style-name="Strong_20_Emphasis"><text:span text:style-name="T567">Repetition was chiefly employed </text:span></text:span><text:span text:style-name="Strong_20_Emphasis"><text:span text:style-name="T571">at this time </text:span></text:span><text:span text:style-name="Strong_20_Emphasis"><text:span text:style-name="T567">to “exercise the mind” </text:span></text:span><text:span text:style-name="Strong_20_Emphasis"><text:span text:style-name="T571">through rigours mental exercise in the same way that </text:span></text:span><text:span text:style-name="Strong_20_Emphasis"><text:span text:style-name="T567">“pumping iron” </text:span></text:span><text:span text:style-name="Strong_20_Emphasis"><text:span text:style-name="T571">in the gym builds stronger muscles.</text:span></text:span><text:span text:style-name="Strong_20_Emphasis"><text:span text:style-name="T566"> </text:span></text:span><text:span text:style-name="Strong_20_Emphasis"><text:span text:style-name="T571">From this viewpoint,</text:span></text:span><text:span text:style-name="Strong_20_Emphasis"><text:span text:style-name="T567"> this theory, </text:span></text:span><text:span text:style-name="Strong_20_Emphasis"><text:span text:style-name="T570">could support </text:span></text:span><text:span text:style-name="Strong_20_Emphasis"><text:span text:style-name="T567">having students memorize the New York City phone directory </text:span></text:span><text:span text:style-name="Strong_20_Emphasis"><text:span text:style-name="T570">as a means for preparing</text:span></text:span><text:span text:style-name="Strong_20_Emphasis"><text:span text:style-name="T567"> students </text:span></text:span><text:span text:style-name="Strong_20_Emphasis"><text:span text:style-name="T570">for</text:span></text:span><text:span text:style-name="Strong_20_Emphasis"><text:span text:style-name="T567"> any field of study. </text:span></text:span><text:span text:style-name="Strong_20_Emphasis"><text:span text:style-name="T566">As Rippa (1971) noted, "A mind so sharpened and so stored with </text:span></text:span><text:soft-page-break/><text:span text:style-name="Strong_20_Emphasis"><text:span text:style-name="T566">knowledge was believed ready for any calling; indeed, it was considered 'trained' and equipped for life. Thus, transfer of training resulted from sharpening the 'faculties' or powers of the mind, instead of from the specific benefits derived from a particular subject or method of study.”</text:span></text:span><text:span text:style-name="Strong_20_Emphasis"><text:span text:style-name="T568"> </text:span></text:span><text:span text:style-name="Strong_20_Emphasis"><text:span text:style-name="T572">So, </text:span></text:span><text:span text:style-name="Strong_20_Emphasis"><text:span text:style-name="T555">one strengthens his faculty of memory by memorizing the multiplication tables or </text:span></text:span><text:span text:style-name="Strong_20_Emphasis"><text:span text:style-name="T556">memorizing</text:span></text:span><text:span text:style-name="Strong_20_Emphasis"><text:span text:style-name="T555"> lines from classical poetry, </text:span></text:span><text:span text:style-name="Strong_20_Emphasis"><text:span text:style-name="T557">or</text:span></text:span><text:span text:style-name="Strong_20_Emphasis"><text:span text:style-name="T555"> </text:span></text:span><text:span text:style-name="Strong_20_Emphasis"><text:span text:style-name="T557">s</text:span></text:span><text:span text:style-name="Strong_20_Emphasis"><text:span text:style-name="T556">imilarly, </text:span></text:span><text:span text:style-name="Strong_20_Emphasis"><text:span text:style-name="T557">strenghthens the faculty of reason through </text:span></text:span><text:span text:style-name="Strong_20_Emphasis"><text:span text:style-name="T555">a course in logic or geometry. </text:span></text:span></text:p>
      <text:p text:style-name="P347"><text:span text:style-name="Strong_20_Emphasis"><text:span text:style-name="T555"><text:tab/></text:span></text:span><text:span text:style-name="Strong_20_Emphasis"><text:span text:style-name="T581">Although disputed by research in psychology and mathematics education research, many math educators still hold the belief that a rigorous geometry course, focusing on mathematical proofs and logic, will</text:span></text:span><text:span text:style-name="Strong_20_Emphasis"><text:span text:style-name="T555"> strengthen the faculty of reason </text:span></text:span><text:span text:style-name="Strong_20_Emphasis"><text:span text:style-name="T581">and <text:s/>improves logical reasoning across all fields and professions.</text:span></text:span><text:span text:style-name="Strong_20_Emphasis"><text:span text:style-name="T556"> </text:span></text:span><text:span text:style-name="Strong_20_Emphasis"><text:span text:style-name="T555">Examples of this kind of “intellectual workout” </text:span></text:span><text:span text:style-name="Strong_20_Emphasis"><text:span text:style-name="T557">still a</text:span></text:span><text:span text:style-name="Strong_20_Emphasis"><text:span text:style-name="T555">bound</text:span></text:span><text:span text:style-name="Strong_20_Emphasis"><text:span text:style-name="T557">s</text:span></text:span><text:span text:style-name="Strong_20_Emphasis"><text:span text:style-name="T555"> in </text:span></text:span><text:span text:style-name="Strong_20_Emphasis"><text:span text:style-name="T557">contemporary </text:span></text:span><text:span text:style-name="Strong_20_Emphasis"><text:span text:style-name="T555">practice.</text:span></text:span><text:span text:style-name="Strong_20_Emphasis"><text:span text:style-name="T556">.</text:span></text:span><text:span text:style-name="Strong_20_Emphasis"><text:span text:style-name="T580">The consequence of faculty psychology on mathematics teaching was rote memorization and the introduction of puzzle problems in mathematics. Problems with no practical value, but designed to make students think really hard </text:span></text:span><text:span text:style-name="Strong_20_Emphasis"><text:span text:style-name="T579">for</text:span></text:span><text:span text:style-name="Strong_20_Emphasis"><text:span text:style-name="T580"> exercising their brains.</text:span></text:span><text:span text:style-name="T180"> </text:span></text:p>
      <text:p text:style-name="P347"><text:span text:style-name="T180"/></text:p>
      <text:p text:style-name="P345"><text:span text:style-name="Strong_20_Emphasis"><text:span text:style-name="T574"><text:tab/></text:span></text:span><text:span text:style-name="Strong_20_Emphasis"><text:span text:style-name="T574">I</text:span></text:span><text:span text:style-name="Strong_20_Emphasis"><text:span text:style-name="T568">n the late 19th century, new viewpoints, especially those psychologist William James, began to challenge faculty psychology (Thayer, 1965), and highly publicized studies conducted by James' student Edward Thorndike discredited the concepts of mental discipline and transfer of training (Rippa, 1971). </text:span></text:span><text:span text:style-name="Strong_20_Emphasis"><text:span text:style-name="T569">Thorndike's </text:span></text:span><text:span text:style-name="Strong_20_Emphasis"><text:span text:style-name="T568">results </text:span></text:span><text:span text:style-name="Strong_20_Emphasis"><text:span text:style-name="T570">became</text:span></text:span><text:span text:style-name="Strong_20_Emphasis"><text:span text:style-name="T568"> widely accepted. Thus, faculty psychology slowly fell out of favor and was replaced by Thorndike's Connectionism. However, the vestiges of faculty psychology remain, even today, in the form of persistent beliefs that abstract and esoteric </text:span></text:span><text:span text:style-name="Strong_20_Emphasis"><text:span text:style-name="T570">and useless </text:span></text:span><text:span text:style-name="Strong_20_Emphasis"><text:span text:style-name="T568">subjects are of value simply because they "sharpen the mind."  <text:tab/></text:span></text:span></text:p>
      <text:p text:style-name="P346"><text:span text:style-name="T70"/></text:p>
      <text:p text:style-name="P391"><text:span text:style-name="T180"><text:tab/>Once the process of learning any subject </text:span><text:span text:style-name="T182">is</text:span><text:span text:style-name="T180"> conceived to be the mere acquisition of isolated, independent facts, the process of teaching becomes that of administering drill. </text:span><text:span text:style-name="T181">Since </text:span><text:span text:style-name="T195">the 1920s and 1930s </text:span><text:span text:style-name="T196">mathematics </text:span><text:span text:style-name="T195">instruction </text:span><text:span text:style-name="T196">has been dom</text:span><text:span text:style-name="T195">inated by an emphasis on the drill theory of instruction </text:span><text:span text:style-name="T196">where t</text:span><text:span text:style-name="T195">he repetition of facts </text:span><text:span text:style-name="T196">is</text:span><text:span text:style-name="T195"> the prescribed method of teaching and memorization the chief learning process. <text:s/></text:span><text:span text:style-name="T196">Within this paradigm, students</text:span><text:span text:style-name="T180"> do one problem after another until </text:span><text:span text:style-name="T181">they</text:span><text:span text:style-name="T180">’ve </text:span><text:span text:style-name="T181">achieved “mastery”, <text:s/>then move on to another problem, then another, on </text:span><text:span text:style-name="T182">ad </text:span><text:span text:style-name="T181">infititum. </text:span><text:span text:style-name="T184">Drill theory's influence and acceptance by educators was based o</text:span><text:span text:style-name="T183">n the </text:span><text:span text:style-name="T181">work of early behavioral psychologists, such as </text:span><text:span text:style-name="T197">Edward Thorndike (1924) </text:span><text:span text:style-name="T198">whose </text:span><text:span text:style-name="T208">theory </text:span><text:span text:style-name="T198">of </text:span><text:span text:style-name="T208">c</text:span><text:span text:style-name="T197">onnectionism</text:span><text:span text:style-name="T198"> </text:span><text:span text:style-name="T205">presented</text:span><text:span text:style-name="T198"> all </text:span><text:span text:style-name="T195">learing </text:span><text:span text:style-name="T198">as</text:span><text:span text:style-name="T195"> the </text:span><text:span text:style-name="T198">formation of </text:span><text:span text:style-name="T195">connecti</text:span><text:span text:style-name="T198">ons</text:span><text:span text:style-name="T195"> or bonds between situations and responses </text:span><text:span text:style-name="T198">(S-R bonds</text:span><text:span text:style-name="T200">)</text:span><text:span text:style-name="T195">. </text:span><text:span text:style-name="T209">Thorndike (1911) named the process of forming bonds: “</text:span><text:span text:style-name="T198">The Law of Effect” </text:span><text:span text:style-name="T209">and described it as follows.</text:span><text:span text:style-name="T198"> </text:span></text:p>
      <text:p text:style-name="P60"><text:span text:style-name="T198"><text:tab/></text:span><text:span text:style-name="T214">“Of several responses made to the same situation, those which are accompanied or closely <text:tab/>followed by satisfaction to the animal will, other things being equal, be more firmly connected <text:tab/>with the situation, so that, when it recurs, they will be more likely to recur; those which are <text:tab/>accompanied or closely followed by discomfort to the animal will, other things being equal, <text:tab/>have their connections with that situation weakened, so that, when it recurs, they will be less <text:tab/>likely to occur. The greater the satisfaction or discomfort, the greater the strengthening or <text:tab/>weakening of the bond.” </text:span></text:p>
      <text:p text:style-name="P60"><text:span text:style-name="T209">Thus, drill theory reduced learning to the accumulation </text:span><text:span text:style-name="T211">and strengthening </text:span><text:span text:style-name="T209">of thousands, if not an uncountable number of SR bonds that inevitably reduced classroom teaching to the constant </text:span><text:span text:style-name="T210">focus on the products of learning – obtiaining the correct response or “right answers” through positive reward structures (satisfaction to the animal).</text:span><text:span text:style-name="T209"> </text:span><text:span text:style-name="T210">It should be apparant that </text:span><text:span text:style-name="T198">Throndike had considerable influence on subsequent behavoiri</text:span><text:span text:style-name="T200">al psychologist</text:span><text:span text:style-name="T198">s, including B.F. Skinner, </text:span><text:span text:style-name="T199">as well as mathematics teaching practices </text:span><text:span text:style-name="T210">to this day</text:span><text:span text:style-name="T198">.</text:span></text:p>
      <text:p text:style-name="P61"><text:span text:style-name="T195"><text:tab/></text:span><text:span text:style-name="T210">Eventually, c</text:span><text:span text:style-name="T195">on</text:span><text:span text:style-name="T198">nectionists'</text:span><text:span text:style-name="T195"> S-R bonds led to </text:span><text:span text:style-name="T198">a </text:span><text:span text:style-name="T195">deemphasis of other aspects of </text:span><text:span text:style-name="T198">learning </text:span><text:span text:style-name="T195">arithmetic and distrust of </text:span><text:span text:style-name="T198">having students' understand the </text:span><text:span text:style-name="T195">lo</text:span><text:span text:style-name="T198">gic </text:span><text:span text:style-name="T195">and struture </text:span><text:span text:style-name="T198">of mathematics </text:span><text:span text:style-name="T195">as a basis for structur</text:span><text:span text:style-name="T198">ing</text:span><text:span text:style-name="T195"> <text:s/>learning. </text:span><text:span text:style-name="T198"><text:s/></text:span><text:span text:style-name="T106">In his critique of </text:span><text:span text:style-name="T108">c</text:span><text:span text:style-name="T106">onnectionism, </text:span><text:span text:style-name="T99">William Brownell </text:span><text:span text:style-name="T106">(1932) </text:span><text:span text:style-name="T99">a </text:span><text:span text:style-name="T106">contemporary of Thorndike, </text:span><text:span text:style-name="T99">observed that “intelligence plays no part” in this style of teaching. as Brownell explained, </text:span><text:soft-page-break/><text:span text:style-name="T99">“one needs a fund of meanings, not a myriad of ‘automatic responses’...</text:span><text:span text:style-name="T107">d</text:span><text:span text:style-name="T99">rill does not develop meanings... </text:span><text:span text:style-name="T107">r</text:span><text:span text:style-name="T99">epetition does not lead to understandings.” Brownell, having earned his doctorate in educational psychology in 1926 at the University of Chicago, worked at a number of universities </text:span><text:span text:style-name="T109">and</text:span><text:span text:style-name="T99"> is best known for his work </text:span><text:span text:style-name="T109">in mathematics education </text:span><text:span text:style-name="T99">at Duke University from 1930 to 1949 and eleven years as dean of the School of Education at the University of California, Berkeley. </text:span></text:p>
      <text:p text:style-name="P61"><text:span text:style-name="T99"><text:tab/></text:span><text:span text:style-name="T215">What Brownell </text:span><text:span text:style-name="T217">advocated </text:span><text:span text:style-name="T215">was for students to see more meaning </text:span><text:span text:style-name="T217">in arithmetic </text:span><text:span text:style-name="T218">and </text:span><text:span text:style-name="T217">b</text:span><text:span text:style-name="T218">ased his view on his belief that</text:span><text:span text:style-name="T217"> </text:span><text:span text:style-name="T219">a</text:span><text:span text:style-name="T217">rithmetic </text:span><text:span text:style-name="T219">i</text:span><text:span text:style-name="T217">s “a closely knit system of </text:span><text:span text:style-name="T656">understandable ideas, principles, and processes” (Brownell 1935, p. 19). </text:span><text:span text:style-name="T653">Brownell cited three sources for lack of meaning </text:span><text:span text:style-name="T713">as the basis of teaching mathematics</text:span><text:span text:style-name="T653">: (a) anecdotal evidence from adults who were poor at arithmetic, (b) poor military test results in arithmetic, and (c) the experience of secondary math teachers who receive students without arithmetical understanding. Brownell reasoned</text:span>:</text:p>
      <text:p text:style-name="Quotations">“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P63"><text:span text:style-name="T106"><text:tab/>In </text:span><text:span text:style-name="T201">Brownell</text:span><text:span text:style-name="T202">'s</text:span><text:span text:style-name="T201"> (1944) classic paper, “The progressive Nature of Learning in Mathematics”, </text:span><text:span text:style-name="T202">he assert</text:span><text:span text:style-name="T203">ed</text:span><text:span text:style-name="T202"> </text:span><text:span text:style-name="T201">that </text:span><text:span text:style-name="T203">teachers </text:span><text:span text:style-name="T204">had become</text:span><text:span text:style-name="T201"> more concerned with the product of learning </text:span><text:span text:style-name="T203">or getting the correct answer</text:span><text:span text:style-name="T201"> than the process of learning. </text:span><text:span text:style-name="T204">His article clearly demonstrates how getting the right answer </text:span><text:span text:style-name="T212">became</text:span><text:span text:style-name="T204"> synomous with </text:span><text:span text:style-name="T201">learn</text:span><text:span text:style-name="T204">ing</text:span><text:span text:style-name="T201"> an appropriate response or procedure </text:span><text:span text:style-name="T204">to a problem context (stimulus) </text:span><text:span text:style-name="T201">in such away as to earn positive reinforcement.</text:span><text:span text:style-name="T203"> </text:span><text:span text:style-name="T201">Brownell also complained that teachers </text:span><text:span text:style-name="T206">who focused too much attention on the products of learning would </text:span><text:span text:style-name="T201">not really </text:span><text:span text:style-name="T212">be </text:span><text:span text:style-name="T206">able to </text:span><text:span text:style-name="T201">help students who need</text:span><text:span text:style-name="T206">ed</text:span><text:span text:style-name="T201"> remediation. </text:span><text:span text:style-name="T206">Brownell advocated for teaching that focused primarily on</text:span><text:span text:style-name="T201"> how one arrives at an answer. </text:span><text:span text:style-name="T212">He</text:span><text:span text:style-name="T206"> stressed that students' processes in solving mathematical problems reveal</text:span><text:span text:style-name="T212">ed</text:span><text:span text:style-name="T206"> to the teacher </text:span><text:span text:style-name="T201">the mathematical maturity level of <text:s/>students and enables </text:span><text:span text:style-name="T212">them</text:span><text:span text:style-name="T201"> an effective basis </text:span><text:span text:style-name="T212">to monitor how students were progressing and provide corrective feedback as students encountered diffictuies or misunderstandings in </text:span><text:span text:style-name="T201">facilitat</text:span><text:span text:style-name="T212">ating, among students, </text:span><text:span text:style-name="T201">understanding and correct answers. </text:span></text:p>
      <text:p text:style-name="P63"><text:span text:style-name="T201"><text:tab/></text:span><text:span text:style-name="T212">Thus, from Brownell's perspective</text:span><text:span text:style-name="T201">, showing the child the correct connection and having him practice it is not teaching. According to Kolb and Waters (1990), “Brownell's work is particularly impressive by his encouragement to attend </text:span><text:span text:style-name="T207">t</text:span><text:span text:style-name="T201">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116"><text:span text:style-name="T198"><text:tab/>Unforntanetly, </text:span><text:span text:style-name="T200">contemporary </text:span><text:span text:style-name="T198">mathematics teaching in the United States has hardly evolved from its “turn of the century” </text:span><text:span text:style-name="T200">grounding in connectionism - despite over seventy years of progress in understanding the psychology of learning. </text:span><text:span text:style-name="T751">The approach has come to be accepted as the norm in our schools where math knowledge is still viewed as a collection of facts and ideas to be transmitted through lectures to passive learners. </text:span><text:span text:style-name="T122">Lauren Resni</text:span><text:span text:style-name="T134">k </text:span><text:span text:style-name="T129">(1987)</text:span><text:span text:style-name="T122"> </text:span><text:span text:style-name="T130">states that students </text:span><text:span text:style-name="T135">in American schools“ do</text:span><text:span text:style-name="T122"> not develop higher order capacities for organizing and interpreting information... students may memorize the fact that 0.4 = 4/10, or successfully follow a recipe to solve for </text:span><text:span text:style-name="T114">x</text:span><text:span text:style-name="T122">, but the traditional approach leaves them clueless about the significance of what they’re doing.” Without any feel for the bigger picture, they tend to </text:span><text:span text:style-name="T130">aimlessly </text:span><text:span text:style-name="T122">plug in numbers mechanically as they follow the technique they’ve learned.</text:span><text:span text:style-name="T105"> </text:span></text:p>
      <text:p text:style-name="P115"><text:soft-page-break/>Call for Change</text:p>
      <text:p text:style-name="Text_20_body"><text:span text:style-name="T875"><text:tab/></text:span><text:span text:style-name="T713">Brownell's </text:span><text:span text:style-name="T653">message has been </text:span><text:span text:style-name="T714">reflected in a plethora of </text:span><text:span text:style-name="T653">NCTM </text:span><text:span text:style-name="T713">and other professional </text:span><text:span text:style-name="T653">materials </text:span><text:span text:style-name="T714">over the past three decades, including</text:span><text:span text:style-name="T653"> the </text:span><text:a xlink:type="simple" xlink:href="http://www.nctm.org/standards/content.aspx?id=17278"><text:span text:style-name="T236">Agenda for Action</text:span></text:a><text:span text:style-name="T654"> </text:span><text:span text:style-name="T653">(1980), the National Council of Teachers of Mathematics’ (1989) </text:span><text:span text:style-name="T715">Curriculum and Evaluation Standards for School Mathematics,</text:span><text:span text:style-name="T653"> Mathematical Sciences Education Board and National Research Council (1990) </text:span><text:span text:style-name="T715">Reshaping school mathematics: A philosophy and framework for curriculum,</text:span><text:span text:style-name="T653"> </text:span><text:span text:style-name="T718">NCTM</text:span><text:span text:style-name="T717"> </text:span><text:span text:style-name="T653">(1991) </text:span><text:span text:style-name="T715">Professional standards for teaching mathematics,</text:span><text:span text:style-name="T717"> </text:span><text:span text:style-name="T653">National Research Council. (1989) </text:span><text:span text:style-name="T715">Everybody counts: A report to the nation on the future of mathematics education</text:span><text:span text:style-name="T717">, </text:span><text:span text:style-name="T716">J</text:span><text:span text:style-name="T696">oint </text:span><text:span text:style-name="T697">P</text:span><text:span text:style-name="T696">ublic </text:span><text:span text:style-name="T697">S</text:span><text:span text:style-name="T696">tatement </text:span><text:span text:style-name="T697">(2010) </text:span><text:span text:style-name="T696">of the National Council of Teachers of Mathematics (NCTM), the National Council of Supervisors of Mathematics (NCSM), the Association of State Supervisors of Mathematics (ASSM), and the Association of Mathematics Teacher Educators (AMTE</text:span><text:span text:style-name="T697">)</text:span><text:span text:style-name="T710">,</text:span><text:span text:style-name="T697"> </text:span><text:span text:style-name="T713">and at </text:span><text:span text:style-name="T653">the </text:span><text:span text:style-name="T713">college level, the </text:span><text:span text:style-name="T653">Mathematical Association of America’s [MAA] </text:span><text:span text:style-name="T715">Goals for Collegiate Mathematics Instruction</text:span><text:span text:style-name="T653"> (Schoenfeld, 1990) recommended that instruction at the college level should be “aimed at conceptual understanding rather than at mere mechanical skills” (p. 2).</text:span><text:span text:style-name="T713">Other articles</text:span><text:span text:style-name="T653"> </text:span><text:span text:style-name="T713">calling for change in mathematics teaching that reflect the desire to shift teaching from skill manipulation and rote learning toward meaning</text:span><text:span text:style-name="T215"> can be foun</text:span><text:span text:style-name="T216">d in articles such as Keith Devlin's </text:span><text:a xlink:type="simple" xlink:href="http://www.maa.org/features/skills.html"><text:span text:style-name="T70">Why We Should Reduce Skills Teaching in the Math Class</text:span></text:a><text:span text:style-name="T220">.</text:span><text:span text:style-name="T215"> </text:span><text:span text:style-name="T220">,</text:span><text:span text:style-name="T222"> William Schmidt, Richard Houang, and Leland </text:span><text:span text:style-name="T220">Cogan </text:span><text:span text:style-name="T221">(2007)</text:span><text:span text:style-name="T222">, </text:span><text:span text:style-name="T220">A Coherent </text:span><text:span text:style-name="T715">Curriculum: The Case of Mathematics.</text:span></text:p>
      <text:p text:style-name="P64"><text:span text:style-name="T198"><text:tab/></text:span><text:span text:style-name="T197">In contrast to traditional approaches, contemporary research in mathematics learning is quite clear that </text:span><text:span text:style-name="T198">the quality of students’ understanding of factual information depends on how the new knowledge is constructed. If factual information is learned through rote memorizing using repetition and without understanding the meaning of what is learned, then the process does not describe the kind of learning that </text:span><text:span text:style-name="T214">anyone</text:span><text:span text:style-name="T198"> wants for their students. It's hard to think of </text:span><text:span text:style-name="T214">any</text:span><text:span text:style-name="T198"> situation in which it is the goal to memorize "without full attention or comprehension." <text:s/>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xt:span><text:span text:style-name="T213">teachers</text:span><text:span text:style-name="T198"> focus too heavily on rote learning at the expense of conceptual understanding of topics, students’ ability to apply material for practical or intellectual purposes are limited. </text:span></text:p>
      <text:p text:style-name="P55"><text:tab/>Researchers <text:span text:style-name="T859">studying</text:span> mathematical thinking and learning have been concerned for some time that courses dominated by the teaching of manipulating symbols and memorizing procedures <text:span text:style-name="T859">have</text:span> overemphasized mechanical aspects of courses and whose mastery did not necessarily aid the students’ ability to solve real problems, develop mathematical understandings, or to proceed to advanced student matter (8) (Douglas, 1986; Heid, 1988; Schoenfeld, 1986; Steen, 1987; <text:span text:style-name="T778">Choi, 1995; </text:span><text:span text:style-name="T656"><text:s/></text:span><text:span text:style-name="T695">Stillmanm, 2010</text:span><text:span text:style-name="T656">.</text:span>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pan text:style-name="T860">In his 2007 keynote address at the </text:span><text:span text:style-name="T861">27</text:span><text:span text:style-name="T62">th</text:span><text:span text:style-name="T861"> Annual International Conference on Critical Thinking, </text:span><text:span text:style-name="T785">Richard Paul </text:span><text:span text:style-name="T787">(2007) </text:span><text:span text:style-name="T785">very eloquently </text:span><text:span text:style-name="T786">sums up the problem with the traditional approach in teaching mathematics as a collection of disconnected facts and</text:span><text:span text:style-name="T785"> the dismal state of traditional mathematics teaching as follows:</text:span></text:p>
      <text:p text:style-name="P54"/>
      <text:p text:style-name="P54"><text:s/><text:tab/><text:span text:style-name="T779">“</text:span><text:span text:style-name="T781">We have armies of people who hate math. In other words, we commonly teach students math in </text:span><text:soft-page-break/><text:span text:style-name="T781"><text:tab/>such a <text:tab/>way that they come to hate it; in such a way that they don't want to take another course <text:tab/>in math if they can possibly avoid it. And so the lecturing continues— chapter one, chapter two, <text:tab/>chapter three, concept, concept, concept....And in the mind of the student, all these various <text:tab/>concepts are simply there as something to remember. "What did you 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 It is enough that they can give a correct answer. But if <text:tab/>you modify the problem so that it's slightly different, the student can't do it. Furthermore, if <text:tab/>you test them one month, two </text:span><text:span text:style-name="T782">m</text:span><text:span text:style-name="T781">onths, three months after the class is completed, you'll find <text:tab/>that very little of what was covered in the class is 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text:span><text:span text:style-name="T783">a</text:span><text:span text:style-name="T781">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span></text:p>
      <text:p text:style-name="P49"/>
      <text:p text:style-name="Text_20_body"><text:tab/>Unfortunately, most classroom teaching does not promote this type of understand<text:span text:style-name="T877">ing</text:span> and have students blindly following a set of procedures to be memorized, practiced and habituated until students obtain the right answer that agrees with the answers found in the” back of the text book”, <text:span text:style-name="T860">solution key, or computer software.</text:span>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ext:span text:style-name="T860">the unit of study, grade, or even entry-level </text:span>college <text:span text:style-name="T860">math</text:span>.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text:span text:style-name="T860">meaningful </text:span>investigative situations, and their responses indicate very few activities to engage in such activities. (Dossey et al., 1988, p. 76).</text:p>
      <text:p text:style-name="Text_20_body"/>
      <text:p text:style-name="P10">The Center's Approach – Learning Mathematics through FACT – Developing a Foundation for Analysis through Critical Thinking</text:p>
      <text:p text:style-name="P8"><text:tab/><text:span text:style-name="T862">T</text:span>here is a way to teach mathematics that facilitates the type of learning envisioned by Richard Paul and others. It is the goal of <text:span text:style-name="T788">MC</text:span><text:span text:style-name="T60">2 <text:s/></text:span><text:span text:style-name="T61">(</text:span>The Center of Mathematical Coaching and Consulting<text:span text:style-name="T789">)</text:span> to provide <text:span text:style-name="T862">the type of </text:span>instruction that develops successful <text:span text:style-name="T862">math learners and </text:span>problem solvers. The Center's approach teaches students to <text:span text:style-name="T788">integrate</text:span> a specific model of critical thinking <text:span text:style-name="T788">with research-based practices that </text:span>help<text:span text:style-name="T788">s</text:span> them make important connections and understand the concepts needed for deeper rather than superficial learning. <text:span text:style-name="T788">The approach, FACT</text:span><text:span text:style-name="T63">© </text:span><text:span text:style-name="T790">(Foundation for the Analysis through Critical Thinking)</text:span><text:span text:style-name="T788">, developed by MC</text:span><text:span text:style-name="T60">2</text:span><text:span text:style-name="T17">,</text:span> <text:span text:style-name="T789">incorporates decades of work used by successful teachers and supported by researchers dedicated to improving math learning. </text:span></text:p>
      <text:p text:style-name="P112"><text:span text:style-name="T99"><text:tab/>By combining aspects of critical thinking, </text:span><text:span text:style-name="T101">developed </text:span><text:span text:style-name="T99">by </text:span><text:span text:style-name="T101">the founders of The Foundation for Critical Thinking</text:span><text:span text:style-name="T99">, with </text:span><text:span text:style-name="T101">proven methods and research-based approaches</text:span><text:span text:style-name="T99"> for </text:span><text:span text:style-name="T101">effective math </text:span><text:span text:style-name="T99">teaching, a powerful tool, FACT</text:span><text:span text:style-name="T72">©</text:span><text:span text:style-name="T99"> has been </text:span><text:span text:style-name="T101">designed</text:span><text:span text:style-name="T99"> by the Center for Mathematical Coaching and Consulting. As </text:span><text:soft-page-break/><text:span text:style-name="T99">students learn the fundamentals of FACT</text:span><text:span text:style-name="T166">©</text:span><text:span text:style-name="T99"> and reason through math ideas and problems, they will learn to routinely apply a set of strategies whenever they encounter a mathematical problem or even problems in other disciplines and situations. In time, students will gain skill in </text:span><text:span text:style-name="T102">analyzing problems,</text:span><text:span text:style-name="T99"> </text:span><text:span text:style-name="T102">understanding</text:span><text:span text:style-name="T99"> what they are being asked to solve/find, de</text:span><text:span text:style-name="T102">vising their own plans for solving the problem, determining relevant </text:span><text:span text:style-name="T99">information </text:span><text:span text:style-name="T102">and procedures to be employed, and ultimately pro</text:span><text:span text:style-name="T103">ducing</text:span><text:span text:style-name="T102"> accurate solutions that they will verify based on their understanding of conc</text:span><text:span text:style-name="T103">epts</text:span><text:span text:style-name="T102">. </text:span><text:span text:style-name="T99">In their "Dimensions of Critical Thought”," Paul and Elder detail many of the skills and dispositions associated with critical thinking. You may also read about other </text:span><text:a xlink:type="simple" xlink:href="http://surry.edu/About/CriticalThinking/Strategies.aspx"><text:span text:style-name="T779">strategies </text:span></text:a><text:a xlink:type="simple" xlink:href="http://surry.edu/About/CriticalThinking/Strategies.aspx"><text:span text:style-name="T779">that </text:span></text:a><text:a xlink:type="simple" xlink:href="http://surry.edu/About/CriticalThinking/Strategies.aspx"><text:span text:style-name="T779">form the basis of </text:span></text:a><text:a xlink:type="simple" xlink:href="http://surry.edu/About/CriticalThinking/Strategies.aspx"><text:span text:style-name="T779">FACT</text:span></text:a><text:a xlink:type="simple" xlink:href="http://surry.edu/About/CriticalThinking/Strategies.aspx"><text:span text:style-name="T74">©</text:span></text:a><text:span text:style-name="T99"> from many scholars included in the reference section below or on the MC</text:span><text:span text:style-name="T72">2 </text:span><text:span text:style-name="T99">website.</text:span></text:p>
      <text:p text:style-name="P12"/>
      <text:p text:style-name="P9"><text:span text:style-name="T789"><text:tab/>FACT</text:span><text:span text:style-name="T61">©</text:span> is <text:span text:style-name="T863">not </text:span>taught to students as an “add-on” to everything else <text:span text:style-name="T864">they</text:span> are trying to master <text:span text:style-name="T788">but is learned subtly</text:span><text:span text:style-name="T7"> </text:span>as new content is covered. <text:span text:style-name="T864">So, </text:span>at the same time students are solving problems or learning a new concept, <text:span text:style-name="T864">they are learning to apply critical thinking</text:span> processes <text:span text:style-name="T864">for</text:span> evaluat<text:span text:style-name="T864">ing</text:span> how well they are internalizing and applying <text:span text:style-name="T864">course content. The approach involves t</text:span>eaching one component of the model at a time while <text:span text:style-name="T864">concurrently having </text:span>students <text:span text:style-name="T864">solve </text:span>problems using <text:span text:style-name="T864">that particular </text:span>component <text:span text:style-name="T864">of FACT</text:span><text:span text:style-name="T61">©</text:span>. <text:span text:style-name="T864">Such an approach is supported by researchers (Lester, et. al., 1989) and is </text:span>well-grounded <text:span text:style-name="T864">on the </text:span>belief that knowledge cannot be adequately learned for subsequent recall and application without students’ engaging in aspects of critical thinking as they construct knowledge and solve new problems <text:span text:style-name="T864">(Atkins, 2003)</text:span>. </text:p>
      <text:p text:style-name="P7"><text:tab/>FACT<text:span text:style-name="T6">© <text:s/></text:span>is grounded <text:span text:style-name="T865">on</text:span> the concept of what researchers in mathematics, education, psychology, and other fields refer to as metacognition <text:span text:style-name="T789">and</text:span> involves how well one thinks about one's own think<text:span text:style-name="T789">ing as we </text:span>monitor and regulat<text:span text:style-name="T789">e</text:span> <text:span text:style-name="T789">new </text:span>learning. Current literature in mathematics and science education supports an emphasis on metacognition for all levels of learning from arithmetic, through calculus and beyond.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789">M</text:span>etacognitive knowledge in<text:span text:style-name="T789">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7">@</text:span> is specifically designed to improve student's metacognition by having them <text:span text:style-name="T865">skillfully and </text:span>systematically assess and monitor his/her own thinking in order to make thinking better—more clear, more accurate, more logical. <text:span text:style-name="T865">Thus, i</text:span>mproving metacognition results in self-directed, self-disciplined, <text:span text:style-name="T865">se</text:span>lf-corrective thinking, <text:span text:style-name="T865">and self-confident learners</text:span>. <text:s/></text:p>
      <text:p text:style-name="P6"><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791">in the reference section </text:span>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 </text:p>
      <text:p text:style-name="P41"><text:span text:style-name="T865">Metacognition: Beyond t</text:span>he Dual Nature of Problem Solving</text:p>
      <text:p text:style-name="P18"><text:soft-page-break/><text:tab/>Problem solving and learning mathematics <text:span text:style-name="T865">are</text:span> often <text:span text:style-name="T791">viewed</text:span> as dualistic <text:span text:style-name="T865">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text:span>Rather, <text:span text:style-name="T867">than </text:span>view<text:span text:style-name="T867">ing mathematical understanding</text:span> as <text:span text:style-name="T867">a </text:span>meaning-making processes that involve the learner in actively building connections between new concepts and what is already known, <text:span text:style-name="T865">students (and teachers) soon confuse understanding math with performing correct procedures through memorization and manipulating symbols</text:span>. <text:s/></text:p>
      <text:p text:style-name="P18"><text:span text:style-name="T792"><text:tab/>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text:span text:style-name="T866">U</text:span>niversity of Georgia, to build a theory of problem solving, a manager function must be incorporated in the system <text:span text:style-name="T866">(Wilson, et.al., 2013)</text:span>. Schoenfeld<text:span text:style-name="T6"> </text:span><text:span text:style-name="T19">(1992)</text:span> often described th<text:span text:style-name="T793">is</text:span> <text:span text:style-name="T793">manager feature as</text:span> an executive or <text:span text:style-name="T793">self-</text:span>monitoring component <text:span text:style-name="T793">that successful students</text:span> constant<text:span text:style-name="T793">ly</text:span> <text:span text:style-name="T793">employ a</text:span>s <text:span text:style-name="T793">they</text:span> engage in problem solving <text:span text:style-name="T793">situations</text:span>. <text:span text:style-name="T793"><text:s/></text:span><text:span text:style-name="T749">FACT</text:span><text:span text:style-name="T10">@ </text:span><text:span text:style-name="T7"><text:s/></text:span><text:span text:style-name="T18">provides a tool for improving students'</text:span> <text:span text:style-name="T750">ability to self-monitor through reflection as they begin to understand concepts and why processes are needed and how to effectively apply them</text:span><text:span text:style-name="T749">.</text:span></text:p>
      <text:p text:style-name="P33"/>
      <text:p text:style-name="P1"><text:span text:style-name="T13"><text:s text:c="10"/>D</text:span><text:span text:style-name="T12">ua</text:span><text:span text:style-name="T14">l</text:span><text:span text:style-name="T12">ity of Problems Solving and Learning Mathematics</text:span></text:p>
      <text:p text:style-name="P2"/>
      <text:p text:style-name="P2"/>
      <text:p text:style-name="P30"><draw:rect text:anchor-type="paragraph" draw:z-index="0" draw:style-name="gr1" draw:text-style-name="P440" svg:width="1.5724in" svg:height="0.6343in" svg:x="0.3465in" svg:y="0.111in"><text:p text:style-name="P440">Problem Solving</text:p><text:p text:style-name="P440"><text:s/>Processes</text:p></draw:rect><draw:rect text:anchor-type="paragraph" draw:z-index="2" draw:style-name="gr2" draw:text-style-name="P440" svg:width="0.0571in" svg:height="0.0571in" svg:x="3.3201in" svg:y="0.2154in"><text:p/></draw:rect><draw:rect text:anchor-type="paragraph" draw:z-index="3" draw:style-name="gr1" draw:text-style-name="P440" svg:width="1.6098in" svg:height="0.5878in" svg:x="3.3016in" svg:y="0.0819in"><text:p text:style-name="P440">Knowledge of Content</text:p></draw:rect></text:p>
      <text:p text:style-name="P30"><draw:rect text:anchor-type="paragraph" draw:z-index="1" draw:style-name="gr2" draw:text-style-name="P440"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0"/>
      <text:p text:style-name="P30"><text:tab/><text:tab/><text:tab/><text:tab/></text:p>
      <text:p text:style-name="P31"><text:tab/><text:tab/> <text:s text:c="5"/><text:span text:style-name="T58">FACT</text:span><text:span text:style-name="T59">@ </text:span><text:span text:style-name="T15">= Meta cognitive</text:span><text:span text:style-name="T16"> Strategies</text:span><text:span text:style-name="T15"> </text:span></text:p>
      <text:list xml:id="list5905583827464119324" text:style-name="L4">
        <text:list-header>
          <text:p text:style-name="P380"><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32"/>
      <text:p text:style-name="P5"/>
      <text:p text:style-name="P56"/>
      <text:p text:style-name="P23"><text:tab/>Initially, <text:span text:style-name="T867">during tutoring or teaching sessions, </text:span>MC<text:span text:style-name="T6">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utors<text:span text:style-name="T794"> at </text:span>MC<text:span text:style-name="T6">2 </text:span><text:span text:style-name="T794">are trained </text:span>to understand, through listening and careful observation, the tools that students work with – what they know (knowledge of content), and how that knowledge is deployed (processes). We recognize that students often fail because they <text:span text:style-name="T867">have gaps in foundational </text:span>knowledge <text:span text:style-name="T868">(including metacognitive knowledge)</text:span>, <text:span text:style-name="T868">lack</text:span> full understanding of content and processes, <text:span text:style-name="T868">harbor misconceptions, and have mis-remembered facts.</text:span> <text:span text:style-name="T868">Through constant assessment of how a student understands the mathematical situation at-hand, MC</text:span><text:span text:style-name="T64">2 </text:span><text:span text:style-name="T867">staff identifies what form of remediation is needed</text:span>. <text:s/></text:p>
      <text:p text:style-name="P23"><text:tab/><text:span text:style-name="T869">The intent of the Center for Mathematical Teaching and Coaching is to facilitate in students</text:span> a disposition for evaluating <text:span text:style-name="T868">and assessing </text:span>their <text:span text:style-name="T868">own work. That is, we want our students to develop </text:span><text:soft-page-break/><text:span text:style-name="T868">become more self-reliable and to identify for themselves </text:span><text:span text:style-name="T67">when </text:span><text:span text:style-name="T69">their plans or procedures are just not working, when thinking </text:span><text:span text:style-name="T67">seem</text:span><text:span text:style-name="T69">s</text:span><text:span text:style-name="T67"> unclear, </text:span><text:span text:style-name="T69">or </text:span><text:span text:style-name="T67">when they need an example and coaching. Too often, students are not given an opportunity to evaluate, to think about what they are studying; </text:span><text:span text:style-name="T68">rather, they</text:span><text:span text:style-name="T67">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8">2 </text:span><text:span text:style-name="T67">facilitates student learning at a deeper level that lead to better grades, higher levels of achievement, and reduced math anxiety. </text:span></text:p>
      <text:p text:style-name="P24"> </text:p>
      <text:p text:style-name="P19"><text:span text:style-name="T1">Overview of FACT</text:span><text:span text:style-name="T7">@</text:span></text:p>
      <text:p text:style-name="P72"/>
      <text:p text:style-name="P92"><text:span text:style-name="T99"><text:tab/>Too often students are told to analyze a problem and have never been taught how to systematically analyze anything - <text:s/></text:span><text:span text:style-name="T118">how</text:span><text:span text:style-name="T99"> to understand, analyze, and solve problems. </text:span><text:span text:style-name="T119">FACT</text:span><text:span text:style-name="T73">@ </text:span><text:span text:style-name="T120">is a model for mathematical problem solving that integrates three critical components: 1) C</text:span><text:span text:style-name="T119">ritical thinking developed by the Foundation and Center for Critical Thinking </text:span><text:span text:style-name="T120">(</text:span><text:a xlink:type="simple" xlink:href="http://www.criticalthinking.org/"><text:span text:style-name="T75">www.criticalthinking.org</text:span></text:a><text:span text:style-name="T119">), </text:span><text:span text:style-name="T120">2) </text:span><text:span text:style-name="T123">George </text:span><text:span text:style-name="T120">Polya's Model for Mathematical Reasoning and Problem Solving and </text:span><text:span text:style-name="T123">the contemporary </text:span><text:span text:style-name="T121">body of relevant and recent </text:span><text:span text:style-name="T120">research-based extensions of his work, and 3) a</text:span><text:span text:style-name="T119"> broad spectrum of </text:span><text:span text:style-name="T120">learning strategies from the body of </text:span><text:span text:style-name="T119">research and </text:span><text:span text:style-name="T120">effect</text:span><text:span text:style-name="T121">i</text:span><text:span text:style-name="T120">ve teaching </text:span><text:span text:style-name="T119">practi</text:span><text:span text:style-name="T120">ce that </text:span><text:span text:style-name="T119">have contributed to a greater understanding of concept development as it pertains to mathematics learning and problem solving. </text:span><text:span text:style-name="T123">An overview of Critical Thinking and Polya's model for problem solving follows.</text:span></text:p>
      <text:p text:style-name="P80"/>
      <text:p text:style-name="P78">Critical Thinking</text:p>
      <text:p text:style-name="P69"><text:tab/></text:p>
      <text:p text:style-name="P83"><text:span text:style-name="T99"><text:tab/></text:span><text:span text:style-name="T779">Richard Paul, Director of Research at the Center for Critical Thinking, is considered internationally as the imminent scholar of critical thinking. FACT</text:span><text:span text:style-name="T9">©</text:span><text:span text:style-name="T779"> is based on the critical thinking model originally developed by Richard Paul and extended by Linda Elder. The essence of </text:span><text:span text:style-name="T780">the </text:span><text:span text:style-name="T779">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99"> when and how to use particular strategies for learning and thinking. The following excerpt from Paul and Elder’s </text:span><text:span text:style-name="Emphasis"><text:span text:style-name="T99">Miniature Guide to Critical Thinking </text:span></text:span><text:span text:style-name="Emphasis"><text:span text:style-name="T160">(2003)</text:span></text:span><text:span text:style-name="Emphasis"><text:span text:style-name="T250"> </text:span></text:span><text:span text:style-name="T99">further explains the concept:</text:span></text:p>
      <text:p text:style-name="P20"/>
      <text:p text:style-name="P111">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111">A well-cultivated critical thinker:</text:p>
      <text:list xml:id="list4635786116231127061" text:style-name="L5">
        <text:list-item>
          <text:p text:style-name="P401">Raises vital questions and problems, formulating them clearly and precisely;</text:p>
        </text:list-item>
        <text:list-item>
          <text:p text:style-name="P401">Gathers and assesses relevant information, using abstract ideas to interpret it effectively;</text:p>
        </text:list-item>
        <text:list-item>
          <text:p text:style-name="P401">Comes to well-reasoned conclusions and solutions, testing them against relevant criteria and standards;</text:p>
        </text:list-item>
        <text:list-item>
          <text:p text:style-name="P401">Thinks open-mindedly within alternative systems of thought, recognizing and assessing, as need be, their assumptions, implications, and practical consequences; and</text:p>
        </text:list-item>
        <text:list-item>
          <text:p text:style-name="P402"><text:soft-page-break/><text:span text:style-name="T77">C</text:span><text:span text:style-name="T76">ommunicates effectively with others in figuring out solutions to complex problems.</text:span></text:p>
        </text:list-item>
      </text:list>
      <text:p text:style-name="P111"/>
      <text:p text:style-name="P111">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69"/>
      <text:p text:style-name="P50"><text:span text:style-name="T70"><text:tab/></text:span><text:span text:style-name="T161">Thus, </text:span><text:span text:style-name="T70">critical thinking, as de</text:span><text:span text:style-name="T161">veloped</text:span><text:span text:style-name="T70"> by Paul and Elder, </text:span><text:span text:style-name="T161">provides a metacognitive tool </text:span><text:span text:style-name="T162">that reflects the type of self-monitoring </text:span><text:span text:style-name="T70">described </text:span><text:span text:style-name="T162">by researchers as a key element for learning mathematics, in particular, and learning in general. The</text:span><text:span text:style-name="T70"> </text:span><text:span text:style-name="T167">following </text:span><text:span text:style-name="T70">statement from Alan Schoenfeld </text:span><text:span text:style-name="T167">(1987) </text:span><text:span text:style-name="T70">depicts the </text:span><text:span text:style-name="T162">relationship and connection between</text:span><text:span text:style-name="T70">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 text:style-name="T870">p. 190</text:span>). Schoenfeld later (1992) describes the <text:span text:style-name="T797">importance</text:span> <text:span text:style-name="T797">and similarity with regard to self-monitoring and metacognition found in the processes of </text:span>writing and <text:span text:style-name="T797">in doing </text:span>mathematics:</text:p>
      <text:p text:style-name="P51"/>
      <text:p text:style-name="P51"><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73"><text:tab/></text:p>
      <text:p text:style-name="P91"><text:span text:style-name="T99"><text:tab/></text:span><text:span text:style-name="T100">Thus, t</text:span><text:span text:style-name="T99">he key factor in effective problem solving </text:span><text:span text:style-name="T100">or writing </text:span><text:span text:style-name="T99">is to assist students in developing “</text:span><text:span text:style-name="T100">habits of mind” or an intellectual disposition to constantly monitor and “keep tabs” of their own thinking within</text:span><text:span text:style-name="T99"> the context of learning any discipline. </text:span><text:span text:style-name="T100">These habits of mind can be taught. </text:span><text:span text:style-name="T99">One advantage of the Paul and Elder model for Critical Thinking that forms the basis of FACT</text:span><text:span text:style-name="T72">© </text:span><text:span text:style-name="T99">is the identification of standards and components of reasoning that serve as useful metacognitive tools for analyzing,</text:span><text:span text:style-name="T100"> assessing, and evaluating </text:span><text:span text:style-name="T99">one's own thinking in a systematic and disciplined way. Critical thinkers, according to Paul and Elder, analyze their thinking and that of others by identifying and examining basic structures inherent in all thinking </text:span><text:span text:style-name="T119">(Elements of Thought)</text:span><text:span text:style-name="T159">. </text:span><text:span text:style-name="T99">These Elements include: </text:span><text:span text:style-name="T119">purpose, point of view, assumptions, implications and consequences, data and information, inferences and interpretations, concepts, and question at issue. Paul and Elder explain in </text:span><text:span text:style-name="Emphasis"><text:span text:style-name="T119">Tools for Taking Charge of Your Learning and Your Life</text:span></text:span><text:span text:style-name="T119">,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5"> <text:tab/></text:p>
      <text:p text:style-name="P25"><text:soft-page-break/><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798">Imagine students adding these elements or questions to their repertoire of skills as they work through problems. Sadly</text:span>, students <text:span text:style-name="T798">and probably most people </text:span>are not in the habit of asking them.</text:p>
      <text:p text:style-name="P69"/>
      <text:p text:style-name="P78">Elements of Reasoning:</text:p>
      <text:p text:style-name="P50"/>
      <text:list xml:id="list5910778734486079011" text:style-name="L6">
        <text:list-item>
          <text:p text:style-name="P381">All reasoning is an attempt to figure something out, to settle some question, to solve some problem.</text:p>
        </text:list-item>
        <text:list-item>
          <text:p text:style-name="P381">All reasoning is based on assumptions.</text:p>
        </text:list-item>
        <text:list-item>
          <text:p text:style-name="P381">All reasoning is done from some point of view.</text:p>
        </text:list-item>
        <text:list-item>
          <text:p text:style-name="P381">All reasoning is based on data, information, and evidence.</text:p>
        </text:list-item>
        <text:list-item>
          <text:p text:style-name="P381">All reasoning is expressed through, and shaped by, concepts and ideas.</text:p>
        </text:list-item>
        <text:list-item>
          <text:p text:style-name="P381">All reasoning contains inferences by which we draw conclusions and give meaning to data.</text:p>
        </text:list-item>
        <text:list-item>
          <text:p text:style-name="P157">All reasoning leads somewhere, has implications and consequences.</text:p>
        </text:list-item>
      </text:list>
      <text:p text:style-name="P69"/>
      <text:p text:style-name="P51">The Elements of Reasoning provide a method of understanding the logic of a mathematical problem, issue, or our reasoning or those of others on any subject. It serves as a useful tool to summarize one's own thinking about a problem at hand.</text:p>
      <text:p text:style-name="P69">Table 1 below provides a useful template for analyzing math or other problem situations:</text:p>
      <table:table table:name="Table8" table:style-name="Table8">
        <table:table-column table:style-name="Table8.A"/>
        <table:table-row>
          <table:table-cell table:style-name="Table8.A1" office:value-type="string">
            <text:p text:style-name="P35">The Elements of Reasoning</text:p>
            <text:p text:style-name="P35">1. The <text:span text:style-name="T627">purpose</text:span> of the problem is __________________________________________________________________.</text:p>
            <text:p text:style-name="P35"><text:span text:style-name="T626">(State as accurately as possible, the purpose for solving the problem. What exactly are we trying to do? What purpose will our solution achieve? Why is the </text:span><text:span text:style-name="T627">problem important</text:span><text:span text:style-name="T626">?)</text:span></text:p>
            <text:p text:style-name="P35">2. The key <text:span text:style-name="T627">question</text:span> or <text:span text:style-name="T627">problem</text:span> is __________________________________________________________________.</text:p>
            <text:p text:style-name="P36">(What exactly are we trying to determine? What is the problem or goal? Can I break the problem down into sub-problems? Can I categorize the problem into a particular type?)</text:p>
            <text:p text:style-name="P35">3. The most important <text:span text:style-name="T626">information</text:span> for addressing and solving the problem is ______________________________________________________________________________________________.</text:p>
            <text:p text:style-name="P37">(Identify key information needed, or presupposed for addressing the problem. Here we are looking for facts or data relevant to the problem, What information such as data, and facts do I have? What <text:span text:style-name="T633">information</text:span> do I need to answer the question? Does it seem that some <text:span text:style-name="T633">information</text:span> is still missing? How is information to be accessed and used?)</text:p>
            <text:p text:style-name="P35">4. The key <text:span text:style-name="T627">concepts</text:span> we need to understand in this problem are __________________________________________</text:p>
            <text:p text:style-name="P35"><text:s/><text:span text:style-name="T652">________________________________________________________________________.</text:span></text:p>
            <text:p text:style-name="P35"><text:s/><text:span text:style-name="T653">(</text:span><text:span text:style-name="T654">What concepts or content (theorems, definitions, formulas, etc.) do we need to understand for reaching a solution?)</text:span></text:p>
            <text:p text:style-name="P38">5. The main assumption(s) underlying our understanding of the problem is (are) ______________________________</text:p>
            <text:p text:style-name="P38"><text:soft-page-break/>_______________________________________________________________________________________________.</text:p>
            <text:p text:style-name="P39">(What is the author or problem as stated taking for granted? What assumptions are we making? Are our assumptions justifiable? Assumptions are generalizations that might be questioned and are most often unstated.)</text:p>
            <text:p text:style-name="P38"><text:span text:style-name="T76">6. </text:span><text:span text:style-name="T70">The basis for our </text:span><text:span text:style-name="T81">inferences </text:span><text:span text:style-name="T70">and </text:span><text:span text:style-name="T81">interpretations</text:span><text:span text:style-name="T70"> at this point are _______________________________________</text:span></text:p>
            <text:p text:style-name="P35"><text:span text:style-name="T653">_________________________________________</text:span><text:span text:style-name="T652">__________________________________________.</text:span></text:p>
            <text:p text:style-name="P38"><text:span text:style-name="T626">(Is there another way to interpret the information? Can I justify my interpretation of the information or problem to be solved? Have I made any inferences beyond what the evidence</text:span> <text:span text:style-name="T626">implies? Are my inference consistent?)</text:span></text:p>
            <text:p text:style-name="P35">7. The most important <text:span text:style-name="T627">conclusion(s)</text:span> or Implication(s) in solving this problem is (are)?<text:span text:style-name="T652">________________________________________________________________________.</text:span></text:p>
            <text:p text:style-name="P35">(<text:span text:style-name="T628">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629">)</text:span></text:p>
            <text:p text:style-name="P38">8. The main point(s) of view or perspective(s) represented in this problem is (are)?_____________________________________________________________________________________________.</text:p>
            <text:p text:style-name="P39">(Could I work the problem using a different approach or technique? How can we check our results?)</text:p>
          </table:table-cell>
        </table:table-row>
      </table:table>
      <text:p text:style-name="P66">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67"/>
      <text:p text:style-name="P69">The Elements <text:span text:style-name="T799">are</text:span> basic components in all thinking situations and serve a useful tool in analyzing our thoughts. However, the ability to address each element does not imply that thinking is good, <text:span text:style-name="T799">logical, </text:span>correct, accurate, <text:span text:style-name="T799">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69"/>
      <text:p text:style-name="P69">To help ensure that our thinking is good, then it should be measured against intellectual <text:span text:style-name="T748">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69"/>
      <text:p text:style-name="P50"><text:span text:style-name="T1">Intellectual Standards </text:span>(from How to Study and Learn a Discipline, Paul and Elder, 2007)</text:p>
      <text:list xml:id="list2414793828176545188" text:style-name="L7">
        <text:list-item>
          <text:p text:style-name="P382">Clarity – understandable, the meaning can be grasped</text:p>
        </text:list-item>
        <text:list-item>
          <text:p text:style-name="P382">Accuracy – free from errors or distortions, true</text:p>
        </text:list-item>
        <text:list-item>
          <text:p text:style-name="P382">Precision – exact to the necessary level of detail</text:p>
        </text:list-item>
        <text:list-item>
          <text:p text:style-name="P382">Relevance – related to the matter at hand</text:p>
        </text:list-item>
        <text:list-item>
          <text:p text:style-name="P382">Depth – containing complexities and multiple interrelationships</text:p>
        </text:list-item>
        <text:list-item>
          <text:p text:style-name="P383">Breadth – includes multiple viewpoints, comprehensive in scope and broadminded</text:p>
        </text:list-item>
        <text:list-item>
          <text:p text:style-name="P383">Logic – The parts make sense together, no contradictions</text:p>
        </text:list-item>
        <text:list-item>
          <text:p text:style-name="P383">Significance – having importance and meaningful to the problem or question</text:p>
        </text:list-item>
        <text:list-item>
          <text:p text:style-name="P383"><text:soft-page-break/>Fairness – bias free, considerate of other approaches or points of view</text:p>
          <text:p text:style-name="P385"/>
        </text:list-item>
      </text:list>
      <text:p text:style-name="P17">Apply Intellectual Standards <text:span text:style-name="T870">to Reasoning</text:span>:</text:p>
      <text:p text:style-name="P20"><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21"><text:tab/>As <text:span text:style-name="T799">students are coached or taught our tutors m</text:span>odel the thinking <text:span text:style-name="T799">they</text:span> want students to learn. I<text:span text:style-name="T799">t</text:span> <text:span text:style-name="T799">is important for teachers to </text:span>point out exactly what moves <text:span text:style-name="T799">he/she is</text:span> making <text:span text:style-name="T799">when the teacher is solving a problem. While solving a probl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22"><text:tab/><text:span text:style-name="T800">During and after a problem has been solved, it is important for</text:span> students <text:span text:style-name="T800">to </text:span>observe the question<text:span text:style-name="T800">s</text:span> <text:span text:style-name="T800">the teacher/tutor </text:span>are asking and the thinking display<text:span text:style-name="T800">ed</text:span> and then discuss the <text:span text:style-name="T800">metacognitive </text:span>moves <text:span text:style-name="T800">that were</text:span> made. The main point is that it is <text:span text:style-name="T800">important </text:span>to help students learn to use these “moves” in their thinking while learning and applying content of the course. <text:span text:style-name="T800">Throughout a teaching session it is important to make explicit those types of questions by both teacher and student.</text:span> <text:span text:style-name="T800">After some time,</text:span> this behavior, <text:span text:style-name="T800">applying critical thinking,</text:span> become<text:span text:style-name="T800">s</text:span> habitual. <text:span text:style-name="T772">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773">es</text:span><text:span text:style-name="T772"> students' conceptual understanding of course content.</text:span></text:p>
      <text:p text:style-name="P22"><text:s/></text:p>
      <text:p text:style-name="P21"><text:span text:style-name="T775">A</text:span>lthough there are several Standards for thinking, <text:span text:style-name="T1054">table 2 depicts standars </text:span>relevant to most situations:</text:p>
      <text:p text:style-name="P386">Table 2: Intellectual Standards</text:p>
      <table:table table:name="Table9" table:style-name="Table9">
        <table:table-column table:style-name="Table9.A"/>
        <table:table-column table:style-name="Table9.B"/>
        <table:table-header-rows>
          <table:table-row>
            <table:table-cell table:style-name="Table9.A1" office:value-type="string">
              <text:p text:style-name="P109">Universal Intellectual Standards</text:p>
            </table:table-cell>
            <table:table-cell table:style-name="Table9.B1" office:value-type="string">
              <text:p text:style-name="P110">Questions for Applying Standards</text:p>
            </table:table-cell>
          </table:table-row>
        </table:table-header-rows>
        <table:table-row>
          <table:table-cell table:style-name="Table9.A10" office:value-type="string">
            <text:p text:style-name="P40">1. Clarity – understandable, the meaning can be understood</text:p>
          </table:table-cell>
          <table:table-cell table:style-name="Table9.B10" office:value-type="string">
            <text:list xml:id="list5794371096410888917" text:style-name="L8">
              <text:list-item>
                <text:p text:style-name="P164">Could you state it in other words?</text:p>
              </text:list-item>
              <text:list-item>
                <text:p text:style-name="P164">Could you draw a picture of the problem situation?</text:p>
              </text:list-item>
              <text:list-item>
                <text:p text:style-name="P164"><text:span text:style-name="T70">Could you explain what you do not understand about the </text:span><text:span text:style-name="T80">problem or question</text:span><text:span text:style-name="T70">?</text:span></text:p>
              </text:list-item>
            </text:list>
          </table:table-cell>
        </table:table-row>
        <table:table-row>
          <table:table-cell table:style-name="Table9.A10" office:value-type="string">
            <text:p text:style-name="P40">2. Accurate – free of errors -</text:p>
            <text:p text:style-name="P40">Facts, definitions, and algorithmic procedures the individual brings to the problem situation may or may not be correct; inventory students knowledge about terms they are using:</text:p>
            <text:p text:style-name="P40"><text:soft-page-break/>For assessing knowledge, try to determine if they:</text:p>
            <text:p text:style-name="P40">know nothing about it; b. know about the existence of, but nothing about the details of; c. partially recall or suspect the details, but with little certainty; confidently <text:s/>believe</text:p>
          </table:table-cell>
          <table:table-cell table:style-name="Table9.B10" office:value-type="string">
            <text:list xml:id="list1192020819490242245" text:style-name="L9">
              <text:list-item>
                <text:p text:style-name="P165">How can we check to see if the information you are using is accurate? (accuracy)</text:p>
              </text:list-item>
              <text:list-item>
                <text:p text:style-name="P165">How can I check to see if I am interpreting the information accurately?</text:p>
              </text:list-item>
              <text:list-item>
                <text:p text:style-name="P165">Do my assumptions make sense?</text:p>
              </text:list-item>
              <text:list-item>
                <text:p text:style-name="P165">Am I assuming information is accurate rather than simply accept it as true?</text:p>
              </text:list-item>
            </text:list>
          </table:table-cell>
        </table:table-row>
        <table:table-row>
          <table:table-cell table:style-name="Table9.A10" office:value-type="string">
            <text:p text:style-name="P48"><text:span text:style-name="T655">3. Precise- exact to necessary detail – </text:span><text:span text:style-name="Emphasis"><text:span text:style-name="T587">degree of precision appropriate for the problem context.</text:span></text:span></text:p>
            <text:p text:style-name="P40">appropriate attention to details through explicit and accurate use of language including mathematical terms, definitions, labels, analogies, concepts, and symbols. </text:p>
            <text:p text:style-name="P40"/>
            <text:p text:style-name="P40"/>
          </table:table-cell>
          <table:table-cell table:style-name="Table9.B10" office:value-type="string">
            <text:list xml:id="list3094845343983442568" text:style-name="L10">
              <text:list-item>
                <text:p text:style-name="P166">Could you be more precise?</text:p>
              </text:list-item>
              <text:list-item>
                <text:p text:style-name="P166">Am I being specific?</text:p>
              </text:list-item>
              <text:list-item>
                <text:p text:style-name="P166">Am I providing details?</text:p>
              </text:list-item>
              <text:list-item>
                <text:p text:style-name="P166">Do I need more details?</text:p>
              </text:list-item>
              <text:list-item>
                <text:p text:style-name="P166">Could you provide more details?</text:p>
              </text:list-item>
              <text:list-item>
                <text:p text:style-name="P166"><text:span text:style-name="T775">C</text:span>ould be more exact or specific?</text:p>
              </text:list-item>
              <text:list-item>
                <text:p text:style-name="P233"><text:span text:style-name="Emphasis"><text:span text:style-name="T587">Could state your understanding of the math term you are using in your reasoning?</text:span></text:span></text:p>
              </text:list-item>
              <text:list-item>
                <text:p text:style-name="P233"><text:span text:style-name="Emphasis"><text:span text:style-name="T587">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40">4. Relevance – relating to the problem or issue at hand – I want to make sure I use information relevant to the problem.</text:p>
            <text:p text:style-name="P40"/>
          </table:table-cell>
          <table:table-cell table:style-name="Table9.B10" office:value-type="string">
            <text:list xml:id="list2818848205881308287" text:style-name="L11">
              <text:list-item>
                <text:p text:style-name="P167">How is what you are doing is relevant to the question? </text:p>
              </text:list-item>
              <text:list-item>
                <text:p text:style-name="P167">What information relevant to the mathematical situation or problem at hand do I possess, and how is that information accessed and used?</text:p>
              </text:list-item>
            </text:list>
            <text:p text:style-name="P84"/>
          </table:table-cell>
        </table:table-row>
        <table:table-row>
          <table:table-cell table:style-name="Table9.A10" office:value-type="string">
            <text:p text:style-name="P40">5. Depth - relates to the complexities and rigor involved in the issue or problem, in contrast to superficial understandings or treatment</text:p>
            <text:p text:style-name="P40"/>
          </table:table-cell>
          <table:table-cell table:style-name="Table9.B10" office:value-type="string">
            <text:list xml:id="list398279732008128564" text:style-name="L12">
              <text:list-item>
                <text:p text:style-name="P168">What makes this a difficult problem?</text:p>
              </text:list-item>
              <text:list-item>
                <text:p text:style-name="P234">What concepts are involved in solving this problem? How are the concepts connected?</text:p>
              </text:list-item>
              <text:list-item>
                <text:p text:style-name="P234">What resources will we need in order to solve this problem?</text:p>
              </text:list-item>
            </text:list>
          </table:table-cell>
        </table:table-row>
        <table:table-row>
          <table:table-cell table:style-name="Table9.A10" office:value-type="string">
            <text:p text:style-name="P40">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6872964596281801754" text:style-name="L13">
              <text:list-item>
                <text:p text:style-name="P169">Can you articulate another reasonable ways of looking at the issue(breadth<text:span text:style-name="T776">)</text:span></text:p>
              </text:list-item>
            </text:list>
          </table:table-cell>
        </table:table-row>
        <table:table-row>
          <table:table-cell table:style-name="Table9.A10" office:value-type="string">
            <text:p text:style-name="P40">Logic – thinking makes sense, no contradictions, able to follow reasoning</text:p>
            <text:p text:style-name="P40"/>
          </table:table-cell>
          <table:table-cell table:style-name="Table9.B10" office:value-type="string">
            <text:list xml:id="list4000309662428375615" text:style-name="L14">
              <text:list-item>
                <text:p text:style-name="P170">Can you express the logic that you used (logic<text:span text:style-name="T775">)</text:span></text:p>
              </text:list-item>
              <text:list-item>
                <text:p text:style-name="P170"><text:span text:style-name="T82">P</text:span><text:span text:style-name="T70">lanning results in an outline of the logical steps required to obtain a solution. In many cases the logical steps are conveniently expressed as mathematic</text:span><text:span text:style-name="T82">s</text:span><text:span text:style-name="T777">.</text:span></text:p>
              </text:list-item>
              <text:list-item>
                <text:p text:style-name="P170">Can you provide a flow-chart of your thinking?</text:p>
              </text:list-item>
              <text:list-item>
                <text:p text:style-name="P170">Am I clearly making connections between parts of the problem?</text:p>
              </text:list-item>
            </text:list>
          </table:table-cell>
        </table:table-row>
        <table:table-row>
          <table:table-cell table:style-name="Table9.A10" office:value-type="string">
            <text:p text:style-name="P40">Significance – focuses on most important, not trivial</text:p>
            <text:p text:style-name="P40">What is the most central idea to solving the problem?</text:p>
            <text:p text:style-name="P40">Which of the facts are most important?</text:p>
            <text:p text:style-name="P40"><text:soft-page-break/></text:p>
          </table:table-cell>
          <table:table-cell table:style-name="Table9.B10" office:value-type="string">
            <text:list xml:id="list5465494604268510251" text:style-name="L15">
              <text:list-item>
                <text:p text:style-name="P171">Have you focused on the most significant issue in in dealing with this problem(significant)</text:p>
              </text:list-item>
              <text:list-item>
                <text:p text:style-name="P171">What math concepts are basic in the problem?</text:p>
              </text:list-item>
              <text:list-item>
                <text:p text:style-name="P162">What information is important, what information can be ignored, and what <text:soft-page-break/>additional information may be needed?</text:p>
              </text:list-item>
            </text:list>
          </table:table-cell>
        </table:table-row>
        <table:table-row>
          <table:table-cell table:style-name="Table9.A10" office:value-type="string">
            <text:p text:style-name="P40">Fairness – justifiable, multiple viewpoints or representations</text:p>
          </table:table-cell>
          <table:table-cell table:style-name="Table9.B10" office:value-type="string">
            <text:list xml:id="list2243167452637475179" text:style-name="L16">
              <text:list-item>
                <text:p text:style-name="P172">drawing a clear line between the results, on the one hand, and your judgment calls about how those results support a hypothesis.</text:p>
              </text:list-item>
              <text:list-item>
                <text:p text:style-name="P172">students in multiple ways using different solution strategies</text:p>
              </text:list-item>
              <text:list-item>
                <text:p text:style-name="P172"><text:span text:style-name="T775">t</text:span>he problem can be approached by a different solutions or decision or positions stat can be taken or defended)</text:p>
              </text:list-item>
            </text:list>
            <text:p text:style-name="P84"/>
          </table:table-cell>
        </table:table-row>
      </table:table>
      <text:p text:style-name="P15">Table 2 Adapted from Paul and Elder</text:p>
      <text:p text:style-name="P16"/>
      <text:p text:style-name="P29"><text:span text:style-name="T801">Building Confidence, Autonomy, and Perseverance</text:span> </text:p>
      <text:p text:style-name="P90"><text:span text:style-name="T71"><text:tab/></text:span><text:span text:style-name="T115"> Paul and Elder also note, that all thinkers should cultivate positive intellectual traits such as intellectual humility, intellectual autonomy, confidence in reason, intellectual perseverance, among others. Among these traits, the Center focus</text:span><text:span text:style-name="T117">es</text:span><text:span text:style-name="T115"> on developing </text:span><text:span text:style-name="T117">students' i</text:span><text:span text:style-name="T115">ntellectual perseverance or the disposition to work though </text:span><text:span text:style-name="T117">problems that are progressively more </text:span><text:span text:style-name="T115">complex </text:span><text:span text:style-name="T117">and challenging</text:span><text:span text:style-name="T115"> despite frustration inherent in the task Student must be willing to work their way though complexities in a problem solving context and not give up when challenged. It is im</text:span><text:span text:style-name="T116">per</text:span><text:span text:style-name="T115">ative that students develop a capacity of patience and tenacity.</text:span></text:p>
      <text:p text:style-name="P26"/>
      <text:p text:style-name="P51"><text:span text:style-name="T85"><text:tab/>Building Intellectual traits within students, such as intellectual autonomy, confidence, and perseverance are of critical importance in math achievement and success. The problem in developing these traits among </text:span><text:span text:style-name="T86">American</text:span><text:span text:style-name="T85"> students </text:span><text:span text:style-name="T86">has proven difficult as reflected in a number of international studies related to math achievement.</text:span><text:span text:style-name="T85"> For several </text:span><text:span text:style-name="T87">r</text:span><text:span text:style-name="T85">ea sons, </text:span><text:span text:style-name="T83">Americans tend to assume that </text:span><text:span text:style-name="T84">math achievement </text:span><text:span text:style-name="T70"><text:s/>is equivalent to sudden insight </text:span><text:span text:style-name="T167">or a genetically inherited trait</text:span><text:span text:style-name="T70">. With mathematics, </text:span><text:span text:style-name="T167">unlike other subjects, </text:span><text:span text:style-name="T70">one often hears teachers tell children that they "either know it or they don't," </text:span><text:span text:style-name="T167">meaning</text:span><text:span text:style-name="T70"> that math problems can either be solved quickly or not at all. </text:span><text:span text:style-name="T167">During parent-teacher conferences, math facuty constantly hear parents lament that their child “get's it from me”(lack of math ability). In c</text:span><text:span text:style-name="T70">ontrast, </text:span><text:span text:style-name="T167">to American students, </text:span><text:span text:style-name="T70">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76">Outliers, </text:span><text:span text:style-name="T168">Malcolm</text:span><text:span text:style-name="T70">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text:span><text:span text:style-name="T167">across all grade levels </text:span><text:span text:style-name="T70">when compared to persistence during mathematical problem solving.</text:span></text:p>
      <text:p text:style-name="P11"/>
      <text:p text:style-name="P3"><text:span text:style-name="T873"><text:tab/>A lack of confidence in one's own mathematical ability </text:span>is devastating for several reasons. If <text:span text:style-name="T873">students</text:span> believe that they are incapable of performing well in math classes, they may experience a sense of helplessness where students attribute lack of success in mathematics to lack of ability <text:soft-page-break/>(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 </text:p>
      <text:p text:style-name="P436"/>
      <text:p text:style-name="P11"><text:tab/>In sum: whether acknowledged or not, whether conscious or not, beliefs shape mathematical behavior. Beliefs are abstracted from one's experiences and from the culture in which one is embedded. This leads to the consideration of mathematical practice. <text:span text:style-name="T801">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11"/>
      <text:p text:style-name="P79">Polya's Model for Mathematical Reasoning</text:p>
      <text:p text:style-name="P68"/>
      <text:p text:style-name="P163"><text:span text:style-name="T779"><text:tab/>George Polya, professor of mathematics at </text:span><text:a xlink:type="simple" xlink:href="http://en.wikipedia.org/wiki/ETH_Zürich"><text:span text:style-name="T795">ETH Zürich</text:span></text:a><text:span text:style-name="T249"> </text:span><text:span text:style-name="T779">in Switzerland and later at Stanford University,</text:span><text:span text:style-name="T784"> s</text:span><text:span text:style-name="T779">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796">How to Solve It</text:span></text:a><text:span text:style-name="T779">,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ext:span></text:p>
      <text:p text:style-name="P163"><text:span text:style-name="T779"/></text:p>
      <text:p text:style-name="P163"><text:span text:style-name="T779"><text:tab/>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p>
      <text:p text:style-name="P81"/>
      <text:p text:style-name="P81"><text:tab/>“One of the first and foremost duties of the teacher is not to give his students the impression <text:tab/>that mathematical problems have little connection with each other, and no connection at all <text:tab/>with anything else...The teacher should encourage the students to imagine cases in which they <text:tab/>could <text:tab/>utilize again the procedure used, or apply the result obtained” (p. 15-16).</text:p>
      <text:p text:style-name="P68"/>
      <text:p text:style-name="P68"><text:tab/>The Problem-Solving processes outlined in “How to Solve It” presents four phases or areas of problem solving, which have become the framework most often recommended for teaching problem-solving skills in mathematics. <text:span text:style-name="T1052">T</text:span>he four steps are simple <text:span text:style-name="T1052">and intuitive</text:span>:</text:p>
      <text:p text:style-name="P68"/>
      <text:p text:style-name="P113">1. Understanding the problem (Recognizing what is asked for.)</text:p>
      <text:p text:style-name="P113">2. Devising a plan to solve the problem (Responding to what is asked for.)</text:p>
      <text:p text:style-name="P113">3. Implementing the plan (Developing the result of the response.)</text:p>
      <text:p text:style-name="P113"><text:soft-page-break/>4. Reflecting on the problem (Checking. What does the result tell me?)</text:p>
      <text:p text:style-name="P114"/>
      <text:p text:style-name="P158"><text:tab/>The <text:span text:style-name="T1052">Polya's </text:span>four steps, at face-value, provide little direction on how to navigate <text:span text:style-name="T802">each </text:span>step: understand, devise a plan, implementing the plan, and reflecting on the problem. <text:span text:style-name="T802">However, i</text:span>n all fairness, Polya d<text:span text:style-name="T1052">id</text:span> provide <text:span text:style-name="T871">considerable </text:span>insight for assisting students at each step and many of his strategies have formed the basis of ongoing research and practice in teaching mathematics. </text:p>
      <text:p text:style-name="P158"/>
      <text:p text:style-name="P398"><text:span text:style-name="T111">The </text:span><text:span text:style-name="T110">Implementation of Polya in the Classroom <text:s/>- </text:span><text:span text:style-name="T111">Not </text:span><text:span text:style-name="T112">Really Happening</text:span></text:p>
      <text:p text:style-name="P160"><text:tab/><text:span text:style-name="T806">Th</text:span><text:span text:style-name="T808">e</text:span><text:span text:style-name="T807"> common practice </text:span><text:span text:style-name="T808">of mindless mimicry in </text:span><text:span text:style-name="T821">the classroom, where students </text:span><text:span text:style-name="T805">watch their teachers </text:span><text:span text:style-name="T821">solve a particular type of problem </text:span><text:span text:style-name="T805">and then </text:span><text:span text:style-name="T821">emulat</text:span><text:span text:style-name="T805">e</text:span><text:span text:style-name="T821"> the teacher's actions, does not allow </text:span><text:span text:style-name="T823">them</text:span><text:span text:style-name="T821"> to develop </text:span><text:span text:style-name="T822">their own </text:span><text:span text:style-name="T821">problem solving skills. In fact, in the context of the classroom, no one, including the teacher is engaged in </text:span><text:span text:style-name="T822">true </text:span><text:span text:style-name="T821">problem solving. The teacher, in advance, understands the problem, </text:span><text:span text:style-name="T822">has a solution plan already prepared for getting the right answer, carries out the plan as students observe, and then he or she may provide students a means for checking the answer. </text:span><text:span text:style-name="T805">Typically, after observing the teacher solve a problem, </text:span><text:span text:style-name="T822">students complete a set of practice problems that are really no different from those worked by the teacher in class. Within t</text:span><text:span text:style-name="T805">his method of instruction</text:span><text:span text:style-name="T822">, there is little </text:span><text:span text:style-name="T823">practical </text:span><text:span text:style-name="T822">use for students to understand the meaning or purpose of the problem, all the student needs to do is </text:span><text:span text:style-name="T823">to follow the teacher's recipe (plan) for getting the right answer. Afterwords, student move to the next problem on the worksheet </text:span><text:span text:style-name="T825">and </text:span><text:span text:style-name="T823">no need to really read the problem, it is the same as the previous with different numbers. Because they were shown how to work the problem, s</text:span><text:span text:style-name="T806">tudents </text:span><text:span text:style-name="T823">s</text:span><text:span text:style-name="T806">kip Polya's step two (</text:span><text:span text:style-name="T805">Devising a plan to solve the proble</text:span><text:span text:style-name="T806">m)</text:span><text:span text:style-name="T805"> and proceed immediately to step three (Implement the plan</text:span><text:span text:style-name="T806">). </text:span><text:span text:style-name="T823">However, </text:span><text:span text:style-name="T806">step three is not problem solving. The problem solving aspect was provided by the teacher when </text:span><text:span text:style-name="T808">he/she explained the purpose of the problem (step one) and then</text:span><text:span text:style-name="T806"> devised the plan </text:span><text:span text:style-name="T808">(step two)</text:span><text:span text:style-name="T806">.</text:span></text:p>
      <text:p text:style-name="P160"><text:span text:style-name="T822"/></text:p>
      <text:p text:style-name="P160"><text:span text:style-name="T822"><text:tab/></text:span><text:span text:style-name="T806">In </text:span><text:span text:style-name="T807">time, students </text:span><text:span text:style-name="T808">are constantly taught to give, </text:span><text:span text:style-name="T825">at best,</text:span><text:span text:style-name="T808"> </text:span><text:span text:style-name="T825">superficial</text:span><text:span text:style-name="T808"> treatment to </text:span><text:span text:style-name="T821">each of Polya's four steps. <text:s/></text:span><text:span text:style-name="T823">After years of teaching, interviewing students as they solve problems, tutoring, supervising and </text:span><text:span text:style-name="T825">evaluating</text:span><text:span text:style-name="T823"> classrooms teachers, it became apparent to me that most teaching practices are, in fact, antithetical to developing </text:span><text:span text:style-name="T824">good and effective </text:span><text:span text:style-name="T823">problem solv</text:span><text:span text:style-name="T824">ing skills. I've observed students </text:span><text:span text:style-name="T808">a</text:span><text:span text:style-name="T809">s</text:span><text:span text:style-name="T808"> they ostensibly</text:span><text:span text:style-name="T824"> </text:span><text:span text:style-name="T808">neglect </text:span><text:span text:style-name="T825">to </text:span><text:span text:style-name="T808">“engag</text:span><text:span text:style-name="T825">e</text:span><text:span text:style-name="T808"> the text” </text:span><text:span text:style-name="T809">or </text:span><text:span text:style-name="T808">read </text:span><text:span text:style-name="T825">a math </text:span><text:span text:style-name="T808">problem in a disciplined way for </text:span><text:span text:style-name="T825">understanding, </text:span><text:span text:style-name="T808">meaning, or purpose. </text:span><text:span text:style-name="T825">Rather,</text:span><text:span text:style-name="T808"> student's </text:span><text:span text:style-name="T825">begin problems with a </text:span><text:span text:style-name="T808">cursory review o</text:span><text:span text:style-name="T826">f </text:span><text:span text:style-name="T825">text while looking for familiar clues </text:span><text:span text:style-name="T826">to </text:span><text:span text:style-name="T825">label </text:span><text:span text:style-name="T808">the ta</text:span><text:span text:style-name="T807">sk </text:span><text:span text:style-name="T826">at hand </text:span><text:span text:style-name="T808">(distance problem, coin problem, mixture problem, etc.) </text:span><text:span text:style-name="T825">in </text:span><text:span text:style-name="T826">accordance with problems seen earlier in the classroom</text:span><text:span text:style-name="T825">. Then, based on some stimulus evoked from within the text, the student immediately matches their perception of </text:span><text:span text:style-name="T809">the problem </text:span><text:span text:style-name="T825">they are asked to solve to one </text:span><text:span text:style-name="T809">solved earlier by the teacher. The student, </text:span><text:span text:style-name="T826">skips step two, devising a plan,</text:span><text:span text:style-name="T809"> </text:span><text:span text:style-name="T826">and </text:span><text:span text:style-name="T809">moves into step three mode </text:span><text:span text:style-name="T825">(carrying out the plan) </text:span><text:span text:style-name="T809">and starts the symbol moving process until they have distilled an answer. Finally, rather than substantive reflection (step </text:span><text:span text:style-name="T825">four r</text:span><text:span text:style-name="T809">eflecting on the problem or checking. What does the result tell me?), the student checks his/her answer against a solution key which provides no clue in terms of what went wrong </text:span><text:span text:style-name="T825">when the answers don't math up. Hence, </text:span><text:span text:style-name="T806">problem solving, </text:span><text:span text:style-name="T825">within the common pedagogy of mimicry</text:span><text:span text:style-name="T821">, </text:span><text:span text:style-name="T825">reduces the activity into a </text:span><text:span text:style-name="T806">stimulus-response </text:span><text:span text:style-name="T825">form of teaching where</text:span><text:span text:style-name="T806"> students categorize a problem (stimulus) and </text:span><text:span text:style-name="T807">then </text:span><text:span text:style-name="T806">begin </text:span><text:span text:style-name="T825">mindlessly </text:span><text:span text:style-name="T806">shoving symbols (response) </text:span><text:span text:style-name="T825">based on some vestige of memory of what the teacher did to get the right answer</text:span><text:span text:style-name="T806">. </text:span></text:p>
      <text:p text:style-name="P159"><text:span text:style-name="T809"><text:tab/></text:span></text:p>
      <text:p text:style-name="P352"><text:span text:style-name="T70"><text:tab/></text:span><text:span text:style-name="T247">By moving from clues located in the problem, </text:span><text:span text:style-name="T248">to carrying out the plan, devising the plan becomes a matter of finding a match between the problem type and a solution strategy explicitly taught by the teacher. After some period of time, and enough problem types have accrued, students find it increasingly more difficult to remember or locate the match. There just too many nuances of problem types and solutions to be remembered. <text:s/></text:span><text:span text:style-name="T165">When students' lack the ability to </text:span><text:span text:style-name="T78">devise a solution, </text:span><text:span text:style-name="T169">they will </text:span><text:span text:style-name="T176">certainly</text:span><text:span text:style-name="T169"> not have developed competence in independently confirming, verifying, </text:span><text:span text:style-name="T176">or defending the </text:span><text:soft-page-break/><text:span text:style-name="T176">reasonableness of his or her answers</text:span><text:span text:style-name="T169">. Moreover, Polya's fourth step “Reflecting on the problem (Checking.</text:span><text:span text:style-name="T177"> What does the result tell me?</text:span><text:span text:style-name="T176">)</text:span><text:span text:style-name="T177">”</text:span><text:span text:style-name="T79"> </text:span><text:span text:style-name="T165">is further</text:span><text:span text:style-name="T248"> </text:span><text:span text:style-name="T179">subverted</text:span><text:span text:style-name="T70"> by textbooks and supporting </text:span><text:span text:style-name="T248">course</text:span><text:span text:style-name="T70"> material </text:span><text:span text:style-name="T179">and even the teacher who tells the student whether or not </text:span><text:span text:style-name="T248">answers </text:span><text:span text:style-name="T179">are correct. </text:span><text:span text:style-name="T70">Hence, opportunities for learning through reflection, step four, is not leveraged. Rather, students receive good grades and are rewarded for getting the right answer, even if they can't articulate their understanding or the meaning of the solution or its process. </text:span><text:span text:style-name="T248">A consequence of the failure to teach students how to understand and devise problem solutions is witnessed whenever students exit a course, even with good grades, and then fail miserably on standardized tests that cover the same or similar content to which students were exposed.</text:span></text:p>
      <text:p text:style-name="P74"/>
      <text:p text:style-name="P93"><text:span text:style-name="T70"><text:tab/></text:span><text:span text:style-name="T163">Ask any mathematics teacher how o</text:span><text:span text:style-name="T70">ften </text:span><text:span text:style-name="T163">students “</text:span><text:span text:style-name="T70">cry foul“ when</text:span><text:span text:style-name="T163">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70">McAllister (1996) </text:span><text:span text:style-name="T164">infers</text:span><text:span text:style-name="T70"> that students</text:span><text:span text:style-name="T164">'</text:span><text:span text:style-name="T70"> inability to develop solution plans is </text:span><text:span text:style-name="T164">an obvious outcome</text:span><text:span text:style-name="T70"> </text:span><text:span text:style-name="T164">of </text:span><text:span text:style-name="T70">classroom teachers </text:span><text:span text:style-name="T164">who</text:span><text:span text:style-name="T70"> </text:span><text:span text:style-name="T164">routinely supply </text:span><text:span text:style-name="T70">the solution plan to students. </text:span><text:span text:style-name="T164">When</text:span><text:span text:style-name="T70"> students encounter </text:span><text:span text:style-name="T164">problems that require solution strategies that </text:span><text:span text:style-name="T70">are not the same as th</text:span><text:span text:style-name="T164">ose </text:span><text:span text:style-name="T70">solutions developed by the expert, </text:span><text:span text:style-name="T164">such as those problems on standardized tests, </text:span><text:span text:style-name="T165">they lack the experience and confidence to develop their own solutions</text:span><text:span text:style-name="T70">. </text:span><text:span text:style-name="T165">After years of schooling most students view mathematics as </text:span><text:span text:style-name="T70">the manipulative part ('</text:span><text:span text:style-name="T76">Carrying out the plan</text:span><text:span text:style-name="T70">') </text:span><text:span text:style-name="T165">of problem solving and are not consciously aware of how math is actually performed in a “real world” setting. </text:span></text:p>
      <text:p text:style-name="P74"/>
      <text:p text:style-name="P52"><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text:span text:style-name="T872">states</text:span>,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span text:style-name="T70"> </text:span></text:p>
      <text:p text:style-name="P71"/>
      <text:p text:style-name="P161"><text:tab/>Since Polya's work, teachers and researchers have developed literally hundreds of methods for addressing each of the four steps. Students and teachers often get lost in the vast collection of problem solving approaches. In<text:span text:style-name="T1053"> reforming the dismal state of affairs, at least three changes must occur. First, problems that students are asked to solve should be relevant, interesting, and realistic. Second, it is critical that teaching methods shift in a way that allows students to devise their own plans for solving problems through reasoning and “thinking it through” resulting in becoming less dependent on the teacher for doing all of the thinking for them. Finally, must be explicitly taught how to analyze and evaluate any problem they may encounter. </text:span></text:p>
      <text:p text:style-name="P161"><text:span text:style-name="T1053"><text:tab/></text:span></text:p>
      <text:p text:style-name="P161"><text:span text:style-name="T1053"><text:tab/>The Paul and Elder model for critical thinking,described earlier, provides a flexible metacognitive tool that can be easily adapted to any field of study, or in our personal and professional lives. The Center for Mathematical Coaching and Consulting has developed a simple tool (FACT) for navigating each of Polya's four-steps through the adaption of the Paul and Elder model of Criticial Thinking. Within each of Polya's steps, critical think is used to provide a unifying and consistent approach and language for problem solving, As students use FACT, over time, they begin to <text:s/>routinely apply a consistent set standards for evaluating their thinking as they examine each component of knowledge relevant to a problem situation. Thus, the ultimate or end game of FACT is the development </text:span><text:soft-page-break/><text:span text:style-name="T1053">of students who increasingly evolve into more mature and capable mathematical thinkers and problem solvers in general. Table 3 depicts those components or thinking or elements of reasoning that are central to FACT and <text:s/>relevant to mathematics or any field of study or profession. </text:span></text:p>
      <text:p text:style-name="P131"/>
      <text:p text:style-name="P399">Table 3: Critical Thinking: Conponents of Human Thought</text:p>
      <table:table table:name="Table2" table:style-name="Table2">
        <table:table-column table:style-name="Table2.A"/>
        <table:table-row>
          <table:table-cell table:style-name="Table2.A1" office:value-type="string">
            <text:p text:style-name="P439"><text:span text:style-name="T1041">C</text:span><text:span text:style-name="T244">ritical Thinking </text:span><text:span text:style-name="T246">Components </text:span><text:span text:style-name="T244">for Mathematics Reasonin</text:span><text:span text:style-name="T245">g</text:span></text:p>
          </table:table-cell>
        </table:table-row>
        <table:table-row>
          <table:table-cell table:style-name="Table2.A2" office:value-type="string">
            <text:p text:style-name="P133"><text:span text:style-name="T242"/></text:p>
            <text:list xml:id="list7211196117053893859" text:style-name="L119">
              <text:list-item>
                <text:p text:style-name="P134">All mathematics reasoning seeks to <text:span text:style-name="T635">answer a question </text:span>or figure something out-of-school</text:p>
                <text:p text:style-name="P134"/>
              </text:list-item>
              <text:list-item>
                <text:p text:style-name="P135">All aspects of mathematical reasoning has a <text:span text:style-name="T635">purpose</text:span> </text:p>
                <text:p text:style-name="P135"/>
              </text:list-item>
              <text:list-item>
                <text:p text:style-name="P135">All mathematical reasoning requires <text:span text:style-name="T635">assumptions</text:span>. </text:p>
                <text:p text:style-name="P135"/>
              </text:list-item>
              <text:list-item>
                <text:p text:style-name="P135">All mathematical reasoning is done from some <text:span text:style-name="T635">perspective</text:span> or<text:span text:style-name="T635"> point of view</text:span> </text:p>
              </text:list-item>
            </text:list>
            <text:p text:style-name="P136"/>
            <text:list xml:id="list114525506172113" text:continue-numbering="true" text:style-name="L119">
              <text:list-item>
                <text:p text:style-name="P135">All mathematical reasoning is based on <text:span text:style-name="T635">information, dat</text:span><text:span text:style-name="T637">a</text:span><text:span text:style-name="T635"> and evidence</text:span></text:p>
                <text:p text:style-name="P135"/>
              </text:list-item>
              <text:list-item>
                <text:p text:style-name="P135">All mathematical reasoning involves the use of <text:span text:style-name="T635">concept</text:span><text:span text:style-name="T633">s</text:span> and theories</text:p>
                <text:p text:style-name="P135"/>
              </text:list-item>
              <text:list-item>
                <text:p text:style-name="P134">All mathematical reasoning involves <text:span text:style-name="T635">interpretations or inferences </text:span><text:s/>by which we draw <text:span text:style-name="T635">conclusions</text:span> and develop into solution plans</text:p>
                <text:p text:style-name="P134"/>
              </text:list-item>
              <text:list-item>
                <text:p text:style-name="P134">All mathematical reasoning has <text:span text:style-name="T635">implications and consequences</text:span></text:p>
              </text:list-item>
            </text:list>
          </table:table-cell>
        </table:table-row>
      </table:table>
      <text:p text:style-name="P131"/>
      <text:p text:style-name="P127"><text:span text:style-name="T656"><text:tab/>On the surface, reasoning seems simple </text:span><text:span text:style-name="T680">and the “moves” that we make </text:span><text:span text:style-name="T681">while</text:span><text:span text:style-name="T680"> thinking are most often sub-conscious. For instance, when we make decisions when operating an automobile, we don't explicitly think </text:span><text:span text:style-name="T681">or say </text:span><text:span text:style-name="T680">“</text:span><text:span text:style-name="T681">the </text:span><text:span text:style-name="T698">problem</text:span><text:span text:style-name="T681"> </text:span><text:span text:style-name="T684">that I need to solve </text:span><text:span text:style-name="T681">is whether or not I should proceed through an intersection given that I have a green light (</text:span><text:span text:style-name="T698">information</text:span><text:span text:style-name="T681">). Another car is approaching a red light.(more information needed to make my decision) and m</text:span><text:span text:style-name="T680">y </text:span><text:span text:style-name="T699">assumption</text:span><text:span text:style-name="T680"> is that the driver </text:span><text:span text:style-name="T681">approaching the red light </text:span><text:span text:style-name="T680">of car in front of me will stop, etc</text:span><text:span text:style-name="T681">. Related </text:span><text:span text:style-name="T698">c</text:span><text:span text:style-name="T700">oncepts</text:span><text:span text:style-name="T682"> are motor vehicle law and speed and stopping distance. </text:span><text:span text:style-name="T684">I am making an </text:span><text:span text:style-name="T701">inference</text:span><text:span text:style-name="T684">, based on past experience, that the driver will stop. </text:span><text:span text:style-name="T682">Thankfully, explicit methodical thinking is not required to handle the problem for most drivers. </text:span></text:p>
      <text:p text:style-name="P128"><text:span text:style-name="T682"><text:tab/></text:span></text:p>
      <text:p text:style-name="P129"><text:span text:style-name="T682"><text:tab/>In contrast, consider </text:span><text:span text:style-name="T684">how the elements of reasoning provide a way </text:span><text:span text:style-name="T686">to</text:span><text:span text:style-name="T684"> systematically </text:span><text:span text:style-name="T685">thinking through a more complex problem. To demonstrate the flexibility of the model, many mathemaitcal situations follow, a problem from the field of </text:span><text:span text:style-name="T687">education administration</text:span><text:span text:style-name="T685"> will be used. </text:span><text:span text:style-name="T692">For example,</text:span><text:span text:style-name="T685"> suppose that <text:s/>a </text:span><text:span text:style-name="T687">college dean </text:span><text:span text:style-name="T685">and </text:span><text:span text:style-name="T693">is</text:span><text:span text:style-name="T686"> </text:span><text:span text:style-name="T685">told by </text:span><text:span text:style-name="T687">the math and science department chair persons that</text:span><text:span text:style-name="T685"> Hu</text:span><text:span text:style-name="T686">ma</text:span><text:span text:style-name="T685">n </text:span><text:span text:style-name="T686">R</text:span><text:span text:style-name="T685">esources is taking too long to </text:span><text:span text:style-name="T687">process part-time faculty </text:span><text:span text:style-name="T685">personnel </text:span><text:span text:style-name="T688">applications and is slowing down the approval process </text:span><text:span text:style-name="T692">for</text:span><text:span text:style-name="T688"> fill</text:span><text:span text:style-name="T692">ing</text:span><text:span text:style-name="T688"> teaching vacancies prior to the start of a new semester.</text:span><text:span text:style-name="T686"> Before launcihing into </text:span><text:span text:style-name="T687">full </text:span><text:span text:style-name="T686">problem solving mode, </text:span><text:span text:style-name="T693">the dean</text:span><text:span text:style-name="T686"> realize</text:span><text:span text:style-name="T693">s</text:span><text:span text:style-name="T686"> that </text:span><text:span text:style-name="T693">she</text:span><text:span text:style-name="T686"> </text:span><text:span text:style-name="T687">need</text:span><text:span text:style-name="T693">s</text:span><text:span text:style-name="T687"> more information. To fully </text:span><text:span text:style-name="T686">understand the exact </text:span><text:span text:style-name="T687">nature of the </text:span><text:span text:style-name="T686">problem, </text:span><text:span text:style-name="T693">she</text:span><text:span text:style-name="T686"> meet</text:span><text:span text:style-name="T693">s</text:span><text:span text:style-name="T686"> with </text:span><text:span text:style-name="T687">members of Human Resources </text:span><text:span text:style-name="T686">and others to develop a </text:span><text:span text:style-name="T687">better – ckearer and more accuate understanding of the </text:span><text:span text:style-name="T686"><text:s/>problem. </text:span><text:span text:style-name="T687">Based on these conversations </text:span><text:span text:style-name="T693">she </text:span><text:span text:style-name="T686">develop</text:span><text:span text:style-name="T693">s</text:span><text:span text:style-name="T686"> a better </text:span><text:span text:style-name="T693">understanding of the problem and writes a new </text:span><text:span text:style-name="T686">problem statement </text:span><text:span text:style-name="T693">as follows</text:span><text:span text:style-name="T686">: “</text:span><text:span text:style-name="T688">Processing time for approval of part-time faculty in math and science at State </text:span><text:span text:style-name="T687">Coll</text:span><text:span text:style-name="T688">e</text:span><text:span text:style-name="T687">ge</text:span><text:span text:style-name="T688">'s Metro Campus, </text:span><text:span text:style-name="T686"><text:s/>is missing the goal of </text:span><text:span text:style-name="T688">100% completion of application packets 90 percent of the time. The average time to complete a packet, including ensuring that applications are complete, collecting college transcripts of appicants, and delivering the completed packets for administrators review and </text:span><text:soft-page-break/><text:span text:style-name="T688">approval </text:span><text:span text:style-name="T689">is 25 days on average over the past </text:span><text:span text:style-name="T693">four</text:span><text:span text:style-name="T689"> semesters. This delay results in having </text:span><text:span text:style-name="T693">in</text:span><text:span text:style-name="T689">sufficient number of faculty, canceling classes at the start of the semester, and sections with too many students.” </text:span></text:p>
      <text:p text:style-name="P129"><text:span text:style-name="T689"/></text:p>
      <text:p text:style-name="P129"><text:span text:style-name="T689"><text:tab/>Note that </text:span><text:span text:style-name="T693">her</text:span><text:span text:style-name="T689"> attempt to </text:span><text:span text:style-name="T704">understand</text:span><text:span text:style-name="T689"> the problem, </text:span><text:span text:style-name="T693">resulted in a “problem statement”</text:span><text:span text:style-name="T689"> </text:span><text:span text:style-name="T693">that included im</text:span><text:span text:style-name="T689">portant and relevant information </text:span><text:span text:style-name="T693">that she discovered. Her efforts clearly exemplify </text:span><text:span text:style-name="T689">the </text:span><text:span text:style-name="T693">c</text:span><text:span text:style-name="T689">lique: “ a problem well stated is a problem half solved.” </text:span><text:span text:style-name="T693">In resolving the problem, she will collect more and vital </text:span><text:span text:style-name="T705">i</text:span><text:span text:style-name="T700">nformation</text:span><text:span text:style-name="T682"> </text:span><text:span text:style-name="T693">that will assist her in understanding </text:span><text:span text:style-name="T689">the end-to-end chain of activities, events and processes <text:s/>- which begins with the college</text:span><text:span text:style-name="T691">'</text:span><text:span text:style-name="T689">s receiving an application and includes everyt</text:span><text:span text:style-name="T690">hing</text:span><text:span text:style-name="T689"> </text:span><text:span text:style-name="T691">else </text:span><text:span text:style-name="T689">needed to ensure that a part-time faculty member is approved for a semester </text:span><text:span text:style-name="T690">and allowed</text:span><text:span text:style-name="T689"> sufficient time to prepare for </text:span><text:span text:style-name="T690">his or her classes</text:span><text:span text:style-name="T689">. </text:span><text:span text:style-name="T700">Assumptions</text:span><text:span text:style-name="T682"> abound, </text:span><text:span text:style-name="T690">for example,</text:span><text:span text:style-name="T682"> </text:span><text:span text:style-name="T693">in the discovery process, the dean learns that </text:span><text:span text:style-name="T690">departments assume that </text:span><text:span text:style-name="T693">HR has </text:span><text:span text:style-name="T690">sufficient matherisal snd resouces </text:span><text:span text:style-name="T693">that for</text:span><text:span text:style-name="T690"> meet</text:span><text:span text:style-name="T693">ing </text:span><text:span text:style-name="T690">goals, </text:span><text:span text:style-name="T693">that </text:span><text:span text:style-name="T690">recruiting practices occur too late, skill sets are missing, </text:span><text:span text:style-name="T693">incompetence is the root problem, </text:span><text:span text:style-name="T690">applications sit in the dean's office without being reviewed, little oversight in HR, etc. </text:span><text:span text:style-name="T693">The dean carefully reviews assumptions and evluates their validity and determine whether the assiumptons are reasonable or not. </text:span><text:span text:style-name="T694">Most importantly, the dean realizes that the solution can only occur through her conceptualizing the process and each person's role in the hiring process.</text:span><text:span text:style-name="T690"> </text:span><text:span text:style-name="T694">She develops her </text:span><text:span text:style-name="T706">c</text:span><text:span text:style-name="T702">oncept</text:span><text:span text:style-name="T690"> </text:span><text:span text:style-name="T694">through engaging in</text:span><text:span text:style-name="T690"> a mapping process that embodies the flow of matherials and informt thorugh </text:span><text:span text:style-name="T694">each of </text:span><text:span text:style-name="T690">the process steps. <text:s/></text:span><text:span text:style-name="T694">Through engaging the team in the mapping activiity a plan of action is completed and consensus is reached </text:span><text:span text:style-name="T690">that </text:span><text:span text:style-name="T694">its implementation would attain</text:span><text:span text:style-name="T690"> desired effect</text:span><text:span text:style-name="T694">s</text:span><text:span text:style-name="T690">. </text:span><text:span text:style-name="T694">The plan's development </text:span><text:span text:style-name="T690">enable</text:span><text:span text:style-name="T694">d</text:span><text:span text:style-name="T690"> </text:span><text:span text:style-name="T694">all key players </text:span><text:span text:style-name="T690">in</text:span><text:span text:style-name="T694">volved in</text:span><text:span text:style-name="T690"> </text:span><text:span text:style-name="T694">hiring part-time faculty </text:span><text:span text:style-name="T690">to </text:span><text:span text:style-name="T702">conceptualize</text:span><text:span text:style-name="T690"> the entire end-to-end process. Prior to implementing </text:span><text:span text:style-name="T694">the </text:span><text:span text:style-name="T690">new plan, </text:span><text:span text:style-name="T694">the dean led focus groups to “think it through” and to identify</text:span><text:span text:style-name="T691"> </text:span><text:span text:style-name="T694">any </text:span><text:span text:style-name="T703">implication</text:span><text:span text:style-name="T691">s and </text:span><text:span text:style-name="T702">consequences </text:span><text:span text:style-name="T691">t</text:span><text:span text:style-name="T690">hat may crop up in other areas.</text:span><text:span text:style-name="T682"> </text:span><text:span text:style-name="T694">Perhaps the most important aspect in developing a successful solution plan was gaining several of </text:span><text:span text:style-name="T706">p</text:span><text:span text:style-name="T700">oints of view</text:span><text:span text:style-name="T682"> </text:span><text:span text:style-name="T694">for throughly </text:span><text:span text:style-name="T691">understanding the problem, devising </text:span><text:span text:style-name="T694">a</text:span><text:span text:style-name="T691"> plan </text:span><text:span text:style-name="T694">of action</text:span><text:span text:style-name="T691">, carrying out the plan, and </text:span><text:span text:style-name="T694">later, for </text:span><text:span text:style-name="T691">evaluating its effectdiveness.</text:span></text:p>
      <text:p text:style-name="P129"><text:span text:style-name="T691"/></text:p>
      <text:p text:style-name="P129"><text:span text:style-name="T691"><text:tab/></text:span></text:p>
      <text:p text:style-name="P341"/>
      <text:p text:style-name="P227"><text:tab/>It is interesting that teachers ask students to analyze problems across a myriad of subjects, but never provide students with a general approach for solving problems or more sufficiently, students are not taught how to think things through. Thinking is most often undisciplined and students even lack a vocabulary to describe how they think about problems. It is hard to improve any complex skill, activity, or even a sport, not to mention problem solving without having a vocabulary to discuss how a game is to be played. Consider <text:span text:style-name="T1055">coaching a tennis player for improvement in a world where coaches were not allowed to use a tennis vocabulary. Terms not avaliable might include: a</text:span><text:span text:style-name="T1056">ce, </text:span><text:span text:style-name="T1057">s</text:span><text:span text:style-name="T1056">pin, action, ad, ad court, advantage, </text:span><text:span text:style-name="T1057">s</text:span><text:span text:style-name="T1056">et, all court, alley, backhand, backspin, backswing, baseliner, blocked return,</text:span><text:bookmark text:name="Brutaliser"/><text:bookmark text:name="brutaliser"/><text:span text:style-name="T1042"> </text:span><text:span text:style-name="T1044">hard, flat serve, slice, can opener, center mark, </text:span><text:span text:style-name="T1045">crosscourt, chop,</text:span><text:span text:style-name="T1044">: d eep, drop shot, drop volley, <text:s/>down stroke </text:span><text:span text:style-name="T1043">f</text:span><text:span text:style-name="T1044">lat liner, forehand, </text:span><text:span text:style-name="T1043">etc, You get the picture. Each term is a concept that evokes a host of procedures, techniques to be employed, action to be taken by the tennis player. It is doubtful that much improvement could be made, or at least coaching would be nearly impossible, without the language of tennis.</text:span> <text:span text:style-name="T1055">Similarly, t</text:span>hinking needs a vocabulary. <text:span text:style-name="T1055">Students need to develop an inner intellectial voice </text:span>and the elements of reasoning <text:span text:style-name="T1055">combined with the intellecutual standards </text:span>provides a vocabulary for reasoning things through. <text:span text:style-name="T1055">P</text:span>ractice<text:span text:style-name="T1055">d</text:span> <text:span text:style-name="T1055">thinking in a disciplined way </text:span>using the vocabulary <text:span text:style-name="T1055">of critical thinking offers a venue and </text:span>potential to <text:span text:style-name="T1055">coach s</text:span>tudents <text:span text:style-name="T1055">fpr </text:span>improve<text:span text:style-name="T1055">d</text:span> thinking. </text:p>
      <text:p text:style-name="P227"/>
      <text:p text:style-name="P227"><text:tab/><text:span text:style-name="T1059">Usel ogic and reason and evidence to draw conclusions about the world. There is a correct way to draw inferences and bad ways that can end in reaching faulty conclusions. need</text:span> <text:s/><text:span text:style-name="T1059">a set of tools that are designed to build knowledge and prevent safegaurds from falling into our own fallibilit. Abou truth ann what arre the standards for detemining the truth at the end of the day..What is a good standard of </text:span><text:soft-page-break/><text:span text:style-name="T1059">evidence and what is a bad one. Want enginners and scientist to not base thinking on intuition, experience alone, or assumptions without testing – willing to change mind – to end up with high degree of certainty that flight will be successful. Which type of scientist, engineer, researcher, educatiro, or aany employer in gereneral. At the end, do we want tto be the kind of thinker that really thinks it throug with skills or some sucker that believes whatever cones along first. “'It seems to me that there is only one conceivable approach to these maters.itf wehave such an emotional stake in the answersif we want badly to believe and it is important to know the truth than nothing more than a committed skeptical scrutiny is required (Carl Sagen).” confidence does not equal correct. What criteria determines the <text:s/>validity or error of any particular belief or conclusion we reach. </text:span></text:p>
      <text:p text:style-name="P227"/>
      <text:p text:style-name="P228">What is means to be scientific. If only we had some tool that differntiates between real knowledge in contrast to some made up intutitve or tradition. It is ok to believe wacky things. Test to diffrentiate betwwen a real belief and something that we make up.This is why evidence matters. It is the ultimate arbiter between right and wrong. Obligate compliance I don't belie it becauuse I like it or its simple or intuitive. Humans are not very rational, very intuitive, and our perceptions are extremely flawed and prejucice based on our experince and point of view. <text:span text:style-name="T1060">Demand evidencefirst and then belive and <text:s/>not ivce-verss. Justifying our conclusions with good data. not nerly aas intutitive or rational as we think we are – we are capable of figuring things out by logic and reason. And to some extent we can do these things.But by enlarge we kind of suck at it and don't do it very often. It is discouraging to think back about our mistakes and what a big scuker we are. Peer pressure is huge in how we make our decisions, social psychology is replete with examples of how we fall into a form of thinking because of peer pressiure and cognitive bias. So many pitfalls on how we thik and process iinformation. Great ways to figure things out but also great ways to be wrong about stuff. People take advantage of them and exploit them a lot. Sales and marketing, miltary recruitment and indoctirnation, political discussions, and how people form their political beliefts. The model has expansive application to all these other fields and life. </text:span></text:p>
      <text:p text:style-name="P228"/>
      <text:p text:style-name="P229">One must appreciate what the scientific method is trying to do. What good sicience is and what is bad science. Its methods works very very hard to try to neutralize the pitfalls in our thinking. <text:span text:style-name="T1061">Study of psychology and social psychology is relpete with why good science and the rules of good science are important. Knowing these techniques prevents us from beign exploited and to teach others to not be taken advantage of. Allows us to defend oursselves. Ash conformity experiment, told experimennt on visual acuity. Not really the experiment. Presented a chart with bars of varying height small, medium and tall. Off to the side is another bare the same height as one of the other bars. Which is the same height as the reference. Charts are right in front of subject. Go thoroh 25 times and 98% accurate. Rearrage experiemnt now six other people in room. Berore fiving answere must listen to six othe peopee discuss their answer. You have to go last <text:s/>-rigged and confederates planted ot mess with your head. You think that they are there like you to participate. All six are unianimous in picking the wrong answer. You see with your eyes what is evident the right answer. So, results, in perfect world 98% right. Average confrminty rate is 4 out of 10 will stick with the majority. Individuals conform at least half of the time. 30% will go with the group no matter what. One out of four will be honest no matterwhat. The other 75% will go along and go with the group. Illustrates how social pressure contraols us. Obvious disparity when glairngly obvious. “I must be wrong because everyone is right” Many were afraid about standing out from the group. </text:span></text:p>
      <text:p text:style-name="P229"/>
      <text:p text:style-name="P230">Othe studies are similar. If stakes are high,and not sure, then will conform to the group. </text:p>
      <text:p text:style-name="P226"/>
      <text:p text:style-name="P226"><text:tab/><text:span text:style-name="T1058">Those who would ddevelop mathematical skills, or analytic skills in gerenal <text:s/>need guidance, and pracitce in monitoring their thinking using itntellectual tools. They need to learn to question </text:span><text:soft-page-break/><text:span text:style-name="T1058">purposes, identify exactly what they are frying to answer or resolv, to question purpose, goals, information, concepts, assumptions, interpretations, conclusions, etc.The combination of Polya's problem solving with critical thinking as the heart of accomplishing each step provides students an interdicsciilinaty analtytitc tool that allows stuents practiced in them</text:span></text:p>
      <text:p text:style-name="P369"><text:span text:style-name="Citation"><text:span text:style-name="T235">Using Fact</text:span></text:span></text:p>
      <text:p text:style-name="P369"><text:span text:style-name="Citation"><text:span text:style-name="T235"/></text:span></text:p>
      <text:p text:style-name="Text_20_body"><text:span text:style-name="T624"><text:tab/></text:span><text:span text:style-name="T589">S</text:span><text:span text:style-name="T588">tudents will benefit from close teacher support when learning to </text:span><text:span text:style-name="T590">think critically through problems and successfully developing strategies</text:span><text:span text:style-name="T588"> to attack math word problems. </text:span><text:span text:style-name="T591">F</text:span><text:span text:style-name="T590">ACT is an iterative </text:span><text:span text:style-name="T588">metacognitive </text:span><text:span text:style-name="T590">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span></text:p>
      <text:p text:style-name="P400"><text:span text:style-name="Citation"><text:span text:style-name="T234"/></text:span></text:p>
      <text:p text:style-name="P387"><text:tab/><text:span text:style-name="T1046">FACT</text:span> is organized around each of Polya's four steps for problem solving: <text:span text:style-name="T1046">1) </text:span>Understanding the Problem, <text:span text:style-name="T1046">2) </text:span>Devising <text:span text:style-name="T1046">the</text:span> Plan, <text:span text:style-name="T1046">3) </text:span>Carrying out the Plan, and <text:span text:style-name="T1046">4) </text:span>Reflecting on the Problem. <text:span text:style-name="T1047">Within each step, students are prompted to focus on structures of thought by reviewing important questions which targets these structures. By focusing on each component inherent in reasoning, students make their thinking processes explicit and are taught a much broader scope of reasoning tools that can be applied to any problem solving context. For example, when students attempt to </text:span>“<text:span text:style-name="T1048">u</text:span>nderstand <text:span text:style-name="T1048">a</text:span> <text:span text:style-name="T1048">p</text:span>roblem,” <text:span text:style-name="T1048">Polya's first step, FACT has </text:span>students identify and <text:span text:style-name="T1051">answer </text:span>question<text:span text:style-name="T1051">s</text:span> <text:span text:style-name="T1051">that target </text:span>the <text:span text:style-name="T1050">following </text:span>elemental structures <text:span text:style-name="T1051">of thinking or “elements of reasoning” nuanced for assising students in understanding the problem</text:span>:</text:p>
      <text:list xml:id="list3289278407548815428" text:style-name="L117">
        <text:list-item>
          <text:p text:style-name="P225">What is the <text:span text:style-name="T635">question</text:span> <text:span text:style-name="T1049">or problem that </text:span>I am trying to answer <text:span text:style-name="T1049">or solve</text:span>? </text:p>
        </text:list-item>
        <text:list-item>
          <text:p text:style-name="P225">What <text:span text:style-name="T635">purpose </text:span><text:span text:style-name="T987">will the solution achieve</text:span>? </text:p>
        </text:list-item>
        <text:list-item>
          <text:p text:style-name="P225">What <text:span text:style-name="T635">information</text:span> do I have or need to <text:span text:style-name="T1054">understand</text:span> the question? </text:p>
        </text:list-item>
        <text:list-item>
          <text:p text:style-name="P348"><text:span text:style-name="T678">What </text:span><text:span text:style-name="T679">are </text:span><text:span text:style-name="T678">the most basic </text:span><text:span text:style-name="T708">concept</text:span><text:span text:style-name="T709">s</text:span><text:span text:style-name="T678"> </text:span><text:span text:style-name="T679">(theorems, definitions formulas, or procedures) for understanding the problem and reaching a solution</text:span><text:span text:style-name="T678">? </text:span></text:p>
        </text:list-item>
        <text:list-item>
          <text:p text:style-name="P348"><text:span text:style-name="T678">What </text:span><text:span text:style-name="T708">assumptions</text:span><text:span text:style-name="T678"> am I making?</text:span></text:p>
        </text:list-item>
        <text:list-item>
          <text:p text:style-name="P349"><text:span text:style-name="T678">W</text:span><text:span text:style-name="T656">hat </text:span><text:span text:style-name="T707">interpretations or inferences</text:span><text:span text:style-name="T656"> have I made in determining what I am being asked to solve?</text:span></text:p>
          <text:p text:style-name="P350"><text:span text:style-name="T656"><text:s/></text:span></text:p>
        </text:list-item>
      </text:list>
      <text:p text:style-name="P351"><text:span text:style-name="T656"><text:tab/></text:span><text:span text:style-name="T682">Now consider Polya's step two “devising the plan” and note how FACT again has students use the elements of reasoning to complete the step. </text:span><text:span text:style-name="T683">Note the use of the elements are slightly nuanced for use in developing the plan.</text:span></text:p>
      <text:p text:style-name="P397"><text:span text:style-name="T678"><text:tab/></text:span></text:p>
      <text:p text:style-name="P397"><text:span text:style-name="T678"><text:tab/></text:span><text:span text:style-name="T682">Elements of Reasoning for Devising a Plan:</text:span></text:p>
      <text:list xml:id="list2656079518885040888" text:style-name="L118">
        <text:list-item>
          <text:p text:style-name="P247"><text:span text:style-name="Emphasis"><text:span text:style-name="T505">Do I understand the</text:span></text:span><text:span text:style-name="Emphasis"><text:span text:style-name="T508"> </text:span></text:span><text:span text:style-name="Emphasis"><text:span text:style-name="T509">problem</text:span></text:span><text:span text:style-name="Emphasis"><text:span text:style-name="T505"> </text:span></text:span><text:span text:style-name="Emphasis"><text:span text:style-name="T506">or </text:span></text:span><text:span text:style-name="Emphasis"><text:span text:style-name="T510">question</text:span></text:span><text:span text:style-name="Emphasis"><text:span text:style-name="T506"> </text:span></text:span><text:span text:style-name="Emphasis"><text:span text:style-name="T505">enough to move forward and devise a plan for it</text:span></text:span><text:span text:style-name="Emphasis"><text:span text:style-name="T507">s</text:span></text:span><text:span text:style-name="Emphasis"><text:span text:style-name="T505"> solution? </text:span></text:span><text:span text:style-name="T711">How will we design or devise a solution plan to solve the problem a</text:span><text:span text:style-name="T712">t hand</text:span><text:span text:style-name="T711">? </text:span></text:p>
        </text:list-item>
        <text:list-item>
          <text:p text:style-name="P247"><text:span text:style-name="T505">W</text:span><text:span text:style-name="T506">hat is the </text:span><text:span text:style-name="T510">purpose</text:span><text:span text:style-name="T506"> of this step or part of the plan? Why is </text:span><text:span text:style-name="T505">the </text:span><text:span text:style-name="T506">step important?</text:span></text:p>
        </text:list-item>
        <text:list-item>
          <text:p text:style-name="P231"><text:span text:style-name="Emphasis"><text:span text:style-name="T607">How will we use and generate data, </text:span></text:span><text:span text:style-name="Emphasis"><text:span text:style-name="T608">information</text:span></text:span><text:span text:style-name="Emphasis"><text:span text:style-name="T607">, evidence, experience in solving the problem?</text:span></text:span></text:p>
        </text:list-item>
        <text:list-item>
          <text:p text:style-name="P247"><text:span text:style-name="Emphasis"><text:span text:style-name="T507">W</text:span></text:span><text:span text:style-name="Emphasis"><text:span text:style-name="T505">hat key information do we have? Is some of the information not needed? </text:span></text:span></text:p>
        </text:list-item>
        <text:list-item>
          <text:p text:style-name="P232"><text:soft-page-break/><text:span text:style-name="Emphasis"><text:span text:style-name="T378">Having I taking into consideration all reasonable </text:span></text:span><text:span text:style-name="Emphasis"><text:span text:style-name="T386">a</text:span></text:span><text:span text:style-name="Emphasis"><text:span text:style-name="T385">ssumptions</text:span></text:span><text:span text:style-name="Emphasis"><text:span text:style-name="T362"> </text:span></text:span><text:span text:style-name="Emphasis"><text:span text:style-name="T378">as I am devising my plan? Am I being</text:span></text:span><text:span text:style-name="Emphasis"><text:span text:style-name="T377"> careful to watch out for unjustified assumptions?.</text:span></text:span></text:p>
        </text:list-item>
        <text:list-item>
          <text:p text:style-name="P232"><text:span text:style-name="T409">What mathematical ideas </text:span><text:span text:style-name="T408">or </text:span><text:span text:style-name="T411">concepts</text:span><text:span text:style-name="T408"> </text:span><text:span text:style-name="T409">such as formulas, computations, theorems, procedures, or other ideas are needed for devising and carrying out a solution plan? What relevant concepts or content do I need to review or better internalize for devising the plan? How will the concepts be used?</text:span></text:p>
        </text:list-item>
      </text:list>
      <text:p text:style-name="P238"><text:span text:style-name="T678"/></text:p>
      <text:p text:style-name="P396"><text:span text:style-name="T678">When students internalize these standards and explicitly use them in problem solving, or thinking in general, their thinking becomes more clear, more accurate, more precise, more relevant,. There are other standards that could be applied; however, for the purpose of most analysis in mathematical problem solving, the Center has focused on those that seem to used most often. </text:span></text:p>
      <text:p text:style-name="P395"><text:span text:style-name="T678"/></text:p>
      <text:p text:style-name="P395"><text:span text:style-name="T678">For example, if we are considering information as an element of reasoning to be addressed as one part of problem solving, then we must apply standards, such as, am I being clear? is the information accurate?, relevant?, derived logically?, etc.. These aspects of thinking are the Intellectual Standards. <text:s/></text:span></text:p>
      <text:p text:style-name="P46"/>
      <text:p text:style-name="P46"><text:tab/>Students will benefit from close teacher support when learning to <text:span text:style-name="T878">think critically through problems and successfully developing strategies</text:span> to attack math word problems. <text:span text:style-name="T878">TACT is an iterative </text:span>metacognitive <text:span text:style-name="T878">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span></text:p>
      <text:p text:style-name="P46"/>
      <text:p text:style-name="P46"><text:span text:style-name="T836"><text:tab/>P</text:span><text:span text:style-name="T837">lease note, questions following each Element are not linear nor is it expected that students address each strategy. The questions are research-based and have been categorized under the most appropriate Element. What is important is that students address each element of reasoning and apply Intellectual Standards in answering questions or responding to a strategy.</text:span></text:p>
      <text:p text:style-name="P388">Using FACT.....pg 4 engineering quide</text:p>
      <text:p text:style-name="P105"><text:span text:style-name="T857">F</text:span><text:span text:style-name="T803">ACT: Foundation of Analysis through Critical Thinking</text:span></text:p>
      <text:p text:style-name="P106"> </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43"><text:span text:style-name="T1029">Polya </text:span>Step II – Devise a Plan</text:p>
            </table:table-cell>
            <table:covered-table-cell/>
            <table:covered-table-cell/>
          </table:table-row>
        </table:table-header-rows>
        <table:table-row table:style-name="Table1.2">
          <table:table-cell table:style-name="Table1.A2" office:value-type="string">
            <text:p text:style-name="P85">Element<text:span text:style-name="T880">s</text:span>: <text:span text:style-name="T633">Question </text:span><text:span text:style-name="T634">and Purpose: </text:span><text:span text:style-name="T251">What is the problem asking or what question am I trying to answer? </text:span><text:span text:style-name="T252">What purpose will our solution achieve?</text:span></text:p>
          </table:table-cell>
          <table:table-cell table:style-name="Table1.B2" table:number-columns-spanned="2" office:value-type="string">
            <text:p text:style-name="P14"><text:span text:style-name="T3">Intellectual Standards: </text:span><text:span text:style-name="T267">A</text:span><text:span text:style-name="T268">t each step in evaluating the problem, apply intellectual standards to the elements of reasoning: </text:span><text:span text:style-name="T269">1) </text:span><text:span text:style-name="T305">Clarity –</text:span><text:span text:style-name="T306"> </text:span><text:span text:style-name="T267">Understandable; the meaning can be graspe</text:span><text:span text:style-name="T269">d; 2) </text:span><text:span text:style-name="T305">Accuracy</text:span><text:span text:style-name="T267">:- <text:s/>Free from errors; true; </text:span><text:span text:style-name="T269">3) </text:span><text:span text:style-name="T305">Precise </text:span><text:span text:style-name="T267">– Exact to the necessary level of detail; </text:span><text:span text:style-name="T269">4) </text:span><text:span text:style-name="T305">Relevance</text:span><text:span text:style-name="T267"> - <text:s/>Relating to the matter at hand-held; </text:span><text:span text:style-name="T269">5) </text:span><text:span text:style-name="T305">Depth</text:span><text:span text:style-name="T267"> - Containing the complexities and multiple interrelationships; </text:span><text:span text:style-name="T269">6) </text:span><text:span text:style-name="T305">Logic</text:span><text:span text:style-name="T267"> – The par</text:span><text:span text:style-name="T270">ts</text:span><text:span text:style-name="T267"> make sense -no contradictions</text:span></text:p>
          </table:table-cell>
          <table:covered-table-cell/>
        </table:table-row>
        <table:table-row>
          <table:table-cell table:style-name="Table1.A3" office:value-type="string">
            <text:list xml:id="list3536089641839515608" text:style-name="L17">
              <text:list-item>
                <text:p text:style-name="P403"><text:span text:style-name="T312">What </text:span><text:span text:style-name="T313">am I being a</text:span><text:span text:style-name="T312">sked to find or show?</text:span></text:p>
              </text:list-item>
              <text:list-item>
                <text:p text:style-name="P120"><text:soft-page-break/><text:span text:style-name="T313">Have I closely r</text:span><text:span text:style-name="T314">ead </text:span><text:span text:style-name="T315">and/</text:span><text:span text:style-name="T313">or r</text:span><text:span text:style-name="T314">e-</text:span><text:span text:style-name="T313">r</text:span><text:span text:style-name="T314">ead </text:span><text:span text:style-name="T313">the problem?</text:span></text:p>
              </text:list-item>
              <text:list-item>
                <text:p text:style-name="P120"><text:span text:style-name="T313">Have I </text:span><text:span text:style-name="T316">u</text:span>nderline<text:span text:style-name="T881">d</text:span> <text:span text:style-name="T882">k</text:span>ey <text:span text:style-name="T882">t</text:span>erms <text:span text:style-name="T317">that relate to the problem?</text:span></text:p>
              </text:list-item>
              <text:list-item>
                <text:p text:style-name="P173"><text:span text:style-name="T512">Have </text:span><text:span text:style-name="T513">I locate</text:span><text:span text:style-name="T512">d</text:span><text:span text:style-name="T513"> </text:span><text:span text:style-name="T512">and</text:span><text:span text:style-name="T514"> underline</text:span><text:span text:style-name="T512">d</text:span><text:span text:style-name="T514"> clue words? </text:span><text:span text:style-name="T513">(</text:span><text:span text:style-name="T515">pr</text:span><text:span text:style-name="T511">oblem</text:span><text:span text:style-name="T516">s</text:span><text:span text:style-name="T511"> ask for something</text:span><text:span text:style-name="T517"> </text:span><text:span text:style-name="T513">and </text:span><text:span text:style-name="T511">request</text:span><text:span text:style-name="T513">s</text:span><text:span text:style-name="T511"> often follow words such as </text:span><text:span text:style-name="T540">how, when, where, show </text:span><text:span text:style-name="T511">and </text:span><text:span text:style-name="T540">find</text:span><text:span text:style-name="T541">)</text:span><text:span text:style-name="T540">. </text:span></text:p>
              </text:list-item>
              <text:list-item>
                <text:p text:style-name="P173"><text:span text:style-name="T312">Do </text:span><text:span text:style-name="T313">I</text:span><text:span text:style-name="T312"> understand all the words used in stating the problem?</text:span></text:p>
              </text:list-item>
              <text:list-item>
                <text:p text:style-name="P403"><text:span text:style-name="T314">Now that I have read the problem, do I fully understand it </text:span><text:span text:style-name="T518">?</text:span></text:p>
              </text:list-item>
              <text:list-item>
                <text:p text:style-name="P405"><text:span text:style-name="T592">Can</text:span><text:span text:style-name="T593"> I </text:span><text:span text:style-name="T592">i</text:span><text:span text:style-name="T594">ntroduce</text:span><text:span text:style-name="T592">d</text:span><text:span text:style-name="T594"> suitable notation.</text:span><text:span text:style-name="T592">and </text:span><text:span text:style-name="T595">start translating early into math language;</text:span></text:p>
              </text:list-item>
              <text:list-item>
                <text:p text:style-name="P406"><text:span text:style-name="Strong_20_Emphasis"><text:span text:style-name="T596">Can I d</text:span></text:span><text:span text:style-name="Strong_20_Emphasis"><text:span text:style-name="T597">raw </text:span></text:span><text:span text:style-name="Strong_20_Emphasis"><text:span text:style-name="T596">a picture a</text:span></text:span><text:span text:style-name="Strong_20_Emphasis"><text:span text:style-name="T598">nd </text:span></text:span><text:span text:style-name="T597">creat</text:span><text:span text:style-name="T598">e</text:span><text:span text:style-name="T597"> a visual representation of the word problem</text:span></text:p>
              </text:list-item>
              <text:list-item>
                <text:p text:style-name="P403"><text:span text:style-name="T883">Have I worked a similar problem before in a slightly different form and/o</text:span><text:span text:style-name="T318">r</text:span><text:span text:style-name="T387"> </text:span><text:span text:style-name="T319">categorize</text:span><text:span text:style-name="T315">d</text:span><text:span text:style-name="T319"> </text:span><text:span text:style-name="T315">it </text:span><text:span text:style-name="T319">into a particular type?</text:span></text:p>
              </text:list-item>
              <text:list-item>
                <text:p text:style-name="P403"><text:span text:style-name="T512">Can I e</text:span><text:span text:style-name="T519">xplain in writing </text:span><text:span text:style-name="T512">my</text:span><text:span text:style-name="T520"> understanding of the problem?</text:span></text:p>
              </text:list-item>
              <text:list-item>
                <text:p text:style-name="P403"><text:span text:style-name="T320">Do I understand </text:span><text:span text:style-name="T321">how</text:span><text:span text:style-name="T320"> solving this problem will help me understand mathemati</text:span><text:span text:style-name="T316">cs?</text:span></text:p>
              </text:list-item>
              <text:list-item>
                <text:p text:style-name="P403"><text:span text:style-name="Emphasis"><text:span text:style-name="T260">Can I articulate </text:span></text:span><text:span text:style-name="T347">the practical </text:span><text:span text:style-name="T348">or theoretical </text:span><text:span text:style-name="T347">importance in </text:span><text:span text:style-name="T348">solving </text:span><text:span text:style-name="T349">the prob</text:span><text:span text:style-name="T350">lem?</text:span></text:p>
              </text:list-item>
              <text:list-item>
                <text:p text:style-name="P404"><text:span text:style-name="Emphasis"><text:span text:style-name="T413">Do </text:span></text:span><text:span text:style-name="Emphasis"><text:span text:style-name="T414">I understand the problem </text:span></text:span><text:span text:style-name="Emphasis"><text:span text:style-name="T413">enough to </text:span></text:span><text:span text:style-name="Emphasis"><text:span text:style-name="T414"><text:s/>move forward </text:span></text:span><text:span text:style-name="Emphasis"><text:span text:style-name="T413">and devise a plan for its solution?</text:span></text:span><text:span text:style-name="Emphasis"><text:span text:style-name="T414">.</text:span></text:span></text:p>
              </text:list-item>
            </text:list>
          </table:table-cell>
          <table:table-cell table:style-name="Table1.B3" table:number-columns-spanned="2" office:value-type="string">
            <text:p text:style-name="P82"><text:span text:style-name="T621">Q</text:span><text:span text:style-name="T620">uestions to assist in applying intellectual standards</text:span><text:span text:style-name="T623">:</text:span></text:p>
            <text:list xml:id="list6918864676300063267" text:style-name="L18">
              <text:list-item>
                <text:p text:style-name="P185"><text:soft-page-break/><text:span text:style-name="T322">Can I </text:span><text:span text:style-name="T323">SEE-I</text:span><text:span text:style-name="T324"> </text:span><text:span text:style-name="T322">the problem? </text:span><text:span text:style-name="T325">(clarity)</text:span></text:p>
              </text:list-item>
              <text:list-item>
                <text:p text:style-name="P353"><text:span text:style-name="T604">Can </text:span><text:span text:style-name="T605">I</text:span><text:span text:style-name="T604"> paraphrase the problem or restate the problem in </text:span><text:span text:style-name="T606">my</text:span><text:span text:style-name="T604"> own words?</text:span><text:span text:style-name="T605">(clarity)</text:span></text:p>
              </text:list-item>
              <text:list-item>
                <text:p text:style-name="P174"><text:span text:style-name="T326">Have </text:span><text:span text:style-name="T327">all relevant </text:span><text:span text:style-name="T326">terms and symbols been clearly </text:span><text:span text:style-name="T327">identified</text:span><text:span text:style-name="T326">?</text:span><text:span text:style-name="T328">(clarity, </text:span><text:span text:style-name="T327">relevance, precise, depth</text:span><text:span text:style-name="T328">)</text:span></text:p>
              </text:list-item>
              <text:list-item>
                <text:p text:style-name="P235"><text:span text:style-name="Emphasis"><text:span text:style-name="T449">Can I </text:span></text:span><text:span text:style-name="Emphasis"><text:span text:style-name="T450">clearly </text:span></text:span><text:span text:style-name="Emphasis"><text:span text:style-name="T451">and accurately </text:span></text:span><text:span text:style-name="Emphasis"><text:span text:style-name="T449">expl</text:span></text:span><text:span text:style-name="Emphasis"><text:span text:style-name="T452">ain how </text:span></text:span><text:span text:style-name="Emphasis"><text:span text:style-name="T458">any highlighted key words are relevant to the question?</text:span></text:span><text:span text:style-name="Emphasis"><text:span text:style-name="T459">(</text:span></text:span><text:span text:style-name="Emphasis"><text:span text:style-name="T460">clarity, accuracy, </text:span></text:span><text:span text:style-name="Emphasis"><text:span text:style-name="T459">relevance)</text:span></text:span></text:p>
              </text:list-item>
              <text:list-item>
                <text:p text:style-name="P235"><text:span text:style-name="Emphasis"><text:span text:style-name="T458">Does my drawing </text:span></text:span><text:span text:style-name="Emphasis"><text:span text:style-name="T461">clearly and </text:span></text:span><text:span text:style-name="Emphasis"><text:span text:style-name="T499">accurately</text:span></text:span><text:span text:style-name="Emphasis"><text:span text:style-name="T462"> </text:span></text:span><text:span text:style-name="Emphasis"><text:span text:style-name="T458">represent the problem?</text:span></text:span><text:span text:style-name="Emphasis"><text:span text:style-name="T459">(clarity, accuarcy)</text:span></text:span></text:p>
              </text:list-item>
              <text:list-item>
                <text:p text:style-name="P235"><text:span text:style-name="Emphasis"><text:span text:style-name="T459">How can I </text:span></text:span><text:span text:style-name="Emphasis"><text:span text:style-name="T460">check or </text:span></text:span><text:span text:style-name="Emphasis"><text:span text:style-name="T459">verify that my interpretation is true?(accuracy)</text:span></text:span></text:p>
              </text:list-item>
              <text:list-item>
                <text:p text:style-name="P235"><text:span text:style-name="Emphasis"><text:span text:style-name="T463">Does my interpretation make sense? (logic)</text:span></text:span></text:p>
              </text:list-item>
              <text:list-item>
                <text:p text:style-name="P235"><text:span text:style-name="Emphasis"><text:span text:style-name="T463">What factors make this a difficult problem? (depth)</text:span></text:span></text:p>
                <text:p text:style-name="P137"><text:span text:style-name="Emphasis"><text:span text:style-name="T500"/></text:span></text:p>
              </text:list-item>
            </text:list>
          </table:table-cell>
          <table:covered-table-cell/>
        </table:table-row>
        <table:table-row>
          <table:table-cell table:style-name="Table1.A2" office:value-type="string">
            <text:list xml:id="list114525616152230" text:continue-list="list3536089641839515608" text:style-name="L17">
              <text:list-header>
                <text:p text:style-name="P407"><text:span text:style-name="T2">Element</text:span><text:span text:style-name="T4">s</text:span><text:span text:style-name="T2">: </text:span><text:span text:style-name="T636">Information and Assumptions: Identify</text:span><text:span text:style-name="T261"> key information Here we are looking for facts or data relevant</text:span><text:span text:style-name="T262"> to </text:span><text:span text:style-name="T261">the problem. </text:span><text:span text:style-name="T263">A</text:span><text:span text:style-name="T264">ssumptions </text:span><text:span text:style-name="T263">are made or</text:span><text:span text:style-name="T261"> presupposed for addressing the problem – </text:span><text:span text:style-name="T263">careful to</text:span><text:span text:style-name="T261"> </text:span><text:span text:style-name="T264">watch out for unjustified assumptions</text:span><text:span text:style-name="T261">. </text:span></text:p>
              </text:list-header>
            </text:list>
          </table:table-cell>
          <table:table-cell table:style-name="Table1.B2" table:number-columns-spanned="2" office:value-type="string">
            <text:list xml:id="list114525616164504" text:continue-list="list6918864676300063267" text:style-name="L18">
              <text:list-header>
                <text:p text:style-name="P408"><text:span text:style-name="T884">Intellectual </text:span><text:s/><text:span text:style-name="T885">Standards: </text:span><text:span text:style-name="T267">A</text:span><text:span text:style-name="T268">t each step in evaluating the problem, apply intellectual standards to the elements of reasoning:</text:span><text:span text:style-name="T885"> </text:span><text:span text:style-name="T269">1) </text:span><text:span text:style-name="T309">Clarity –</text:span><text:span text:style-name="T306"> </text:span><text:span text:style-name="T267">Understandable; the meaning can be graspe</text:span><text:span text:style-name="T269">d; 2) </text:span><text:span text:style-name="T309">Accuracy</text:span><text:span text:style-name="T267">:- <text:s/>Free from errors; true; </text:span><text:span text:style-name="T269">3) </text:span><text:span text:style-name="T309">Precise </text:span><text:span text:style-name="T267">– Exact to the necessary level of detail; </text:span><text:span text:style-name="T269">4) </text:span><text:span text:style-name="T309">Relevance</text:span><text:span text:style-name="T267"> - <text:s/>Relating to the matter at hand-held; </text:span><text:span text:style-name="T269">5) </text:span><text:span text:style-name="T309">Depth</text:span><text:span text:style-name="T267"> - Containing the complexities and multiple interrelationships; </text:span><text:span text:style-name="T269">6) </text:span><text:span text:style-name="T309">Logic</text:span><text:span text:style-name="T267"> – The par</text:span><text:span text:style-name="T270">ts</text:span><text:span text:style-name="T267"> make sense -no contradictions</text:span></text:p>
              </text:list-header>
            </text:list>
          </table:table-cell>
          <table:covered-table-cell/>
        </table:table-row>
        <table:table-row>
          <table:table-cell table:style-name="Table1.A5" office:value-type="string">
            <text:list xml:id="list9155614035868381260" text:style-name="L19">
              <text:list-item>
                <text:p text:style-name="P219"><text:span text:style-name="Emphasis"><text:span text:style-name="T271">What information such as data, and facts </text:span></text:span><text:span text:style-name="Emphasis"><text:span text:style-name="T272">d</text:span></text:span><text:span text:style-name="Emphasis"><text:span text:style-name="T271">o I have? </text:span></text:span></text:p>
              </text:list-item>
              <text:list-item>
                <text:p text:style-name="P219"><text:span text:style-name="Emphasis"><text:span text:style-name="T271">What </text:span></text:span><text:span text:style-name="Emphasis"><text:span text:style-name="T307">information</text:span></text:span><text:span text:style-name="Emphasis"><text:span text:style-name="T271"> do I need to answer the question?</text:span></text:span></text:p>
              </text:list-item>
              <text:list-item>
                <text:p text:style-name="P219"><text:span text:style-name="Emphasis"><text:span text:style-name="T273">Is there data missing?</text:span></text:span></text:p>
              </text:list-item>
              <text:list-item>
                <text:p text:style-name="P219"><text:span text:style-name="Emphasis"><text:span text:style-name="T274">Can I list</text:span></text:span><text:span text:style-name="Emphasis"><text:span text:style-name="T275"> the knowns and unknowns? </text:span></text:span></text:p>
              </text:list-item>
              <text:list-item>
                <text:p text:style-name="P219"><text:span text:style-name="Emphasis"><text:span text:style-name="T276">W</text:span></text:span><text:span text:style-name="Emphasis"><text:span text:style-name="T275">hat are the data? </text:span></text:span></text:p>
              </text:list-item>
              <text:list-item>
                <text:p text:style-name="P219"><text:span text:style-name="Emphasis"><text:span text:style-name="T275">What is/</text:span></text:span><text:span text:style-name="Emphasis"><text:span text:style-name="T274">are</text:span></text:span><text:span text:style-name="Emphasis"><text:span text:style-name="T275"> the condition</text:span></text:span><text:span text:style-name="Emphasis"><text:span text:style-name="T274">(s)</text:span></text:span><text:span text:style-name="Emphasis"><text:span text:style-name="T275">? </text:span></text:span></text:p>
              </text:list-item>
              <text:list-item>
                <text:p text:style-name="P219"><text:span text:style-name="Emphasis"><text:span text:style-name="T274">Can I identify any</text:span></text:span><text:span text:style-name="Emphasis"><text:span text:style-name="T271"> distractors?</text:span></text:span></text:p>
              </text:list-item>
              <text:list-item>
                <text:p text:style-name="P219"><text:span text:style-name="Emphasis"><text:span text:style-name="T274">Can I explain any</text:span></text:span><text:span text:style-name="Emphasis"><text:span text:style-name="T277"> assumptions </text:span></text:span><text:span text:style-name="Emphasis"><text:span text:style-name="T274">that I've made </text:span></text:span><text:span text:style-name="Emphasis"><text:span text:style-name="T278">or </text:span></text:span><text:span text:style-name="Emphasis"><text:span text:style-name="T274">am I </text:span></text:span><text:span text:style-name="Emphasis"><text:span text:style-name="T279">taking </text:span></text:span><text:span text:style-name="Emphasis"><text:span text:style-name="T274">something </text:span></text:span><text:span text:style-name="Emphasis"><text:span text:style-name="T279">for granted?</text:span></text:span></text:p>
              </text:list-item>
              <text:list-item>
                <text:p text:style-name="P219"><text:span text:style-name="Emphasis"><text:span text:style-name="T280">Have </text:span></text:span><text:span text:style-name="Emphasis"><text:span text:style-name="T274">I challenged my </text:span></text:span><text:span text:style-name="Emphasis"><text:span text:style-name="T280">assumptions legitamcy?</text:span></text:span></text:p>
              </text:list-item>
              <text:list-item>
                <text:p text:style-name="P219"><text:span text:style-name="Emphasis"><text:span text:style-name="T273">Are there althernative assumptions that should be considered?</text:span></text:span></text:p>
              </text:list-item>
              <text:list-item>
                <text:p text:style-name="P219"><text:span text:style-name="Emphasis"><text:span text:style-name="T281">Have I re-read the problem to ensure that I have extracted all of the information provided?</text:span></text:span></text:p>
              </text:list-item>
              <text:list-item>
                <text:p text:style-name="P219"><text:span text:style-name="Emphasis"><text:span text:style-name="T281">Have I identified units of measure and other details related to the data?</text:span></text:span></text:p>
                <text:p text:style-name="P201"/>
              </text:list-item>
            </text:list>
          </table:table-cell>
          <table:table-cell table:style-name="Table1.B5" table:number-columns-spanned="2" office:value-type="string">
            <text:p text:style-name="P13"><text:span text:style-name="Emphasis"><text:span text:style-name="T360">Q</text:span></text:span><text:span text:style-name="Emphasis"><text:span text:style-name="T359">uestions to assist in applying intellectual standards:</text:span></text:span></text:p>
            <text:list xml:id="list2434731493147284012" text:style-name="L20">
              <text:list-header>
                <text:p text:style-name="P144"/>
              </text:list-header>
            </text:list>
            <text:list xml:id="list6104800496539555676" text:style-name="L21">
              <text:list-item>
                <text:p text:style-name="P175"><text:span text:style-name="T326">Have </text:span><text:span text:style-name="T329">relavant </text:span><text:span text:style-name="T326">terms and symbols been clearly defined?</text:span><text:span text:style-name="T328">(clarity)</text:span></text:p>
              </text:list-item>
              <text:list-item>
                <text:p text:style-name="P236"><text:span text:style-name="Emphasis"><text:span text:style-name="T464">Can I explain how the data, facts, and information are relevant </text:span></text:span><text:span text:style-name="Emphasis"><text:span text:style-name="T465">to </text:span></text:span><text:span text:style-name="Emphasis"><text:span text:style-name="T466">the problem? </text:span></text:span><text:span text:style-name="Emphasis"><text:span text:style-name="T464">(</text:span></text:span><text:span text:style-name="Emphasis"><text:span text:style-name="T467">clarity and </text:span></text:span><text:span text:style-name="Emphasis"><text:span text:style-name="T464">relevance)?</text:span></text:span></text:p>
              </text:list-item>
              <text:list-item>
                <text:p text:style-name="P237"><text:span text:style-name="Emphasis"><text:span text:style-name="T458">How is </text:span></text:span><text:span text:style-name="Emphasis"><text:span text:style-name="T468">the information </text:span></text:span><text:span text:style-name="Emphasis"><text:span text:style-name="T458">connected to the question? </text:span></text:span><text:span text:style-name="Emphasis"><text:span text:style-name="T467">(clarity, relavance)</text:span></text:span></text:p>
              </text:list-item>
              <text:list-item>
                <text:p text:style-name="P248"><text:span text:style-name="Emphasis"><text:span text:style-name="T412">Am I assuming information is true, rather than knowing that it is, in fact, true? </text:span></text:span><text:span text:style-name="Emphasis"><text:span text:style-name="T415">(accuracy)</text:span></text:span></text:p>
              </text:list-item>
              <text:list-item>
                <text:p text:style-name="P248"><text:span text:style-name="Emphasis"><text:span text:style-name="T416">Have I extracted all relevant information? (relevance, precise)</text:span></text:span></text:p>
              </text:list-item>
              <text:list-item>
                <text:p text:style-name="P186"><text:span text:style-name="T886">Can I v</text:span>alidate <text:span text:style-name="T886">my </text:span>data source? <text:span text:style-name="T886">(accuracy)</text:span></text:p>
              </text:list-item>
              <text:list-item>
                <text:p text:style-name="P259">Are <text:span text:style-name="T879">my </text:span><text:s/>assumptions justifiable?<text:span text:style-name="T886">(logic, clarity, accuracy)</text:span></text:p>
              </text:list-item>
              <text:list-item>
                <text:p text:style-name="P263">Do my assumptions make sense? <text:span text:style-name="T887">(clarity, logical)</text:span></text:p>
              </text:list-item>
              <text:list-item>
                <text:p text:style-name="P358"><text:span text:style-name="Emphasis"><text:span text:style-name="T609">Can </text:span></text:span><text:span text:style-name="Emphasis"><text:span text:style-name="T610">I</text:span></text:span><text:span text:style-name="Emphasis"><text:span text:style-name="T609"> </text:span></text:span><text:span text:style-name="Emphasis"><text:span text:style-name="T611">better </text:span></text:span><text:span text:style-name="Emphasis"><text:span text:style-name="T609">paraphrase the problem or restate </text:span></text:span><text:span text:style-name="Emphasis"><text:span text:style-name="T611">it </text:span></text:span><text:span text:style-name="Emphasis"><text:span text:style-name="T609">in </text:span></text:span><text:span text:style-name="Emphasis"><text:span text:style-name="T611">my</text:span></text:span><text:span text:style-name="Emphasis"><text:span text:style-name="T609"> own words?</text:span></text:span><text:span text:style-name="Emphasis"><text:span text:style-name="T610">(clarity, </text:span></text:span><text:span text:style-name="Emphasis"><text:span text:style-name="T611">accuracy,relevance, logic</text:span></text:span><text:span text:style-name="Emphasis"><text:span text:style-name="T610">)</text:span></text:span></text:p>
              </text:list-item>
            </text:list>
            <text:list xml:id="list4290050151612099227" text:style-name="L22">
              <text:list-header>
                <text:p text:style-name="P220"><text:span text:style-name="Emphasis"><text:span text:style-name="T469"/></text:span></text:p>
              </text:list-header>
            </text:list>
          </table:table-cell>
          <table:covered-table-cell/>
        </table:table-row>
        <table:table-row>
          <table:table-cell table:style-name="Table1.A2" office:value-type="string">
            <text:p text:style-name="P95">Element: <text:span text:style-name="T633">Concepts</text:span><text:span text:style-name="T749">: </text:span><text:span text:style-name="T888">What </text:span><text:span text:style-name="T889">key </text:span><text:span text:style-name="T888">concepts or content (theorems, definitions, formulas, or procedures.) do we need to understand </text:span><text:span text:style-name="T890">and</text:span><text:span text:style-name="T888"> reach a solution</text:span><text:span text:style-name="T899">?</text:span></text:p>
          </table:table-cell>
          <table:table-cell table:style-name="Table1.B2" table:number-columns-spanned="2" office:value-type="string">
            <text:p text:style-name="P98"><text:span text:style-name="T657">Intellectual</text:span><text:span text:style-name="T656"> </text:span><text:span text:style-name="T658">Standards: </text:span><text:span text:style-name="T659">Intellectual Standards: </text:span><text:span text:style-name="T461">A</text:span><text:span text:style-name="T470">t each step in evaluating the problem, apply intellectual standards to the elements of reasoning: </text:span><text:span text:style-name="T471">1) </text:span><text:span text:style-name="T502">Clarity –</text:span><text:span text:style-name="T501"> </text:span><text:span text:style-name="T461">Understandable; the meaning can be graspe</text:span><text:span text:style-name="T471">d; 2) </text:span><text:span text:style-name="T502">Accuracy</text:span><text:span text:style-name="T461">:- <text:s/>Free from errors; true; </text:span><text:span text:style-name="T471">3) </text:span><text:span text:style-name="T502">Precise </text:span><text:span text:style-name="T461">– Exact to the necessary level of detail; </text:span><text:span text:style-name="T471">4) </text:span><text:span text:style-name="T502">Relevance</text:span><text:span text:style-name="T461"> - <text:s/>Relating to the matter at hand-held; </text:span><text:span text:style-name="T471">5) </text:span><text:span text:style-name="T502">Depth</text:span><text:span text:style-name="T461"> - Containing the complexities and multiple interrelationships; </text:span><text:span text:style-name="T471">6) </text:span><text:span text:style-name="T502">Logic</text:span><text:span text:style-name="T461"> – The par</text:span><text:span text:style-name="T459">t</text:span><text:span text:style-name="T461">s make sense -no contradictions</text:span></text:p>
          </table:table-cell>
          <table:covered-table-cell/>
        </table:table-row>
        <text:soft-page-break/>
        <table:table-row>
          <table:table-cell table:style-name="Table1.A7" office:value-type="string">
            <text:list xml:id="list9075430319739833051" text:style-name="L23">
              <text:list-item>
                <text:p text:style-name="P264"><text:span text:style-name="T879">Have I identified</text:span> key concepts <text:s/>for understanding the problem?</text:p>
              </text:list-item>
              <text:list-item>
                <text:p text:style-name="P265"><text:span text:style-name="T879">What </text:span>relevant concepts or content <text:span text:style-name="T879">do I need to review or better internalize for better understanding the </text:span>problem?</text:p>
              </text:list-item>
              <text:list-item>
                <text:p text:style-name="P266">What is/are the most appropriate/<text:span text:style-name="T926">accessible</text:span> representation<text:span text:style-name="T879">s</text:span> for the concept(s) <text:span text:style-name="T927">(table/numeric, symbols,, graph, other picture such as a Venn diagram or histogram)</text:span>?</text:p>
                <text:p text:style-name="P265"/>
              </text:list-item>
            </text:list>
          </table:table-cell>
          <table:table-cell table:style-name="Table1.B7" table:number-columns-spanned="2" office:value-type="string">
            <text:list xml:id="list6829035326203770086" text:style-name="L24">
              <text:list-header>
                <text:p text:style-name="P413"><text:span text:style-name="T431">Q</text:span><text:span text:style-name="T432">uestions to assist in applying intellectual standards</text:span><text:span text:style-name="T417">:</text:span></text:p>
              </text:list-header>
              <text:list-item>
                <text:p text:style-name="P254"><text:span text:style-name="T434">Can I </text:span><text:span text:style-name="T433">suitably explain </text:span><text:span text:style-name="T434">my understanding of the concepts that I've</text:span><text:span text:style-name="T433"> referenced? (clarity, depth)</text:span></text:p>
              </text:list-item>
              <text:list-item>
                <text:p text:style-name="P267">Can I use the concepts with accuracy and precision?</text:p>
              </text:list-item>
              <text:list-item>
                <text:p text:style-name="P255"><text:span text:style-name="T435">Can </text:span><text:span text:style-name="T436">I</text:span><text:span text:style-name="T435"> </text:span><text:span text:style-name="T437">describe how </text:span><text:span text:style-name="T435">new </text:span><text:span text:style-name="T438">content, needed to </text:span><text:span text:style-name="T439">understand and solve</text:span><text:span text:style-name="T438"> this problem, is/are related </text:span><text:span text:style-name="T435">to previous </text:span><text:span text:style-name="T437">concepts that I have </text:span><text:span text:style-name="T435">learn</text:span><text:span text:style-name="T437">ed</text:span><text:span text:style-name="T435">? </text:span><text:span text:style-name="T440">(logic, clarity, accuracy)</text:span></text:p>
              </text:list-item>
              <text:list-item>
                <text:p text:style-name="P256"><text:span text:style-name="T434">Can I “</text:span><text:span text:style-name="T440">SEEI “ key concepts (clarity)</text:span></text:p>
                <text:p text:style-name="P326"/>
              </text:list-item>
            </text:list>
          </table:table-cell>
          <table:covered-table-cell/>
        </table:table-row>
        <table:table-row>
          <table:table-cell table:style-name="Table1.A2" office:value-type="string">
            <text:p text:style-name="P45">Element: <text:span text:style-name="T638">Inferences and Interpretations: </text:span><text:span text:style-name="T253"><text:s text:c="2"/></text:span><text:span text:style-name="T254">The </text:span><text:span text:style-name="T255">conclusions that you've come to in figuring out the question or problem to be solved</text:span><text:span text:style-name="T256"> -</text:span><text:span text:style-name="T265">? </text:span></text:p>
          </table:table-cell>
          <table:table-cell table:style-name="Table1.B2" table:number-columns-spanned="2" office:value-type="string">
            <text:p text:style-name="P117">Intellectual Standards:<text:span text:style-name="T885"> </text:span><text:span text:style-name="T267">A</text:span><text:span text:style-name="T268">t each step in evaluating the problem, apply intellectual standards to the elements of reasoning: </text:span><text:span text:style-name="T269">1) </text:span><text:span text:style-name="T309">Clarity –</text:span><text:span text:style-name="T306"> </text:span><text:span text:style-name="T267">Understandable; the meaning can be graspe</text:span><text:span text:style-name="T269">d; 2) </text:span><text:span text:style-name="T309">Accuracy</text:span><text:span text:style-name="T267">:- <text:s/>Free from errors; true; </text:span><text:span text:style-name="T269">3) </text:span><text:span text:style-name="T309">Precise </text:span><text:span text:style-name="T267">– Exact to the necessary level of detail; </text:span><text:span text:style-name="T269">4) </text:span><text:span text:style-name="T309">Relevance</text:span><text:span text:style-name="T267"> - <text:s/>Relating to the matter at hand-held; </text:span><text:span text:style-name="T269">5) </text:span><text:span text:style-name="T309">Depth</text:span><text:span text:style-name="T267"> - Containing the complexities and multiple interrelationships; </text:span><text:span text:style-name="T269">6) </text:span><text:span text:style-name="T309">Logic</text:span><text:span text:style-name="T267"> – The par</text:span><text:span text:style-name="T270">t</text:span><text:span text:style-name="T267">s make sense -no contradictions</text:span></text:p>
          </table:table-cell>
          <table:covered-table-cell/>
        </table:table-row>
        <table:table-row>
          <table:table-cell table:style-name="Table1.A9" office:value-type="string">
            <text:list xml:id="list1373652619152688831" text:style-name="L25">
              <text:list-item>
                <text:p text:style-name="P176"><text:span text:style-name="T831">What </text:span><text:span text:style-name="T832">conclusions </text:span><text:span text:style-name="T827">and interpretations </text:span><text:span text:style-name="T831">have I made about the problem?</text:span></text:p>
              </text:list-item>
              <text:list-item>
                <text:p text:style-name="P204"><text:span text:style-name="T752">Can I explain</text:span><text:span text:style-name="T390"> </text:span><text:span text:style-name="T391">the </text:span><text:span text:style-name="T390">basis for </text:span><text:span text:style-name="T392">my</text:span><text:span text:style-name="T390"> </text:span><text:span text:style-name="T393">conclusions</text:span><text:span text:style-name="T410"> </text:span><text:span text:style-name="T390">and </text:span><text:span text:style-name="T403">interpretations</text:span><text:span text:style-name="T390"> at this point?</text:span></text:p>
              </text:list-item>
              <text:list-item>
                <text:p text:style-name="P210"><text:span text:style-name="T392">Are there </text:span><text:span text:style-name="T394">any other interpretations </text:span><text:span text:style-name="T395">or conclusions </text:span><text:span text:style-name="T394">that can be reasonable inferred?</text:span></text:p>
              </text:list-item>
              <text:list-item>
                <text:p text:style-name="P211"><text:span text:style-name="T394">A</text:span><text:span text:style-name="T389">re the data and information consistent with my conclusion about the <text:s/>the problem?</text:span></text:p>
              </text:list-item>
            </text:list>
          </table:table-cell>
          <table:table-cell table:style-name="Table1.B9" table:number-columns-spanned="2" office:value-type="string">
            <text:list xml:id="list6979319424851399768" text:style-name="L26">
              <text:list-header>
                <text:p text:style-name="P414"><text:span text:style-name="T622">Q</text:span><text:span text:style-name="T620">uestions to assist in applying intellectual standards</text:span><text:span text:style-name="T623">:</text:span></text:p>
              </text:list-header>
              <text:list-item>
                <text:p text:style-name="P268">Are my interpretations or conclusions clearly stated? (clarity)</text:p>
              </text:list-item>
              <text:list-item>
                <text:p text:style-name="P212"><text:span text:style-name="T363">Are my in</text:span><text:span text:style-name="T364">terpretations</text:span><text:span text:style-name="T363"> reasonable? </text:span><text:span text:style-name="T365">Constent? </text:span><text:span text:style-name="T366">Do they make sense </text:span><text:span text:style-name="T364">(logic/</text:span><text:span text:style-name="T366">clarity</text:span><text:span text:style-name="T364">)</text:span></text:p>
              </text:list-item>
              <text:list-item>
                <text:p text:style-name="P213"><text:span text:style-name="T367">Have I </text:span><text:span text:style-name="T368">considered</text:span><text:span text:style-name="T367"> other </text:span><text:span text:style-name="T364">conclusions</text:span><text:span text:style-name="T367"> </text:span><text:span text:style-name="T364">or interpretations </text:span><text:span text:style-name="T367">that can be reasonably inferred from the </text:span><text:span text:style-name="T364">information? (logic, depth)</text:span></text:p>
              </text:list-item>
              <text:list-item>
                <text:p text:style-name="P213"><text:span text:style-name="T369">Have I</text:span><text:span text:style-name="T388"> </text:span><text:span text:style-name="T369">made any inferences </text:span><text:span text:style-name="T368">about the problem </text:span><text:span text:style-name="T369">beyond what the evidence implies? <text:s/></text:span><text:span text:style-name="T364">(accuracy)</text:span></text:p>
              </text:list-item>
              <text:list-item>
                <text:p text:style-name="P213"><text:span text:style-name="T369">Are my inferences consistent </text:span><text:span text:style-name="T364">with the </text:span><text:span text:style-name="T367">information provided? </text:span><text:span text:style-name="T364">(logic)</text:span></text:p>
              </text:list-item>
              <text:list-item>
                <text:p text:style-name="P202"><text:span text:style-name="T404">Am I interpreting </text:span><text:span text:style-name="T405">information</text:span><text:span text:style-name="T404"> correctly (graphs, charts, etc.)? </text:span><text:span text:style-name="T406">(accuracy)</text:span></text:p>
              </text:list-item>
              <text:list-item>
                <text:p text:style-name="P177"><text:span text:style-name="T753">Can I </text:span><text:span text:style-name="T752">verify that I am accurately interpretatiing the problem?</text:span><text:span text:style-name="T753"> </text:span><text:span text:style-name="T752">(logic</text:span><text:span text:style-name="T753">)</text:span></text:p>
              </text:list-item>
            </text:list>
          </table:table-cell>
          <table:covered-table-cell/>
        </table:table-row>
        <table:table-row>
          <table:table-cell table:style-name="Table1.A2" office:value-type="string">
            <text:list xml:id="list114525676166498" text:continue-list="list2434731493147284012" text:style-name="L20">
              <text:list-header>
                <text:p text:style-name="P421"><text:span text:style-name="T928">E</text:span>lement: <text:span text:style-name="T639">Con</text:span><text:span text:style-name="T640">sequences,</text:span><text:span text:style-name="T639"> Implications </text:span><text:span text:style-name="T641">and</text:span><text:span text:style-name="T642"> Point(s) of View</text:span><text:span text:style-name="T929"> </text:span><text:span text:style-name="T903">T</text:span><text:span text:style-name="T931">he most important </text:span><text:span text:style-name="T942">conclusion(s)</text:span><text:span text:style-name="T931"> </text:span><text:span text:style-name="T932">that I have made </text:span><text:span text:style-name="T931">in </text:span><text:span text:style-name="T933">understanding </text:span><text:span text:style-name="T931">this problem. </text:span><text:span text:style-name="T934">Consider other ways to represent </text:span><text:span text:style-name="T935">or interpret </text:span><text:span text:style-name="T934">the problem.</text:span></text:p>
              </text:list-header>
            </text:list>
            <text:p text:style-name="P34"/>
          </table:table-cell>
          <table:table-cell table:style-name="Table1.B2" table:number-columns-spanned="2" office:value-type="string">
            <text:list xml:id="list114525676141015" text:continue-list="list6829035326203770086"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covered-table-cell/>
        </table:table-row>
        <table:table-row>
          <table:table-cell table:style-name="Table1.A11" office:value-type="string">
            <text:list xml:id="list2178431276345140210" text:style-name="L27">
              <text:list-item>
                <text:p text:style-name="P239"><text:span text:style-name="Emphasis"><text:span text:style-name="T453">What</text:span></text:span><text:span text:style-name="Emphasis"><text:span text:style-name="T454"> </text:span></text:span><text:span text:style-name="Emphasis"><text:span text:style-name="T455">strategies were the most helpful to me in understanding the problem? </text:span></text:span><text:span text:style-name="T503"><text:s/></text:span></text:p>
              </text:list-item>
              <text:list-item>
                <text:p text:style-name="P342"><text:span text:style-name="Emphasis"><text:span text:style-name="T478">W</text:span></text:span><text:span text:style-name="Emphasis"><text:span text:style-name="T479">hat </text:span></text:span><text:span text:style-name="Emphasis"><text:span text:style-name="T480">I </text:span></text:span><text:span text:style-name="Emphasis"><text:span text:style-name="T479">would do differently next time </text:span></text:span><text:span text:style-name="Emphasis"><text:span text:style-name="T481">to better understanding math problems</text:span></text:span><text:span text:style-name="Emphasis"><text:span text:style-name="T479">?</text:span></text:span></text:p>
              </text:list-item>
              <text:list-item>
                <text:p text:style-name="P298"><text:span text:style-name="T953">Have I c</text:span>onsider<text:span text:style-name="T953">ed</text:span> <text:span text:style-name="T953">how removing or adopting additional assumptions would alter my understanding of what the problem is askimg me to fine?</text:span>;</text:p>
              </text:list-item>
              <text:list-item>
                <text:p text:style-name="P328"><text:span text:style-name="Emphasis"><text:span text:style-name="T810">Can this problem be extended to other types of problems? </text:span></text:span><text:span text:style-name="Emphasis"><text:span text:style-name="T811">Explain.</text:span></text:span></text:p>
              </text:list-item>
              <text:list-item>
                <text:p text:style-name="P328"><text:span text:style-name="Emphasis"><text:span text:style-name="T907">Has my understanding of the problem changed? </text:span></text:span><text:span text:style-name="Emphasis"><text:span text:style-name="T908">If so how? Why?</text:span></text:span></text:p>
                <text:p text:style-name="P328"><text:span text:style-name="Emphasis"><text:span text:style-name="T907"/></text:span></text:p>
              </text:list-item>
            </text:list>
          </table:table-cell>
          <table:table-cell table:style-name="Table1.B11" table:number-columns-spanned="2" office:value-type="string">
            <text:p text:style-name="P89"><text:span text:style-name="Emphasis"><text:span text:style-name="T303">Q</text:span></text:span><text:span text:style-name="Emphasis"><text:span text:style-name="T302">uestions to assist in applying intellectual standards:</text:span></text:span></text:p>
            <text:list xml:id="list2327427349947193963" text:style-name="L28">
              <text:list-item>
                <text:p text:style-name="P240"><text:span text:style-name="Emphasis"><text:span text:style-name="T472">Does my </text:span></text:span><text:span text:style-name="Emphasis"><text:span text:style-name="T473">statement of the problem</text:span></text:span><text:span text:style-name="Emphasis"><text:span text:style-name="T472"> make sense within the conditions</text:span></text:span><text:span text:style-name="Emphasis"><text:span text:style-name="T473"> provided</text:span></text:span><text:span text:style-name="Emphasis"><text:span text:style-name="T504">?</text:span></text:span><text:span text:style-name="Emphasis"><text:span text:style-name="T20"> If so, how?</text:span></text:span><text:span text:style-name="Emphasis"><text:span text:style-name="T21">(clarity, accuracy, logic)</text:span></text:span></text:p>
              </text:list-item>
              <text:list-item>
                <text:p text:style-name="P240"><text:span text:style-name="Emphasis"><text:span text:style-name="T482">How can we check </text:span></text:span><text:span text:style-name="Emphasis"><text:span text:style-name="T483">my understanding</text:span></text:span><text:span text:style-name="Emphasis"><text:span text:style-name="T482">? </text:span></text:span><text:span text:style-name="Emphasis"><text:span text:style-name="T484">(accuracy)</text:span></text:span></text:p>
              </text:list-item>
              <text:list-item>
                <text:p text:style-name="P240"><text:span text:style-name="Emphasis"><text:span text:style-name="T485">Can you articulate another reasonable way of </text:span></text:span><text:span text:style-name="Emphasis"><text:span text:style-name="T480">at </text:span></text:span><text:span text:style-name="Emphasis"><text:span text:style-name="T485">looking at the </text:span></text:span><text:span text:style-name="Emphasis"><text:span text:style-name="T480">problem</text:span></text:span><text:span text:style-name="Emphasis"><text:span text:style-name="T485">? </text:span></text:span><text:span text:style-name="Emphasis"><text:span text:style-name="T484">(logic)</text:span></text:span></text:p>
              </text:list-item>
              <text:list-item>
                <text:p text:style-name="P343"><text:span text:style-name="Emphasis"><text:span text:style-name="T418">Can I present my understanding of the problem using a clear coherent argument reflecting its sophistication or complexity? </text:span></text:span><text:span text:style-name="Emphasis"><text:span text:style-name="T417">(Depth)</text:span></text:span></text:p>
                <text:p text:style-name="P223"><text:span text:style-name="Emphasis"><text:span text:style-name="T477"/></text:span></text:p>
              </text:list-item>
            </text:list>
          </table:table-cell>
          <table:covered-table-cell/>
        </table:table-row>
        <table:table-row>
          <table:table-cell table:style-name="Table1.A12" table:number-columns-spanned="3" office:value-type="string">
            <text:p text:style-name="P42"><text:span text:style-name="T954">Polya </text:span>Step II – Devise a Plan</text:p>
          </table:table-cell>
          <table:covered-table-cell/>
          <table:covered-table-cell/>
        </table:table-row>
        <table:table-row>
          <table:table-cell table:style-name="Table1.A2" table:number-columns-spanned="2" office:value-type="string">
            <text:p text:style-name="P85">Element<text:span text:style-name="T880">s</text:span>: <text:span text:style-name="T633">Question </text:span><text:span text:style-name="T634">and Purpose:</text:span><text:span text:style-name="T911"> </text:span><text:span text:style-name="T912">How will we design or devise a solution plan to solve the problem? </text:span><text:span text:style-name="T282">What is the </text:span><text:soft-page-break/><text:span text:style-name="T283">plan for achieving a solution to the </text:span><text:span text:style-name="T282">pro</text:span><text:span text:style-name="T284">b</text:span><text:span text:style-name="T282">lem?</text:span><text:span text:style-name="T285">) </text:span><text:span text:style-name="T278">Why is the problem important?</text:span></text:p>
          </table:table-cell>
          <table:covered-table-cell/>
          <table:table-cell table:style-name="Table1.B2" office:value-type="string">
            <text:list xml:id="list114525696165358" text:continue-list="list114525676141015"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oft-page-break/><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1.A14" table:number-columns-spanned="2" office:value-type="string">
            <text:list xml:id="list1392183546791825295" text:style-name="L29">
              <text:list-item>
                <text:p text:style-name="P361"><text:span text:style-name="Emphasis"><text:span text:style-name="T170">What </text:span></text:span><text:span text:style-name="Emphasis"><text:span text:style-name="T178">questions</text:span></text:span><text:span text:style-name="Emphasis"><text:span text:style-name="T171"> </text:span></text:span><text:span text:style-name="Emphasis"><text:span text:style-name="T172">d</text:span></text:span><text:span text:style-name="Emphasis"><text:span text:style-name="T171">o I have before I can begin to devise a solution plan?</text:span></text:span></text:p>
              </text:list-item>
              <text:list-item>
                <text:p text:style-name="P362"><text:span text:style-name="Emphasis"><text:span text:style-name="T168">What plan will help </text:span></text:span><text:span text:style-name="Emphasis"><text:span text:style-name="T173">me</text:span></text:span><text:span text:style-name="Emphasis"><text:span text:style-name="T168"> solve this problem?</text:span></text:span></text:p>
              </text:list-item>
              <text:list-item>
                <text:p text:style-name="P361"><text:span text:style-name="Emphasis"><text:span text:style-name="T174">Have I </text:span></text:span><text:span text:style-name="Emphasis"><text:span text:style-name="T171">organize</text:span></text:span><text:span text:style-name="Emphasis"><text:span text:style-name="T174">d</text:span></text:span><text:span text:style-name="Emphasis"><text:span text:style-name="T171"> </text:span></text:span><text:span text:style-name="Emphasis"><text:span text:style-name="T174">the </text:span></text:span><text:span text:style-name="Emphasis"><text:span text:style-name="T171">information and concepts </text:span></text:span><text:span text:style-name="Emphasis"><text:span text:style-name="T175">identified?</text:span></text:span><text:span text:style-name="Emphasis"><text:span text:style-name="T171"> </text:span></text:span></text:p>
              </text:list-item>
              <text:list-item>
                <text:p text:style-name="P361"><text:span text:style-name="Emphasis"><text:span text:style-name="T172">Do I need to </text:span></text:span><text:span text:style-name="Emphasis"><text:span text:style-name="T174">r</text:span></text:span><text:span text:style-name="T237">eview definitions, theorems or previous content,</text:span><text:span text:style-name="T238">before I beging devising my plan?</text:span></text:p>
              </text:list-item>
              <text:list-item>
                <text:p text:style-name="P370"><text:span text:style-name="T955">Am I clear about the problem's conditions and criteria and <text:s/>scanned through the i</text:span><text:span text:style-name="T632">fs, ands, buts, assume thats, given thats </text:span><text:span text:style-name="T956">and so forth </text:span><text:span text:style-name="T632">t</text:span><text:span text:style-name="T956">o locate them?</text:span></text:p>
              </text:list-item>
              <text:list-item>
                <text:p text:style-name="P359"><text:span text:style-name="Emphasis"><text:span text:style-name="T545">In developing the plan, have I thought about solution strategies that I used successfully in the past for problems similar </text:span></text:span><text:span text:style-name="Emphasis"><text:span text:style-name="T546">to </text:span></text:span><text:span text:style-name="Emphasis"><text:span text:style-name="T547">mine?</text:span></text:span><text:span text:style-name="Emphasis"><text:span text:style-name="T546">. Could </text:span></text:span><text:span text:style-name="Emphasis"><text:span text:style-name="T547">I</text:span></text:span><text:span text:style-name="Emphasis"><text:span text:style-name="T546"> use it?</text:span></text:span><text:span text:style-name="T546"> Could </text:span><text:span text:style-name="T547">I</text:span><text:span text:style-name="T546"> use its result? Could </text:span><text:span text:style-name="T547">I</text:span><text:span text:style-name="T546"> use its method? Should </text:span><text:span text:style-name="T547">I</text:span><text:span text:style-name="T546"> introduce some auxiliary element in order to make its use possible? </text:span></text:p>
              </text:list-item>
              <text:list-item>
                <text:p text:style-name="P359"><text:span text:style-name="T722">Can I w</text:span><text:span text:style-name="T723">rite down any initial equation? </text:span><text:span text:style-name="T724">(r</text:span><text:span text:style-name="T723">esponses to the individual requests made by an equation are frequently in the problem statement </text:span><text:span text:style-name="T724">and</text:span><text:span text:style-name="T544"> divides the problem into smaller, </text:span><text:span text:style-name="Strong_20_Emphasis"><text:span text:style-name="T548">What request are being made by an initial equation?</text:span></text:span><text:span text:style-name="T544">simpler problems</text:span><text:span text:style-name="T723">);</text:span></text:p>
              </text:list-item>
              <text:list-item>
                <text:p text:style-name="P241"><text:span text:style-name="T725">Have I considered breaking down the problem into </text:span><text:span text:style-name="T726">goals and sub-goals- </text:span><text:span text:style-name="T727">actions and strategies </text:span><text:span text:style-name="T725">or</text:span><text:span text:style-name="T726"> break</text:span><text:span text:style-name="T725"> it </text:span><text:span text:style-name="T726">into smaller and simpler problems, </text:span><text:span text:style-name="T721"><text:s/></text:span></text:p>
              </text:list-item>
              <text:list-item>
                <text:p text:style-name="P178"><text:span text:style-name="Emphasis"><text:span text:style-name="T330">How have I </text:span></text:span><text:span text:style-name="Emphasis"><text:span text:style-name="T331">prepare</text:span></text:span><text:span text:style-name="Emphasis"><text:span text:style-name="T332">d</text:span></text:span><text:span text:style-name="Emphasis"><text:span text:style-name="T331"> to </text:span></text:span><text:span text:style-name="Emphasis"><text:span text:style-name="T381">bring in the solution</text:span></text:span><text:span text:style-name="Emphasis"><text:span text:style-name="T333">? </text:span></text:span><text:span text:style-name="Emphasis"><text:span text:style-name="T330">Can I explain </text:span></text:span><text:span text:style-name="Emphasis"><text:span text:style-name="T334">a line of reasoning? </text:span></text:span><text:span text:style-name="Emphasis"><text:span text:style-name="T330">Can I m</text:span></text:span><text:span text:style-name="Emphasis"><text:span text:style-name="T334">ap the plan </text:span></text:span><text:span text:style-name="Emphasis"><text:span text:style-name="T330">or d</text:span></text:span><text:span text:style-name="Emphasis"><text:span text:style-name="T521">raw a visual representation of the problem </text:span></text:span><text:span text:style-name="Emphasis"><text:span text:style-name="T522">or a</text:span></text:span><text:span text:style-name="Emphasis"><text:span text:style-name="T521"> picture of what I am thinking? </text:span></text:span><text:span text:style-name="Emphasis"><text:span text:style-name="T522">Have I c</text:span></text:span><text:span text:style-name="Emphasis"><text:span text:style-name="T521">onsider</text:span></text:span><text:span text:style-name="Emphasis"><text:span text:style-name="T522">ed</text:span></text:span><text:span text:style-name="Emphasis"><text:span text:style-name="T521"> using a picture chart or concept map for developing a mental mode</text:span></text:span><text:span text:style-name="Emphasis"><text:span text:style-name="T522">l (see appendix for </text:span></text:span><text:span text:style-name="Emphasis"><text:span text:style-name="T523">different approaches for mapping a problem and solution plan)</text:span></text:span></text:p>
              </text:list-item>
              <text:list-item>
                <text:p text:style-name="P224"><text:span text:style-name="T559">Have</text:span><text:span text:style-name="T560"> I considered</text:span><text:span text:style-name="T561"> </text:span><text:span text:style-name="T558">different solution paths </text:span><text:span text:style-name="T560">and </text:span><text:span text:style-name="T558"><text:s/></text:span><text:span text:style-name="T562">allow for the fact that more than one strategy may be needed to solve a given problem?</text:span></text:p>
              </text:list-item>
              <text:list-item>
                <text:p text:style-name="P364">What steps will I take in solving this problem;</text:p>
              </text:list-item>
              <text:list-item>
                <text:p text:style-name="P364">What is my first step?</text:p>
              </text:list-item>
              <text:list-item>
                <text:p text:style-name="P365">The purpose of the step?.</text:p>
              </text:list-item>
              <text:list-item>
                <text:p text:style-name="P354"><text:span text:style-name="T618">W</text:span><text:span text:style-name="T617">hat</text:span><text:span text:style-name="T619"> will I need </text:span><text:span text:style-name="T617">to complete the step?</text:span></text:p>
              </text:list-item>
              <text:list-item>
                <text:p text:style-name="P366">What is the logic of the step? </text:p>
              </text:list-item>
              <text:list-item>
                <text:p text:style-name="P365"><text:span text:style-name="T22">Am I </text:span><text:span text:style-name="T23">asking what is the</text:span><text:span text:style-name="T24"> purpose of the </text:span><text:span text:style-name="T22">each </text:span><text:span text:style-name="T24">step?</text:span></text:p>
              </text:list-item>
              <text:list-item>
                <text:p text:style-name="P339"><text:span text:style-name="T957">Am I asking myself </text:span>questions <text:span text:style-name="T957">regarding</text:span> what <text:span text:style-name="T957">I will need to do</text:span> to complete <text:span text:style-name="T957">a</text:span> step?</text:p>
              </text:list-item>
              <text:list-item>
                <text:p text:style-name="P367">The student concludes the step by self-monitoring, or ‘checking’, the successful completion of the step</text:p>
              </text:list-item>
              <text:list-item>
                <text:p text:style-name="P339"><text:span text:style-name="T25">Can I provide partial solutions from among the </text:span><text:span text:style-name="T26">possible </text:span><text:span text:style-name="T25">solution s</text:span><text:span text:style-name="T26">trategies?</text:span></text:p>
              </text:list-item>
              <text:list-item>
                <text:p text:style-name="P339"><text:span text:style-name="T958"><text:s/>What other </text:span>resources <text:span text:style-name="T959">can I use</text:span> to answer the question?</text:p>
              </text:list-item>
              <text:list-item>
                <text:p text:style-name="P241"><text:span text:style-name="Emphasis"><text:span text:style-name="T612">During the p</text:span></text:span><text:span text:style-name="Emphasis"><text:span text:style-name="T613">lanning stage, </text:span></text:span><text:span text:style-name="Emphasis"><text:span text:style-name="T612">am I </text:span></text:span><text:span text:style-name="Emphasis"><text:span text:style-name="T614">considering different representations</text:span></text:span><text:span text:style-name="Emphasis"><text:span text:style-name="T613"> </text:span></text:span><text:span text:style-name="Emphasis"><text:span text:style-name="T614">(</text:span></text:span><text:span text:style-name="Emphasis"><text:span text:style-name="T613">algebraic, </text:span></text:span><text:span text:style-name="Emphasis"><text:span text:style-name="T614">numeric,</text:span></text:span><text:span text:style-name="Emphasis"><text:span text:style-name="T613"> or geometric approache</text:span></text:span><text:span text:style-name="Emphasis"><text:span text:style-name="T614">s)?</text:span></text:span><text:span text:style-name="Emphasis"><text:span text:style-name="T613"> </text:span></text:span></text:p>
              </text:list-item>
              <text:list-item>
                <text:p text:style-name="P178"><text:span text:style-name="T957">As I'm developing a plan, can I w</text:span>rite what <text:span text:style-name="T960">I</text:span> do or do not understand?</text:p>
              </text:list-item>
              <text:list-item>
                <text:p text:style-name="P354"><text:span text:style-name="Emphasis"><text:span text:style-name="T525">Am I including an</text:span></text:span><text:span text:style-name="Emphasis"><text:span text:style-name="T526"> estimating technique to predict the answer?</text:span></text:span></text:p>
              </text:list-item>
              <text:list-item>
                <text:p text:style-name="P187"><text:span text:style-name="T962">What questions are emerging as </text:span><text:span text:style-name="T963">I </text:span><text:span text:style-name="T962">think my way through </text:span><text:soft-page-break/><text:span text:style-name="T962">the plan?</text:span></text:p>
              </text:list-item>
              <text:list-item>
                <text:p text:style-name="P224"><text:span text:style-name="T310">Have I incorporated or c</text:span><text:span text:style-name="T920">onsider</text:span><text:span text:style-name="T921">ed</text:span><text:span text:style-name="T920"> </text:span><text:span text:style-name="T921">any of the following </text:span><text:span text:style-name="T920">problem solving approaches?</text:span><text:span text:style-name="T922"> </text:span><text:span text:style-name="T920">(see appendix for examples)</text:span></text:p>
              </text:list-item>
            </text:list>
            <text:p text:style-name="P88"/>
            <table:table table:name="Table3" table:style-name="Table3">
              <table:table-column table:style-name="Table3.A"/>
              <table:table-column table:style-name="Table3.B"/>
              <table:table-row>
                <table:table-cell table:style-name="Table3.A1" office:value-type="string">
                  <text:list xml:id="list3320304470450198679" text:style-name="L30">
                    <text:list-item>
                      <text:p text:style-name="P200">Guess and check</text:p>
                    </text:list-item>
                    <text:list-item>
                      <text:p text:style-name="P188">Look for a pattern</text:p>
                    </text:list-item>
                    <text:list-item>
                      <text:p text:style-name="P188">Work backwards</text:p>
                    </text:list-item>
                    <text:list-item>
                      <text:p text:style-name="P179"><text:s/>Make an orderly l<text:span text:style-name="T967">ist</text:span></text:p>
                    </text:list-item>
                    <text:list-item>
                      <text:p text:style-name="P179">Eliminate possibilities</text:p>
                    </text:list-item>
                    <text:list-item>
                      <text:p text:style-name="P179">Solve a simpler problem</text:p>
                    </text:list-item>
                    <text:list-item>
                      <text:p text:style-name="P179">Use symmetry</text:p>
                    </text:list-item>
                    <text:list-item>
                      <text:p text:style-name="P179">Solve an equation </text:p>
                    </text:list-item>
                    <text:list-item>
                      <text:p text:style-name="P179">Use a model</text:p>
                    </text:list-item>
                  </text:list>
                </table:table-cell>
                <table:table-cell table:style-name="Table3.A1" office:value-type="string">
                  <text:list xml:id="list114525726170871" text:continue-numbering="true" text:style-name="L30">
                    <text:list-item>
                      <text:p text:style-name="P179">Use a formula Consider special cases</text:p>
                    </text:list-item>
                    <text:list-item>
                      <text:p text:style-name="P189">making a list</text:p>
                    </text:list-item>
                    <text:list-item>
                      <text:p text:style-name="P179">acting out the problem</text:p>
                    </text:list-item>
                    <text:list-item>
                      <text:p text:style-name="P179">guess and check</text:p>
                    </text:list-item>
                    <text:list-item>
                      <text:p text:style-name="P179">finding a pattern</text:p>
                    </text:list-item>
                    <text:list-item>
                      <text:p text:style-name="P179">making and using model</text:p>
                    </text:list-item>
                    <text:list-item>
                      <text:p text:style-name="P179">using formulas</text:p>
                    </text:list-item>
                    <text:list-item>
                      <text:p text:style-name="P179">choosing an operation</text:p>
                    </text:list-item>
                  </text:list>
                </table:table-cell>
              </table:table-row>
            </table:table>
            <text:p text:style-name="P108"><text:span text:style-name="T27"><text:s text:c="10"/>26. <text:s/></text:span><text:span text:style-name="T28">Can I write </text:span><text:span text:style-name="T29">the plan</text:span><text:span text:style-name="Emphasis"><text:span text:style-name="T381"> </text:span></text:span><text:span text:style-name="Emphasis"><text:span text:style-name="T335">and describe the steps that I have will take in solving the problem?</text:span></text:span></text:p>
            <text:p text:style-name="P108"><text:span text:style-name="Emphasis"><text:span text:style-name="T336"><text:s text:c="10"/>27. <text:s/></text:span></text:span><text:span text:style-name="Emphasis"><text:span text:style-name="T335">Can I e</text:span></text:span><text:span text:style-name="Emphasis"><text:span text:style-name="T337">xplain why the plan might work?.</text:span></text:span></text:p>
          </table:table-cell>
          <table:covered-table-cell/>
          <table:table-cell table:style-name="Table1.C14" office:value-type="string">
            <text:list xml:id="list879243006130685396" text:style-name="L31">
              <text:list-header>
                <text:p text:style-name="P417"><text:span text:style-name="Emphasis"><text:span text:style-name="T431">Q</text:span></text:span><text:span text:style-name="Emphasis"><text:span text:style-name="T432">uestions to assist in applying intellectual standards</text:span></text:span></text:p>
              </text:list-header>
              <text:list-item>
                <text:p text:style-name="P360"><text:span text:style-name="Emphasis"><text:span text:style-name="T599">What are the </text:span></text:span><text:span text:style-name="Emphasis"><text:span text:style-name="T600">conditions or </text:span></text:span><text:span text:style-name="Emphasis"><text:span text:style-name="T601">criteria the answer must </text:span></text:span><text:span text:style-name="Emphasis"><text:span text:style-name="T602">be </text:span></text:span><text:span text:style-name="Emphasis"><text:span text:style-name="T601">met? </text:span></text:span><text:span text:style-name="Emphasis"><text:span text:style-name="T603">(accuracy)</text:span></text:span></text:p>
              </text:list-item>
              <text:list-item>
                <text:p text:style-name="P360"><text:span text:style-name="Emphasis"><text:span text:style-name="T550">Can I clearly explain why </text:span></text:span><text:span text:style-name="Emphasis"><text:span text:style-name="T551"><text:s/>t</text:span></text:span><text:span text:style-name="Emphasis"><text:span text:style-name="T549">he plan </text:span></text:span><text:span text:style-name="Emphasis"><text:span text:style-name="T550">is </text:span></text:span><text:span text:style-name="Emphasis"><text:span text:style-name="T549">appropriate </text:span></text:span><text:span text:style-name="Emphasis"><text:span text:style-name="T550">for </text:span></text:span><text:span text:style-name="Emphasis"><text:span text:style-name="T549">solv</text:span></text:span><text:span text:style-name="Emphasis"><text:span text:style-name="T550">ing</text:span></text:span><text:span text:style-name="Emphasis"><text:span text:style-name="T549"> the problem? </text:span></text:span><text:span text:style-name="Emphasis"><text:span text:style-name="T550">(clarity, relevance)</text:span></text:span></text:p>
              </text:list-item>
              <text:list-item>
                <text:p text:style-name="P242"><text:span text:style-name="T728">Can I clearly explain</text:span><text:span text:style-name="T729"> how the steps identified in my solution path relates or ties into the original problem/question? </text:span><text:span text:style-name="T728">(clarity, logic, relevance)</text:span></text:p>
              </text:list-item>
              <text:list-item>
                <text:p text:style-name="P242"><text:span text:style-name="Emphasis"><text:span text:style-name="T474">D</text:span></text:span><text:span text:style-name="Emphasis"><text:span text:style-name="T475">id </text:span></text:span><text:span text:style-name="Emphasis"><text:span text:style-name="T474">I</text:span></text:span><text:span text:style-name="Emphasis"><text:span text:style-name="T475"> skip any important information in my estimation? </text:span></text:span><text:span text:style-name="Emphasis"><text:span text:style-name="T474">(logic, relevance)</text:span></text:span></text:p>
              </text:list-item>
              <text:list-item>
                <text:p text:style-name="P242"><text:span text:style-name="Emphasis"><text:span text:style-name="T492">Can I verify the legitimacy of my solution plan? (accuracy, relevance)</text:span></text:span></text:p>
              </text:list-item>
              <text:list-item>
                <text:p text:style-name="P242"><text:span text:style-name="Emphasis"><text:span text:style-name="T492">Can I clearly write down the steps that I will take in devising a plan? (clarity, logic, accuracy)</text:span></text:span></text:p>
                <text:p text:style-name="P242"><text:span text:style-name="Emphasis"><text:span text:style-name="T492"/></text:span></text:p>
              </text:list-item>
            </text:list>
          </table:table-cell>
        </table:table-row>
        <table:table-row table:style-name="Table1.15">
          <table:table-cell table:style-name="Table1.A2" table:number-columns-spanned="2" office:value-type="string">
            <text:list xml:id="list114525746168420" text:continue-list="list1392183546791825295" text:style-name="L29">
              <text:list-header>
                <text:p text:style-name="P418">Element: <text:span text:style-name="T633">Information and Assumptions: </text:span><text:span text:style-name="T895">How will we use and generate data, information, evidence, experience in solving the problem?</text:span></text:p>
              </text:list-header>
            </text:list>
          </table:table-cell>
          <table:covered-table-cell/>
          <table:table-cell table:style-name="Table1.B2" office:value-type="string">
            <text:list xml:id="list114525746154417" text:continue-list="list879243006130685396" text:style-name="L31">
              <text:list-header>
                <text:p text:style-name="P147">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style-name="Table1.15">
          <table:table-cell table:style-name="Table1.A16" table:number-columns-spanned="2" office:value-type="string">
            <text:list xml:id="list5129119864733617989" text:style-name="L32">
              <text:list-item>
                <text:p text:style-name="P333"><text:span text:style-name="T31">What </text:span><text:span text:style-name="T30">key information </text:span><text:span text:style-name="T31">will I </text:span><text:span text:style-name="T30">need </text:span><text:span text:style-name="T32">for devising</text:span><text:span text:style-name="T30"> the problem </text:span><text:span text:style-name="T31">solution?</text:span></text:p>
              </text:list-item>
              <text:list-item>
                <text:p text:style-name="P190"><text:span text:style-name="T338">What </text:span><text:span text:style-name="T339">information </text:span><text:span text:style-name="T338">have I derived </text:span><text:span text:style-name="T339">from the </text:span><text:span text:style-name="T340">problem statement? </text:span></text:p>
              </text:list-item>
              <text:list-item>
                <text:p text:style-name="P190"><text:span text:style-name="T340">Could </text:span><text:span text:style-name="T341">I</text:span><text:span text:style-name="T340"> derive something useful from the data? </text:span></text:p>
              </text:list-item>
              <text:list-item>
                <text:p text:style-name="P190"><text:span text:style-name="T530">Can I f</text:span><text:span text:style-name="T516">ind information from t</text:span><text:span text:style-name="T511">he starting </text:span><text:span text:style-name="T524">equation</text:span><text:span text:style-name="T542">s? </text:span><text:span text:style-name="T543">(</text:span><text:span text:style-name="T527">equatiions </text:span><text:span text:style-name="T511">will make a request </text:span><text:span text:style-name="T530">when posible, l</text:span><text:span text:style-name="T516">et equations tell you what to look for</text:span><text:span text:style-name="T530">)</text:span></text:p>
              </text:list-item>
              <text:list-item>
                <text:p text:style-name="P191"><text:span text:style-name="T530">W</text:span><text:span text:style-name="T511">hat have I taken for granted </text:span><text:span text:style-name="T342">or presupposed for </text:span><text:span text:style-name="T311">developing a solution?</text:span></text:p>
              </text:list-item>
              <text:list-item>
                <text:p text:style-name="P193"><text:span text:style-name="T530">What additional </text:span><text:span text:style-name="T511">assumptions <text:s/>am </text:span><text:span text:style-name="T530">I </text:span><text:span text:style-name="T511">making? </text:span><text:span text:style-name="T531"><text:s/></text:span></text:p>
              </text:list-item>
              <text:list-item>
                <text:p text:style-name="P190"><text:span text:style-name="T968">W hat additional </text:span><text:span text:style-name="T643">information</text:span><text:span text:style-name="T958"> have I identified that must be included in developing and carrying out my plan?</text:span></text:p>
              </text:list-item>
              <text:list-item>
                <text:p text:style-name="P191">Do I have a plan for data collection?</text:p>
              </text:list-item>
              <text:list-item>
                <text:p text:style-name="P206"><text:span text:style-name="T397">Have I fully identiied how </text:span><text:span text:style-name="T398">information </text:span><text:span text:style-name="T397">is </text:span><text:span text:style-name="T399">to be </text:span><text:span text:style-name="T398">accessed and used?</text:span></text:p>
              </text:list-item>
              <text:list-item>
                <text:p text:style-name="P195"><text:span text:style-name="T969">Will my plan </text:span>use all the data <text:span text:style-name="T970">provided in the problem statement</text:span>? </text:p>
              </text:list-item>
              <text:list-item>
                <text:p text:style-name="P195"><text:span text:style-name="T971">What information, not found in the problem statement, will have to be derived from </text:span>course conten<text:span text:style-name="T972">t or other concepts?</text:span></text:p>
              </text:list-item>
              <text:list-item>
                <text:p text:style-name="P195"><text:span text:style-name="T532">Does my plan</text:span><text:span text:style-name="T530"> </text:span><text:span text:style-name="T511">use the whole condition?</text:span></text:p>
              </text:list-item>
              <text:list-item>
                <text:p text:style-name="P334"><text:span text:style-name="T973">Do I understand</text:span> the connection between the data and the unknown?. <text:span text:style-name="T973">(</text:span>You may be obliged to consider auxiliary problems if an immediate connection cannot be found<text:span text:style-name="T973">)</text:span></text:p>
              </text:list-item>
              <text:list-item>
                <text:p text:style-name="P193"><text:span text:style-name="T530">Have I t</text:span><text:span text:style-name="T521">ranslate</text:span><text:span text:style-name="T530">d</text:span><text:span text:style-name="T521"> information (known and unknowns) into appropriate representation</text:span><text:span text:style-name="T530">s</text:span><text:span text:style-name="T521"> -symbols, graphs, tables (see appendix on representations) </text:span></text:p>
              </text:list-item>
              <text:list-item>
                <text:p text:style-name="P249"><text:span text:style-name="T553">D</text:span><text:span text:style-name="T554">o</text:span><text:span text:style-name="T553"> I have all the information that I will need for devising and carrying out my strategy?</text:span></text:p>
              </text:list-item>
              <text:list-item>
                <text:p text:style-name="P250"><text:span text:style-name="T553">H</text:span><text:span text:style-name="T552">ave I explicitly stated in writing my assumptions and <text:s/></text:span><text:soft-page-break/><text:span text:style-name="T552">information to be used/collected? </text:span></text:p>
              </text:list-item>
              <text:list-item>
                <text:p text:style-name="P335">Have I documented my work?</text:p>
                <text:p text:style-name="P340"/>
              </text:list-item>
            </text:list>
          </table:table-cell>
          <table:covered-table-cell/>
          <table:table-cell table:style-name="Table1.C16" office:value-type="string">
            <text:list xml:id="list8909675547885640722" text:style-name="L33">
              <text:list-header>
                <text:p text:style-name="P425"><text:span text:style-name="Emphasis"><text:span text:style-name="T360">Q</text:span></text:span><text:span text:style-name="Emphasis"><text:span text:style-name="T361">uestions to assist in applying intellectual standards</text:span></text:span></text:p>
              </text:list-header>
              <text:list-item>
                <text:p text:style-name="P196"><text:span text:style-name="T974">What is t</text:span>he most important<text:span text:style-name="T630"> </text:span><text:span text:style-name="T812">and relevant </text:span><text:span text:style-name="T804">information</text:span> for addressing and solving the problem? <text:span text:style-name="T973">(clarity, relevance, precise)</text:span></text:p>
              </text:list-item>
              <text:list-item>
                <text:p text:style-name="P194"><text:span text:style-name="T537">What are t</text:span><text:span text:style-name="T538">he main assumption(s) underlying </text:span><text:span text:style-name="T537">my solution plan? </text:span><text:span text:style-name="T539">(relevance, precise)</text:span></text:p>
              </text:list-item>
              <text:list-item>
                <text:p text:style-name="P197">How will I ensure that data gathering techniques will yield accurate results? (accuracy)</text:p>
              </text:list-item>
              <text:list-item>
                <text:p text:style-name="P196"><text:span text:style-name="T976">Are my </text:span><text:span text:style-name="T977">assumptions justifiable, </text:span><text:span text:style-name="T978">explicit and clear</text:span><text:span text:style-name="T977">? </text:span><text:span text:style-name="T978">(logic, accuracy, cl</text:span><text:span text:style-name="T979">arity)</text:span></text:p>
              </text:list-item>
              <text:list-item>
                <text:p text:style-name="P192">How will I verify the accuracy of the data? (accuracy)</text:p>
              </text:list-item>
              <text:list-item>
                <text:p text:style-name="P336"><text:span text:style-name="T980">Have I extracted all relevant data from the problem statement? </text:span><text:span text:style-name="T981">(clarity, accuracy, relevance)</text:span></text:p>
              </text:list-item>
              <text:list-item>
                <text:p text:style-name="P207"><text:span text:style-name="T400">Did </text:span><text:span text:style-name="T401">I</text:span><text:span text:style-name="T400"> use the whole condition? </text:span><text:span text:style-name="T401">(accuracy, precise, depth)</text:span><text:span text:style-name="T402">.</text:span></text:p>
              </text:list-item>
              <text:list-item>
                <text:p text:style-name="P251"><text:span text:style-name="Emphasis"><text:span text:style-name="T419">How will I m</text:span></text:span><text:span text:style-name="Emphasis"><text:span text:style-name="T420">ake sure that all data used is clear, accurate, and relevant to the problem at han</text:span></text:span><text:span text:style-name="Emphasis"><text:span text:style-name="T421">d? </text:span></text:span><text:span text:style-name="Emphasis"><text:span text:style-name="T419">(</text:span></text:span><text:span text:style-name="T429">Clar</text:span><text:span text:style-name="T430">i</text:span><text:span text:style-name="T429">ty, </text:span><text:span text:style-name="T422"><text:s/></text:span><text:span text:style-name="T423">Accuracy, </text:span><text:span text:style-name="T424">Precis</text:span><text:span text:style-name="T425">ion;</text:span><text:span text:style-name="T426"> </text:span><text:span text:style-name="T427">Relevance</text:span><text:span text:style-name="T419">)</text:span></text:p>
              </text:list-item>
              <text:list-item>
                <text:p text:style-name="P252"><text:span text:style-name="T419">I</text:span><text:span text:style-name="T412">f applicable, have I used appropriate data collection methodolgies to ensure valid and reliable information? (accuracy)</text:span></text:p>
                <text:p text:style-name="P269"/>
              </text:list-item>
            </text:list>
          </table:table-cell>
        </table:table-row>
        <table:table-row table:style-name="Table1.15">
          <table:table-cell table:style-name="Table1.A2" table:number-columns-spanned="2" office:value-type="string">
            <text:list xml:id="list114525766148602" text:continue-list="list114525616152230" text:style-name="L17">
              <text:list-header>
                <text:p text:style-name="P409">Element<text:span text:style-name="T880">s</text:span>: <text:span text:style-name="T638">Concepts</text:span><text:span text:style-name="T923">: </text:span><text:span text:style-name="T924">What mathematical ideas such as formulas, computations, theorems, procedures, or other ideas are needed for devising </text:span><text:span text:style-name="T925">and carrying out </text:span><text:span text:style-name="T924">a solution </text:span><text:span text:style-name="T925">plan</text:span><text:span text:style-name="T924">?</text:span></text:p>
              </text:list-header>
            </text:list>
          </table:table-cell>
          <table:covered-table-cell/>
          <table:table-cell table:style-name="Table1.B2" office:value-type="string">
            <text:list xml:id="list114525776170054" text:continue-list="list114525696165358"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style-name="Table1.15">
          <table:table-cell table:style-name="Table1.A18" table:number-columns-spanned="2" office:value-type="string">
            <text:list xml:id="list6191216157052369367" text:style-name="L34">
              <text:list-item>
                <text:p text:style-name="P270">What content, concepts, theorems, formulas or related problems, will be used in the solution plan? <text:s/>How will these be used to address the problem statement?</text:p>
              </text:list-item>
              <text:list-item>
                <text:p text:style-name="P271">C<text:span text:style-name="T988">an I explain all possible representations of the problem?</text:span></text:p>
              </text:list-item>
              <text:list-item>
                <text:p text:style-name="P273"><text:span text:style-name="T989">Can I begin to t</text:span>ranslate information and concepts into <text:s/>different representation<text:span text:style-name="T989">s</text:span> (graphical, symbolic, numerical)?</text:p>
              </text:list-item>
              <text:list-item>
                <text:p text:style-name="P274">Describe how different representations are related to the problem solution.</text:p>
              </text:list-item>
              <text:list-item>
                <text:p text:style-name="P274">Do I understand the concepts related to the problem?</text:p>
              </text:list-item>
              <text:list-item>
                <text:p text:style-name="P275"><text:span text:style-name="T883">Have I worked a similar problem before in a slightly different form and/or</text:span><text:span text:style-name="T631"> </text:span><text:span text:style-name="T990">categorize the problem into a particular type? </text:span>What seems different about this problem?</text:p>
              </text:list-item>
              <text:list-item>
                <text:p text:style-name="P276">Does it seem that my understanding of a related concept is not clear to me?</text:p>
              </text:list-item>
              <text:list-item>
                <text:p text:style-name="P271">Can I refine, complete, or re-map my solution plan?</text:p>
                <text:p text:style-name="P271"/>
              </text:list-item>
            </text:list>
          </table:table-cell>
          <table:covered-table-cell/>
          <table:table-cell table:style-name="Table1.C18" office:value-type="string">
            <text:list xml:id="list3970666272676228324" text:style-name="L35">
              <text:list-header>
                <text:p text:style-name="P426"><text:span text:style-name="Emphasis"><text:span text:style-name="T360">Q</text:span></text:span><text:span text:style-name="Emphasis"><text:span text:style-name="T361">uestions to assist in applying intellectual standards</text:span></text:span></text:p>
                <text:p text:style-name="P278"/>
              </text:list-header>
              <text:list-item>
                <text:p text:style-name="P272">At this point, can I clearly state how I will use Information and Concepts that I have identified in my solution plan? (clarity, accuracy, logic)</text:p>
              </text:list-item>
              <text:list-item>
                <text:p text:style-name="P272"><text:span text:style-name="T991">Am </text:span>I using concepts with care and precision? (accuracy, clarity, precision)</text:p>
                <text:p text:style-name="P277"/>
                <text:p text:style-name="P278"/>
              </text:list-item>
            </text:list>
            <text:p text:style-name="P94"/>
          </table:table-cell>
        </table:table-row>
        <table:table-row table:style-name="Table1.15">
          <table:table-cell table:style-name="Table1.A2" table:number-columns-spanned="2" office:value-type="string">
            <text:p text:style-name="P85">Element: <text:span text:style-name="T638">Inferences and Interpretations</text:span><text:span text:style-name="T923">: </text:span><text:span text:style-name="T924">What conclusions can we draw about the solution strategy</text:span></text:p>
          </table:table-cell>
          <table:covered-table-cell/>
          <table:table-cell table:style-name="Table1.B2" office:value-type="string">
            <text:list xml:id="list114525796168032" text:continue-list="list114525776170054"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style-name="Table1.15">
          <table:table-cell table:style-name="Table1.A20" table:number-columns-spanned="2" office:value-type="string">
            <text:list xml:id="list2029490339528967008" text:style-name="L36">
              <text:list-item>
                <text:p text:style-name="P257"><text:span text:style-name="T719">Could </text:span><text:span text:style-name="T720">I</text:span><text:span text:style-name="T719"> derive something useful from the data? </text:span></text:p>
              </text:list-item>
              <text:list-item>
                <text:p text:style-name="P258"><text:span text:style-name="T719">W</text:span><text:span text:style-name="T717">hat inferences and interpretations have I made from the problem statement, information, graphs, etc.?</text:span></text:p>
              </text:list-item>
              <text:list-item>
                <text:p text:style-name="P293">Can I justify my interpretation of the information or problem to be solved?</text:p>
              </text:list-item>
              <text:list-item>
                <text:p text:style-name="P180"><text:span text:style-name="T754">Can I explain t</text:span><text:span text:style-name="T344">he basis for </text:span><text:span text:style-name="T345">my</text:span><text:span text:style-name="T344"> </text:span><text:span text:style-name="T382">inferences </text:span><text:span text:style-name="T344">and </text:span><text:span text:style-name="T382">interpretations</text:span><text:span text:style-name="T344"> at this point?</text:span><text:span text:style-name="T346">_</text:span></text:p>
              </text:list-item>
              <text:list-item>
                <text:p text:style-name="P293">Is there another way to interpret the information? </text:p>
              </text:list-item>
              <text:list-item>
                <text:p text:style-name="P295">Can I rewrite my plan to account for other plausible inferences?</text:p>
              </text:list-item>
            </text:list>
          </table:table-cell>
          <table:covered-table-cell/>
          <table:table-cell table:style-name="Table1.C20" office:value-type="string">
            <text:list xml:id="list7745538682130314382" text:style-name="L37">
              <text:list-header>
                <text:p text:style-name="P432"><text:span text:style-name="Emphasis"><text:span text:style-name="T360">Q</text:span></text:span><text:span text:style-name="Emphasis"><text:span text:style-name="T361">uestions to assist in applying intellectual standards</text:span></text:span></text:p>
              </text:list-header>
              <text:list-item>
                <text:p text:style-name="P181"><text:span text:style-name="T344">Is there another way to interpret the information?</text:span><text:span text:style-name="T345">(Clarity, Depth)</text:span><text:span text:style-name="T344"> </text:span></text:p>
              </text:list-item>
              <text:list-item>
                <text:p text:style-name="P294"><text:s/>Have I made any inferences beyond what the evidence implies? <text:span text:style-name="T991">(Accuracy)</text:span></text:p>
              </text:list-item>
              <text:list-item>
                <text:p text:style-name="P294"><text:s/>Are my inferences consistent? <text:span text:style-name="T991">(Logic</text:span>)</text:p>
                <text:p text:style-name="P309">?</text:p>
                <text:p text:style-name="P325"/>
              </text:list-item>
            </text:list>
          </table:table-cell>
        </table:table-row>
        <table:table-row table:style-name="Table1.15">
          <table:table-cell table:style-name="Table1.A2" table:number-columns-spanned="2" office:value-type="string">
            <text:p text:style-name="P85">Element<text:span text:style-name="T992">s</text:span>: <text:span text:style-name="T644">Con</text:span><text:span text:style-name="T645">sequences,</text:span><text:span text:style-name="T644"> Implications,</text:span><text:span text:style-name="T646"> </text:span><text:span text:style-name="T647">and</text:span><text:span text:style-name="T383"> </text:span><text:span text:style-name="T384">Point(s) of View</text:span><text:span text:style-name="T343"> </text:span><text:span text:style-name="T286">T</text:span><text:span text:style-name="T257">he most important </text:span><text:span text:style-name="T266">conclusion(s)</text:span><text:span text:style-name="T257"> or Implication(s) </text:span><text:span text:style-name="T258">t</text:span><text:span text:style-name="T259">hat I have made </text:span><text:span text:style-name="T257">in </text:span><text:span text:style-name="T258">devising a solution</text:span><text:span text:style-name="T257"> </text:span></text:p>
          </table:table-cell>
          <table:covered-table-cell/>
          <table:table-cell table:style-name="Table1.B2" office:value-type="string">
            <text:list xml:id="list114525806173638" text:continue-list="list114525796168032"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style-name="Table1.15">
          <table:table-cell table:style-name="Table1.A22" table:number-columns-spanned="2" office:value-type="string">
            <text:list xml:id="list6650735951324586064" text:style-name="L38">
              <text:list-item>
                <text:p text:style-name="P182"><text:span text:style-name="Emphasis"><text:span text:style-name="T351">Should I c</text:span></text:span><text:span text:style-name="Emphasis"><text:span text:style-name="T352">onsider </text:span></text:span><text:span text:style-name="Emphasis"><text:span text:style-name="T351">an </text:span></text:span><text:span text:style-name="Emphasis"><text:span text:style-name="T352">auxiliary problem solution plan, accessible, then rewrite plan?</text:span></text:span></text:p>
              </text:list-item>
              <text:list-item>
                <text:p text:style-name="P182"><text:soft-page-break/><text:span text:style-name="Emphasis"><text:span text:style-name="T351">Can I e</text:span></text:span><text:span text:style-name="Emphasis"><text:span text:style-name="T353">xplain why the plan might work?</text:span></text:span></text:p>
              </text:list-item>
              <text:list-item>
                <text:p text:style-name="P182"><text:span text:style-name="T33">Complete </text:span><text:span text:style-name="T11">a line of reasoning – Map and explain the plan – </text:span><text:span text:style-name="T34">prepare to </text:span><text:span text:style-name="T35">bring in the solution</text:span></text:p>
              </text:list-item>
              <text:list-item>
                <text:p text:style-name="P182"><text:span text:style-name="Emphasis"><text:span text:style-name="T356">Has my understanding of the problem changed? If so, how?</text:span></text:span></text:p>
              </text:list-item>
              <text:list-item>
                <text:p text:style-name="P279">Can <text:span text:style-name="T993">I</text:span> articulate another reasonable way of solving the problem?</text:p>
              </text:list-item>
              <text:list-item>
                <text:p text:style-name="P371"><text:span text:style-name="Emphasis"><text:span text:style-name="T36">L</text:span></text:span><text:span text:style-name="Emphasis"><text:span text:style-name="T37">ist </text:span></text:span><text:span text:style-name="Emphasis"><text:span text:style-name="T38">different solutions paths to </text:span></text:span><text:span text:style-name="Emphasis"><text:span text:style-name="T37">gain a </text:span></text:span><text:span text:style-name="Emphasis"><text:span text:style-name="T38">deeper understanding of the proble</text:span></text:span><text:span text:style-name="Emphasis"><text:span text:style-name="T37">m </text:span></text:span><text:span text:style-name="Emphasis"><text:span text:style-name="T39"><text:s/>- <text:s/>allow for the fact that more than one strategy may be needed to solve a given problem and that </text:span></text:span><text:span text:style-name="Emphasis"><text:span text:style-name="T40">the solution strategy </text:span></text:span><text:span text:style-name="Emphasis"><text:span text:style-name="T39">may </text:span></text:span><text:span text:style-name="Emphasis"><text:span text:style-name="T40">change as the plan is carried out.</text:span></text:span><text:span text:style-name="Emphasis"><text:span text:style-name="T37">;</text:span></text:span><text:span text:style-name="Emphasis"><text:span text:style-name="T38"> </text:span></text:span></text:p>
              </text:list-item>
              <text:list-item>
                <text:p text:style-name="P372"><text:span text:style-name="Emphasis"><text:span text:style-name="T41">Does my </text:span></text:span><text:span text:style-name="Emphasis"><text:span text:style-name="T42">plan</text:span></text:span><text:span text:style-name="Emphasis"><text:span text:style-name="T41"> make sense? </text:span></text:span></text:p>
              </text:list-item>
              <text:list-item>
                <text:p text:style-name="P372"><text:span text:style-name="Emphasis"><text:span text:style-name="T41">What did I learn from </text:span></text:span><text:span text:style-name="Emphasis"><text:span text:style-name="T42">developing a solution plan</text:span></text:span><text:span text:style-name="Emphasis"><text:span text:style-name="T41">? </text:span></text:span></text:p>
              </text:list-item>
              <text:list-item>
                <text:p text:style-name="P373"><text:span text:style-name="Emphasis"><text:span text:style-name="T48">What strategies were the most helpful to me in </text:span></text:span><text:span text:style-name="Emphasis"><text:span text:style-name="T49">devising </text:span></text:span><text:span text:style-name="Emphasis"><text:span text:style-name="T48">the p</text:span></text:span><text:span text:style-name="Emphasis"><text:span text:style-name="T49">lan</text:span></text:span><text:span text:style-name="Emphasis"><text:span text:style-name="T48">?</text:span></text:span></text:p>
              </text:list-item>
              <text:list-item>
                <text:p text:style-name="P372"><text:span text:style-name="Emphasis"><text:span text:style-name="T41">Can my </text:span></text:span><text:span text:style-name="Emphasis"><text:span text:style-name="T42">plan</text:span></text:span><text:span text:style-name="Emphasis"><text:span text:style-name="T41"> be extended to other types of problems? </text:span></text:span></text:p>
              </text:list-item>
              <text:list-item>
                <text:p text:style-name="P372"><text:span text:style-name="Emphasis"><text:span text:style-name="T41">What would I do differently next time? </text:span></text:span></text:p>
              </text:list-item>
              <text:list-item>
                <text:p text:style-name="P372"><text:span text:style-name="Emphasis"><text:span text:style-name="T43">Can I present my </text:span></text:span><text:span text:style-name="Emphasis"><text:span text:style-name="T42">plan</text:span></text:span><text:span text:style-name="Emphasis"><text:span text:style-name="T43"> using a clear coherent argument reflecting the sophistication appropriate to the problem.</text:span></text:span><text:span text:style-name="Emphasis"><text:span text:style-name="T44">)</text:span></text:span></text:p>
              </text:list-item>
              <text:list-item>
                <text:p text:style-name="P373"><text:span text:style-name="Emphasis"><text:span text:style-name="T50">Can I construct </text:span></text:span><text:span text:style-name="Emphasis"><text:span text:style-name="T49">problems which have the characteristics </text:span></text:span><text:span text:style-name="Emphasis"><text:span text:style-name="T50">(</text:span></text:span><text:span text:style-name="Emphasis"><text:span text:style-name="T49">same solution structure</text:span></text:span><text:span text:style-name="Emphasis"><text:span text:style-name="T50">)</text:span></text:span><text:span text:style-name="Emphasis"><text:span text:style-name="T49"> of the </text:span></text:span><text:span text:style-name="Emphasis"><text:span text:style-name="T50">problem that I am currently solving?</text:span></text:span></text:p>
                <text:p text:style-name="P368"><text:span text:style-name="Emphasis"><text:span text:style-name="T994"/></text:span></text:p>
              </text:list-item>
            </text:list>
          </table:table-cell>
          <table:covered-table-cell/>
          <table:table-cell table:style-name="Table1.C22" office:value-type="string">
            <text:list xml:id="list8187859661774865156" text:style-name="L39">
              <text:list-header>
                <text:p text:style-name="P427"><text:span text:style-name="Emphasis"><text:span text:style-name="T360">Q</text:span></text:span><text:span text:style-name="Emphasis"><text:span text:style-name="T361">uestions to assist in applying intellectual standards</text:span></text:span></text:p>
              </text:list-header>
              <text:list-item>
                <text:p text:style-name="P374"><text:span text:style-name="Emphasis"><text:span text:style-name="T46">Review</text:span></text:span><text:span text:style-name="Emphasis"><text:span text:style-name="T47"> the *Intellectual Standards </text:span></text:span><text:span text:style-name="Emphasis"><text:span text:style-name="T45">against each </text:span></text:span><text:soft-page-break/><text:span text:style-name="Emphasis"><text:span text:style-name="T45">step of the plan!</text:span></text:span></text:p>
              </text:list-item>
              <text:list-item>
                <text:p text:style-name="P356"><text:span text:style-name="Emphasis"><text:span text:style-name="T827">Afte</text:span></text:span><text:span text:style-name="Emphasis"><text:span text:style-name="T804">r </text:span></text:span><text:span text:style-name="Emphasis"><text:span text:style-name="T354">mapping a solution method, has my understating of the problem changed? If so how? </text:span></text:span><text:span text:style-name="Emphasis"><text:span text:style-name="T355">(clarity, accuracy)</text:span></text:span></text:p>
              </text:list-item>
              <text:list-item>
                <text:p text:style-name="P357"><text:span text:style-name="Emphasis"><text:span text:style-name="T615">Can I check the logic of the plan? </text:span></text:span><text:span text:style-name="Emphasis"><text:span text:style-name="T293">Does my </text:span></text:span><text:span text:style-name="Emphasis"><text:span text:style-name="T294">plan</text:span></text:span><text:span text:style-name="Emphasis"><text:span text:style-name="T293"> make sense.? </text:span></text:span><text:span text:style-name="Emphasis"><text:span text:style-name="T616">(logic)</text:span></text:span></text:p>
              </text:list-item>
              <text:list-item>
                <text:p text:style-name="P357"><text:span text:style-name="Emphasis"><text:span text:style-name="T295">What are </text:span></text:span><text:span text:style-name="Emphasis"><text:span text:style-name="T296">t</text:span></text:span><text:span text:style-name="T297">he most important </text:span><text:span text:style-name="T308">conclusion(s)</text:span><text:span text:style-name="T297"> or Implication(s) </text:span><text:span text:style-name="T294">t</text:span><text:span text:style-name="T298">hat I have made </text:span><text:span text:style-name="T297">in </text:span><text:span text:style-name="T294">devising a solution </text:span><text:span text:style-name="T296">plan? </text:span><text:span text:style-name="T299">(clarity, accuracy, depth)</text:span></text:p>
              </text:list-item>
              <text:list-item>
                <text:p text:style-name="P357"><text:span text:style-name="Emphasis"><text:span text:style-name="T293"><text:s/></text:span></text:span><text:span text:style-name="Emphasis"><text:span text:style-name="T300">Can I present my </text:span></text:span><text:span text:style-name="Emphasis"><text:span text:style-name="T294">plan</text:span></text:span><text:span text:style-name="Emphasis"><text:span text:style-name="T300"> using a clear coherent argument reflecting the sophistication appropriate to the problem</text:span></text:span><text:span text:style-name="Emphasis"><text:span text:style-name="T301">? </text:span></text:span><text:span text:style-name="Emphasis"><text:span text:style-name="T299">(clarity, logic, precision, accuracy)</text:span></text:span></text:p>
                <text:p text:style-name="P375"/>
                <text:p text:style-name="P357"><text:span text:style-name="Emphasis"><text:span text:style-name="T486"/></text:span></text:p>
              </text:list-item>
            </text:list>
          </table:table-cell>
        </table:table-row>
      </table:table>
      <table:table table:name="Table4" table:style-name="Table4">
        <table:table-column table:style-name="Table4.A"/>
        <table:table-column table:style-name="Table4.B"/>
        <table:table-header-rows>
          <table:table-row>
            <table:table-cell table:style-name="Table4.A1" table:number-columns-spanned="2" office:value-type="string">
              <text:p text:style-name="P44">Polya Step III – Carry out the Plan</text:p>
            </table:table-cell>
            <table:covered-table-cell/>
          </table:table-row>
        </table:table-header-rows>
        <table:table-row>
          <table:table-cell table:style-name="Table4.A2" office:value-type="string">
            <text:p text:style-name="P45">Element<text:span text:style-name="T880">s</text:span>: <text:span text:style-name="T633">Question </text:span><text:span text:style-name="T634">and Purpose</text:span><text:span text:style-name="T982">: </text:span><text:span text:style-name="T913">The key question</text:span><text:span text:style-name="T914">(s)</text:span><text:span text:style-name="T913"> </text:span><text:span text:style-name="T915">is </text:span><text:span text:style-name="T916">whether or not </text:span><text:span text:style-name="T915">my solution plan </text:span><text:span text:style-name="T917">produces an ac</text:span><text:span text:style-name="T915">curate and valid solution to the problem?</text:span></text:p>
          </table:table-cell>
          <table:table-cell table:style-name="Table4.B2" office:value-type="string">
            <text:list xml:id="list114525836172005" text:continue-list="list114525806173638"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4.A3" office:value-type="string">
            <text:list xml:id="list837083364724917419" text:style-name="L40">
              <text:list-item>
                <text:p text:style-name="P376"><text:span text:style-name="Emphasis"><text:span text:style-name="T813">What exactly </text:span></text:span><text:span text:style-name="Emphasis"><text:span text:style-name="T814">am I</text:span></text:span><text:span text:style-name="Emphasis"><text:span text:style-name="T813"> trying to determine?</text:span></text:span></text:p>
              </text:list-item>
              <text:list-item>
                <text:p text:style-name="P130"><text:span text:style-name="Emphasis"><text:span text:style-name="T839">I</text:span></text:span><text:span text:style-name="Emphasis"><text:span text:style-name="T838">mplement the solution Plan</text:span></text:span></text:p>
              </text:list-item>
              <text:list-item>
                <text:p text:style-name="P183"><text:span text:style-name="Emphasis"><text:span text:style-name="T528">Estimate (quantity, measure or magnitude), Revise 1</text:span></text:span><text:span text:style-name="Emphasis"><text:span text:style-name="T563">st</text:span></text:span><text:span text:style-name="Emphasis"><text:span text:style-name="T528"> estimate, 2</text:span></text:span><text:span text:style-name="Emphasis"><text:span text:style-name="T563">nd</text:span></text:span><text:span text:style-name="Emphasis"><text:span text:style-name="T528"> and so </text:span></text:span><text:span text:style-name="Emphasis"><text:span text:style-name="T529">on, then </text:span></text:span><text:span text:style-name="Emphasis"><text:span text:style-name="T528">implement</text:span></text:span> the solution Plan – <text:span text:style-name="T1005">Be patient – most problems are not solved quickly nor on the first attempt</text:span></text:p>
              </text:list-item>
              <text:list-item>
                <text:p text:style-name="P243"><text:span text:style-name="Emphasis"><text:span text:style-name="T730">C</text:span></text:span><text:span text:style-name="Emphasis"><text:span text:style-name="T731">an </text:span></text:span><text:span text:style-name="Emphasis"><text:span text:style-name="T730">you </text:span></text:span><text:span text:style-name="Emphasis"><text:span text:style-name="T732">state </text:span></text:span><text:span text:style-name="Emphasis"><text:span text:style-name="T733">more explicitly </text:span></text:span><text:span text:style-name="Emphasis"><text:span text:style-name="T732">the meaning of, </text:span></text:span><text:span text:style-name="Emphasis"><text:span text:style-name="T733">or elaborate on, (choose) the math term, definition, skill, procedure, </text:span></text:span><text:span text:style-name="Emphasis"><text:span text:style-name="T732">symbol</text:span></text:span><text:span text:style-name="Emphasis"><text:span text:style-name="T733">(</text:span></text:span><text:span text:style-name="Emphasis"><text:span text:style-name="T732">s</text:span></text:span><text:span text:style-name="Emphasis"><text:span text:style-name="T733">)</text:span></text:span><text:span text:style-name="Emphasis"><text:span text:style-name="T732">, units of measure, labeling </text:span></text:span><text:span text:style-name="Emphasis"><text:span text:style-name="T733">of </text:span></text:span><text:span text:style-name="Emphasis"><text:span text:style-name="T732">axes, </text:span></text:span><text:span text:style-name="Emphasis"><text:span text:style-name="T733">etc. that you are using?</text:span></text:span></text:p>
              </text:list-item>
              <text:list-item>
                <text:p text:style-name="P198">Am I demonstrating persistance?</text:p>
              </text:list-item>
              <text:list-item>
                <text:p text:style-name="P183">If one strategy isn’t working, try a different one Experiment with a different solution plan</text:p>
              </text:list-item>
              <text:list-item>
                <text:p text:style-name="P183">What questions are emerging as <text:span text:style-name="T1006">you</text:span> think <text:span text:style-name="T1006">y</text:span>our way through this?</text:p>
              </text:list-item>
              <text:list-item>
                <text:p text:style-name="P183"><text:span text:style-name="T1006">Am I c</text:span>heck<text:span text:style-name="T1006">ing</text:span> periodically to make sure <text:span text:style-name="T1006">I'm</text:span> still on t<text:span text:style-name="T1007">a</text:span>rget <text:span text:style-name="T1007">with respect to the </text:span>question?.</text:p>
              </text:list-item>
              <text:list-item>
                <text:p text:style-name="P183">Should I change to a different representation to solve a step? </text:p>
              </text:list-item>
              <text:list-item>
                <text:p text:style-name="P183"><text:span text:style-name="Emphasis"><text:span text:style-name="T533">E</text:span></text:span><text:span text:style-name="Emphasis"><text:span text:style-name="T534">liminate possibilities </text:span></text:span><text:span text:style-name="Emphasis"><text:span text:style-name="T535">in</text:span></text:span><text:span text:style-name="Emphasis"><text:span text:style-name="T534"> situations where there is a set of possible answers and a set of criteria the answer must meet. </text:span></text:span><text:span text:style-name="Emphasis"><text:span text:style-name="T535">(see appendix</text:span></text:span><text:span text:style-name="Emphasis"><text:span text:style-name="T533">)</text:span></text:span></text:p>
              </text:list-item>
              <text:list-item>
                <text:p text:style-name="P183">Would a calculator or technology be helpful?</text:p>
              </text:list-item>
              <text:list-item>
                <text:p text:style-name="P183"><text:span text:style-name="T1006">Can I </text:span>explain what <text:span text:style-name="T1006">I an</text:span> doing as <text:span text:style-name="T1006">I </text:span>work through a problem?</text:p>
              </text:list-item>
              <text:list-item>
                <text:p text:style-name="P183"><text:span text:style-name="T1006">Have I </text:span>gathered sufficient data</text:p>
              </text:list-item>
              <text:list-item>
                <text:p text:style-name="P183"><text:span text:style-name="Emphasis">Am I </text:span><text:span text:style-name="Emphasis"><text:span text:style-name="T357">conclud</text:span></text:span><text:span text:style-name="Emphasis"><text:span text:style-name="T358">ing each </text:span></text:span><text:span text:style-name="Emphasis"><text:span text:style-name="T357">step by self-monitoring, or ‘checking’, the successful completion of the step?</text:span></text:span></text:p>
              </text:list-item>
              <text:list-item>
                <text:p text:style-name="P253"><text:span text:style-name="T441">Am I s</text:span><text:span text:style-name="T442">elf-</text:span><text:span text:style-name="T441">monitioring by</text:span><text:span text:style-name="T442"> </text:span><text:span text:style-name="T443">asking what is the</text:span><text:span text:style-name="T442"> purpose of the step?.</text:span></text:p>
              </text:list-item>
              <text:list-item>
                <text:p text:style-name="P355"><text:span text:style-name="T536">Am I </text:span><text:span text:style-name="T511">self-</text:span><text:span text:style-name="T536">monitoring</text:span><text:span text:style-name="T511"> by ‘asking’ what </text:span><text:span text:style-name="T536">I</text:span><text:span text:style-name="T511">intend to do to complete the step.?</text:span></text:p>
              </text:list-item>
              <text:list-item>
                <text:p text:style-name="P183">Do I need additional resources?</text:p>
              </text:list-item>
              <text:list-item>
                <text:p text:style-name="P183"><text:span text:style-name="T1006">Am I k</text:span>eep<text:span text:style-name="T1006">ing</text:span> track and sav<text:span text:style-name="T1006">ing</text:span> all results?</text:p>
              </text:list-item>
              <text:list-item>
                <text:p text:style-name="P310">Am I hitting a “road block” in solving this problem? (you may want to compare attempts to solve similar problems - keep track and save all results/data</text:p>
              </text:list-item>
              <text:list-item>
                <text:p text:style-name="P311"><text:span text:style-name="Emphasis"><text:span text:style-name="T815">Can I s</text:span></text:span><text:span text:style-name="Emphasis"><text:span text:style-name="T816">tate</text:span></text:span><text:span text:style-name="Emphasis"><text:span text:style-name="T817"> </text:span></text:span><text:span text:style-name="Emphasis"><text:span text:style-name="T815">my </text:span></text:span><text:span text:style-name="Emphasis"><text:span text:style-name="T817">actions in words. </text:span></text:span><text:span text:style-name="Emphasis"><text:span text:style-name="T816">(Students are often </text:span></text:span><text:span text:style-name="Emphasis"><text:span text:style-name="T817">reluctan</text:span></text:span><text:span text:style-name="Emphasis"><text:span text:style-name="T816">t to do so – </text:span></text:span><text:span text:style-name="Emphasis"><text:span text:style-name="T817">stem</text:span></text:span><text:span text:style-name="Emphasis"><text:span text:style-name="T816">ming </text:span></text:span><text:span text:style-name="Emphasis"><text:span text:style-name="T817">from not knowing what to say and how to say it. In some instances it is a lack of understanding of what they are doing or lack of familiarity with the needed vocabulary.</text:span></text:span><text:span text:style-name="Emphasis"><text:span text:style-name="T816">)</text:span></text:span></text:p>
              </text:list-item>
              <text:list-item>
                <text:p text:style-name="P183"><text:span text:style-name="Emphasis"><text:span text:style-name="T804">Does the answer agree with the estimate</text:span></text:span><text:span text:style-name="Emphasis"><text:span text:style-name="T815">?</text:span></text:span></text:p>
              </text:list-item>
              <text:list-item>
                <text:p text:style-name="P253"><text:span text:style-name="Emphasis"><text:span text:style-name="T745">Were t</text:span></text:span><text:span text:style-name="Emphasis"><text:span text:style-name="T744">he steps in the plan were followed and the operations completed in the correct order?</text:span></text:span></text:p>
              </text:list-item>
              <text:list-item>
                <text:p text:style-name="P183">Do not give up!</text:p>
                <text:p text:style-name="P324"/>
                <text:p text:style-name="P243"/>
              </text:list-item>
            </text:list>
          </table:table-cell>
          <table:table-cell table:style-name="Table4.B3" office:value-type="string">
            <text:list xml:id="list2435136244550898369" text:style-name="L41">
              <text:list-header>
                <text:p text:style-name="P428"><text:span text:style-name="Emphasis"><text:span text:style-name="T360">Q</text:span></text:span><text:span text:style-name="Emphasis"><text:span text:style-name="T361">uestions to assist in applying intellectual standards</text:span></text:span></text:p>
              </text:list-header>
              <text:list-item>
                <text:p text:style-name="P296"><text:span text:style-name="Emphasis"><text:span text:style-name="T804">Am I accurate at each step?</text:span></text:span><text:span text:style-name="Emphasis"><text:span text:style-name="T815">(accuracy)</text:span></text:span></text:p>
              </text:list-item>
              <text:list-item>
                <text:p text:style-name="P280"><text:span text:style-name="Emphasis"><text:span text:style-name="T813"><text:s/>Is the solution accurate? </text:span></text:span><text:span text:style-name="Emphasis"><text:span text:style-name="T815">(acuracy)</text:span></text:span></text:p>
              </text:list-item>
              <text:list-item>
                <text:p text:style-name="P296"><text:span text:style-name="Emphasis"><text:span text:style-name="T804">How can I prove that my step </text:span></text:span><text:span text:style-name="Emphasis"><text:span text:style-name="T818">are</text:span></text:span><text:span text:style-name="Emphasis"><text:span text:style-name="T804"> </text:span></text:span><text:span text:style-name="Emphasis"><text:span text:style-name="T818">c</text:span></text:span><text:span text:style-name="Emphasis"><text:span text:style-name="T804">orrect? </text:span></text:span><text:span text:style-name="Emphasis"><text:span text:style-name="T815">(accuracy, logic)</text:span></text:span></text:p>
                <text:p text:style-name="P377"><text:span text:style-name="Emphasis"><text:span text:style-name="T845"/></text:span></text:p>
              </text:list-item>
            </text:list>
          </table:table-cell>
        </table:table-row>
        <table:table-row>
          <table:table-cell table:style-name="Table4.A2" office:value-type="string">
            <text:list xml:id="list114525856171842" text:continue-list="list837083364724917419" text:style-name="L40">
              <text:list-header>
                <text:p text:style-name="P419">Element<text:span text:style-name="T880">s</text:span>: <text:span text:style-name="T648">Information and Assumptions </text:span><text:span text:style-name="T936">New information that has emerged as I've worked through the solution plan</text:span></text:p>
              </text:list-header>
            </text:list>
          </table:table-cell>
          <table:table-cell table:style-name="Table4.B2" office:value-type="string">
            <text:list xml:id="list114525856147947" text:continue-list="list2435136244550898369" text:style-name="L41">
              <text:list-header>
                <text:p text:style-name="P148">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oft-page-break/><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4.A5" office:value-type="string">
            <text:list xml:id="list4002231103615744417" text:style-name="L42">
              <text:list-item>
                <text:p text:style-name="P218"><text:span text:style-name="T379">A</text:span><text:span text:style-name="T380">m I checking the accuracy of new information at each step?</text:span></text:p>
              </text:list-item>
              <text:list-item>
                <text:p text:style-name="P203"><text:span text:style-name="T404">Am I che</text:span><text:span text:style-name="T407">c</text:span><text:span text:style-name="T404">king all relevant details of information </text:span><text:span text:style-name="T407">such as units of measure and reasonblensess as </text:span><text:span text:style-name="T404">I w</text:span><text:span text:style-name="T407">ork</text:span><text:span text:style-name="T404"> through the plan?</text:span></text:p>
              </text:list-item>
              <text:list-item>
                <text:p text:style-name="P307"><text:span text:style-name="T755">What additional</text:span><text:span text:style-name="T756"> </text:span><text:span text:style-name="T757">information </text:span><text:span text:style-name="T758">are </text:span><text:span text:style-name="T757">needed, or presupposed for addressing the problem?</text:span></text:p>
              </text:list-item>
              <text:list-item>
                <text:p text:style-name="P307"><text:span text:style-name="T759">Does it seem that some </text:span><text:span text:style-name="T650">information</text:span><text:span text:style-name="T759"> is still missing? </text:span></text:p>
              </text:list-item>
              <text:list-item>
                <text:p text:style-name="P313"><text:span text:style-name="Emphasis"><text:span text:style-name="T846">Am I following the plan for information collection and </text:span></text:span><text:span text:style-name="Emphasis"><text:span text:style-name="T847">its </text:span></text:span><text:span text:style-name="Emphasis"><text:span text:style-name="T846">us</text:span></text:span><text:span text:style-name="Emphasis"><text:span text:style-name="T855">e?</text:span></text:span></text:p>
              </text:list-item>
              <text:list-item>
                <text:p text:style-name="P313"><text:span text:style-name="Emphasis"><text:span text:style-name="T851">A</text:span></text:span><text:span text:style-name="Emphasis"><text:span text:style-name="T850">re you using all of the data?</text:span></text:span></text:p>
              </text:list-item>
              <text:list-item>
                <text:p text:style-name="P313"><text:span text:style-name="Emphasis"><text:span text:style-name="T852">Is the information that I've obtained in stages of the plan consistent with my expectations or estimates?</text:span></text:span></text:p>
              </text:list-item>
              <text:list-item>
                <text:p text:style-name="P313"><text:span text:style-name="Emphasis"><text:span text:style-name="T852">Will I need to modify the plan based on information that I've collected as I've carried out the plan?</text:span></text:span></text:p>
              </text:list-item>
              <text:list-item>
                <text:p text:style-name="P330"><text:span text:style-name="Emphasis"><text:span text:style-name="T804">What new assumptions have I made as I've worked through the problem?</text:span></text:span></text:p>
              </text:list-item>
            </text:list>
            <text:p text:style-name="P86"/>
          </table:table-cell>
          <table:table-cell table:style-name="Table4.B5" office:value-type="string">
            <text:list xml:id="list114525866165727" text:continue-list="list114525746154417" text:style-name="L31">
              <text:list-header>
                <text:p text:style-name="P429"><text:span text:style-name="Emphasis"><text:span text:style-name="T360">Q</text:span></text:span><text:span text:style-name="Emphasis"><text:span text:style-name="T361">uestions to assist in applying intellectual standards</text:span></text:span></text:p>
              </text:list-header>
            </text:list>
            <text:list xml:id="list2038659902788719656" text:style-name="L43">
              <text:list-item>
                <text:p text:style-name="P215"><text:span text:style-name="T370">Apply Standards at each step of the way <text:s/>- </text:span><text:span text:style-name="T371">Am I making </text:span><text:span text:style-name="T363">sure that all data used </text:span><text:span text:style-name="T371">and developed as I carrying out thte plan </text:span><text:span text:style-name="T363">is clear, accurate, and relevant to the problem at hand </text:span><text:span text:style-name="T371">(clarity, acccuracy, relevance)</text:span></text:p>
              </text:list-item>
              <text:list-item>
                <text:p text:style-name="P308"><text:span text:style-name="T757">H</text:span><text:span text:style-name="T758">ave I uncovered new information or unanticipated results that I've checked for accuracy, consistent with other results or expectations, or legitimacy</text:span><text:span text:style-name="T757">? </text:span><text:span text:style-name="T758">(accuacy, logic, </text:span><text:span text:style-name="T760">relevance, precision</text:span><text:span text:style-name="T758">)</text:span></text:p>
              </text:list-item>
              <text:list-item>
                <text:p text:style-name="P314"><text:span text:style-name="T1007">Make sure that the information collected</text:span> is <text:span text:style-name="T1007">still </text:span>relevant to the <text:span text:style-name="T1007">solution – </text:span><text:span text:style-name="T975">Check periodically to make sure you are still on target question? </text:span><text:span text:style-name="T983">(clarity, accuracy, relevance)</text:span></text:p>
              </text:list-item>
              <text:list-item>
                <text:p text:style-name="P138"><text:span text:style-name="Emphasis"><text:span text:style-name="T819">Have all assumptions been challenged for legitimacy? </text:span></text:span><text:span text:style-name="Emphasis"><text:span text:style-name="T820">(logic, accuracy)</text:span></text:span></text:p>
              </text:list-item>
              <text:list-item>
                <text:p text:style-name="P420"><text:span text:style-name="Emphasis"><text:span text:style-name="T428"/></text:span></text:p>
              </text:list-item>
            </text:list>
          </table:table-cell>
        </table:table-row>
        <table:table-row>
          <table:table-cell table:style-name="Table4.A2" office:value-type="string">
            <text:list xml:id="list6818095697301982360" text:style-name="L44">
              <text:list-header>
                <text:p text:style-name="P424"><text:span text:style-name="T972">E</text:span>lement<text:span text:style-name="T880">s</text:span>: Concepts<text:span text:style-name="T944">-</text:span><text:span text:style-name="T930">the</text:span><text:span text:style-name="T945"> key </text:span><text:span text:style-name="T943">concepts</text:span><text:span text:style-name="T945"> we need to understand </text:span><text:span text:style-name="T946">the successful implementation of the solution plan successfully </text:span></text:p>
              </text:list-header>
            </text:list>
          </table:table-cell>
          <table:table-cell table:style-name="Table4.B2" office:value-type="string">
            <text:list xml:id="list114525886147365" text:continue-numbering="true" text:style-name="L44">
              <text:list-header>
                <text:p text:style-name="P149">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4.A9" office:value-type="string">
            <text:list xml:id="list114525886166430" text:continue-numbering="true" text:style-name="L44">
              <text:list-item>
                <text:p text:style-name="P312">Can I verify my understa<text:span text:style-name="T1008">nding</text:span> of concepts <text:span text:style-name="T1008">as I work through my plan?</text:span></text:p>
              </text:list-item>
              <text:list-item>
                <text:p text:style-name="P312"><text:span text:style-name="T1008">Can I </text:span>use different approaches or representations <text:span text:style-name="T1008">to verify my work and can I explain why a concept or method for checking for appropriate and why the method works?</text:span></text:p>
              </text:list-item>
              <text:list-item>
                <text:p text:style-name="P260"><text:span text:style-name="Emphasis"><text:span text:style-name="T995">Am</text:span></text:span><text:span text:style-name="Emphasis"><text:span text:style-name="T996"> </text:span></text:span><text:span text:style-name="Emphasis"><text:span text:style-name="T995">I m</text:span></text:span><text:span text:style-name="Emphasis"><text:span text:style-name="T997">onitor</text:span></text:span><text:span text:style-name="Emphasis"><text:span text:style-name="T995">ing </text:span></text:span><text:span text:style-name="Emphasis"><text:span text:style-name="T997">how well </text:span></text:span><text:span text:style-name="Emphasis"><text:span text:style-name="T995">I am </text:span></text:span><text:span text:style-name="Emphasis"><text:span text:style-name="T997">arriving at </text:span></text:span><text:span text:style-name="Emphasis"><text:span text:style-name="T995">a </text:span></text:span><text:span text:style-name="Emphasis"><text:span text:style-name="T997">conclusion?</text:span></text:span></text:p>
              </text:list-item>
              <text:list-item>
                <text:p text:style-name="P378"><text:span text:style-name="Emphasis"><text:span text:style-name="T999">Am I </text:span></text:span><text:span text:style-name="Emphasis"><text:span text:style-name="T1000">self-monitoring, or ‘checking’, the </text:span></text:span><text:span text:style-name="Emphasis"><text:span text:style-name="T1001">logic </text:span></text:span><text:span text:style-name="Emphasis"><text:span text:style-name="T1002">in </text:span></text:span><text:span text:style-name="Emphasis"><text:span text:style-name="T1000">successful completion of the step?</text:span></text:span></text:p>
              </text:list-item>
              <text:list-item>
                <text:p text:style-name="P312">Can I explain <text:span text:style-name="T1009">at each step what I am thinking as I use concept to carry out each step?</text:span></text:p>
              </text:list-item>
              <text:list-item>
                <text:p text:style-name="P312">What new concepts have emerged as I've worked through the implementation process?</text:p>
              </text:list-item>
              <text:list-item>
                <text:p text:style-name="P315"><text:span text:style-name="T1009">Am I s</text:span>how<text:span text:style-name="T1009">ing or writing each step</text:span> of my work <text:span text:style-name="T1009">(</text:span>keep track and save all results/data <text:span text:style-name="T984">and </text:span><text:span text:style-name="T975">include partial solutions</text:span><text:span text:style-name="T1009">)</text:span>?</text:p>
              </text:list-item>
              <text:list-item>
                <text:p text:style-name="P312">Can I explain how <text:span text:style-name="T1009">each step follows logically from the preceding step?</text:span></text:p>
              </text:list-item>
              <text:list-item>
                <text:p text:style-name="P312">What new concepts have emerged as I've worked through the implementation process?</text:p>
              </text:list-item>
              <text:list-item>
                <text:p text:style-name="P315"><text:span text:style-name="T1009">When I hit a snag in completing a step, can I c</text:span>ompare attempts to solve similar problems <text:span text:style-name="T1009">or sub-problems related to the step?</text:span> </text:p>
              </text:list-item>
              <text:list-item>
                <text:p text:style-name="P320">Do I need to stop and review concepts before continuing carrying out the plan?</text:p>
              </text:list-item>
              <text:list-item>
                <text:p text:style-name="P321">Have I discovered an additional method or representation to check my work? Can I explain why the new method works?</text:p>
              </text:list-item>
            </text:list>
          </table:table-cell>
          <table:table-cell table:style-name="Table4.B9" office:value-type="string">
            <text:list xml:id="list505142325234562854" text:style-name="L45">
              <text:list-header>
                <text:p text:style-name="P430"><text:span text:style-name="Emphasis"><text:span text:style-name="T360">Q</text:span></text:span><text:span text:style-name="Emphasis"><text:span text:style-name="T361">uestions to assist in applying intellectual standards</text:span></text:span></text:p>
              </text:list-header>
            </text:list>
            <text:list xml:id="list3575969108781128928" text:style-name="L46">
              <text:list-item>
                <text:p text:style-name="P303">Am I using concepts with accuarcy and precision? (clarity, accurary, precision)</text:p>
              </text:list-item>
              <text:list-item>
                <text:p text:style-name="P316"><text:span text:style-name="T975">Can </text:span><text:span text:style-name="T985">I</text:span><text:span text:style-name="T975"> </text:span><text:span text:style-name="T985">c</text:span><text:span text:style-name="T975">learly </text:span><text:span text:style-name="T985">explain why </text:span><text:span text:style-name="T975">that </text:span><text:span text:style-name="T984">each</text:span><text:span text:style-name="T975"> step is correct? </text:span><text:span text:style-name="T985">(clarity, accuracy, logic)</text:span></text:p>
              </text:list-item>
              <text:list-item>
                <text:p text:style-name="P303">As <text:s/>I'm carrying out each step, does the information and concepts that I am using and developing seem <text:s/>consistent? <text:s/>(logic, accuracy)</text:p>
              </text:list-item>
              <text:list-item>
                <text:p text:style-name="P304">Can I explain how steps that were not involved in the original plan have been used in carrying out my plan? (depth)</text:p>
              </text:list-item>
            </text:list>
          </table:table-cell>
        </table:table-row>
        <text:soft-page-break/>
        <table:table-row>
          <table:table-cell table:style-name="Table4.A2" office:value-type="string">
            <text:list xml:id="list114525896158018" text:continue-list="list114525886166430" text:style-name="L44">
              <text:list-header>
                <text:p text:style-name="P415">Inferences and Interpretations: What<text:span text:style-name="T761"> new </text:span><text:span text:style-name="T950">inferences </text:span><text:span text:style-name="T947">and </text:span><text:span text:style-name="T950">interpretations </text:span><text:span text:style-name="T948">have emerged as I've worked through the solution plan</text:span><text:span text:style-name="T949">?</text:span></text:p>
              </text:list-header>
            </text:list>
          </table:table-cell>
          <table:table-cell table:style-name="Table4.B2" office:value-type="string">
            <text:list xml:id="list114525896165596" text:continue-list="list505142325234562854" text:style-name="L45">
              <text:list-header>
                <text:p text:style-name="P150">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4.A9" office:value-type="string">
            <text:list xml:id="list5186648911007641904" text:style-name="L47">
              <text:list-item>
                <text:p text:style-name="P299"><text:span text:style-name="T1010">Am I </text:span><text:span text:style-name="T1011">ask</text:span><text:span text:style-name="T1010">ing</text:span><text:span text:style-name="T1011"> and pursu</text:span><text:span text:style-name="T1010">ing</text:span><text:span text:style-name="T1011"> “what – if” questions </text:span><text:span text:style-name="T1010">as I carry out the plan?</text:span></text:p>
              </text:list-item>
              <text:list-item>
                <text:p text:style-name="P139">Is there another way to interpret the information? </text:p>
              </text:list-item>
              <text:list-item>
                <text:p text:style-name="P139">Can I justify my interpretation of the information or problem to be solved? Have I made any inferences beyond what the evidence implies? </text:p>
              </text:list-item>
              <text:list-item>
                <text:p text:style-name="P139">Are my inferences consistent?</text:p>
              </text:list-item>
              <text:list-item>
                <text:p text:style-name="P322">Do I need to rewrite the plan or develop an althernative plan to incorporate other interpretations that I've realized as I've carried out the plan?</text:p>
              </text:list-item>
            </text:list>
          </table:table-cell>
          <table:table-cell table:style-name="Table4.B9" office:value-type="string">
            <text:list xml:id="list1440541508035905572" text:style-name="L48">
              <text:list-header>
                <text:p text:style-name="P431"><text:span text:style-name="Emphasis"><text:span text:style-name="T360">Q</text:span></text:span><text:span text:style-name="Emphasis"><text:span text:style-name="T361">uestions to assist in applying intellectual standards</text:span></text:span></text:p>
              </text:list-header>
            </text:list>
            <text:list xml:id="list1188730361522322651" text:style-name="L49">
              <text:list-item>
                <text:p text:style-name="P300"><text:span text:style-name="T1015">Are my inferences and interpretations </text:span><text:span text:style-name="T1016"><text:s/>accura</text:span><text:span text:style-name="T1015">te</text:span><text:span text:style-name="T1016">? </text:span><text:span text:style-name="T1015">(accuarcy, logic)</text:span></text:p>
              </text:list-item>
              <text:list-item>
                <text:p text:style-name="P305"><text:span text:style-name="T1016">C</text:span><text:span text:style-name="T1014">an I clearly articulate my interpretations? (clarity)</text:span></text:p>
              </text:list-item>
              <text:list-item>
                <text:p text:style-name="P281">Can I state why my interpretations are important for completing the problem?( accuracy, clarity, logic)</text:p>
              </text:list-item>
            </text:list>
          </table:table-cell>
        </table:table-row>
        <table:table-row>
          <table:table-cell table:style-name="Table4.A2" office:value-type="string">
            <text:list xml:id="list114525906153836" text:continue-list="list2038659902788719656" text:style-name="L43">
              <text:list-header>
                <text:p text:style-name="P422"><text:span text:style-name="T928">E</text:span>lement<text:span text:style-name="T992">s</text:span>: Consequences<text:span text:style-name="T640">,</text:span><text:span text:style-name="T639"> Implications, </text:span><text:span text:style-name="T641">and</text:span><text:span text:style-name="T642"> Point(s) of View </text:span><text:span text:style-name="T762">T</text:span><text:span text:style-name="T931">he most important </text:span><text:span text:style-name="T942">conclusion(s)</text:span><text:span text:style-name="T931"> or Implication(s) in solving this problem is (are)?</text:span></text:p>
              </text:list-header>
            </text:list>
            <text:list xml:id="list669288695030186780" text:style-name="L50">
              <text:list-header>
                <text:p text:style-name="P261"/>
              </text:list-header>
            </text:list>
          </table:table-cell>
          <table:table-cell table:style-name="Table4.B2" office:value-type="string">
            <text:list xml:id="list718490280943172904" text:style-name="L51">
              <text:list-header>
                <text:p text:style-name="P151">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item>
                <text:p text:style-name="P416"/>
              </text:list-item>
            </text:list>
          </table:table-cell>
        </table:table-row>
        <table:table-row>
          <table:table-cell table:style-name="Table4.A11" office:value-type="string">
            <text:list xml:id="list7032635230458097843" text:style-name="L52">
              <text:list-item>
                <text:p text:style-name="P379"><text:span text:style-name="Emphasis"><text:span text:style-name="T1019">What does the result tell me? </text:span></text:span><text:span text:style-name="Emphasis"><text:span text:style-name="T1020">Do I need to reexamine the problem (for example, having to write that the speed of light was 10 miles per hour would cause the student to reexamine the problem solution)</text:span></text:span></text:p>
              </text:list-item>
              <text:list-item>
                <text:p text:style-name="P262"><text:span text:style-name="Emphasis"><text:span text:style-name="T998">How well did </text:span></text:span><text:span text:style-name="Emphasis"><text:span text:style-name="T995">I m</text:span></text:span><text:span text:style-name="Emphasis"><text:span text:style-name="T997">onitor</text:span></text:span><text:span text:style-name="Emphasis"><text:span text:style-name="T995"> </text:span></text:span><text:span text:style-name="Emphasis"><text:span text:style-name="T998">my work as I carried out each step of the plan</text:span></text:span><text:span text:style-name="Emphasis"><text:span text:style-name="T997">?</text:span></text:span></text:p>
              </text:list-item>
              <text:list-item>
                <text:p text:style-name="P262"><text:span text:style-name="Strong_20_Emphasis"><text:span text:style-name="T1003">D</text:span></text:span><text:span text:style-name="Strong_20_Emphasis"><text:span text:style-name="T1004">id </text:span></text:span><text:span text:style-name="Strong_20_Emphasis"><text:span text:style-name="T1003">I</text:span></text:span><text:span text:style-name="Strong_20_Emphasis"><text:span text:style-name="T1004"> answer the question?</text:span></text:span></text:p>
              </text:list-item>
              <text:list-item>
                <text:p text:style-name="P331"><text:span text:style-name="Strong_20_Emphasis"><text:span text:style-name="T774">How can I check my answer?</text:span></text:span></text:p>
              </text:list-item>
              <text:list-item>
                <text:p text:style-name="P282">Does my answer(s) make sense within the context of the problem? </text:p>
              </text:list-item>
              <text:list-item>
                <text:p text:style-name="P282">What did I learn from solving this problem? <text:tab/></text:p>
              </text:list-item>
              <text:list-item>
                <text:p text:style-name="P282">Can my strategies be extended to other types of problems? </text:p>
              </text:list-item>
              <text:list-item>
                <text:p text:style-name="P121"><text:span text:style-name="Emphasis"><text:span text:style-name="T840">What h</text:span></text:span><text:span text:style-name="Emphasis"><text:span text:style-name="T841">oles in the </text:span></text:span><text:span text:style-name="Emphasis"><text:span text:style-name="T842">s</text:span></text:span><text:span text:style-name="Emphasis"><text:span text:style-name="T841">olution indicate aspects of the lesson that were not mastered </text:span></text:span><text:span text:style-name="Emphasis"><text:span text:style-name="T843">or successfully </text:span></text:span><text:span text:style-name="Emphasis"><text:span text:style-name="T841">carr</text:span></text:span><text:span text:style-name="Emphasis"><text:span text:style-name="T843">ied o</text:span></text:span><text:span text:style-name="Emphasis"><text:span text:style-name="T842">ut?</text:span></text:span></text:p>
              </text:list-item>
              <text:list-item>
                <text:p text:style-name="P121"><text:span text:style-name="Emphasis"><text:span text:style-name="T843">Can I explain what worked and/or did not work?</text:span></text:span><text:span text:style-name="Emphasis"><text:span text:style-name="T842">:</text:span></text:span></text:p>
              </text:list-item>
              <text:list-item>
                <text:p text:style-name="P282">What would I do differently next time? </text:p>
              </text:list-item>
              <text:list-item>
                <text:p text:style-name="P363"><text:span text:style-name="T239">Can I present my analysis and solution using a clear coherent argument? </text:span><text:span text:style-name="T240">(t</text:span>his part is critical. Look over your solution<text:span text:style-name="T1021">)</text:span>.</text:p>
              </text:list-item>
              <text:list-item>
                <text:p text:style-name="P124"><text:span text:style-name="Strong_20_Emphasis"><text:span text:style-name="T444">Did I </text:span></text:span><text:span text:style-name="Emphasis"><text:span text:style-name="T445">follow the plan to compute the solution to the problem?</text:span></text:span></text:p>
              </text:list-item>
              <text:list-item>
                <text:p text:style-name="P125"><text:span text:style-name="Emphasis"><text:span text:style-name="T447">Does the answer agree with </text:span></text:span><text:span text:style-name="Emphasis"><text:span text:style-name="T448">my</text:span></text:span><text:span text:style-name="Emphasis"><text:span text:style-name="T447"> estimate?</text:span></text:span><text:span text:style-name="T446">/</text:span></text:p>
              </text:list-item>
              <text:list-item>
                <text:p text:style-name="P332">Can you articulate another reasonable way of looking at the issue</text:p>
              </text:list-item>
              <text:list-item>
                <text:p text:style-name="P332"><text:span text:style-name="T986">Have I c</text:span><text:span text:style-name="T975">onsider the impact of alternative or unexpressed assumptions</text:span></text:p>
              </text:list-item>
              <text:list-item>
                <text:p text:style-name="P337"><text:span text:style-name="T55">Have I c</text:span><text:span text:style-name="T56">onsider</text:span><text:span text:style-name="T55">ed</text:span><text:span text:style-name="T56"> the impact of removing assumptions?</text:span></text:p>
              </text:list-item>
              <text:list-item>
                <text:p text:style-name="P338"><text:span text:style-name="Emphasis"><text:span text:style-name="T52">D</text:span></text:span><text:span text:style-name="Emphasis"><text:span text:style-name="T53">o I need to r</text:span></text:span><text:span text:style-name="Emphasis"><text:span text:style-name="T51">evise </text:span></text:span><text:span text:style-name="Emphasis"><text:span text:style-name="T53">the </text:span></text:span><text:span text:style-name="Emphasis"><text:span text:style-name="T51">plan </text:span></text:span><text:span text:style-name="Emphasis"><text:span text:style-name="T53">and </text:span></text:span><text:span text:style-name="Emphasis"><text:span text:style-name="T54">c</text:span></text:span><text:span text:style-name="Emphasis"><text:span text:style-name="T51">arry </text:span></text:span><text:span text:style-name="Emphasis"><text:span text:style-name="T53">it </text:span></text:span><text:span text:style-name="Emphasis"><text:span text:style-name="T51">out?</text:span></text:span></text:p>
              </text:list-item>
            </text:list>
          </table:table-cell>
          <table:table-cell table:style-name="Table4.B11" office:value-type="string">
            <text:list xml:id="list5510424425322343438" text:style-name="L53">
              <text:list-header>
                <text:p text:style-name="P434"><text:span text:style-name="Emphasis"><text:span text:style-name="T493">Q</text:span></text:span><text:span text:style-name="Emphasis"><text:span text:style-name="T494">uestions to assist in applying intellectual standards</text:span></text:span></text:p>
              </text:list-header>
            </text:list>
            <text:list xml:id="list5091142212025177003" text:style-name="L54">
              <text:list-item>
                <text:p text:style-name="P438"><text:span text:style-name="Emphasis"><text:span text:style-name="T488">Can I explain how I know that my solution is accurate? (clarity, accuarcy, </text:span></text:span><text:span text:style-name="Emphasis"><text:span text:style-name="T489">logic</text:span></text:span><text:span text:style-name="Emphasis"><text:span text:style-name="T488">)</text:span></text:span></text:p>
              </text:list-item>
              <text:list-item>
                <text:p text:style-name="P438"><text:span text:style-name="Emphasis"><text:span text:style-name="T488">Can I prove that I answered the question? (logic, accuarcy)</text:span></text:span></text:p>
              </text:list-item>
              <text:list-item>
                <text:p text:style-name="P438"><text:span text:style-name="Emphasis"><text:span text:style-name="T487">Have </text:span></text:span><text:span text:style-name="Emphasis"><text:span text:style-name="T488">I</text:span></text:span><text:span text:style-name="Emphasis"><text:span text:style-name="T487"> focused on the most significant issue in dealing with this </text:span></text:span><text:span text:style-name="Emphasis"><text:span text:style-name="T490">problem? </text:span></text:span><text:span text:style-name="Emphasis"><text:span text:style-name="T488">(relevance)</text:span></text:span></text:p>
              </text:list-item>
              <text:list-item>
                <text:p text:style-name="P438"><text:span text:style-name="Emphasis"><text:span text:style-name="T456">Can I clerarly explain why I could not complete the problem successfully? (clearity, accuary, logic)</text:span></text:span></text:p>
              </text:list-item>
              <text:list-item>
                <text:p text:style-name="P438"><text:span text:style-name="Emphasis"><text:span text:style-name="T457">Does my answer make sense? (logic)</text:span></text:span></text:p>
              </text:list-item>
            </text:list>
            <text:p text:style-name="P97"><text:span text:style-name="Emphasis"><text:span text:style-name="T909"/></text:span></text:p>
          </table:table-cell>
        </table:table-row>
      </table:table>
      <text:p text:style-name="P107"><text:soft-page-break/><text:span text:style-name="Emphasis"><text:span text:style-name="T57"/></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44">Polya Step IV: <text:s/>Reflecting on the Problem</text:p>
            </table:table-cell>
            <table:covered-table-cell/>
          </table:table-row>
        </table:table-header-rows>
        <table:table-row>
          <table:table-cell table:style-name="Table5.A2" office:value-type="string">
            <text:p text:style-name="P45">Element<text:span text:style-name="T880">s</text:span>: <text:span text:style-name="T633">Question </text:span><text:span text:style-name="T634">and Purpose:</text:span><text:span text:style-name="T856"> </text:span><text:span text:style-name="T913">The key question</text:span><text:span text:style-name="T914">(s)</text:span><text:span text:style-name="T913"> </text:span><text:span text:style-name="T915">is </text:span><text:span text:style-name="T916">whether or not </text:span><text:span text:style-name="T915">my solution plan </text:span><text:span text:style-name="T917">produce</text:span><text:span text:style-name="T918">d</text:span><text:span text:style-name="T917"> an ac</text:span><text:span text:style-name="T915">curate and valid solution. The</text:span><text:span text:style-name="T913"> key </text:span><text:span text:style-name="T900">question</text:span><text:span text:style-name="T901">(s)</text:span><text:span text:style-name="T913"> or </text:span><text:span text:style-name="T900">problem</text:span><text:span text:style-name="T902">(s)</text:span><text:span text:style-name="T913"> is </text:span><text:span text:style-name="T919">(are)</text:span><text:span text:style-name="T914"> </text:span><text:span text:style-name="T919">did I solve the problem? </text:span></text:p>
          </table:table-cell>
          <table:table-cell table:style-name="Table5.B2" office:value-type="string">
            <text:list xml:id="list114525936167507" text:continue-list="list114525836172005" text:style-name="L24">
              <text:list-header>
                <text:p text:style-name="P145">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5.A3" office:value-type="string">
            <text:list xml:id="list7859762086295520926" text:style-name="L55">
              <text:list-item>
                <text:p text:style-name="P216"><text:span text:style-name="T372">D</text:span><text:span text:style-name="T363">id I answer the question?</text:span></text:p>
              </text:list-item>
              <text:list-item>
                <text:p text:style-name="P283">Was my solution different from my expectations or estimate?</text:p>
              </text:list-item>
              <text:list-item>
                <text:p text:style-name="P284">What have I learned from solving the problem or answering the question?</text:p>
              </text:list-item>
              <text:list-item>
                <text:p text:style-name="P285">What new or expanded insights regarding purpose that I've gained in working through this problem.</text:p>
              </text:list-item>
              <text:list-item>
                <text:p text:style-name="P283">Can I explain and justify my answer?</text:p>
              </text:list-item>
              <text:list-item>
                <text:p text:style-name="P286">Have I w<text:span text:style-name="T964">ork</text:span><text:span text:style-name="T961">ed</text:span><text:span text:style-name="T964"> backward up the model one step at a time if it was not effective</text:span></text:p>
              </text:list-item>
              <text:list-item>
                <text:p text:style-name="P284">Did my understanding of the question change as I worked through the problem?</text:p>
              </text:list-item>
              <text:list-item>
                <text:p text:style-name="P287">How can this problem be extended to other problems</text:p>
              </text:list-item>
              <text:list-item>
                <text:p text:style-name="P288">Were all problem conditions met?</text:p>
              </text:list-item>
              <text:list-item>
                <text:p text:style-name="P122">Does <text:span text:style-name="T1022">the</text:span> answer make sense? </text:p>
              </text:list-item>
              <text:list-item>
                <text:p text:style-name="P244"><text:span text:style-name="Emphasis"><text:span text:style-name="T742">Were all steps</text:span></text:span><text:span text:style-name="Emphasis"><text:span text:style-name="T743"> </text:span></text:span><text:span text:style-name="Emphasis"><text:span text:style-name="T742">and computations reviewed </text:span></text:span><text:span text:style-name="Emphasis"><text:span text:style-name="T743">to verify the answer?</text:span></text:span><text:span text:style-name="T743"> </text:span></text:p>
              </text:list-item>
              <text:list-item>
                <text:p text:style-name="P217"><text:span text:style-name="T1005">What did you learn by doing this</text:span><text:span text:style-name="T373"> (new content, processes, improved learning of particular mathematical concepts</text:span><text:span text:style-name="T374">)</text:span><text:span text:style-name="T373">?</text:span></text:p>
              </text:list-item>
              <text:list-item>
                <text:p text:style-name="P288">Can I describe a more effective or efficient process? </text:p>
              </text:list-item>
              <text:list-item>
                <text:p text:style-name="P123">How was my solution process similar to or different than other problems?</text:p>
              </text:list-item>
              <text:list-item>
                <text:p text:style-name="P217">Why is the <text:span text:style-name="T975">problem important?</text:span></text:p>
              </text:list-item>
              <text:list-item>
                <text:p text:style-name="P289">What is the practical importance in obtaining the solution?</text:p>
              </text:list-item>
              <text:list-item>
                <text:p text:style-name="P290">What purpose will the solution achieve?</text:p>
              </text:list-item>
              <text:list-item>
                <text:p text:style-name="P122">Could you have done this problem another way – maybe even an easier way</text:p>
              </text:list-item>
            </text:list>
          </table:table-cell>
          <table:table-cell table:style-name="Table5.B3" office:value-type="string">
            <text:list xml:id="list1214721418011117842" text:style-name="L56">
              <text:list-header>
                <text:p text:style-name="P412"><text:span text:style-name="Emphasis"><text:span text:style-name="T360">Q</text:span></text:span><text:span text:style-name="Emphasis"><text:span text:style-name="T361">uestions to assist in applying intellectual standards</text:span></text:span></text:p>
              </text:list-header>
              <text:list-item>
                <text:p text:style-name="P208">What did I learn about applying critical thinking in solving this problem?</text:p>
              </text:list-item>
              <text:list-item>
                <text:p text:style-name="P209">State as accurately as possible, new insight about the purpose for solving the problem? (acccuracy, clarity, relevance)</text:p>
              </text:list-item>
              <text:list-item>
                <text:p text:style-name="P245"><text:span text:style-name="T735"><text:s/></text:span><text:span text:style-name="T736">Can I clearly state </text:span><text:span text:style-name="Emphasis"><text:span text:style-name="T734">new mathematics have I learned in solving the problem? </text:span></text:span><text:span text:style-name="Emphasis"><text:span text:style-name="T736">(claity)</text:span></text:span></text:p>
              </text:list-item>
              <text:list-item>
                <text:p text:style-name="P245"><text:span text:style-name="Emphasis"><text:span text:style-name="T736">Were</text:span></text:span><text:span text:style-name="Emphasis"><text:span text:style-name="T737"> all the steps in solving the problem and are all computations correct ? </text:span></text:span><text:span text:style-name="Emphasis"><text:span text:style-name="T736">(accuracy)</text:span></text:span></text:p>
                <text:p text:style-name="P245"><text:span text:style-name="Emphasis"><text:span text:style-name="T736"/></text:span></text:p>
              </text:list-item>
            </text:list>
          </table:table-cell>
        </table:table-row>
        <table:table-row>
          <table:table-cell table:style-name="Table5.A2" office:value-type="string">
            <text:list xml:id="list114525956140998" text:continue-list="list7859762086295520926" text:style-name="L55">
              <text:list-header>
                <text:p text:style-name="P411">Element<text:span text:style-name="T880">s</text:span>: <text:span text:style-name="T648">Information and Assumptions </text:span><text:span text:style-name="T651">Element of Reasoning: </text:span><text:span text:style-name="Emphasis"><text:span text:style-name="T287">Th</text:span></text:span><text:span text:style-name="Emphasis"><text:span text:style-name="T284">e most important </text:span></text:span><text:span text:style-name="Emphasis"><text:span text:style-name="T288">information </text:span></text:span><text:span text:style-name="Emphasis"><text:span text:style-name="T289">t</text:span></text:span><text:span text:style-name="Emphasis"><text:span text:style-name="T290">hat I </text:span></text:span><text:span text:style-name="Emphasis"><text:span text:style-name="T288">used </text:span></text:span><text:span text:style-name="Emphasis"><text:span text:style-name="T284">in </text:span></text:span><text:span text:style-name="Emphasis"><text:span text:style-name="T288">solving the problem </text:span></text:span><text:span text:style-name="Emphasis"><text:span text:style-name="T287">and n</text:span></text:span><text:span text:style-name="Emphasis"><text:span text:style-name="T291">ew </text:span></text:span><text:span text:style-name="Emphasis"><text:span text:style-name="T279">assumption(s) </text:span></text:span><text:span text:style-name="Emphasis"><text:span text:style-name="T291">that have emerged as I've worked through the solution plan</text:span></text:span></text:p>
              </text:list-header>
            </text:list>
          </table:table-cell>
          <table:table-cell table:style-name="Table5.B2" office:value-type="string">
            <text:list xml:id="list3205190615563061145" text:style-name="L57">
              <text:list-header>
                <text:p text:style-name="P410"><text:span text:style-name="T375">Intellectual Standards:</text:span><text:span text:style-name="T376"> </text:span><text:span text:style-name="T267">A</text:span><text:span text:style-name="T268">t each step in evaluating the problem, apply intellectual standards to the elements of reasoning: </text:span><text:span text:style-name="T269">1) </text:span><text:span text:style-name="T309">Clarity –</text:span><text:span text:style-name="T306"> </text:span><text:span text:style-name="T267">Understandable; the meaning can be graspe</text:span><text:span text:style-name="T269">d; 2) </text:span><text:span text:style-name="T309">Accuracy</text:span><text:span text:style-name="T267">:- <text:s/>Free from errors; true; </text:span><text:span text:style-name="T269">3) </text:span><text:span text:style-name="T309">Precise </text:span><text:span text:style-name="T267">– Exact to the necessary level of detail; </text:span><text:span text:style-name="T269">4) </text:span><text:span text:style-name="T309">Relevance</text:span><text:span text:style-name="T267"> - <text:s/>Relating to the matter at hand-held; </text:span><text:span text:style-name="T269">5) </text:span><text:span text:style-name="T309">Depth</text:span><text:span text:style-name="T267"> - Containing the complexities and multiple interrelationships; </text:span><text:span text:style-name="T269">6) </text:span><text:span text:style-name="T309">Logic</text:span><text:span text:style-name="T267"> – The par</text:span><text:span text:style-name="T270">t</text:span><text:span text:style-name="T267">s make sense -no contradictions</text:span></text:p>
              </text:list-header>
            </text:list>
          </table:table-cell>
        </table:table-row>
        <table:table-row>
          <table:table-cell table:style-name="Table5.A5" office:value-type="string">
            <text:list xml:id="list2249443836641541738" text:style-name="L58">
              <text:list-item>
                <text:p text:style-name="P221"><text:span text:style-name="Emphasis"><text:span text:style-name="T292">Can you relate new information </text:span></text:span><text:span text:style-name="Emphasis"><text:span text:style-name="T288">gained from solving this problem</text:span></text:span><text:span text:style-name="Emphasis"><text:span text:style-name="T292"> to previous learning?</text:span></text:span></text:p>
              </text:list-item>
              <text:list-item>
                <text:p text:style-name="P301">Consider the impact of alternative or unexpressed assumption.</text:p>
              </text:list-item>
              <text:list-item>
                <text:p text:style-name="P306"><text:span text:style-name="Emphasis"><text:span text:style-name="T838">Check if correct assumptions were made.</text:span></text:span></text:p>
              </text:list-item>
            </text:list>
          </table:table-cell>
          <table:table-cell table:style-name="Table5.B5" office:value-type="string">
            <text:list xml:id="list114525966147750" text:continue-list="list5510424425322343438" text:style-name="L53">
              <text:list-header>
                <text:p text:style-name="P435"><text:span text:style-name="Emphasis"><text:span text:style-name="T303">Q</text:span></text:span><text:span text:style-name="Emphasis"><text:span text:style-name="T304">uestions to assist in applying intellectual standards</text:span></text:span></text:p>
              </text:list-header>
            </text:list>
            <text:list xml:id="list7946658979726248826" text:style-name="L59">
              <text:list-item>
                <text:p text:style-name="P222">What information was most relevant and useful? (relevance)</text:p>
              </text:list-item>
              <text:list-item>
                <text:p text:style-name="P329">Have I gained new insights or knowledge regarding accessing and using information for problem solving? <text:span text:style-name="T1022">(relevance, clarity)</text:span></text:p>
              </text:list-item>
              <text:list-item>
                <text:p text:style-name="P329">What would I do differently in accessing information for solving a similar problem? <text:span text:style-name="T1022">(logic, relevance)</text:span></text:p>
              </text:list-item>
              <text:list-item>
                <text:p text:style-name="P297"><text:span text:style-name="T1022">Can I state </text:span><text:s/>the impact of removing assumptions? <text:span text:style-name="T1022">(accuracy, logic)</text:span></text:p>
              </text:list-item>
              <text:list-item>
                <text:p text:style-name="P302"><text:span text:style-name="Emphasis"><text:span text:style-name="T838">Can I clear</text:span></text:span><text:span text:style-name="Emphasis">ly i</text:span><text:span text:style-name="Emphasis"><text:span text:style-name="T838">dentify assumptions they led you to your conclusions? </text:span></text:span><text:span text:style-name="Emphasis"><text:span text:style-name="T844">(clarity)</text:span></text:span></text:p>
              </text:list-item>
            </text:list>
          </table:table-cell>
        </table:table-row>
        <text:soft-page-break/>
        <table:table-row>
          <table:table-cell table:style-name="Table5.A2" office:value-type="string">
            <text:p text:style-name="P96">Elements: <text:span text:style-name="T633">Concepts:</text:span><text:span text:style-name="T649"> </text:span><text:span text:style-name="T951">What new </text:span><text:span text:style-name="T952">concepts</text:span><text:span text:style-name="T937"> </text:span><text:span text:style-name="T938">not identified earlier were </text:span><text:span text:style-name="T937">need</text:span><text:span text:style-name="T938">ed</text:span><text:span text:style-name="T937"> to </text:span><text:span text:style-name="T938">solve </text:span><text:span text:style-name="T937">this problem</text:span><text:span text:style-name="T939">(</text:span><text:span text:style-name="T937">What concepts or content (theorems, definitions, formulas, etc.) do we need to und</text:span><text:span text:style-name="T940">erstand the problem and its solution?</text:span></text:p>
          </table:table-cell>
          <table:table-cell table:style-name="Table5.B2" office:value-type="string">
            <text:list xml:id="list114525976155085" text:continue-list="list114525936167507" text:style-name="L24">
              <text:list-header>
                <text:p text:style-name="P152"><text:span text:style-name="T885">Intellectual Standards: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5.A7" office:value-type="string">
            <text:list xml:id="list1438659115238024376" text:style-name="L60">
              <text:list-item>
                <text:p text:style-name="P199">What new concepts or content was(were) related to the problem?</text:p>
              </text:list-item>
              <text:list-item>
                <text:p text:style-name="P184">Can <text:span text:style-name="T1022">I</text:span>explain <text:span text:style-name="T1023">how these concepts were used in solving </text:span>the problem?</text:p>
              </text:list-item>
              <text:list-item>
                <text:p text:style-name="P199">What concepts did I learn more deeply from solving this problem? How did my learning change?</text:p>
              </text:list-item>
            </text:list>
          </table:table-cell>
          <table:table-cell table:style-name="Table5.B7" office:value-type="string">
            <text:list xml:id="list114525976147384" text:continue-list="list114525966147750" text:style-name="L53">
              <text:list-header>
                <text:p text:style-name="P434"><text:span text:style-name="Emphasis"><text:span text:style-name="T493">Q</text:span></text:span><text:span text:style-name="Emphasis"><text:span text:style-name="T494">uestions to assist in applying intellectual standards</text:span></text:span></text:p>
              </text:list-header>
            </text:list>
            <text:list xml:id="list6358134389588814522" text:style-name="L61">
              <text:list-item>
                <text:p text:style-name="P344"><text:span text:style-name="T495">What </text:span><text:span text:style-name="T496">relevant concepts or content</text:span><text:span text:style-name="T497"> </text:span><text:span text:style-name="T495">do</text:span><text:span text:style-name="T497"> I need to </text:span><text:span text:style-name="T498">study in greater depth? </text:span><text:span text:style-name="T495">(relevance)</text:span></text:p>
              </text:list-item>
              <text:list-item>
                <text:p text:style-name="P291">Can you r<text:span text:style-name="T1024">clearly explain how</text:span>e new <text:span text:style-name="T1025">concepts or content needed to solve this problem is/are</text:span> <text:span text:style-name="T1024">related to </text:span>previous learning? <text:span text:style-name="T1024">(relevance)</text:span></text:p>
              </text:list-item>
              <text:list-item>
                <text:p text:style-name="P292">Can you explain the main concept behind the problem in your own words? <text:span text:style-name="T1024">(clarity, accuracy)</text:span></text:p>
              </text:list-item>
            </text:list>
          </table:table-cell>
        </table:table-row>
        <table:table-row>
          <table:table-cell table:style-name="Table5.A2" office:value-type="string">
            <text:list xml:id="list114525976147653" text:continue-list="list1438659115238024376" text:style-name="L60">
              <text:list-header>
                <text:p text:style-name="P132"><text:span text:style-name="T929">Element of Reasoning: Inferences and Interpretations </text:span><text:span text:style-name="T896">T</text:span><text:span text:style-name="T897">he basis for our </text:span><text:span text:style-name="T906">inferences </text:span><text:span text:style-name="T897">and </text:span><text:span text:style-name="T906">interpretations</text:span><text:span text:style-name="T897"> at this poin</text:span><text:span text:style-name="T898">t</text:span><text:span text:style-name="T941">.</text:span></text:p>
              </text:list-header>
            </text:list>
          </table:table-cell>
          <table:table-cell table:style-name="Table5.B2" office:value-type="string">
            <text:list xml:id="list114525986171492" text:continue-list="list114525976147384" text:style-name="L53">
              <text:list-header>
                <text:p text:style-name="P153">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5.A9" office:value-type="string">
            <text:list xml:id="list4681144554956404915" text:style-name="L62">
              <text:list-item>
                <text:p text:style-name="P141">Can I interpret my answer within the context of the problem stantement?</text:p>
              </text:list-item>
              <text:list-item>
                <text:p text:style-name="P140">Is there another way to interpret the information? </text:p>
              </text:list-item>
              <text:list-item>
                <text:p text:style-name="P143"><text:span text:style-name="T396">Why is my answer meaningful</text:span><text:span text:style-name="T390"> </text:span></text:p>
              </text:list-item>
              <text:list-item>
                <text:p text:style-name="P140">Are my inferences consistent?</text:p>
              </text:list-item>
              <text:list-item>
                <text:p text:style-name="P205"><text:span text:style-name="T1026">Ar</text:span>e my inferences reasonable?</text:p>
              </text:list-item>
              <text:list-item>
                <text:p text:style-name="P205">Have I thought through other information that can be reasonably inferred from the <text:span text:style-name="T1024">answer that I've </text:span>provided?</text:p>
              </text:list-item>
            </text:list>
          </table:table-cell>
          <table:table-cell table:style-name="Table5.B9" office:value-type="string">
            <text:p text:style-name="P87"><text:span text:style-name="Emphasis"><text:span text:style-name="T360">Q</text:span></text:span><text:span text:style-name="Emphasis"><text:span text:style-name="T361">uestions to assist in applying intellectual standards</text:span></text:span><text:span text:style-name="T763">Are my inferences reasonable?</text:span></text:p>
            <text:list xml:id="list6964626468135663324" text:style-name="L63">
              <text:list-header>
                <text:p text:style-name="P214"/>
              </text:list-header>
              <text:list-item>
                <text:p text:style-name="P214"><text:span text:style-name="T1024">Can I clearly describe </text:span>other information that can be reasonably inferred from the information/<text:span text:style-name="T1024">solution</text:span> provided? <text:span text:style-name="T1024">(clarity, accuracy, logic, relevance)</text:span></text:p>
              </text:list-item>
            </text:list>
          </table:table-cell>
        </table:table-row>
        <table:table-row>
          <table:table-cell table:style-name="Table5.A2" office:value-type="string">
            <text:list xml:id="list114525986141216" text:continue-list="list7946658979726248826" text:style-name="L59">
              <text:list-header>
                <text:p text:style-name="P423"><text:span text:style-name="T928">E</text:span>lement<text:span text:style-name="T992">s</text:span>: <text:span text:style-name="T639">Con</text:span><text:span text:style-name="T640">sequences,</text:span><text:span text:style-name="T639"> Implications, </text:span><text:span text:style-name="T641">and</text:span><text:span text:style-name="T642"> Point(s) of View</text:span><text:span text:style-name="T929"> </text:span><text:span text:style-name="T762">T</text:span><text:span text:style-name="T931">he most important </text:span><text:span text:style-name="T942">conclusion(s)</text:span><text:span text:style-name="T931"> or Implication(s) in solving this problem...</text:span></text:p>
              </text:list-header>
            </text:list>
          </table:table-cell>
          <table:table-cell table:style-name="Table5.B2" office:value-type="string">
            <text:list xml:id="list114525996172370" text:continue-list="list6358134389588814522" text:style-name="L61">
              <text:list-header>
                <text:p text:style-name="P146">Intellectual Standards:<text:span text:style-name="T885"> </text:span><text:span text:style-name="T891">A</text:span><text:span text:style-name="T892">t each step in evaluating the problem, apply intellectual standards to the elements of reasoning: </text:span><text:span text:style-name="T893">1) </text:span><text:span text:style-name="T904">Clarity –</text:span><text:span text:style-name="T905"> </text:span><text:span text:style-name="T891">Understandable; the meaning can be graspe</text:span><text:span text:style-name="T893">d; 2) </text:span><text:span text:style-name="T904">Accuracy</text:span><text:span text:style-name="T891">:- <text:s/>Free from errors; true; </text:span><text:span text:style-name="T893">3) </text:span><text:span text:style-name="T904">Precise </text:span><text:span text:style-name="T891">– Exact to the necessary level of detail; </text:span><text:span text:style-name="T893">4) </text:span><text:span text:style-name="T904">Relevance</text:span><text:span text:style-name="T891"> - <text:s/>Relating to the matter at hand-held; </text:span><text:span text:style-name="T893">5) </text:span><text:span text:style-name="T904">Depth</text:span><text:span text:style-name="T891"> - Containing the complexities and multiple interrelationships; </text:span><text:span text:style-name="T893">6) </text:span><text:span text:style-name="T904">Logic</text:span><text:span text:style-name="T891"> – The par</text:span><text:span text:style-name="T894">t</text:span><text:span text:style-name="T891">s make sense -no contradictions</text:span></text:p>
              </text:list-header>
            </text:list>
          </table:table-cell>
        </table:table-row>
        <table:table-row>
          <table:table-cell table:style-name="Table5.A11" office:value-type="string">
            <text:list xml:id="list4988949438818601910" text:style-name="L64">
              <text:list-item>
                <text:p text:style-name="P246"><text:span text:style-name="Emphasis"><text:span text:style-name="T472">Does my answer(s) make sense within the context of the problem?</text:span></text:span></text:p>
              </text:list-item>
              <text:list-item>
                <text:p text:style-name="P246"><text:span text:style-name="Emphasis"><text:span text:style-name="T491">Was the solution a surprise? Does it seem reasonable? Why/why not?</text:span></text:span><text:span text:style-name="Emphasis"><text:span text:style-name="T472"> </text:span></text:span></text:p>
              </text:list-item>
              <text:list-item>
                <text:p text:style-name="P246"><text:span text:style-name="Emphasis"><text:span text:style-name="T472">What did I learn from solving this problem? <text:tab/></text:span></text:span></text:p>
              </text:list-item>
              <text:list-item>
                <text:p text:style-name="P246"><text:span text:style-name="Emphasis"><text:span text:style-name="T472">Can my strategies be extended to other types of problems? </text:span></text:span></text:p>
              </text:list-item>
              <text:list-item>
                <text:p text:style-name="P246"><text:span text:style-name="Emphasis"><text:span text:style-name="T472">What would I do differently next time? </text:span></text:span></text:p>
              </text:list-item>
              <text:list-item>
                <text:p text:style-name="P317"><text:span text:style-name="Emphasis"><text:span text:style-name="T850">What did I learn? Can I connect it to a different problem?</text:span></text:span></text:p>
              </text:list-item>
              <text:list-item>
                <text:p text:style-name="P317"><text:span text:style-name="Emphasis"><text:span text:style-name="T848">Wha</text:span></text:span><text:span text:style-name="Emphasis"><text:span text:style-name="T849">t </text:span></text:span><text:span text:style-name="Emphasis"><text:span text:style-name="T850">negative as well as positive implications within the context of </text:span></text:span><text:span text:style-name="Emphasis"><text:span text:style-name="T853">the problem can I articlate?</text:span></text:span></text:p>
              </text:list-item>
              <text:list-item>
                <text:p text:style-name="P246"><text:span text:style-name="Emphasis"><text:span text:style-name="T476">Can I present my analysis and solution using a clear coherent argument reflecting the sophistication appropriate to the problem at hand.</text:span></text:span></text:p>
              </text:list-item>
              <text:list-item>
                <text:p text:style-name="P246"><text:span text:style-name="Emphasis"><text:span text:style-name="T738">Could </text:span></text:span><text:span text:style-name="Emphasis"><text:span text:style-name="T739">you </text:span></text:span><text:span text:style-name="Emphasis"><text:span text:style-name="T740">stat</text:span></text:span><text:span text:style-name="Emphasis"><text:span text:style-name="T738">e </text:span></text:span><text:span text:style-name="Emphasis"><text:span text:style-name="T740">your understanding</text:span></text:span><text:span text:style-name="Emphasis"><text:span text:style-name="T738"> of the math, </text:span></text:span><text:span text:style-name="Emphasis"><text:span text:style-name="T741">new </text:span></text:span><text:soft-page-break/><text:span text:style-name="Emphasis"><text:span text:style-name="T741">math terms, ideas, or processes</text:span></text:span><text:span text:style-name="Emphasis"><text:span text:style-name="T738"> i</text:span></text:span><text:span text:style-name="Emphasis"><text:span text:style-name="T734">n my</text:span></text:span><text:span text:style-name="Emphasis"><text:span text:style-name="T740"> </text:span></text:span><text:span text:style-name="Emphasis"><text:span text:style-name="T734">reasoning? </text:span></text:span></text:p>
              </text:list-item>
              <text:list-item>
                <text:p text:style-name="P323">Did the plan work?</text:p>
              </text:list-item>
              <text:list-item>
                <text:p text:style-name="P317"><text:span text:style-name="T1027">Discuss</text:span> the process to understand important contributors</text:p>
              </text:list-item>
              <text:list-item>
                <text:p text:style-name="P317">Can I remember what I did? <text:span text:style-name="T1027">(write out strategies and check against actual documentation of work).</text:span></text:p>
              </text:list-item>
              <text:list-item>
                <text:p text:style-name="P323"><text:span text:style-name="T965">What new connections between content did </text:span><text:span text:style-name="T966">I</text:span><text:span text:style-name="T965">ou learn from solving the problem?</text:span><text:span text:style-name="T1024">Can I and</text:span> different strategies <text:span text:style-name="T1024">that I would consider using for a similar problem?</text:span> </text:p>
              </text:list-item>
              <text:list-item>
                <text:p text:style-name="P323"><text:span text:style-name="T1024">Can I make up a similar problem and solve the problem with the same or similar problem s</text:span>olving strategies </text:p>
              </text:list-item>
              <text:list-item>
                <text:p text:style-name="P323"><text:span text:style-name="T1024">Can I explain</text:span> special features <text:span text:style-name="T1024">used (</text:span>e.g. pictures – show how features may influence approach<text:span text:style-name="T1024">)?</text:span> </text:p>
              </text:list-item>
              <text:list-item>
                <text:p text:style-name="P323"><text:span text:style-name="T1024">Cand I v</text:span>erify conclusion in different ways – different <text:span text:style-name="T633">pathway?</text:span></text:p>
              </text:list-item>
              <text:list-item>
                <text:p text:style-name="P323">Can I make well-reasoned conclusions and solutions – testing them against relevant criteria and standards</text:p>
              </text:list-item>
            </text:list>
            <text:list xml:id="list6458834017795298001" text:style-name="L65">
              <text:list-item>
                <text:p text:style-name="P318"><text:span text:style-name="Emphasis"><text:span text:style-name="T853">What were the </text:span></text:span><text:span text:style-name="Emphasis"><text:span text:style-name="T854">benefits in solving </text:span></text:span><text:span text:style-name="Emphasis"><text:span text:style-name="T850">the problem (technical, social, environments, ethical</text:span></text:span><text:span text:style-name="Emphasis"><text:span text:style-name="T853">)?</text:span></text:span></text:p>
              </text:list-item>
              <text:list-item>
                <text:p text:style-name="P318"><text:span text:style-name="Emphasis"><text:span text:style-name="T850">Can you interpret your work in a practical or meaningful way?</text:span></text:span></text:p>
              </text:list-item>
            </text:list>
          </table:table-cell>
          <table:table-cell table:style-name="Table5.B11" office:value-type="string">
            <text:list xml:id="list3131617427993769103" text:style-name="L66">
              <text:list-header>
                <text:p text:style-name="P433"><text:span text:style-name="Emphasis"><text:span text:style-name="T360">Q</text:span></text:span><text:span text:style-name="Emphasis"><text:span text:style-name="T361">uestions to assist in applying intellectual standards</text:span></text:span></text:p>
              </text:list-header>
            </text:list>
            <text:list xml:id="list114526006147707" text:continue-list="list6458834017795298001" text:style-name="L65">
              <text:list-item>
                <text:p text:style-name="P318"><text:span text:style-name="T1012">Are my inferences reasonable? </text:span><text:span text:style-name="T1013">(logic)</text:span></text:p>
              </text:list-item>
              <text:list-item>
                <text:p text:style-name="P318"><text:span text:style-name="T1017">Does </text:span><text:span text:style-name="T1018">the </text:span><text:span text:style-name="T1017"><text:s/>conclusion follow from the evidence?</text:span>Does the answer make sense? <text:s/><text:span text:style-name="T1027">(logic)</text:span></text:p>
              </text:list-item>
              <text:list-item>
                <text:p text:style-name="P318">Does it seem reasonable? <text:span text:style-name="T1027">(logic, accuracy, relevance)</text:span></text:p>
              </text:list-item>
            </text:list>
            <text:list xml:id="list114526016165746" text:continue-list="list3131617427993769103" text:style-name="L66">
              <text:list-item>
                <text:p text:style-name="P142">How could we check on <text:span text:style-name="T1028">the answer</text:span>? <text:span text:style-name="T1027">(accuracacy)</text:span></text:p>
              </text:list-item>
              <text:list-item>
                <text:p text:style-name="P319">Evaluate the effects – standardize the process correct assumptions made?</text:p>
              </text:list-item>
              <text:list-item>
                <text:p text:style-name="P319">Does the argument make sense? <text:span text:style-name="T1027">(logic)</text:span></text:p>
              </text:list-item>
              <text:list-item>
                <text:p text:style-name="P327"><text:span text:style-name="Emphasis"><text:span text:style-name="T909">Did you answer all parts of the problem? </text:span></text:span><text:span text:style-name="Emphasis"><text:span text:style-name="T910">(logic, accuary, depth)</text:span></text:span></text:p>
              </text:list-item>
            </text:list>
          </table:table-cell>
        </table:table-row>
      </table:table>
      <text:p text:style-name="P126"><text:span text:style-name="Citation"/></text:p>
      <text:p text:style-name="P102"><text:span text:style-name="Citation">aft.org/.../summer</text:span><text:span text:style-name="Citation"><text:span text:style-name="T1">2002</text:span></text:span><text:span text:style-name="Citation">/curriculum.pdf</text:span></text:p>
      <text:p text:style-name="Standard">American Federation of Teachers</text:p>
      <text:p text:style-name="Standard">by W Schmidt - ‎2002 - ‎<text:a xlink:type="simple"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Cited by 177</text:a> - ‎<text:a xlink:type="simple"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Related articles</text:a></text:p>
      <text:p text:style-name="Standard">SUMMER <text:span text:style-name="Emphasis">2002</text:span>. ILLUSTRATED BY BRU ASSOCIATES. A Coherent. Curriculum. The Case of Mathematics. By <text:span text:style-name="Emphasis">William Schmidt</text:span>, <text:span text:style-name="Emphasis">Richard Houang</text:span>, and Leland ...</text:p>
      <text:p text:style-name="P70"/>
      <text:p text:style-name="P70"/>
      <text:p text:style-name="P104"/>
      <text:section text:style-name="Sect1" text:name="stcpDiv">
        <text:p text:style-name="Text_20_body">Dr. Keith Devlin (<text:a xlink:type="simple" xlink:href="mailto:devlin@stmarys-ca.edu">devlin@stmarys-ca.edu</text:a>) is Dean of Science at Saint Mary's College of California and a Senior Researcher at Stanford University's Center for the Study of Language and Information. A shorter version of the above article first appeared in an editorial by Devlin in the December 1997 issue of the MAA newsletter FOCUS, which Devlin edited from 1991 to 19</text:p>
        <text:p text:style-name="Text_20_body">- See more at: http://www.maa.org/why-we-should-reduce-skills-teaching-in-the-math-class#sthash.oQp1Tlz8.dpuf</text:p>
      </text:section>
      <text:p text:style-name="P77">Fairweather, J. (2008). Linking evidence and promising practices in science, technology, </text:p>
      <text:p text:style-name="P77">engineering, and mathematics (STEM) undergraduate education: A status report for the Teaching the </text:p>
      <text:p text:style-name="P77">National Academies Research Council Board of Science Education. Retrieved from </text:p>
      <text:p text:style-name="P77"><text:a xlink:type="simple" xlink:href="http://www7.nationalacademies.org/bose/Promising%20Practices_Homepage.html">http://www7.nationalacademies.org/bose/Promising%20Practices_Homepage.html</text:a></text:p>
      <text:p text:style-name="P77"/>
      <text:p text:style-name="P77">President’s Council of Advisors on Science and Technology (2012). Report to the President. </text:p>
      <text:p text:style-name="P77">Engage to excel: Producing one million additional college graduates with degrees in </text:p>
      <text:p text:style-name="P77">science, technology, engineering and mathematics. Executive Office of the President.</text:p>
      <text:p text:style-name="P77">Washington, DC.</text:p>
      <text:p text:style-name="P77"/>
      <text:p text:style-name="P103">THE </text:p>
      <text:p text:style-name="P4"><text:span text:style-name="T1030">WORD PROBLEM </text:span><text:span text:style-name="T1033">AS </text:span><text:span text:style-name="T1030">GENRE </text:span><text:span text:style-name="T1033">IN </text:span><text:soft-page-break/><text:span text:style-name="T1030">MATHEMATICS EDUCATION </text:span><text:span text:style-name="T1034">Susan Gail Gerofsky </text:span><text:span text:style-name="T241">A </text:span><text:span text:style-name="T1035">THESIS SUBMlTTED IN PARTIAL FULmLMENT OF THE REQUIREMENTS FOR </text:span><text:span text:style-name="T1036">THE </text:span><text:span text:style-name="T1035">DEGREE OF DOCTOR </text:span><text:span text:style-name="T1036">OF </text:span><text:span text:style-name="T1035">PHILOSOPHY IN THE FACLJLTY OF EDUCATION O usan </text:span><text:span text:style-name="T1036">Gail </text:span><text:span text:style-name="T1035">erofsky 1999 SIMON FRASER UNIVERSITY November 1999 </text:span><text:span text:style-name="T1037">Al1 </text:span><text:span text:style-name="T1032">rights </text:span><text:span text:style-name="T1038">reserved. </text:span><text:span text:style-name="T1031">This work may </text:span><text:span text:style-name="T1032">not </text:span><text:span text:style-name="T1037">be </text:span><text:span text:style-name="T1031">reproduced in whole or </text:span><text:span text:style-name="T1032">in part, </text:span><text:span text:style-name="T1031">by electronic or other means, without permission of </text:span><text:span text:style-name="T1032">the </text:span><text:span text:style-name="T1031">author. </text:span></text:p>
      <text:p text:style-name="P4"><text:span text:style-name="T1031"/></text:p>
      <text:p text:style-name="P392"><text:span text:style-name="Strong_20_Emphasis"><text:span text:style-name="T565">Rippa, S. Alexander (1971). </text:span></text:span><text:span text:style-name="Strong_20_Emphasis"><text:span text:style-name="Emphasis"><text:span text:style-name="T565">Education in a Free Society, (2nd. Edition</text:span></text:span></text:span><text:span text:style-name="Strong_20_Emphasis"><text:span text:style-name="T565">). New York: David McKay Company.</text:span></text:span></text:p>
      <text:p text:style-name="P437"><text:span text:style-name="Strong_20_Emphasis"><text:span text:style-name="T565">Rosenblatt, Paul C. (1967). "An Evaluation of Thorndike's Classic Studies of Formal Discipline." P</text:span></text:span><text:span text:style-name="Strong_20_Emphasis"><text:span text:style-name="Emphasis"><text:span text:style-name="T565">sychology in the Schools, IV</text:span></text:span></text:span><text:span text:style-name="Strong_20_Emphasis"><text:span text:style-name="T565">, 130-134.</text:span></text:span></text:p>
      <text:p text:style-name="P437"><text:span text:style-name="Strong_20_Emphasis"><text:span text:style-name="T565">Thayer, V. T. (1965). </text:span></text:span><text:span text:style-name="Strong_20_Emphasis"><text:span text:style-name="Emphasis"><text:span text:style-name="T565">Formative Ideas in American Education</text:span></text:span></text:span><text:span text:style-name="Strong_20_Emphasis"><text:span text:style-name="T565">. New York: Dodd, Mead, and Company.</text:span></text:span></text:p>
      <text:p text:style-name="P4"><text:span text:style-name="T10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2" svg:font-family="'Times New Roman'"/>
    <style:font-face style:name="Verdana2" svg:font-family="Verdana, sans-serif"/>
    <style:font-face style:name="inherit" svg:font-family="inherit"/>
    <style:font-face style:name="sans-serif" svg:font-family="sans-serif"/>
    <style:font-face style:name="serif" svg:font-family="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9-10T11:45:24.966000000</dc:date>
    <meta:editing-duration>P19DT5H47M38S</meta:editing-duration>
    <meta:editing-cycles>52</meta:editing-cycles>
    <meta:generator>LibreOffice/4.1.4.2$Windows_x86 LibreOffice_project/0a0440ccc0227ad9829de5f46be37cfb6edcf72</meta:generator>
    <meta:print-date>2014-09-08T10:01:25.033000000</meta:print-date>
    <meta:document-statistic meta:table-count="7" meta:image-count="0" meta:object-count="0" meta:page-count="39" meta:paragraph-count="671" meta:word-count="21424" meta:character-count="136196" meta:non-whitespace-character-count="115286"/>
  </office:meta>
</office:document-meta>
</file>